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4.874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2.722cm"/>
    </style:style>
    <style:style style:name="co24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  <style:style style:name="ce4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  <table:table-cell office:value-type="float" office:value="35455" calcext:value-type="float">
            <text:p>3545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  <table:table-cell office:value-type="float" office:value="14815" calcext:value-type="float">
            <text:p>1481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  <table:table-cell office:value-type="float" office:value="28754" calcext:value-type="float">
            <text:p>287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  <table:table-cell office:value-type="float" office:value="51386" calcext:value-type="float">
            <text:p>51386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  <table:table-cell office:value-type="float" office:value="14854" calcext:value-type="float">
            <text:p>148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  <table:table-cell office:value-type="float" office:value="84230" calcext:value-type="float">
            <text:p>84230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  <table:table-cell office:value-type="float" office:value="100029" calcext:value-type="float">
            <text:p>100029</text:p>
          </table:table-cell>
          <table:table-cell office:value-type="string" calcext:value-type="string">
            <text:p>\cite{snapnets}</text:p>
          </table:table-cell>
        </table:table-row>
      </table:table>
      <table:table table:name="Ran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formula="of:=([.K15]-[.G15])/[.K15]" office:value-type="percentage" office:value="0.995743234462006" calcext:value-type="percentage">
            <text:p>99.57%</text:p>
          </table:table-cell>
        </table:table-row>
      </table:table>
      <table:table table:name="Min Max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table:formula="of:=([.J2]-[.I2])/[.J2]" office:value-type="percentage" office:value="0.00172497446210996" calcext:value-type="percentage">
            <text:p>0.17%</text:p>
          </table:table-cell>
          <table:table-cell office:value-type="float" office:value="549" calcext:value-type="float">
            <text:p>549</text:p>
          </table:table-cell>
          <table:table-cell table:formula="of:=([.L2]-[.G2])/[.L2]" office:value-type="percentage" office:value="0.965209471766849" calcext:value-type="percentage">
            <text:p>96.52%</text:p>
          </table:table-cell>
          <table:table-cell office:value-type="float" office:value="20" calcext:value-type="float">
            <text:p>20</text:p>
          </table:table-cell>
          <table:table-cell office:value-type="float" office:value="2.42881463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table:formula="of:=([.N2]-[.E2])/[.N2]" office:value-type="percentage" office:value="0.505" calcext:value-type="percentage">
            <text:p>50.50%</text:p>
          </table:table-cell>
          <table:table-cell table:formula="of:=([.O2]-[.I2])/[.O2]" office:value-type="percentage" office:value="0.000989478558929755" calcext:value-type="percentage">
            <text:p>0.10%</text:p>
          </table:table-cell>
          <table:table-cell table:formula="of:=([.P2]-[.G2])/[.P2]" office:value-type="percentage" office:value="0.0449999999999999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  <table:table-cell office:value-type="float" office:value="10.17525791" calcext:value-type="float">
            <text:p>10.2</text:p>
          </table:table-cell>
          <table:table-cell table:formula="of:=([.J3]-[.I3])/[.J3]" office:value-type="percentage" office:value="-0.155427027402001" calcext:value-type="percentage">
            <text:p>-15.54%</text:p>
          </table:table-cell>
          <table:table-cell office:value-type="float" office:value="35455" calcext:value-type="float">
            <text:p>35455</text:p>
          </table:table-cell>
          <table:table-cell table:formula="of:=([.L3]-[.G3])/[.L3]" office:value-type="percentage" office:value="0.99126780425892" calcext:value-type="percentage">
            <text:p>99.13%</text:p>
          </table:table-cell>
          <table:table-cell office:value-type="float" office:value="311.8" calcext:value-type="float">
            <text:p>312</text:p>
          </table:table-cell>
          <table:table-cell office:value-type="float" office:value="12.22536958" calcext:value-type="float">
            <text:p>12.2</text:p>
          </table:table-cell>
          <table:table-cell office:value-type="float" office:value="311.8" calcext:value-type="float">
            <text:p>312</text:p>
          </table:table-cell>
          <table:table-cell table:formula="of:=([.N3]-[.E3])/[.N3]" office:value-type="percentage" office:value="0.502245028864657" calcext:value-type="percentage">
            <text:p>50.22%</text:p>
          </table:table-cell>
          <table:table-cell table:formula="of:=([.O3]-[.I3])/[.O3]" office:value-type="percentage" office:value="0.0383302588059676" calcext:value-type="percentage">
            <text:p>3.83%</text:p>
          </table:table-cell>
          <table:table-cell table:formula="of:=([.P3]-[.G3])/[.P3]" office:value-type="percentage" office:value="0.00705580500320715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table:formula="of:=([.J4]-[.I4])/[.J4]" office:value-type="percentage" office:value="-0.00359895923783003" calcext:value-type="percentage">
            <text:p>-0.36%</text:p>
          </table:table-cell>
          <table:table-cell office:value-type="float" office:value="343" calcext:value-type="float">
            <text:p>343</text:p>
          </table:table-cell>
          <table:table-cell table:formula="of:=([.L4]-[.G4])/[.L4]" office:value-type="percentage" office:value="0.696501457725948" calcext:value-type="percentage">
            <text:p>69.65%</text:p>
          </table:table-cell>
          <table:table-cell office:value-type="float" office:value="111.9" calcext:value-type="float">
            <text:p>112</text:p>
          </table:table-cell>
          <table:table-cell office:value-type="float" office:value="1.26499054" calcext:value-type="float">
            <text:p>1.3</text:p>
          </table:table-cell>
          <table:table-cell office:value-type="float" office:value="111.9" calcext:value-type="float">
            <text:p>112</text:p>
          </table:table-cell>
          <table:table-cell table:formula="of:=([.N4]-[.E4])/[.N4]" office:value-type="percentage" office:value="0.532618409294013" calcext:value-type="percentage">
            <text:p>53.26%</text:p>
          </table:table-cell>
          <table:table-cell table:formula="of:=([.O4]-[.I4])/[.O4]" office:value-type="percentage" office:value="0.0100264781426745" calcext:value-type="percentage">
            <text:p>1.00%</text:p>
          </table:table-cell>
          <table:table-cell table:formula="of:=([.P4]-[.G4])/[.P4]" office:value-type="percentage" office:value="0.069705093833780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  <table:table-cell office:value-type="float" office:value="27.41952333" calcext:value-type="float">
            <text:p>27.4</text:p>
          </table:table-cell>
          <table:table-cell table:formula="of:=([.J5]-[.I5])/[.J5]" office:value-type="percentage" office:value="-0.0377547515155874" calcext:value-type="percentage">
            <text:p>-3.78%</text:p>
          </table:table-cell>
          <table:table-cell office:value-type="float" office:value="14815" calcext:value-type="float">
            <text:p>14815</text:p>
          </table:table-cell>
          <table:table-cell table:formula="of:=([.L5]-[.G5])/[.L5]" office:value-type="percentage" office:value="0.969672629092136" calcext:value-type="percentage">
            <text:p>96.97%</text:p>
          </table:table-cell>
          <table:table-cell office:value-type="float" office:value="450.2" calcext:value-type="float">
            <text:p>450</text:p>
          </table:table-cell>
          <table:table-cell office:value-type="float" office:value="28.96018289" calcext:value-type="float">
            <text:p>29.0</text:p>
          </table:table-cell>
          <table:table-cell office:value-type="float" office:value="450.2" calcext:value-type="float">
            <text:p>450</text:p>
          </table:table-cell>
          <table:table-cell table:formula="of:=([.N5]-[.E5])/[.N5]" office:value-type="percentage" office:value="0.500444247001333" calcext:value-type="percentage">
            <text:p>50.04%</text:p>
          </table:table-cell>
          <table:table-cell table:formula="of:=([.O5]-[.I5])/[.O5]" office:value-type="percentage" office:value="0.0174530068376925" calcext:value-type="percentage">
            <text:p>1.75%</text:p>
          </table:table-cell>
          <table:table-cell table:formula="of:=([.P5]-[.G5])/[.P5]" office:value-type="percentage" office:value="0.00199911150599728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  <table:table-cell office:value-type="float" office:value="6.33344981" calcext:value-type="float">
            <text:p>6.3</text:p>
          </table:table-cell>
          <table:table-cell table:formula="of:=([.J6]-[.I6])/[.J6]" office:value-type="percentage" office:value="-0.0460151826797218" calcext:value-type="percentage">
            <text:p>-4.60%</text:p>
          </table:table-cell>
          <table:table-cell office:value-type="float" office:value="28754" calcext:value-type="float">
            <text:p>28754</text:p>
          </table:table-cell>
          <table:table-cell table:formula="of:=([.L6]-[.G6])/[.L6]" office:value-type="percentage" office:value="0.992988801558044" calcext:value-type="percentage">
            <text:p>99.30%</text:p>
          </table:table-cell>
          <table:table-cell office:value-type="float" office:value="204.1" calcext:value-type="float">
            <text:p>204</text:p>
          </table:table-cell>
          <table:table-cell office:value-type="float" office:value="6.77016462" calcext:value-type="float">
            <text:p>6.8</text:p>
          </table:table-cell>
          <table:table-cell office:value-type="float" office:value="204.1" calcext:value-type="float">
            <text:p>204</text:p>
          </table:table-cell>
          <table:table-cell table:formula="of:=([.N6]-[.E6])/[.N6]" office:value-type="percentage" office:value="0.505144536991671" calcext:value-type="percentage">
            <text:p>50.51%</text:p>
          </table:table-cell>
          <table:table-cell table:formula="of:=([.O6]-[.I6])/[.O6]" office:value-type="percentage" office:value="0.0214588519119349" calcext:value-type="percentage">
            <text:p>2.15%</text:p>
          </table:table-cell>
          <table:table-cell table:formula="of:=([.P6]-[.G6])/[.P6]" office:value-type="percentage" office:value="0.0122488975992161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  <table:table-cell office:value-type="float" office:value="4.65089283" calcext:value-type="float">
            <text:p>4.7</text:p>
          </table:table-cell>
          <table:table-cell table:formula="of:=([.J7]-[.I7])/[.J7]" office:value-type="percentage" office:value="-0.019953824650911" calcext:value-type="percentage">
            <text:p>-2.00%</text:p>
          </table:table-cell>
          <table:table-cell office:value-type="float" office:value="6332" calcext:value-type="float">
            <text:p>6332</text:p>
          </table:table-cell>
          <table:table-cell table:formula="of:=([.L7]-[.G7])/[.L7]" office:value-type="percentage" office:value="0.991550852811118" calcext:value-type="percentage">
            <text:p>99.16%</text:p>
          </table:table-cell>
          <table:table-cell office:value-type="float" office:value="51.3" calcext:value-type="float">
            <text:p>51</text:p>
          </table:table-cell>
          <table:table-cell office:value-type="float" office:value="4.82186234" calcext:value-type="float">
            <text:p>4.8</text:p>
          </table:table-cell>
          <table:table-cell office:value-type="float" office:value="51.3" calcext:value-type="float">
            <text:p>51</text:p>
          </table:table-cell>
          <table:table-cell table:formula="of:=([.N7]-[.E7])/[.N7]" office:value-type="percentage" office:value="0.475633528265107" calcext:value-type="percentage">
            <text:p>47.56%</text:p>
          </table:table-cell>
          <table:table-cell table:formula="of:=([.O7]-[.I7])/[.O7]" office:value-type="percentage" office:value="0.0162108340073434" calcext:value-type="percentage">
            <text:p>1.62%</text:p>
          </table:table-cell>
          <table:table-cell table:formula="of:=([.P7]-[.G7])/[.P7]" office:value-type="percentage" office:value="-0.0428849902534114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  <table:table-cell office:value-type="float" office:value="1.56629279" calcext:value-type="float">
            <text:p>1.6</text:p>
          </table:table-cell>
          <table:table-cell table:formula="of:=([.J8]-[.I8])/[.J8]" office:value-type="percentage" office:value="-1.83166148009913" calcext:value-type="percentage">
            <text:p>-183.17%</text:p>
          </table:table-cell>
          <table:table-cell office:value-type="float" office:value="51386" calcext:value-type="float">
            <text:p>51386</text:p>
          </table:table-cell>
          <table:table-cell table:formula="of:=([.L8]-[.G8])/[.L8]" office:value-type="percentage" office:value="0.989421243140155" calcext:value-type="percentage">
            <text:p>98.94%</text:p>
          </table:table-cell>
          <table:table-cell office:value-type="float" office:value="536.4" calcext:value-type="float">
            <text:p>536</text:p>
          </table:table-cell>
          <table:table-cell office:value-type="float" office:value="5.19561687" calcext:value-type="float">
            <text:p>5.2</text:p>
          </table:table-cell>
          <table:table-cell office:value-type="float" office:value="536.4" calcext:value-type="float">
            <text:p>536</text:p>
          </table:table-cell>
          <table:table-cell table:formula="of:=([.N8]-[.E8])/[.N8]" office:value-type="percentage" office:value="0.492915734526473" calcext:value-type="percentage">
            <text:p>49.29%</text:p>
          </table:table-cell>
          <table:table-cell table:formula="of:=([.O8]-[.I8])/[.O8]" office:value-type="percentage" office:value="0.146355270033604" calcext:value-type="percentage">
            <text:p>14.64%</text:p>
          </table:table-cell>
          <table:table-cell table:formula="of:=([.P8]-[.G8])/[.P8]" office:value-type="percentage" office:value="-0.0134228187919464" calcext:value-type="percentage">
            <text:p>-1.34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table:formula="of:=([.J9]-[.I9])/[.J9]" office:value-type="percentage" office:value="0.00247819154428372" calcext:value-type="percentage">
            <text:p>0.25%</text:p>
          </table:table-cell>
          <table:table-cell office:value-type="float" office:value="12" calcext:value-type="float">
            <text:p>12</text:p>
          </table:table-cell>
          <table:table-cell table:formula="of:=([.L9]-[.G9])/[.L9]" office:value-type="percentage" office:value="-0.05" calcext:value-type="percentage">
            <text:p>-5.00%</text:p>
          </table:table-cell>
          <table:table-cell office:value-type="float" office:value="13.2" calcext:value-type="float">
            <text:p>13</text:p>
          </table:table-cell>
          <table:table-cell office:value-type="float" office:value="12.04542919" calcext:value-type="float">
            <text:p>12.0</text:p>
          </table:table-cell>
          <table:table-cell office:value-type="float" office:value="13.2" calcext:value-type="float">
            <text:p>13</text:p>
          </table:table-cell>
          <table:table-cell table:formula="of:=([.N9]-[.E9])/[.N9]" office:value-type="percentage" office:value="0.507575757575758" calcext:value-type="percentage">
            <text:p>50.76%</text:p>
          </table:table-cell>
          <table:table-cell table:formula="of:=([.O9]-[.I9])/[.O9]" office:value-type="percentage" office:value="0.000539038493156437" calcext:value-type="percentage">
            <text:p>0.05%</text:p>
          </table:table-cell>
          <table:table-cell table:formula="of:=([.P9]-[.G9])/[.P9]" office:value-type="percentage" office:value="0.045454545454545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table:formula="of:=([.J10]-[.I10])/[.J10]" office:value-type="percentage" office:value="0.00306732873833263" calcext:value-type="percentage">
            <text:p>0.31%</text:p>
          </table:table-cell>
          <table:table-cell office:value-type="float" office:value="9" calcext:value-type="float">
            <text:p>9</text:p>
          </table:table-cell>
          <table:table-cell table:formula="of:=([.L10]-[.G10])/[.L10]" office:value-type="percentage" office:value="-0.388888888888889" calcext:value-type="percentage">
            <text:p>-38.89%</text:p>
          </table:table-cell>
          <table:table-cell office:value-type="float" office:value="12.7" calcext:value-type="float">
            <text:p>13</text:p>
          </table:table-cell>
          <table:table-cell office:value-type="float" office:value="5.83197181" calcext:value-type="float">
            <text:p>5.8</text:p>
          </table:table-cell>
          <table:table-cell office:value-type="float" office:value="12.7" calcext:value-type="float">
            <text:p>13</text:p>
          </table:table-cell>
          <table:table-cell table:formula="of:=([.N10]-[.E10])/[.N10]" office:value-type="percentage" office:value="0.496062992125984" calcext:value-type="percentage">
            <text:p>49.61%</text:p>
          </table:table-cell>
          <table:table-cell table:formula="of:=([.O10]-[.I10])/[.O10]" office:value-type="percentage" office:value="-0.000743791318154426" calcext:value-type="percentage">
            <text:p>-0.07%</text:p>
          </table:table-cell>
          <table:table-cell table:formula="of:=([.P10]-[.G10])/[.P10]" office:value-type="percentage" office:value="0.0157480314960629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table:formula="of:=([.J11]-[.I11])/[.J11]" office:value-type="percentage" office:value="0.00273358822406705" calcext:value-type="percentage">
            <text:p>0.27%</text:p>
          </table:table-cell>
          <table:table-cell office:value-type="float" office:value="12" calcext:value-type="float">
            <text:p>12</text:p>
          </table:table-cell>
          <table:table-cell table:formula="of:=([.L11]-[.G11])/[.L11]" office:value-type="percentage" office:value="-0.075" calcext:value-type="percentage">
            <text:p>-7.50%</text:p>
          </table:table-cell>
          <table:table-cell office:value-type="float" office:value="13" calcext:value-type="float">
            <text:p>13</text:p>
          </table:table-cell>
          <table:table-cell office:value-type="float" office:value="7.94276546" calcext:value-type="float">
            <text:p>7.9</text:p>
          </table:table-cell>
          <table:table-cell office:value-type="float" office:value="13" calcext:value-type="float">
            <text:p>13</text:p>
          </table:table-cell>
          <table:table-cell table:formula="of:=([.N11]-[.E11])/[.N11]" office:value-type="percentage" office:value="0.484615384615385" calcext:value-type="percentage">
            <text:p>48.46%</text:p>
          </table:table-cell>
          <table:table-cell table:formula="of:=([.O11]-[.I11])/[.O11]" office:value-type="percentage" office:value="-0.000130666076598396" calcext:value-type="percentage">
            <text:p>-0.01%</text:p>
          </table:table-cell>
          <table:table-cell table:formula="of:=([.P11]-[.G11])/[.P11]" office:value-type="percentage" office:value="0.0076923076923076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  <table:table-cell office:value-type="float" office:value="9.78660776" calcext:value-type="float">
            <text:p>9.8</text:p>
          </table:table-cell>
          <table:table-cell table:formula="of:=([.J12]-[.I12])/[.J12]" office:value-type="percentage" office:value="-0.0326730106939527" calcext:value-type="percentage">
            <text:p>-3.27%</text:p>
          </table:table-cell>
          <table:table-cell office:value-type="float" office:value="14854" calcext:value-type="float">
            <text:p>14854</text:p>
          </table:table-cell>
          <table:table-cell table:formula="of:=([.L12]-[.G12])/[.L12]" office:value-type="percentage" office:value="0.987727211525515" calcext:value-type="percentage">
            <text:p>98.77%</text:p>
          </table:table-cell>
          <table:table-cell office:value-type="float" office:value="192.6" calcext:value-type="float">
            <text:p>193</text:p>
          </table:table-cell>
          <table:table-cell office:value-type="float" office:value="10.23147883" calcext:value-type="float">
            <text:p>10.2</text:p>
          </table:table-cell>
          <table:table-cell office:value-type="float" office:value="192.6" calcext:value-type="float">
            <text:p>193</text:p>
          </table:table-cell>
          <table:table-cell table:formula="of:=([.N12]-[.E12])/[.N12]" office:value-type="percentage" office:value="0.525441329179647" calcext:value-type="percentage">
            <text:p>52.54%</text:p>
          </table:table-cell>
          <table:table-cell table:formula="of:=([.O12]-[.I12])/[.O12]" office:value-type="percentage" office:value="0.0122282547888533" calcext:value-type="percentage">
            <text:p>1.22%</text:p>
          </table:table-cell>
          <table:table-cell table:formula="of:=([.P12]-[.G12])/[.P12]" office:value-type="percentage" office:value="0.0534787123572169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  <table:table-cell office:value-type="float" office:value="0.03225042" calcext:value-type="float">
            <text:p>0.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383" calcext:value-type="float">
            <text:p>3383</text:p>
          </table:table-cell>
          <table:table-cell table:formula="of:=([.L13]-[.G13])/[.L13]" office:value-type="percentage" office:value="0.936860774460538" calcext:value-type="percentage">
            <text:p>93.69%</text:p>
          </table:table-cell>
          <table:table-cell office:value-type="float" office:value="215.6" calcext:value-type="float">
            <text:p>216</text:p>
          </table:table-cell>
          <table:table-cell office:value-type="float" office:value="0.195002372" calcext:value-type="float">
            <text:p>0.2</text:p>
          </table:table-cell>
          <table:table-cell office:value-type="float" office:value="215.6" calcext:value-type="float">
            <text:p>216</text:p>
          </table:table-cell>
          <table:table-cell table:formula="of:=([.N13]-[.E13])/[.N13]" office:value-type="percentage" office:value="0.503710575139147" calcext:value-type="percentage">
            <text:p>50.37%</text:p>
          </table:table-cell>
          <table:table-cell table:formula="of:=([.O13]-[.I13])/[.O13]" office:value-type="percentage" office:value="0.255114363429384" calcext:value-type="percentage">
            <text:p>25.51%</text:p>
          </table:table-cell>
          <table:table-cell table:formula="of:=([.P13]-[.G13])/[.P13]" office:value-type="percentage" office:value="0.00927643784786642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  <table:table-cell office:value-type="float" office:value="3.11814764" calcext:value-type="float">
            <text:p>3.1</text:p>
          </table:table-cell>
          <table:table-cell table:formula="of:=([.J14]-[.I14])/[.J14]" office:value-type="percentage" office:value="-0.630509189103054" calcext:value-type="percentage">
            <text:p>-63.05%</text:p>
          </table:table-cell>
          <table:table-cell office:value-type="float" office:value="84230" calcext:value-type="float">
            <text:p>84230</text:p>
          </table:table-cell>
          <table:table-cell table:formula="of:=([.L14]-[.G14])/[.L14]" office:value-type="percentage" office:value="0.997162531164668" calcext:value-type="percentage">
            <text:p>99.72%</text:p>
          </table:table-cell>
          <table:table-cell office:value-type="float" office:value="242.6" calcext:value-type="float">
            <text:p>243</text:p>
          </table:table-cell>
          <table:table-cell office:value-type="float" office:value="7.17041232" calcext:value-type="float">
            <text:p>7.2</text:p>
          </table:table-cell>
          <table:table-cell office:value-type="float" office:value="242.6" calcext:value-type="float">
            <text:p>243</text:p>
          </table:table-cell>
          <table:table-cell table:formula="of:=([.N14]-[.E14])/[.N14]" office:value-type="percentage" office:value="0.506183017312449" calcext:value-type="percentage">
            <text:p>50.62%</text:p>
          </table:table-cell>
          <table:table-cell table:formula="of:=([.O14]-[.I14])/[.O14]" office:value-type="percentage" office:value="0.290951739857548" calcext:value-type="percentage">
            <text:p>29.10%</text:p>
          </table:table-cell>
          <table:table-cell table:formula="of:=([.P14]-[.G14])/[.P14]" office:value-type="percentage" office:value="0.014839241549876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  <table:table-cell office:value-type="float" office:value="15.19323982" calcext:value-type="float">
            <text:p>15.2</text:p>
          </table:table-cell>
          <table:table-cell table:formula="of:=([.J15]-[.I15])/[.J15]" office:value-type="percentage" office:value="-0.078667976294736" calcext:value-type="percentage">
            <text:p>-7.87%</text:p>
          </table:table-cell>
          <table:table-cell office:value-type="float" office:value="100029" calcext:value-type="float">
            <text:p>100029</text:p>
          </table:table-cell>
          <table:table-cell table:formula="of:=([.L15]-[.G15])/[.L15]" office:value-type="percentage" office:value="0.995731237940997" calcext:value-type="percentage">
            <text:p>99.57%</text:p>
          </table:table-cell>
          <table:table-cell office:value-type="float" office:value="425.8" calcext:value-type="float">
            <text:p>426</text:p>
          </table:table-cell>
          <table:table-cell office:value-type="float" office:value="17.02050501" calcext:value-type="float">
            <text:p>17.0</text:p>
          </table:table-cell>
          <table:table-cell office:value-type="float" office:value="425.8" calcext:value-type="float">
            <text:p>426</text:p>
          </table:table-cell>
          <table:table-cell table:formula="of:=([.N15]-[.E15])/[.N15]" office:value-type="percentage" office:value="0.498121183654298" calcext:value-type="percentage">
            <text:p>49.81%</text:p>
          </table:table-cell>
          <table:table-cell table:formula="of:=([.O15]-[.I15])/[.O15]" office:value-type="percentage" office:value="0.0371342542203454" calcext:value-type="percentage">
            <text:p>3.71%</text:p>
          </table:table-cell>
          <table:table-cell table:formula="of:=([.P15]-[.G15])/[.P15]" office:value-type="percentage" office:value="-0.00281822451855328" calcext:value-type="percentage">
            <text:p>-0.28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formula="of:=SUM([.I2:.I15])" office:value-type="float" office:value="117.237317606" calcext:value-type="float">
            <text:p>117.237317606</text:p>
          </table:table-cell>
          <table:table-cell table:style-name="Default" table:formula="of:=SUM([.J2:.J15])" office:value-type="float" office:value="107.84277232" calcext:value-type="float">
            <text:p>107.84277232</text:p>
          </table:table-cell>
          <table:table-cell table:formula="of:=AVERAGE([.K2:.K15])" office:value-type="percentage" office:value="-0.19473266562201" calcext:value-type="percentage">
            <text:p>-19.47%</text:p>
          </table:table-cell>
          <table:table-cell table:style-name="ce3"/>
          <table:table-cell table:formula="of:=AVERAGE([.M2:.M15])" office:value-type="percentage" office:value="0.714300366182571" calcext:value-type="percentage">
            <text:p>71.43%</text:p>
          </table:table-cell>
          <table:table-cell table:style-name="ce3" table:number-columns-repeated="3"/>
          <table:table-cell table:formula="of:=AVERAGE([.Q2:.Q15])" office:value-type="percentage" office:value="0.502550837467566" calcext:value-type="percentage">
            <text:p>50.26%</text:p>
          </table:table-cell>
          <table:table-cell table:formula="of:=AVERAGE([.R2:.R15])" office:value-type="percentage" office:value="0.0604226694066201" calcext:value-type="percentage">
            <text:p>6.04%</text:p>
          </table:table-cell>
          <table:table-cell table:formula="of:=AVERAGE([.S2:.S15])" office:value-type="percentage" office:value="0.015955153626869" calcext:value-type="percentage">
            <text:p>1.60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J16]-[.I16])/[.J16]" office:value-type="percentage" office:value="-0.0871133510748752" calcext:value-type="percentage">
            <text:p>-8.71%</text:p>
          </table:table-cell>
          <table:table-cell/>
          <table:table-cell table:style-name="Default" table:number-columns-repeated="7"/>
        </table:table-row>
      </table:table>
      <table:table table:name="Rand New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table:style-name="ce1"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formula="of:=[.I2]/1000" office:value-type="float" office:value="2.4306041" calcext:value-type="float">
            <text:p>2.4</text:p>
          </table:table-cell>
          <table:table-cell/>
          <table:table-cell table:style-name="ce2" table:formula="of:=[.J17]-[.J2]" office:value-type="float" office:value="-0.000492330000000152" calcext:value-type="float">
            <text:p>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table:style-name="ce1"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formula="of:=[.I3]/1000" office:value-type="float" office:value="10.17525791" calcext:value-type="float">
            <text:p>10.2</text:p>
          </table:table-cell>
          <table:table-cell/>
          <table:table-cell table:style-name="ce2" table:formula="of:=[.J18]-[.J3]" office:value-type="float" office:value="0.00138565999999685" calcext:value-type="float">
            <text:p>0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table:style-name="ce1"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formula="of:=[.I4]/1000" office:value-type="float" office:value="1.2478163" calcext:value-type="float">
            <text:p>1.2</text:p>
          </table:table-cell>
          <table:table-cell/>
          <table:table-cell table:style-name="ce2" table:formula="of:=[.J19]-[.J4]" office:value-type="float" office:value="-0.00192336999999987" calcext:value-type="float">
            <text:p>0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table:style-name="ce1"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formula="of:=[.I5]/1000" office:value-type="float" office:value="27.41952333" calcext:value-type="float">
            <text:p>27.4</text:p>
          </table:table-cell>
          <table:table-cell/>
          <table:table-cell table:style-name="ce2" table:formula="of:=[.J20]-[.J5]" office:value-type="float" office:value="0.00751618999999693" calcext:value-type="float">
            <text:p>0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table:style-name="ce1"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formula="of:=[.I6]/1000" office:value-type="float" office:value="6.33344981" calcext:value-type="float">
            <text:p>6.3</text:p>
          </table:table-cell>
          <table:table-cell/>
          <table:table-cell table:style-name="ce2" table:formula="of:=[.J21]-[.J6]" office:value-type="float" office:value="0.00671533999999951" calcext:value-type="float">
            <text:p>0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table:style-name="ce1"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formula="of:=[.I7]/1000" office:value-type="float" office:value="4.65089283" calcext:value-type="float">
            <text:p>4.7</text:p>
          </table:table-cell>
          <table:table-cell/>
          <table:table-cell table:style-name="ce2" table:formula="of:=[.J22]-[.J7]" office:value-type="float" office:value="0.00336425000000062" calcext:value-type="float">
            <text:p>0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table:style-name="ce1"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formula="of:=[.I8]/1000" office:value-type="float" office:value="1.56629279" calcext:value-type="float">
            <text:p>1.6</text:p>
          </table:table-cell>
          <table:table-cell/>
          <table:table-cell table:style-name="ce2" table:formula="of:=[.J23]-[.J8]" office:value-type="float" office:value="-0.00117453999999984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formula="of:=[.I9]/1000" office:value-type="float" office:value="12.06884515" calcext:value-type="float">
            <text:p>12.1</text:p>
          </table:table-cell>
          <table:table-cell/>
          <table:table-cell table:style-name="ce2" table:formula="of:=[.J24]-[.J9]" office:value-type="float" office:value="-0.00169183000000039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formula="of:=[.I10]/1000" office:value-type="float" office:value="5.85426654" calcext:value-type="float">
            <text:p>5.9</text:p>
          </table:table-cell>
          <table:table-cell/>
          <table:table-cell table:style-name="ce2" table:formula="of:=[.J25]-[.J10]" office:value-type="float" office:value="0.00657766000000226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formula="of:=[.I11]/1000" office:value-type="float" office:value="7.96557792" calcext:value-type="float">
            <text:p>8.0</text:p>
          </table:table-cell>
          <table:table-cell/>
          <table:table-cell table:style-name="ce2" table:formula="of:=[.J26]-[.J11]" office:value-type="float" office:value="-0.00263296999999962" calcext:value-type="float">
            <text:p>0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table:style-name="ce1"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formula="of:=[.I12]/1000" office:value-type="float" office:value="9.78660776" calcext:value-type="float">
            <text:p>9.8</text:p>
          </table:table-cell>
          <table:table-cell/>
          <table:table-cell table:style-name="ce2" table:formula="of:=[.J27]-[.J12]" office:value-type="float" office:value="-0.0022756200000007" calcext:value-type="float">
            <text:p>0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table:style-name="ce1"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formula="of:=[.I13]/1000" office:value-type="float" office:value="0.03225042" calcext:value-type="float">
            <text:p>0.0</text:p>
          </table:table-cell>
          <table:table-cell/>
          <table:table-cell table:style-name="ce2" table:formula="of:=[.J28]-[.J13]" office:value-type="float" office:value="-0.0000730100000000053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table:style-name="ce1"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formula="of:=[.I14]/1000" office:value-type="float" office:value="3.11814764" calcext:value-type="float">
            <text:p>3.1</text:p>
          </table:table-cell>
          <table:table-cell/>
          <table:table-cell table:style-name="ce2" table:formula="of:=[.J29]-[.J14]" office:value-type="float" office:value="0.00104426000000046" calcext:value-type="float">
            <text:p>0.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table:style-name="ce1"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formula="of:=[.I15]/1000" office:value-type="float" office:value="15.19323982" calcext:value-type="float">
            <text:p>15.2</text:p>
          </table:table-cell>
          <table:table-cell/>
          <table:table-cell table:style-name="ce2" table:formula="of:=[.J30]-[.J15]" office:value-type="float" office:value="-0.00671369000000155" calcext:value-type="float">
            <text:p>0.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.44835" calcext:value-type="float">
            <text:p>3.44835</text:p>
          </table:table-cell>
          <table:table-cell office:value-type="float" office:value="3.10492" calcext:value-type="float">
            <text:p>3.10492</text:p>
          </table:table-cell>
          <table:table-cell office:value-type="float" office:value="2416.22" calcext:value-type="float">
            <text:p>2416.22</text:p>
          </table:table-cell>
          <table:table-cell office:value-type="float" office:value="2.90186" calcext:value-type="float">
            <text:p>2.90186</text:p>
          </table:table-cell>
          <table:table-cell office:value-type="float" office:value="4.43664" calcext:value-type="float">
            <text:p>4.43664</text:p>
          </table:table-cell>
          <table:table-cell office:value-type="float" office:value="549" calcext:value-type="float">
            <text:p>549</text:p>
          </table:table-cell>
          <table:table-cell office:value-type="float" office:value="1662" calcext:value-type="float">
            <text:p>1662</text:p>
          </table:table-cell>
          <table:table-cell table:formula="of:=SUM([.B17:.F17])" office:value-type="float" office:value="2430.11177" calcext:value-type="float">
            <text:p>2430.11177</text:p>
          </table:table-cell>
          <table:table-cell table:formula="of:=[.I17]/1000" office:value-type="float" office:value="2.43011177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159" calcext:value-type="float">
            <text:p>28.2159</text:p>
          </table:table-cell>
          <table:table-cell office:value-type="float" office:value="5.28917" calcext:value-type="float">
            <text:p>5.28917</text:p>
          </table:table-cell>
          <table:table-cell office:value-type="float" office:value="10070.9" calcext:value-type="float">
            <text:p>10070.9</text:p>
          </table:table-cell>
          <table:table-cell office:value-type="float" office:value="40.3416" calcext:value-type="float">
            <text:p>40.3416</text:p>
          </table:table-cell>
          <table:table-cell office:value-type="float" office:value="31.8969" calcext:value-type="float">
            <text:p>31.8969</text:p>
          </table:table-cell>
          <table:table-cell office:value-type="float" office:value="35455" calcext:value-type="float">
            <text:p>35455</text:p>
          </table:table-cell>
          <table:table-cell office:value-type="float" office:value="293" calcext:value-type="float">
            <text:p>293</text:p>
          </table:table-cell>
          <table:table-cell table:formula="of:=SUM([.B18:.F18])" office:value-type="float" office:value="10176.64357" calcext:value-type="float">
            <text:p>10176.64357</text:p>
          </table:table-cell>
          <table:table-cell table:formula="of:=[.I18]/1000" office:value-type="float" office:value="10.17664357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03" calcext:value-type="float">
            <text:p>3.19903</text:p>
          </table:table-cell>
          <table:table-cell office:value-type="float" office:value="2.73699" calcext:value-type="float">
            <text:p>2.73699</text:p>
          </table:table-cell>
          <table:table-cell office:value-type="float" office:value="1232.99" calcext:value-type="float">
            <text:p>1232.99</text:p>
          </table:table-cell>
          <table:table-cell office:value-type="float" office:value="2.09186" calcext:value-type="float">
            <text:p>2.09186</text:p>
          </table:table-cell>
          <table:table-cell office:value-type="float" office:value="4.87505" calcext:value-type="float">
            <text:p>4.87505</text:p>
          </table:table-cell>
          <table:table-cell office:value-type="float" office:value="343" calcext:value-type="float">
            <text:p>343</text:p>
          </table:table-cell>
          <table:table-cell office:value-type="float" office:value="2960.6" calcext:value-type="float">
            <text:p>2960.6</text:p>
          </table:table-cell>
          <table:table-cell table:formula="of:=SUM([.B19:.F19])" office:value-type="float" office:value="1245.89293" calcext:value-type="float">
            <text:p>1245.89293</text:p>
          </table:table-cell>
          <table:table-cell table:formula="of:=[.I19]/1000" office:value-type="float" office:value="1.24589293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.0346" calcext:value-type="float">
            <text:p>96.0346</text:p>
          </table:table-cell>
          <table:table-cell office:value-type="float" office:value="9.44032" calcext:value-type="float">
            <text:p>9.44032</text:p>
          </table:table-cell>
          <table:table-cell office:value-type="float" office:value="27175.7" calcext:value-type="float">
            <text:p>27175.7</text:p>
          </table:table-cell>
          <table:table-cell office:value-type="float" office:value="47.679" calcext:value-type="float">
            <text:p>47.679</text:p>
          </table:table-cell>
          <table:table-cell office:value-type="float" office:value="98.1856" calcext:value-type="float">
            <text:p>98.1856</text:p>
          </table:table-cell>
          <table:table-cell office:value-type="float" office:value="14815" calcext:value-type="float">
            <text:p>14815</text:p>
          </table:table-cell>
          <table:table-cell office:value-type="float" office:value="2361.7" calcext:value-type="float">
            <text:p>2361.7</text:p>
          </table:table-cell>
          <table:table-cell table:formula="of:=SUM([.B20:.F20])" office:value-type="float" office:value="27427.03952" calcext:value-type="float">
            <text:p>27427.03952</text:p>
          </table:table-cell>
          <table:table-cell table:formula="of:=[.I20]/1000" office:value-type="float" office:value="27.42703952" calcext:value-type="float">
            <text:p>27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2714" calcext:value-type="float">
            <text:p>9.62714</text:p>
          </table:table-cell>
          <table:table-cell office:value-type="float" office:value="4.30331" calcext:value-type="float">
            <text:p>4.30331</text:p>
          </table:table-cell>
          <table:table-cell office:value-type="float" office:value="6290.91" calcext:value-type="float">
            <text:p>6290.91</text:p>
          </table:table-cell>
          <table:table-cell office:value-type="float" office:value="24.7946" calcext:value-type="float">
            <text:p>24.7946</text:p>
          </table:table-cell>
          <table:table-cell office:value-type="float" office:value="10.5301" calcext:value-type="float">
            <text:p>10.5301</text:p>
          </table:table-cell>
          <table:table-cell office:value-type="float" office:value="28754" calcext:value-type="float">
            <text:p>28754</text:p>
          </table:table-cell>
          <table:table-cell office:value-type="float" office:value="99.5" calcext:value-type="float">
            <text:p>99.5</text:p>
          </table:table-cell>
          <table:table-cell table:formula="of:=SUM([.B21:.F21])" office:value-type="float" office:value="6340.16515" calcext:value-type="float">
            <text:p>6340.16515</text:p>
          </table:table-cell>
          <table:table-cell table:formula="of:=[.I21]/1000" office:value-type="float" office:value="6.34016515" calcext:value-type="float">
            <text:p>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49" calcext:value-type="float">
            <text:p>11.549</text:p>
          </table:table-cell>
          <table:table-cell office:value-type="float" office:value="4.13408" calcext:value-type="float">
            <text:p>4.13408</text:p>
          </table:table-cell>
          <table:table-cell office:value-type="float" office:value="4612.71" calcext:value-type="float">
            <text:p>4612.71</text:p>
          </table:table-cell>
          <table:table-cell office:value-type="float" office:value="11.0505" calcext:value-type="float">
            <text:p>11.0505</text:p>
          </table:table-cell>
          <table:table-cell office:value-type="float" office:value="14.8135" calcext:value-type="float">
            <text:p>14.8135</text:p>
          </table:table-cell>
          <table:table-cell office:value-type="float" office:value="6332" calcext:value-type="float">
            <text:p>6332</text:p>
          </table:table-cell>
          <table:table-cell office:value-type="float" office:value="689.7" calcext:value-type="float">
            <text:p>689.7</text:p>
          </table:table-cell>
          <table:table-cell table:formula="of:=SUM([.B22:.F22])" office:value-type="float" office:value="4654.25708" calcext:value-type="float">
            <text:p>4654.25708</text:p>
          </table:table-cell>
          <table:table-cell table:formula="of:=[.I22]/1000" office:value-type="float" office:value="4.65425708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178" calcext:value-type="float">
            <text:p>33.5178</text:p>
          </table:table-cell>
          <table:table-cell office:value-type="float" office:value="3.02505" calcext:value-type="float">
            <text:p>3.02505</text:p>
          </table:table-cell>
          <table:table-cell office:value-type="float" office:value="1445.32" calcext:value-type="float">
            <text:p>1445.32</text:p>
          </table:table-cell>
          <table:table-cell office:value-type="float" office:value="50.2664" calcext:value-type="float">
            <text:p>50.2664</text:p>
          </table:table-cell>
          <table:table-cell office:value-type="float" office:value="32.989" calcext:value-type="float">
            <text:p>32.989</text:p>
          </table:table-cell>
          <table:table-cell office:value-type="float" office:value="51386" calcext:value-type="float">
            <text:p>51386</text:p>
          </table:table-cell>
          <table:table-cell office:value-type="float" office:value="226.9" calcext:value-type="float">
            <text:p>226.9</text:p>
          </table:table-cell>
          <table:table-cell table:formula="of:=SUM([.B23:.F23])" office:value-type="float" office:value="1565.11825" calcext:value-type="float">
            <text:p>1565.11825</text:p>
          </table:table-cell>
          <table:table-cell table:formula="of:=[.I23]/1000" office:value-type="float" office:value="1.56511825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1326" calcext:value-type="float">
            <text:p>10.1326</text:p>
          </table:table-cell>
          <table:table-cell office:value-type="float" office:value="5.71922" calcext:value-type="float">
            <text:p>5.71922</text:p>
          </table:table-cell>
          <table:table-cell office:value-type="float" office:value="12024.4" calcext:value-type="float">
            <text:p>12024.4</text:p>
          </table:table-cell>
          <table:table-cell office:value-type="float" office:value="4.4723" calcext:value-type="float">
            <text:p>4.4723</text:p>
          </table:table-cell>
          <table:table-cell office:value-type="float" office:value="22.4292" calcext:value-type="float">
            <text:p>22.4292</text:p>
          </table:table-cell>
          <table:table-cell office:value-type="float" office:value="12" calcext:value-type="float">
            <text:p>12</text:p>
          </table:table-cell>
          <table:table-cell office:value-type="float" office:value="203340" calcext:value-type="float">
            <text:p>203340</text:p>
          </table:table-cell>
          <table:table-cell table:formula="of:=SUM([.B24:.F24])" office:value-type="float" office:value="12067.15332" calcext:value-type="float">
            <text:p>12067.15332</text:p>
          </table:table-cell>
          <table:table-cell table:formula="of:=[.I24]/1000" office:value-type="float" office:value="12.06715332" calcext:value-type="float">
            <text:p>1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2169" calcext:value-type="float">
            <text:p>5.72169</text:p>
          </table:table-cell>
          <table:table-cell office:value-type="float" office:value="4.23028" calcext:value-type="float">
            <text:p>4.23028</text:p>
          </table:table-cell>
          <table:table-cell office:value-type="float" office:value="5833.77" calcext:value-type="float">
            <text:p>5833.77</text:p>
          </table:table-cell>
          <table:table-cell office:value-type="float" office:value="2.78243" calcext:value-type="float">
            <text:p>2.78243</text:p>
          </table:table-cell>
          <table:table-cell office:value-type="float" office:value="14.3398" calcext:value-type="float">
            <text:p>14.3398</text:p>
          </table:table-cell>
          <table:table-cell office:value-type="float" office:value="9" calcext:value-type="float">
            <text:p>9</text:p>
          </table:table-cell>
          <table:table-cell office:value-type="float" office:value="144945" calcext:value-type="float">
            <text:p>144945</text:p>
          </table:table-cell>
          <table:table-cell table:formula="of:=SUM([.B25:.F25])" office:value-type="float" office:value="5860.8442" calcext:value-type="float">
            <text:p>5860.8442</text:p>
          </table:table-cell>
          <table:table-cell table:formula="of:=[.I25]/1000" office:value-type="float" office:value="5.8608442" calcext:value-type="float">
            <text:p>5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065" calcext:value-type="float">
            <text:p>6.40065</text:p>
          </table:table-cell>
          <table:table-cell office:value-type="float" office:value="4.84763" calcext:value-type="float">
            <text:p>4.84763</text:p>
          </table:table-cell>
          <table:table-cell office:value-type="float" office:value="7932.51" calcext:value-type="float">
            <text:p>7932.51</text:p>
          </table:table-cell>
          <table:table-cell office:value-type="float" office:value="3.40327" calcext:value-type="float">
            <text:p>3.40327</text:p>
          </table:table-cell>
          <table:table-cell office:value-type="float" office:value="15.7834" calcext:value-type="float">
            <text:p>15.7834</text:p>
          </table:table-cell>
          <table:table-cell office:value-type="float" office:value="12" calcext:value-type="float">
            <text:p>12</text:p>
          </table:table-cell>
          <table:table-cell office:value-type="float" office:value="141404" calcext:value-type="float">
            <text:p>141404</text:p>
          </table:table-cell>
          <table:table-cell table:formula="of:=SUM([.B26:.F26])" office:value-type="float" office:value="7962.94495" calcext:value-type="float">
            <text:p>7962.94495</text:p>
          </table:table-cell>
          <table:table-cell table:formula="of:=[.I26]/1000" office:value-type="float" office:value="7.96294495" calcext:value-type="float">
            <text:p>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523" calcext:value-type="float">
            <text:p>60.523</text:p>
          </table:table-cell>
          <table:table-cell office:value-type="float" office:value="5.11614" calcext:value-type="float">
            <text:p>5.11614</text:p>
          </table:table-cell>
          <table:table-cell office:value-type="float" office:value="9620.45" calcext:value-type="float">
            <text:p>9620.45</text:p>
          </table:table-cell>
          <table:table-cell office:value-type="float" office:value="38.126" calcext:value-type="float">
            <text:p>38.126</text:p>
          </table:table-cell>
          <table:table-cell office:value-type="float" office:value="60.117" calcext:value-type="float">
            <text:p>60.117</text:p>
          </table:table-cell>
          <table:table-cell office:value-type="float" office:value="14854" calcext:value-type="float">
            <text:p>14854</text:p>
          </table:table-cell>
          <table:table-cell office:value-type="float" office:value="1494.4" calcext:value-type="float">
            <text:p>1494.4</text:p>
          </table:table-cell>
          <table:table-cell table:formula="of:=SUM([.B27:.F27])" office:value-type="float" office:value="9784.33214" calcext:value-type="float">
            <text:p>9784.33214</text:p>
          </table:table-cell>
          <table:table-cell table:formula="of:=[.I27]/1000" office:value-type="float" office:value="9.78433214" calcext:value-type="float">
            <text:p>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3148" calcext:value-type="float">
            <text:p>3.43148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9.8342" calcext:value-type="float">
            <text:p>19.8342</text:p>
          </table:table-cell>
          <table:table-cell office:value-type="float" office:value="3.36006" calcext:value-type="float">
            <text:p>3.36006</text:p>
          </table:table-cell>
          <table:table-cell office:value-type="float" office:value="3.75014" calcext:value-type="float">
            <text:p>3.75014</text:p>
          </table:table-cell>
          <table:table-cell office:value-type="float" office:value="3383" calcext:value-type="float">
            <text:p>3383</text:p>
          </table:table-cell>
          <table:table-cell office:value-type="float" office:value="382.1" calcext:value-type="float">
            <text:p>382.1</text:p>
          </table:table-cell>
          <table:table-cell table:formula="of:=SUM([.B28:.F28])" office:value-type="float" office:value="32.17741" calcext:value-type="float">
            <text:p>32.17741</text:p>
          </table:table-cell>
          <table:table-cell table:formula="of:=[.I28]/1000" office:value-type="float" office:value="0.03217741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62" calcext:value-type="float">
            <text:p>16.7162</text:p>
          </table:table-cell>
          <table:table-cell office:value-type="float" office:value="3.6155" calcext:value-type="float">
            <text:p>3.615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62.4763" calcext:value-type="float">
            <text:p>62.4763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84230" calcext:value-type="float">
            <text:p>84230</text:p>
          </table:table-cell>
          <table:table-cell office:value-type="float" office:value="76.7" calcext:value-type="float">
            <text:p>76.7</text:p>
          </table:table-cell>
          <table:table-cell table:formula="of:=SUM([.B29:.F29])" office:value-type="float" office:value="3119.1919" calcext:value-type="float">
            <text:p>3119.1919</text:p>
          </table:table-cell>
          <table:table-cell table:formula="of:=[.I29]/1000" office:value-type="float" office:value="3.1191919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0188" calcext:value-type="float">
            <text:p>14.0188</text:p>
          </table:table-cell>
          <table:table-cell office:value-type="float" office:value="6.49943" calcext:value-type="float">
            <text:p>6.49943</text:p>
          </table:table-cell>
          <table:table-cell office:value-type="float" office:value="15064.9" calcext:value-type="float">
            <text:p>15064.9</text:p>
          </table:table-cell>
          <table:table-cell office:value-type="float" office:value="81.9319" calcext:value-type="float">
            <text:p>81.9319</text:p>
          </table:table-cell>
          <table:table-cell office:value-type="float" office:value="19.176" calcext:value-type="float">
            <text:p>19.176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" calcext:value-type="float">
            <text:p>47</text:p>
          </table:table-cell>
          <table:table-cell table:formula="of:=SUM([.B30:.F30])" office:value-type="float" office:value="15186.52613" calcext:value-type="float">
            <text:p>15186.52613</text:p>
          </table:table-cell>
          <table:table-cell table:formula="of:=[.I30]/1000" office:value-type="float" office:value="15.18652613" calcext:value-type="float">
            <text:p>15.2</text:p>
          </table:table-cell>
          <table:table-cell table:number-columns-repeated="2"/>
        </table:table-row>
      </table:table>
      <table:table table:name="Max New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table:style-name="ce1"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table:style-name="ce2"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style-name="ce3"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table:style-name="ce1"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table:style-name="ce1"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table:style-name="ce2"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style-name="ce3"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table:style-name="ce1"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table:style-name="ce1"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table:style-name="ce2"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style-name="ce3"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table:style-name="ce1"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table:style-name="ce2"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style-name="ce3"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table:style-name="ce1"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table:style-name="ce1"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table:style-name="ce2"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style-name="ce3"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table:style-name="ce1"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table:style-name="ce1"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table:style-name="ce2"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style-name="ce3"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table:style-name="ce1"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table:style-name="ce1"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table:style-name="ce2"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style-name="ce3"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table:style-name="ce1"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table:style-name="ce1"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table:style-name="ce2"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style-name="ce3"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table:style-name="ce1"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table:style-name="ce1"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table:style-name="ce2"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style-name="ce3"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table:style-name="ce1"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table:style-name="ce2"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style-name="ce3"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table:style-name="ce1"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table:style-name="ce1"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table:style-name="ce2"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style-name="ce3"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table:style-name="ce1"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table:style-name="ce1"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table:style-name="ce2"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style-name="ce3"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table:style-name="ce1"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table:style-name="ce1"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table:style-name="ce2"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style-name="ce3"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table:style-name="ce1"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table:style-name="ce1"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table:style-name="ce2"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style-name="ce3" table:formula="of:=([.K15]-[.G15])/[.K15]" office:value-type="percentage" office:value="0.995743234462006" calcext:value-type="percentage">
            <text:p>99.57%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B17:.D17];[.F17])" office:value-type="float" office:value="0" calcext:value-type="float">
            <text:p>0</text:p>
          </table:table-cell>
          <table:table-cell table:formula="of:=[.H17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7891" calcext:value-type="float">
            <text:p>3.07891</text:p>
          </table:table-cell>
          <table:table-cell office:value-type="float" office:value="2418.05" calcext:value-type="float">
            <text:p>2418.05</text:p>
          </table:table-cell>
          <table:table-cell office:value-type="float" office:value="8.13253" calcext:value-type="float">
            <text:p>8.13253</text:p>
          </table:table-cell>
          <table:table-cell office:value-type="float" office:value="19.2" calcext:value-type="float">
            <text:p>19.2</text:p>
          </table:table-cell>
          <table:table-cell office:value-type="float" office:value="1.53503" calcext:value-type="float">
            <text:p>1.53503</text:p>
          </table:table-cell>
          <table:table-cell office:value-type="float" office:value="19.2" calcext:value-type="float">
            <text:p>19.2</text:p>
          </table:table-cell>
          <table:table-cell table:formula="of:=SUM([.B18:.D18];[.F18])" office:value-type="float" office:value="2430.79647" calcext:value-type="float">
            <text:p>2430.79647</text:p>
          </table:table-cell>
          <table:table-cell table:formula="of:=[.H18]/1000" office:value-type="float" office:value="2.43079647" calcext:value-type="float">
            <text:p>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76" calcext:value-type="float">
            <text:p>28.2476</text:p>
          </table:table-cell>
          <table:table-cell office:value-type="float" office:value="10067.6" calcext:value-type="float">
            <text:p>10067.6</text:p>
          </table:table-cell>
          <table:table-cell office:value-type="float" office:value="2070.39" calcext:value-type="float">
            <text:p>2070.39</text:p>
          </table:table-cell>
          <table:table-cell office:value-type="float" office:value="310.6" calcext:value-type="float">
            <text:p>310.6</text:p>
          </table:table-cell>
          <table:table-cell office:value-type="float" office:value="3.3682" calcext:value-type="float">
            <text:p>3.3682</text:p>
          </table:table-cell>
          <table:table-cell office:value-type="float" office:value="310.6" calcext:value-type="float">
            <text:p>310.6</text:p>
          </table:table-cell>
          <table:table-cell table:formula="of:=SUM([.B19:.D19];[.F19])" office:value-type="float" office:value="12169.6058" calcext:value-type="float">
            <text:p>12169.6058</text:p>
          </table:table-cell>
          <table:table-cell table:formula="of:=[.H19]/1000" office:value-type="float" office:value="12.1696058" calcext:value-type="float">
            <text:p>1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244" calcext:value-type="float">
            <text:p>3.56244</text:p>
          </table:table-cell>
          <table:table-cell office:value-type="float" office:value="1232.77" calcext:value-type="float">
            <text:p>1232.77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111" calcext:value-type="float">
            <text:p>111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111" calcext:value-type="float">
            <text:p>111</text:p>
          </table:table-cell>
          <table:table-cell table:formula="of:=SUM([.B20:.D20];[.F20])" office:value-type="float" office:value="1265.4909" calcext:value-type="float">
            <text:p>1265.4909</text:p>
          </table:table-cell>
          <table:table-cell table:formula="of:=[.H20]/1000" office:value-type="float" office:value="1.2654909" calcext:value-type="float">
            <text:p>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2569" calcext:value-type="float">
            <text:p>86.2569</text:p>
          </table:table-cell>
          <table:table-cell office:value-type="float" office:value="27188.5" calcext:value-type="float">
            <text:p>27188.5</text:p>
          </table:table-cell>
          <table:table-cell office:value-type="float" office:value="1706.02" calcext:value-type="float">
            <text:p>1706.02</text:p>
          </table:table-cell>
          <table:table-cell office:value-type="float" office:value="451.8" calcext:value-type="float">
            <text:p>451.8</text:p>
          </table:table-cell>
          <table:table-cell office:value-type="float" office:value="7.41625" calcext:value-type="float">
            <text:p>7.41625</text:p>
          </table:table-cell>
          <table:table-cell office:value-type="float" office:value="451.8" calcext:value-type="float">
            <text:p>451.8</text:p>
          </table:table-cell>
          <table:table-cell table:formula="of:=SUM([.B21:.D21];[.F21])" office:value-type="float" office:value="28988.19315" calcext:value-type="float">
            <text:p>28988.19315</text:p>
          </table:table-cell>
          <table:table-cell table:formula="of:=[.H21]/1000" office:value-type="float" office:value="28.98819315" calcext:value-type="float">
            <text:p>29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987" calcext:value-type="float">
            <text:p>8.62987</text:p>
          </table:table-cell>
          <table:table-cell office:value-type="float" office:value="6280.8" calcext:value-type="float">
            <text:p>6280.8</text:p>
          </table:table-cell>
          <table:table-cell office:value-type="float" office:value="470.819" calcext:value-type="float">
            <text:p>470.819</text:p>
          </table:table-cell>
          <table:table-cell office:value-type="float" office:value="206.2" calcext:value-type="float">
            <text:p>206.2</text:p>
          </table:table-cell>
          <table:table-cell office:value-type="float" office:value="2.41955" calcext:value-type="float">
            <text:p>2.41955</text:p>
          </table:table-cell>
          <table:table-cell office:value-type="float" office:value="206.2" calcext:value-type="float">
            <text:p>206.2</text:p>
          </table:table-cell>
          <table:table-cell table:formula="of:=SUM([.B22:.D22];[.F22])" office:value-type="float" office:value="6762.66842" calcext:value-type="float">
            <text:p>6762.66842</text:p>
          </table:table-cell>
          <table:table-cell table:formula="of:=[.H22]/1000" office:value-type="float" office:value="6.76266842" calcext:value-type="float">
            <text:p>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609" calcext:value-type="float">
            <text:p>11.5609</text:p>
          </table:table-cell>
          <table:table-cell office:value-type="float" office:value="4610.11" calcext:value-type="float">
            <text:p>4610.11</text:p>
          </table:table-cell>
          <table:table-cell office:value-type="float" office:value="198.554" calcext:value-type="float">
            <text:p>198.554</text:p>
          </table:table-cell>
          <table:table-cell office:value-type="float" office:value="52.1" calcext:value-type="float">
            <text:p>52.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52.1" calcext:value-type="float">
            <text:p>52.1</text:p>
          </table:table-cell>
          <table:table-cell table:formula="of:=SUM([.B23:.D23];[.F23])" office:value-type="float" office:value="4822.14646" calcext:value-type="float">
            <text:p>4822.14646</text:p>
          </table:table-cell>
          <table:table-cell table:formula="of:=[.H23]/1000" office:value-type="float" office:value="4.82214646" calcext:value-type="float">
            <text:p>4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712" calcext:value-type="float">
            <text:p>33.3712</text:p>
          </table:table-cell>
          <table:table-cell office:value-type="float" office:value="1444.24" calcext:value-type="float">
            <text:p>1444.24</text:p>
          </table:table-cell>
          <table:table-cell office:value-type="float" office:value="3736.06" calcext:value-type="float">
            <text:p>3736.06</text:p>
          </table:table-cell>
          <table:table-cell office:value-type="float" office:value="535.6" calcext:value-type="float">
            <text:p>535.6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535.6" calcext:value-type="float">
            <text:p>535.6</text:p>
          </table:table-cell>
          <table:table-cell table:formula="of:=SUM([.B24:.D24];[.F24])" office:value-type="float" office:value="5214.86066" calcext:value-type="float">
            <text:p>5214.86066</text:p>
          </table:table-cell>
          <table:table-cell table:formula="of:=[.H24]/1000" office:value-type="float" office:value="5.21486066" calcext:value-type="float">
            <text:p>5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928" calcext:value-type="float">
            <text:p>10.0928</text:p>
          </table:table-cell>
          <table:table-cell office:value-type="float" office:value="12012" calcext:value-type="float">
            <text:p>12012</text:p>
          </table:table-cell>
          <table:table-cell office:value-type="float" office:value="5.59935" calcext:value-type="float">
            <text:p>5.59935</text:p>
          </table:table-cell>
          <table:table-cell office:value-type="float" office:value="12.8" calcext:value-type="float">
            <text:p>12.8</text:p>
          </table:table-cell>
          <table:table-cell office:value-type="float" office:value="3.72801" calcext:value-type="float">
            <text:p>3.72801</text:p>
          </table:table-cell>
          <table:table-cell office:value-type="float" office:value="12.8" calcext:value-type="float">
            <text:p>12.8</text:p>
          </table:table-cell>
          <table:table-cell table:formula="of:=SUM([.B25:.D25];[.F25])" office:value-type="float" office:value="12031.42016" calcext:value-type="float">
            <text:p>12031.42016</text:p>
          </table:table-cell>
          <table:table-cell table:formula="of:=[.H25]/1000" office:value-type="float" office:value="12.03142016" calcext:value-type="float">
            <text:p>1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6569" calcext:value-type="float">
            <text:p>5.16569</text:p>
          </table:table-cell>
          <table:table-cell office:value-type="float" office:value="5822.58" calcext:value-type="float">
            <text:p>5822.58</text:p>
          </table:table-cell>
          <table:table-cell office:value-type="float" office:value="3.33802" calcext:value-type="float">
            <text:p>3.33802</text:p>
          </table:table-cell>
          <table:table-cell office:value-type="float" office:value="13.4" calcext:value-type="float">
            <text:p>13.4</text:p>
          </table:table-cell>
          <table:table-cell office:value-type="float" office:value="2.32571" calcext:value-type="float">
            <text:p>2.32571</text:p>
          </table:table-cell>
          <table:table-cell office:value-type="float" office:value="13.4" calcext:value-type="float">
            <text:p>13.4</text:p>
          </table:table-cell>
          <table:table-cell table:formula="of:=SUM([.B26:.D26];[.F26])" office:value-type="float" office:value="5833.40942" calcext:value-type="float">
            <text:p>5833.40942</text:p>
          </table:table-cell>
          <table:table-cell table:formula="of:=[.H26]/1000" office:value-type="float" office:value="5.83340942" calcext:value-type="float">
            <text:p>5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582" calcext:value-type="float">
            <text:p>7.14582</text:p>
          </table:table-cell>
          <table:table-cell office:value-type="float" office:value="7935.39" calcext:value-type="float">
            <text:p>7935.39</text:p>
          </table:table-cell>
          <table:table-cell office:value-type="float" office:value="4.06499" calcext:value-type="float">
            <text:p>4.06499</text:p>
          </table:table-cell>
          <table:table-cell office:value-type="float" office:value="12.7" calcext:value-type="float">
            <text:p>12.7</text:p>
          </table:table-cell>
          <table:table-cell office:value-type="float" office:value="2.92423" calcext:value-type="float">
            <text:p>2.92423</text:p>
          </table:table-cell>
          <table:table-cell office:value-type="float" office:value="12.7" calcext:value-type="float">
            <text:p>12.7</text:p>
          </table:table-cell>
          <table:table-cell table:formula="of:=SUM([.B27:.D27];[.F27])" office:value-type="float" office:value="7949.52504" calcext:value-type="float">
            <text:p>7949.52504</text:p>
          </table:table-cell>
          <table:table-cell table:formula="of:=[.H27]/1000" office:value-type="float" office:value="7.94952504" calcext:value-type="float">
            <text:p>7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5383" calcext:value-type="float">
            <text:p>54.5383</text:p>
          </table:table-cell>
          <table:table-cell office:value-type="float" office:value="9618.48" calcext:value-type="float">
            <text:p>9618.48</text:p>
          </table:table-cell>
          <table:table-cell office:value-type="float" office:value="533.707" calcext:value-type="float">
            <text:p>533.707</text:p>
          </table:table-cell>
          <table:table-cell office:value-type="float" office:value="192.5" calcext:value-type="float">
            <text:p>192.5</text:p>
          </table:table-cell>
          <table:table-cell office:value-type="float" office:value="3.22693" calcext:value-type="float">
            <text:p>3.22693</text:p>
          </table:table-cell>
          <table:table-cell office:value-type="float" office:value="192.5" calcext:value-type="float">
            <text:p>192.5</text:p>
          </table:table-cell>
          <table:table-cell table:formula="of:=SUM([.B28:.D28];[.F28])" office:value-type="float" office:value="10209.95223" calcext:value-type="float">
            <text:p>10209.95223</text:p>
          </table:table-cell>
          <table:table-cell table:formula="of:=[.H28]/1000" office:value-type="float" office:value="10.20995223" calcext:value-type="float">
            <text:p>1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73" calcext:value-type="float">
            <text:p>3.78973</text:p>
          </table:table-cell>
          <table:table-cell office:value-type="float" office:value="19.7125" calcext:value-type="float">
            <text:p>19.7125</text:p>
          </table:table-cell>
          <table:table-cell office:value-type="float" office:value="168.661" calcext:value-type="float">
            <text:p>168.661</text:p>
          </table:table-cell>
          <table:table-cell office:value-type="float" office:value="213.3" calcext:value-type="float">
            <text:p>213.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213.3" calcext:value-type="float">
            <text:p>213.3</text:p>
          </table:table-cell>
          <table:table-cell table:formula="of:=SUM([.B29:.D29];[.F29])" office:value-type="float" office:value="192.412078" calcext:value-type="float">
            <text:p>192.412078</text:p>
          </table:table-cell>
          <table:table-cell table:formula="of:=[.H29]/1000" office:value-type="float" office:value="0.19241207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604" calcext:value-type="float">
            <text:p>16.6604</text:p>
          </table:table-cell>
          <table:table-cell office:value-type="float" office:value="3017.51" calcext:value-type="float">
            <text:p>3017.51</text:p>
          </table:table-cell>
          <table:table-cell office:value-type="float" office:value="3308.87" calcext:value-type="float">
            <text:p>3308.87</text:p>
          </table:table-cell>
          <table:table-cell office:value-type="float" office:value="242.5" calcext:value-type="float">
            <text:p>242.5</text:p>
          </table:table-cell>
          <table:table-cell office:value-type="float" office:value="1.70225" calcext:value-type="float">
            <text:p>1.70225</text:p>
          </table:table-cell>
          <table:table-cell office:value-type="float" office:value="242.5" calcext:value-type="float">
            <text:p>242.5</text:p>
          </table:table-cell>
          <table:table-cell table:formula="of:=SUM([.B30:.D30];[.F30])" office:value-type="float" office:value="6344.74265" calcext:value-type="float">
            <text:p>6344.74265</text:p>
          </table:table-cell>
          <table:table-cell table:formula="of:=[.H30]/1000" office:value-type="float" office:value="6.34474265" calcext:value-type="float">
            <text:p>6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671" calcext:value-type="float">
            <text:p>13.9671</text:p>
          </table:table-cell>
          <table:table-cell office:value-type="float" office:value="15062.7" calcext:value-type="float">
            <text:p>15062.7</text:p>
          </table:table-cell>
          <table:table-cell office:value-type="float" office:value="1930.21" calcext:value-type="float">
            <text:p>1930.21</text:p>
          </table:table-cell>
          <table:table-cell office:value-type="float" office:value="424.9" calcext:value-type="float">
            <text:p>424.9</text:p>
          </table:table-cell>
          <table:table-cell office:value-type="float" office:value="4.54179" calcext:value-type="float">
            <text:p>4.54179</text:p>
          </table:table-cell>
          <table:table-cell office:value-type="float" office:value="424.9" calcext:value-type="float">
            <text:p>424.9</text:p>
          </table:table-cell>
          <table:table-cell table:formula="of:=SUM([.B31:.D31];[.F31])" office:value-type="float" office:value="17011.41889" calcext:value-type="float">
            <text:p>17011.41889</text:p>
          </table:table-cell>
          <table:table-cell table:formula="of:=[.H31]/1000" office:value-type="float" office:value="17.01141889" calcext:value-type="float">
            <text:p>17.0</text:p>
          </table:table-cell>
          <table:table-cell table:number-columns-repeated="3"/>
        </table:table-row>
      </table:table>
      <table:table table:name="Min Max New" table:style-name="ta1"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table:style-name="ce1"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table:style-name="ce1"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table:style-name="ce1"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table:style-name="ce1"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table:style-name="ce1"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table:style-name="ce1"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table:style-name="ce1"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table:style-name="ce1"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table:style-name="ce1"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table:style-name="ce1"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table:style-name="ce1"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table:style-name="ce1"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table:style-name="ce1"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table:style-name="ce1"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table:style-name="ce1"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table:style-name="ce1"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table:style-name="ce1"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table:style-name="ce1"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table:style-name="ce1"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table:style-name="ce1"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table:style-name="ce1"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table:style-name="ce1"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table:style-name="ce1"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3.10911" calcext:value-type="float">
            <text:p>3.10911</text:p>
          </table:table-cell>
          <table:table-cell office:value-type="float" office:value="2415.65" calcext:value-type="float">
            <text:p>2415.65</text:p>
          </table:table-cell>
          <table:table-cell office:value-type="float" office:value="6.17645" calcext:value-type="float">
            <text:p>6.17645</text:p>
          </table:table-cell>
          <table:table-cell office:value-type="float" office:value="10.5" calcext:value-type="float">
            <text:p>10.5</text:p>
          </table:table-cell>
          <table:table-cell office:value-type="float" office:value="1.49665" calcext:value-type="float">
            <text:p>1.49665</text:p>
          </table:table-cell>
          <table:table-cell office:value-type="float" office:value="20.5" calcext:value-type="float">
            <text:p>20.5</text:p>
          </table:table-cell>
          <table:table-cell table:formula="of:=SUM([.B17:.D17];[.F17])" office:value-type="float" office:value="2426.43221" calcext:value-type="float">
            <text:p>2426.43221</text:p>
          </table:table-cell>
          <table:table-cell table:formula="of:=[.H17]/1000" office:value-type="float" office:value="2.42643221" calcext:value-type="float">
            <text:p>2.4</text:p>
          </table:table-cell>
        </table:table-row>
        <table:table-row table:style-name="ro1">
          <table:table-cell/>
          <table:table-cell office:value-type="float" office:value="31.3617" calcext:value-type="float">
            <text:p>31.3617</text:p>
          </table:table-cell>
          <table:table-cell office:value-type="float" office:value="10059.9" calcext:value-type="float">
            <text:p>10059.9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57.7" calcext:value-type="float">
            <text:p>157.7</text:p>
          </table:table-cell>
          <table:table-cell office:value-type="float" office:value="3.22299" calcext:value-type="float">
            <text:p>3.22299</text:p>
          </table:table-cell>
          <table:table-cell office:value-type="float" office:value="315.1" calcext:value-type="float">
            <text:p>315.1</text:p>
          </table:table-cell>
          <table:table-cell table:formula="of:=SUM([.B18:.D18];[.F18])" office:value-type="float" office:value="11754.95469" calcext:value-type="float">
            <text:p>11754.95469</text:p>
          </table:table-cell>
          <table:table-cell table:formula="of:=[.H18]/1000" office:value-type="float" office:value="11.75495469" calcext:value-type="float">
            <text:p>11.8</text:p>
          </table:table-cell>
        </table:table-row>
        <table:table-row table:style-name="ro1">
          <table:table-cell/>
          <table:table-cell office:value-type="float" office:value="3.20911" calcext:value-type="float">
            <text:p>3.20911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6.4517" calcext:value-type="float">
            <text:p>16.4517</text:p>
          </table:table-cell>
          <table:table-cell office:value-type="float" office:value="53.1" calcext:value-type="float">
            <text:p>53.1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105.7" calcext:value-type="float">
            <text:p>105.7</text:p>
          </table:table-cell>
          <table:table-cell table:formula="of:=SUM([.B19:.D19];[.F19])" office:value-type="float" office:value="1254.54993" calcext:value-type="float">
            <text:p>1254.54993</text:p>
          </table:table-cell>
          <table:table-cell table:formula="of:=[.H19]/1000" office:value-type="float" office:value="1.25454993" calcext:value-type="float">
            <text:p>1.3</text:p>
          </table:table-cell>
        </table:table-row>
        <table:table-row table:style-name="ro1">
          <table:table-cell/>
          <table:table-cell office:value-type="float" office:value="86.2007" calcext:value-type="float">
            <text:p>86.2007</text:p>
          </table:table-cell>
          <table:table-cell office:value-type="float" office:value="27159.4" calcext:value-type="float">
            <text:p>27159.4</text:p>
          </table:table-cell>
          <table:table-cell office:value-type="float" office:value="1194.92" calcext:value-type="float">
            <text:p>1194.92</text:p>
          </table:table-cell>
          <table:table-cell office:value-type="float" office:value="226.2" calcext:value-type="float">
            <text:p>226.2</text:p>
          </table:table-cell>
          <table:table-cell office:value-type="float" office:value="7.16747" calcext:value-type="float">
            <text:p>7.16747</text:p>
          </table:table-cell>
          <table:table-cell office:value-type="float" office:value="452" calcext:value-type="float">
            <text:p>452</text:p>
          </table:table-cell>
          <table:table-cell table:formula="of:=SUM([.B20:.D20];[.F20])" office:value-type="float" office:value="28447.68817" calcext:value-type="float">
            <text:p>28447.68817</text:p>
          </table:table-cell>
          <table:table-cell table:formula="of:=[.H20]/1000" office:value-type="float" office:value="28.44768817" calcext:value-type="float">
            <text:p>28.4</text:p>
          </table:table-cell>
        </table:table-row>
        <table:table-row table:style-name="ro1">
          <table:table-cell/>
          <table:table-cell office:value-type="float" office:value="9.66143" calcext:value-type="float">
            <text:p>9.66143</text:p>
          </table:table-cell>
          <table:table-cell office:value-type="float" office:value="6282.67" calcext:value-type="float">
            <text:p>6282.67</text:p>
          </table:table-cell>
          <table:table-cell office:value-type="float" office:value="346.245" calcext:value-type="float">
            <text:p>346.245</text:p>
          </table:table-cell>
          <table:table-cell office:value-type="float" office:value="102" calcext:value-type="float">
            <text:p>102</text:p>
          </table:table-cell>
          <table:table-cell office:value-type="float" office:value="2.42309" calcext:value-type="float">
            <text:p>2.42309</text:p>
          </table:table-cell>
          <table:table-cell office:value-type="float" office:value="203.6" calcext:value-type="float">
            <text:p>203.6</text:p>
          </table:table-cell>
          <table:table-cell table:formula="of:=SUM([.B21:.D21];[.F21])" office:value-type="float" office:value="6640.99952" calcext:value-type="float">
            <text:p>6640.99952</text:p>
          </table:table-cell>
          <table:table-cell table:formula="of:=[.H21]/1000" office:value-type="float" office:value="6.64099952" calcext:value-type="float">
            <text:p>6.6</text:p>
          </table:table-cell>
        </table:table-row>
        <table:table-row table:style-name="ro1">
          <table:table-cell/>
          <table:table-cell office:value-type="float" office:value="11.5397" calcext:value-type="float">
            <text:p>11.5397</text:p>
          </table:table-cell>
          <table:table-cell office:value-type="float" office:value="4609.42" calcext:value-type="float">
            <text:p>4609.42</text:p>
          </table:table-cell>
          <table:table-cell office:value-type="float" office:value="120.904" calcext:value-type="float">
            <text:p>120.904</text:p>
          </table:table-cell>
          <table:table-cell office:value-type="float" office:value="25.5" calcext:value-type="float">
            <text:p>25.5</text:p>
          </table:table-cell>
          <table:table-cell office:value-type="float" office:value="2.02985" calcext:value-type="float">
            <text:p>2.02985</text:p>
          </table:table-cell>
          <table:table-cell office:value-type="float" office:value="50.9" calcext:value-type="float">
            <text:p>50.9</text:p>
          </table:table-cell>
          <table:table-cell table:formula="of:=SUM([.B22:.D22];[.F22])" office:value-type="float" office:value="4743.89355" calcext:value-type="float">
            <text:p>4743.89355</text:p>
          </table:table-cell>
          <table:table-cell table:formula="of:=[.H22]/1000" office:value-type="float" office:value="4.74389355" calcext:value-type="float">
            <text:p>4.7</text:p>
          </table:table-cell>
        </table:table-row>
        <table:table-row table:style-name="ro1">
          <table:table-cell/>
          <table:table-cell office:value-type="float" office:value="30.1401" calcext:value-type="float">
            <text:p>30.1401</text:p>
          </table:table-cell>
          <table:table-cell office:value-type="float" office:value="1444.97" calcext:value-type="float">
            <text:p>1444.97</text:p>
          </table:table-cell>
          <table:table-cell office:value-type="float" office:value="2970.8" calcext:value-type="float">
            <text:p>2970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19263" calcext:value-type="float">
            <text:p>1.19263</text:p>
          </table:table-cell>
          <table:table-cell office:value-type="float" office:value="546.2" calcext:value-type="float">
            <text:p>546.2</text:p>
          </table:table-cell>
          <table:table-cell table:formula="of:=SUM([.B23:.D23];[.F23])" office:value-type="float" office:value="4447.10273" calcext:value-type="float">
            <text:p>4447.10273</text:p>
          </table:table-cell>
          <table:table-cell table:formula="of:=[.H23]/1000" office:value-type="float" office:value="4.44710273" calcext:value-type="float">
            <text:p>4.4</text:p>
          </table:table-cell>
        </table:table-row>
        <table:table-row table:style-name="ro1">
          <table:table-cell/>
          <table:table-cell office:value-type="float" office:value="11.0927" calcext:value-type="float">
            <text:p>11.0927</text:p>
          </table:table-cell>
          <table:table-cell office:value-type="float" office:value="12023.1" calcext:value-type="float">
            <text:p>12023.1</text:p>
          </table:table-cell>
          <table:table-cell office:value-type="float" office:value="5.07559" calcext:value-type="float">
            <text:p>5.07559</text:p>
          </table:table-cell>
          <table:table-cell office:value-type="float" office:value="6.6" calcext:value-type="float">
            <text:p>6.6</text:p>
          </table:table-cell>
          <table:table-cell office:value-type="float" office:value="3.85198" calcext:value-type="float">
            <text:p>3.85198</text:p>
          </table:table-cell>
          <table:table-cell office:value-type="float" office:value="12.8" calcext:value-type="float">
            <text:p>12.8</text:p>
          </table:table-cell>
          <table:table-cell table:formula="of:=SUM([.B24:.D24];[.F24])" office:value-type="float" office:value="12043.12027" calcext:value-type="float">
            <text:p>12043.12027</text:p>
          </table:table-cell>
          <table:table-cell table:formula="of:=[.H24]/1000" office:value-type="float" office:value="12.04312027" calcext:value-type="float">
            <text:p>12.0</text:p>
          </table:table-cell>
        </table:table-row>
        <table:table-row table:style-name="ro1">
          <table:table-cell/>
          <table:table-cell office:value-type="float" office:value="5.17195" calcext:value-type="float">
            <text:p>5.17195</text:p>
          </table:table-cell>
          <table:table-cell office:value-type="float" office:value="5827.8" calcext:value-type="float">
            <text:p>5827.8</text:p>
          </table:table-cell>
          <table:table-cell office:value-type="float" office:value="2.93465" calcext:value-type="float">
            <text:p>2.93465</text:p>
          </table:table-cell>
          <table:table-cell office:value-type="float" office:value="6.6" calcext:value-type="float">
            <text:p>6.6</text:p>
          </table:table-cell>
          <table:table-cell office:value-type="float" office:value="2.41305" calcext:value-type="float">
            <text:p>2.41305</text:p>
          </table:table-cell>
          <table:table-cell office:value-type="float" office:value="12.7" calcext:value-type="float">
            <text:p>12.7</text:p>
          </table:table-cell>
          <table:table-cell table:formula="of:=SUM([.B25:.D25];[.F25])" office:value-type="float" office:value="5838.31965" calcext:value-type="float">
            <text:p>5838.31965</text:p>
          </table:table-cell>
          <table:table-cell table:formula="of:=[.H25]/1000" office:value-type="float" office:value="5.83831965" calcext:value-type="float">
            <text:p>5.8</text:p>
          </table:table-cell>
        </table:table-row>
        <table:table-row table:style-name="ro1">
          <table:table-cell/>
          <table:table-cell office:value-type="float" office:value="7.14438" calcext:value-type="float">
            <text:p>7.14438</text:p>
          </table:table-cell>
          <table:table-cell office:value-type="float" office:value="7940.14" calcext:value-type="float">
            <text:p>7940.14</text:p>
          </table:table-cell>
          <table:table-cell office:value-type="float" office:value="3.67551" calcext:value-type="float">
            <text:p>3.67551</text:p>
          </table:table-cell>
          <table:table-cell office:value-type="float" office:value="6.9" calcext:value-type="float">
            <text:p>6.9</text:p>
          </table:table-cell>
          <table:table-cell office:value-type="float" office:value="2.87166" calcext:value-type="float">
            <text:p>2.87166</text:p>
          </table:table-cell>
          <table:table-cell office:value-type="float" office:value="13.2" calcext:value-type="float">
            <text:p>13.2</text:p>
          </table:table-cell>
          <table:table-cell table:formula="of:=SUM([.B26:.D26];[.F26])" office:value-type="float" office:value="7953.83155" calcext:value-type="float">
            <text:p>7953.83155</text:p>
          </table:table-cell>
          <table:table-cell table:formula="of:=[.H26]/1000" office:value-type="float" office:value="7.95383155" calcext:value-type="float">
            <text:p>8.0</text:p>
          </table:table-cell>
        </table:table-row>
        <table:table-row table:style-name="ro1">
          <table:table-cell/>
          <table:table-cell office:value-type="float" office:value="54.7049" calcext:value-type="float">
            <text:p>54.7049</text:p>
          </table:table-cell>
          <table:table-cell office:value-type="float" office:value="9620.84" calcext:value-type="float">
            <text:p>9620.84</text:p>
          </table:table-cell>
          <table:table-cell office:value-type="float" office:value="402.11" calcext:value-type="float">
            <text:p>402.11</text:p>
          </table:table-cell>
          <table:table-cell office:value-type="float" office:value="89.9" calcext:value-type="float">
            <text:p>89.9</text:p>
          </table:table-cell>
          <table:table-cell office:value-type="float" office:value="3.07432" calcext:value-type="float">
            <text:p>3.07432</text:p>
          </table:table-cell>
          <table:table-cell office:value-type="float" office:value="179.1" calcext:value-type="float">
            <text:p>179.1</text:p>
          </table:table-cell>
          <table:table-cell table:formula="of:=SUM([.B27:.D27];[.F27])" office:value-type="float" office:value="10080.72922" calcext:value-type="float">
            <text:p>10080.72922</text:p>
          </table:table-cell>
          <table:table-cell table:formula="of:=[.H27]/1000" office:value-type="float" office:value="10.08072922" calcext:value-type="float">
            <text:p>10.1</text:p>
          </table:table-cell>
        </table:table-row>
        <table:table-row table:style-name="ro1">
          <table:table-cell/>
          <table:table-cell office:value-type="float" office:value="3.42845" calcext:value-type="float">
            <text:p>3.42845</text:p>
          </table:table-cell>
          <table:table-cell office:value-type="float" office:value="19.8451" calcext:value-type="float">
            <text:p>19.8451</text:p>
          </table:table-cell>
          <table:table-cell office:value-type="float" office:value="119.5" calcext:value-type="float">
            <text:p>119.5</text:p>
          </table:table-cell>
          <table:table-cell office:value-type="float" office:value="105.1" calcext:value-type="float">
            <text:p>105.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09.7" calcext:value-type="float">
            <text:p>209.7</text:p>
          </table:table-cell>
          <table:table-cell table:formula="of:=SUM([.B28:.D28];[.F28])" office:value-type="float" office:value="143.029595" calcext:value-type="float">
            <text:p>143.029595</text:p>
          </table:table-cell>
          <table:table-cell table:formula="of:=[.H28]/1000" office:value-type="float" office:value="0.143029595" calcext:value-type="float">
            <text:p>0.1</text:p>
          </table:table-cell>
        </table:table-row>
        <table:table-row table:style-name="ro1">
          <table:table-cell/>
          <table:table-cell office:value-type="float" office:value="16.732" calcext:value-type="float">
            <text:p>16.732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150.25" calcext:value-type="float">
            <text:p>2150.25</text:p>
          </table:table-cell>
          <table:table-cell office:value-type="float" office:value="119.2" calcext:value-type="float">
            <text:p>119.2</text:p>
          </table:table-cell>
          <table:table-cell office:value-type="float" office:value="1.5404" calcext:value-type="float">
            <text:p>1.5404</text:p>
          </table:table-cell>
          <table:table-cell office:value-type="float" office:value="237.9" calcext:value-type="float">
            <text:p>237.9</text:p>
          </table:table-cell>
          <table:table-cell table:formula="of:=SUM([.B29:.D29];[.F29])" office:value-type="float" office:value="5184.4924" calcext:value-type="float">
            <text:p>5184.4924</text:p>
          </table:table-cell>
          <table:table-cell table:formula="of:=[.H29]/1000" office:value-type="float" office:value="5.1844924" calcext:value-type="float">
            <text:p>5.2</text:p>
          </table:table-cell>
        </table:table-row>
        <table:table-row table:style-name="ro1">
          <table:table-cell/>
          <table:table-cell office:value-type="float" office:value="14.0467" calcext:value-type="float">
            <text:p>14.0467</text:p>
          </table:table-cell>
          <table:table-cell office:value-type="float" office:value="15066.5" calcext:value-type="float">
            <text:p>15066.5</text:p>
          </table:table-cell>
          <table:table-cell office:value-type="float" office:value="1325.12" calcext:value-type="float">
            <text:p>1325.12</text:p>
          </table:table-cell>
          <table:table-cell office:value-type="float" office:value="213.3" calcext:value-type="float">
            <text:p>213.3</text:p>
          </table:table-cell>
          <table:table-cell office:value-type="float" office:value="4.6246" calcext:value-type="float">
            <text:p>4.6246</text:p>
          </table:table-cell>
          <table:table-cell office:value-type="float" office:value="425.9" calcext:value-type="float">
            <text:p>425.9</text:p>
          </table:table-cell>
          <table:table-cell table:formula="of:=SUM([.B30:.D30];[.F30])" office:value-type="float" office:value="16410.2913" calcext:value-type="float">
            <text:p>16410.2913</text:p>
          </table:table-cell>
          <table:table-cell table:formula="of:=[.H30]/1000" office:value-type="float" office:value="16.4102913" calcext:value-type="float">
            <text:p>16.4</text:p>
          </table:table-cell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6"/>
          <table:table-cell table:formula="of:=MAX([.G2:.G30])" office:value-type="float" office:value="546.2" calcext:value-type="float">
            <text:p>546.2</text:p>
          </table:table-cell>
          <table:table-cell/>
          <table:table-cell table:style-name="Default"/>
        </table:table-row>
      </table:table>
      <table:table table:name="In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52599" calcext:value-type="float">
            <text:p>3.52599</text:p>
          </table:table-cell>
          <table:table-cell office:value-type="float" office:value="2413.82" calcext:value-type="float">
            <text:p>2413.82</text:p>
          </table:table-cell>
          <table:table-cell office:value-type="float" office:value="6.43849" calcext:value-type="float">
            <text:p>6.43849</text:p>
          </table:table-cell>
          <table:table-cell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668.643" calcext:value-type="float">
            <text:p>668.643</text:p>
          </table:table-cell>
          <table:table-cell office:value-type="float" office:value="19.5" calcext:value-type="float">
            <text:p>19.5</text:p>
          </table:table-cell>
          <table:table-cell office:value-type="float" office:value="14.2312" calcext:value-type="float">
            <text:p>14.2312</text:p>
          </table:table-cell>
          <table:table-cell office:value-type="float" office:value="12.6" calcext:value-type="float">
            <text:p>12.6</text:p>
          </table:table-cell>
          <table:table-cell office:value-type="float" office:value="1.47611" calcext:value-type="float">
            <text:p>1.47611</text:p>
          </table:table-cell>
        </table:table-row>
        <table:table-row table:style-name="ro1">
          <table:table-cell office:value-type="float" office:value="34.7771" calcext:value-type="float">
            <text:p>34.7771</text:p>
          </table:table-cell>
          <table:table-cell office:value-type="float" office:value="10065.1" calcext:value-type="float">
            <text:p>10065.1</text:p>
          </table:table-cell>
          <table:table-cell office:value-type="float" office:value="1829.37" calcext:value-type="float">
            <text:p>1829.37</text:p>
          </table:table-cell>
          <table:table-cell office:value-type="float" office:value="313.1" calcext:value-type="float">
            <text:p>313.1</text:p>
          </table:table-cell>
          <table:table-cell office:value-type="float" office:value="29724" calcext:value-type="float">
            <text:p>29724</text:p>
          </table:table-cell>
          <table:table-cell office:value-type="float" office:value="34221.3" calcext:value-type="float">
            <text:p>34221.3</text:p>
          </table:table-cell>
          <table:table-cell office:value-type="float" office:value="313.1" calcext:value-type="float">
            <text:p>313.1</text:p>
          </table:table-cell>
          <table:table-cell office:value-type="float" office:value="3598.97" calcext:value-type="float">
            <text:p>3598.97</text:p>
          </table:table-cell>
          <table:table-cell office:value-type="float" office:value="99.8" calcext:value-type="float">
            <text:p>99.8</text:p>
          </table:table-cell>
          <table:table-cell office:value-type="float" office:value="3.26336" calcext:value-type="float">
            <text:p>3.26336</text:p>
          </table:table-cell>
        </table:table-row>
        <table:table-row table:style-name="ro1">
          <table:table-cell office:value-type="float" office:value="3.13271" calcext:value-type="float">
            <text:p>3.13271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7.1129" calcext:value-type="float">
            <text:p>17.1129</text:p>
          </table:table-cell>
          <table:table-cell office:value-type="float" office:value="102.3" calcext:value-type="float">
            <text:p>102.3</text:p>
          </table:table-cell>
          <table:table-cell office:value-type="float" office:value="30122" calcext:value-type="float">
            <text:p>30122</text:p>
          </table:table-cell>
          <table:table-cell office:value-type="float" office:value="748.724" calcext:value-type="float">
            <text:p>748.724</text:p>
          </table:table-cell>
          <table:table-cell office:value-type="float" office:value="103.9" calcext:value-type="float">
            <text:p>103.9</text:p>
          </table:table-cell>
          <table:table-cell office:value-type="float" office:value="45.5385" calcext:value-type="float">
            <text:p>45.5385</text:p>
          </table:table-cell>
          <table:table-cell office:value-type="float" office:value="103.9" calcext:value-type="float">
            <text:p>103.9</text:p>
          </table:table-cell>
          <table:table-cell office:value-type="float" office:value="1.24784" calcext:value-type="float">
            <text:p>1.24784</text:p>
          </table:table-cell>
        </table:table-row>
        <table:table-row table:style-name="ro1">
          <table:table-cell office:value-type="float" office:value="86.2548" calcext:value-type="float">
            <text:p>86.2548</text:p>
          </table:table-cell>
          <table:table-cell office:value-type="float" office:value="27210.5" calcext:value-type="float">
            <text:p>27210.5</text:p>
          </table:table-cell>
          <table:table-cell office:value-type="float" office:value="1244.17" calcext:value-type="float">
            <text:p>1244.17</text:p>
          </table:table-cell>
          <table:table-cell office:value-type="float" office:value="453.2" calcext:value-type="float">
            <text:p>453.2</text:p>
          </table:table-cell>
          <table:table-cell office:value-type="float" office:value="30032" calcext:value-type="float">
            <text:p>30032</text:p>
          </table:table-cell>
          <table:table-cell office:value-type="float" office:value="2620.62" calcext:value-type="float">
            <text:p>2620.62</text:p>
          </table:table-cell>
          <table:table-cell office:value-type="float" office:value="453.2" calcext:value-type="float">
            <text:p>453.2</text:p>
          </table:table-cell>
          <table:table-cell office:value-type="float" office:value="2268.06" calcext:value-type="float">
            <text:p>2268.06</text:p>
          </table:table-cell>
          <table:table-cell office:value-type="float" office:value="325.5" calcext:value-type="float">
            <text:p>325.5</text:p>
          </table:table-cell>
          <table:table-cell office:value-type="float" office:value="7.26243" calcext:value-type="float">
            <text:p>7.26243</text:p>
          </table:table-cell>
        </table:table-row>
        <table:table-row table:style-name="ro1">
          <table:table-cell office:value-type="float" office:value="8.60247" calcext:value-type="float">
            <text:p>8.60247</text:p>
          </table:table-cell>
          <table:table-cell office:value-type="float" office:value="6275.71" calcext:value-type="float">
            <text:p>6275.71</text:p>
          </table:table-cell>
          <table:table-cell office:value-type="float" office:value="376.246" calcext:value-type="float">
            <text:p>376.246</text:p>
          </table:table-cell>
          <table:table-cell office:value-type="float" office:value="205.9" calcext:value-type="float">
            <text:p>205.9</text:p>
          </table:table-cell>
          <table:table-cell office:value-type="float" office:value="29802" calcext:value-type="float">
            <text:p>29802</text:p>
          </table:table-cell>
          <table:table-cell office:value-type="float" office:value="11963.2" calcext:value-type="float">
            <text:p>11963.2</text:p>
          </table:table-cell>
          <table:table-cell office:value-type="float" office:value="205.9" calcext:value-type="float">
            <text:p>205.9</text:p>
          </table:table-cell>
          <table:table-cell office:value-type="float" office:value="822.49" calcext:value-type="float">
            <text:p>822.49</text:p>
          </table:table-cell>
          <table:table-cell office:value-type="float" office:value="56.9" calcext:value-type="float">
            <text:p>56.9</text:p>
          </table:table-cell>
          <table:table-cell office:value-type="float" office:value="2.36807" calcext:value-type="float">
            <text:p>2.36807</text:p>
          </table:table-cell>
        </table:table-row>
        <table:table-row table:style-name="ro1">
          <table:table-cell office:value-type="float" office:value="11.401" calcext:value-type="float">
            <text:p>11.401</text:p>
          </table:table-cell>
          <table:table-cell office:value-type="float" office:value="4603.53" calcext:value-type="float">
            <text:p>4603.53</text:p>
          </table:table-cell>
          <table:table-cell office:value-type="float" office:value="132.853" calcext:value-type="float">
            <text:p>132.853</text:p>
          </table:table-cell>
          <table:table-cell office:value-type="float" office:value="53.5" calcext:value-type="float">
            <text:p>53.5</text:p>
          </table:table-cell>
          <table:table-cell office:value-type="float" office:value="29877" calcext:value-type="float">
            <text:p>29877</text:p>
          </table:table-cell>
          <table:table-cell office:value-type="float" office:value="4233.63" calcext:value-type="float">
            <text:p>4233.63</text:p>
          </table:table-cell>
          <table:table-cell office:value-type="float" office:value="53.5" calcext:value-type="float">
            <text:p>53.5</text:p>
          </table:table-cell>
          <table:table-cell office:value-type="float" office:value="329.712" calcext:value-type="float">
            <text:p>329.712</text:p>
          </table:table-cell>
          <table:table-cell office:value-type="float" office:value="33.8" calcext:value-type="float">
            <text:p>33.8</text:p>
          </table:table-cell>
          <table:table-cell office:value-type="float" office:value="1.82152" calcext:value-type="float">
            <text:p>1.82152</text:p>
          </table:table-cell>
        </table:table-row>
        <table:table-row table:style-name="ro1">
          <table:table-cell office:value-type="float" office:value="30.0867" calcext:value-type="float">
            <text:p>30.0867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3228.9" calcext:value-type="float">
            <text:p>3228.9</text:p>
          </table:table-cell>
          <table:table-cell office:value-type="float" office:value="543.4" calcext:value-type="float">
            <text:p>543.4</text:p>
          </table:table-cell>
          <table:table-cell office:value-type="float" office:value="29752" calcext:value-type="float">
            <text:p>29752</text:p>
          </table:table-cell>
          <table:table-cell office:value-type="float" office:value="55064.3" calcext:value-type="float">
            <text:p>55064.3</text:p>
          </table:table-cell>
          <table:table-cell office:value-type="float" office:value="543.4" calcext:value-type="float">
            <text:p>543.4</text:p>
          </table:table-cell>
          <table:table-cell office:value-type="float" office:value="6496.87" calcext:value-type="float">
            <text:p>6496.87</text:p>
          </table:table-cell>
          <table:table-cell office:value-type="float" office:value="94.2" calcext:value-type="float">
            <text:p>94.2</text:p>
          </table:table-cell>
          <table:table-cell office:value-type="float" office:value="1.22249" calcext:value-type="float">
            <text:p>1.22249</text:p>
          </table:table-cell>
        </table:table-row>
        <table:table-row table:style-name="ro1">
          <table:table-cell office:value-type="float" office:value="9.07834" calcext:value-type="float">
            <text:p>9.07834</text:p>
          </table:table-cell>
          <table:table-cell office:value-type="float" office:value="12015.6" calcext:value-type="float">
            <text:p>12015.6</text:p>
          </table:table-cell>
          <table:table-cell office:value-type="float" office:value="5.07709" calcext:value-type="float">
            <text:p>5.07709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602.743" calcext:value-type="float">
            <text:p>602.743</text:p>
          </table:table-cell>
          <table:table-cell office:value-type="float" office:value="12.6" calcext:value-type="float">
            <text:p>12.6</text:p>
          </table:table-cell>
          <table:table-cell office:value-type="float" office:value="8.5782" calcext:value-type="float">
            <text:p>8.5782</text:p>
          </table:table-cell>
          <table:table-cell office:value-type="float" office:value="5.8" calcext:value-type="float">
            <text:p>5.8</text:p>
          </table:table-cell>
          <table:table-cell office:value-type="float" office:value="3.72494" calcext:value-type="float">
            <text:p>3.72494</text:p>
          </table:table-cell>
        </table:table-row>
        <table:table-row table:style-name="ro1">
          <table:table-cell office:value-type="float" office:value="5.63191" calcext:value-type="float">
            <text:p>5.63191</text:p>
          </table:table-cell>
          <table:table-cell office:value-type="float" office:value="5818.98" calcext:value-type="float">
            <text:p>5818.98</text:p>
          </table:table-cell>
          <table:table-cell office:value-type="float" office:value="2.93376" calcext:value-type="float">
            <text:p>2.93376</text:p>
          </table:table-cell>
          <table:table-cell office:value-type="float" office:value="12.2" calcext:value-type="float">
            <text:p>12.2</text:p>
          </table:table-cell>
          <table:table-cell office:value-type="float" office:value="30111" calcext:value-type="float">
            <text:p>30111</text:p>
          </table:table-cell>
          <table:table-cell office:value-type="float" office:value="603.095" calcext:value-type="float">
            <text:p>603.095</text:p>
          </table:table-cell>
          <table:table-cell office:value-type="float" office:value="12.2" calcext:value-type="float">
            <text:p>12.2</text:p>
          </table:table-cell>
          <table:table-cell office:value-type="float" office:value="5.31077" calcext:value-type="float">
            <text:p>5.31077</text:p>
          </table:table-cell>
          <table:table-cell office:value-type="float" office:value="5.6" calcext:value-type="float">
            <text:p>5.6</text:p>
          </table:table-cell>
          <table:table-cell office:value-type="float" office:value="2.37983" calcext:value-type="float">
            <text:p>2.37983</text:p>
          </table:table-cell>
        </table:table-row>
        <table:table-row table:style-name="ro1">
          <table:table-cell office:value-type="float" office:value="6.37624" calcext:value-type="float">
            <text:p>6.37624</text:p>
          </table:table-cell>
          <table:table-cell office:value-type="float" office:value="7938.29" calcext:value-type="float">
            <text:p>7938.29</text:p>
          </table:table-cell>
          <table:table-cell office:value-type="float" office:value="3.64546" calcext:value-type="float">
            <text:p>3.64546</text:p>
          </table:table-cell>
          <table:table-cell office:value-type="float" office:value="12.3" calcext:value-type="float">
            <text:p>12.3</text:p>
          </table:table-cell>
          <table:table-cell office:value-type="float" office:value="30013" calcext:value-type="float">
            <text:p>30013</text:p>
          </table:table-cell>
          <table:table-cell office:value-type="float" office:value="610.599" calcext:value-type="float">
            <text:p>610.599</text:p>
          </table:table-cell>
          <table:table-cell office:value-type="float" office:value="12.3" calcext:value-type="float">
            <text:p>12.3</text:p>
          </table:table-cell>
          <table:table-cell office:value-type="float" office:value="6.36277" calcext:value-type="float">
            <text:p>6.36277</text:p>
          </table:table-cell>
          <table:table-cell office:value-type="float" office:value="5.7" calcext:value-type="float">
            <text:p>5.7</text:p>
          </table:table-cell>
          <table:table-cell office:value-type="float" office:value="3.0353" calcext:value-type="float">
            <text:p>3.0353</text:p>
          </table:table-cell>
        </table:table-row>
        <table:table-row table:style-name="ro1">
          <table:table-cell office:value-type="float" office:value="61.069" calcext:value-type="float">
            <text:p>61.069</text:p>
          </table:table-cell>
          <table:table-cell office:value-type="float" office:value="9639.97" calcext:value-type="float">
            <text:p>9639.97</text:p>
          </table:table-cell>
          <table:table-cell office:value-type="float" office:value="447.221" calcext:value-type="float">
            <text:p>447.221</text:p>
          </table:table-cell>
          <table:table-cell office:value-type="float" office:value="183.2" calcext:value-type="float">
            <text:p>183.2</text:p>
          </table:table-cell>
          <table:table-cell office:value-type="float" office:value="29963" calcext:value-type="float">
            <text:p>29963</text:p>
          </table:table-cell>
          <table:table-cell office:value-type="float" office:value="2053.27" calcext:value-type="float">
            <text:p>2053.27</text:p>
          </table:table-cell>
          <table:table-cell office:value-type="float" office:value="183.2" calcext:value-type="float">
            <text:p>183.2</text:p>
          </table:table-cell>
          <table:table-cell office:value-type="float" office:value="728.191" calcext:value-type="float">
            <text:p>728.191</text:p>
          </table:table-cell>
          <table:table-cell office:value-type="float" office:value="49.7" calcext:value-type="float">
            <text:p>49.7</text:p>
          </table:table-cell>
          <table:table-cell office:value-type="float" office:value="3.09226" calcext:value-type="float">
            <text:p>3.09226</text:p>
          </table:table-cell>
        </table:table-row>
        <table:table-row table:style-name="ro1">
          <table:table-cell office:value-type="float" office:value="3.28512" calcext:value-type="float">
            <text:p>3.28512</text:p>
          </table:table-cell>
          <table:table-cell office:value-type="float" office:value="19.8516" calcext:value-type="float">
            <text:p>19.8516</text:p>
          </table:table-cell>
          <table:table-cell office:value-type="float" office:value="133.191" calcext:value-type="float">
            <text:p>133.191</text:p>
          </table:table-cell>
          <table:table-cell office:value-type="float" office:value="212.3" calcext:value-type="float">
            <text:p>212.3</text:p>
          </table:table-cell>
          <table:table-cell office:value-type="float" office:value="30164" calcext:value-type="float">
            <text:p>30164</text:p>
          </table:table-cell>
          <table:table-cell office:value-type="float" office:value="3637" calcext:value-type="float">
            <text:p>3637</text:p>
          </table:table-cell>
          <table:table-cell office:value-type="float" office:value="212.3" calcext:value-type="float">
            <text:p>212.3</text:p>
          </table:table-cell>
          <table:table-cell office:value-type="float" office:value="301.502" calcext:value-type="float">
            <text:p>301.502</text:p>
          </table:table-cell>
          <table:table-cell office:value-type="float" office:value="82.5" calcext:value-type="float">
            <text:p>82.5</text:p>
          </table:table-cell>
          <table:table-cell office:value-type="float" office:value="0.257645" calcext:value-type="float">
            <text:p>0.257645</text:p>
          </table:table-cell>
        </table:table-row>
        <table:table-row table:style-name="ro1">
          <table:table-cell office:value-type="float" office:value="20.363" calcext:value-type="float">
            <text:p>20.363</text:p>
          </table:table-cell>
          <table:table-cell office:value-type="float" office:value="3013.71" calcext:value-type="float">
            <text:p>3013.71</text:p>
          </table:table-cell>
          <table:table-cell office:value-type="float" office:value="2339.04" calcext:value-type="float">
            <text:p>2339.04</text:p>
          </table:table-cell>
          <table:table-cell office:value-type="float" office:value="233.7" calcext:value-type="float">
            <text:p>233.7</text:p>
          </table:table-cell>
          <table:table-cell office:value-type="float" office:value="29922" calcext:value-type="float">
            <text:p>29922</text:p>
          </table:table-cell>
          <table:table-cell office:value-type="float" office:value="96471.5" calcext:value-type="float">
            <text:p>96471.5</text:p>
          </table:table-cell>
          <table:table-cell office:value-type="float" office:value="233.7" calcext:value-type="float">
            <text:p>233.7</text:p>
          </table:table-cell>
          <table:table-cell office:value-type="float" office:value="4611.56" calcext:value-type="float">
            <text:p>4611.56</text:p>
          </table:table-cell>
          <table:table-cell office:value-type="float" office:value="195.3" calcext:value-type="float">
            <text:p>195.3</text:p>
          </table:table-cell>
          <table:table-cell office:value-type="float" office:value="1.58432" calcext:value-type="float">
            <text:p>1.58432</text:p>
          </table:table-cell>
        </table:table-row>
        <table:table-row table:style-name="ro1">
          <table:table-cell office:value-type="float" office:value="13.8492" calcext:value-type="float">
            <text:p>13.8492</text:p>
          </table:table-cell>
          <table:table-cell office:value-type="float" office:value="15058.1" calcext:value-type="float">
            <text:p>15058.1</text:p>
          </table:table-cell>
          <table:table-cell office:value-type="float" office:value="1486.23" calcext:value-type="float">
            <text:p>1486.23</text:p>
          </table:table-cell>
          <table:table-cell office:value-type="float" office:value="409.4" calcext:value-type="float">
            <text:p>409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053.1" calcext:value-type="float">
            <text:p>61053.1</text:p>
          </table:table-cell>
          <table:table-cell office:value-type="float" office:value="409.4" calcext:value-type="float">
            <text:p>409.4</text:p>
          </table:table-cell>
          <table:table-cell office:value-type="float" office:value="3473.53" calcext:value-type="float">
            <text:p>3473.53</text:p>
          </table:table-cell>
          <table:table-cell office:value-type="float" office:value="110.2" calcext:value-type="float">
            <text:p>110.2</text:p>
          </table:table-cell>
          <table:table-cell office:value-type="float" office:value="4.49469" calcext:value-type="float">
            <text:p>4.49469</text:p>
          </table:table-cell>
        </table:table-row>
      </table:table>
      <table:table table:name="De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4649" calcext:value-type="float">
            <text:p>3.34649</text:p>
          </table:table-cell>
          <table:table-cell office:value-type="float" office:value="2415.1" calcext:value-type="float">
            <text:p>2415.1</text:p>
          </table:table-cell>
          <table:table-cell office:value-type="float" office:value="6.47833" calcext:value-type="float">
            <text:p>6.47833</text:p>
          </table:table-cell>
          <table:table-cell office:value-type="float" office:value="19.8" calcext:value-type="float">
            <text:p>19.8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892" calcext:value-type="float">
            <text:p>771.892</text:p>
          </table:table-cell>
          <table:table-cell office:value-type="float" office:value="19.5" calcext:value-type="float">
            <text:p>19.5</text:p>
          </table:table-cell>
          <table:table-cell office:value-type="float" office:value="13.8988" calcext:value-type="float">
            <text:p>13.8988</text:p>
          </table:table-cell>
          <table:table-cell office:value-type="float" office:value="12.3" calcext:value-type="float">
            <text:p>12.3</text:p>
          </table:table-cell>
          <table:table-cell office:value-type="float" office:value="1.64973" calcext:value-type="float">
            <text:p>1.64973</text:p>
          </table:table-cell>
        </table:table-row>
        <table:table-row table:style-name="ro1">
          <table:table-cell office:value-type="float" office:value="28.2145" calcext:value-type="float">
            <text:p>28.2145</text:p>
          </table:table-cell>
          <table:table-cell office:value-type="float" office:value="10065.7" calcext:value-type="float">
            <text:p>10065.7</text:p>
          </table:table-cell>
          <table:table-cell office:value-type="float" office:value="1826.72" calcext:value-type="float">
            <text:p>1826.72</text:p>
          </table:table-cell>
          <table:table-cell office:value-type="float" office:value="312.5" calcext:value-type="float">
            <text:p>312.5</text:p>
          </table:table-cell>
          <table:table-cell office:value-type="float" office:value="29724" calcext:value-type="float">
            <text:p>29724</text:p>
          </table:table-cell>
          <table:table-cell office:value-type="float" office:value="81471.1" calcext:value-type="float">
            <text:p>81471.1</text:p>
          </table:table-cell>
          <table:table-cell office:value-type="float" office:value="311.6" calcext:value-type="float">
            <text:p>311.6</text:p>
          </table:table-cell>
          <table:table-cell office:value-type="float" office:value="3569.17" calcext:value-type="float">
            <text:p>3569.17</text:p>
          </table:table-cell>
          <table:table-cell office:value-type="float" office:value="106" calcext:value-type="float">
            <text:p>106</text:p>
          </table:table-cell>
          <table:table-cell office:value-type="float" office:value="3.4655" calcext:value-type="float">
            <text:p>3.4655</text:p>
          </table:table-cell>
        </table:table-row>
        <table:table-row table:style-name="ro1">
          <table:table-cell office:value-type="float" office:value="3.13165" calcext:value-type="float">
            <text:p>3.13165</text:p>
          </table:table-cell>
          <table:table-cell office:value-type="float" office:value="1227.8" calcext:value-type="float">
            <text:p>1227.8</text:p>
          </table:table-cell>
          <table:table-cell office:value-type="float" office:value="17.4586" calcext:value-type="float">
            <text:p>17.4586</text:p>
          </table:table-cell>
          <table:table-cell office:value-type="float" office:value="103.9" calcext:value-type="float">
            <text:p>103.9</text:p>
          </table:table-cell>
          <table:table-cell office:value-type="float" office:value="30122" calcext:value-type="float">
            <text:p>30122</text:p>
          </table:table-cell>
          <table:table-cell office:value-type="float" office:value="1219.97" calcext:value-type="float">
            <text:p>1219.97</text:p>
          </table:table-cell>
          <table:table-cell office:value-type="float" office:value="99" calcext:value-type="float">
            <text:p>99</text:p>
          </table:table-cell>
          <table:table-cell office:value-type="float" office:value="43.2291" calcext:value-type="float">
            <text:p>43.2291</text:p>
          </table:table-cell>
          <table:table-cell office:value-type="float" office:value="74.3" calcext:value-type="float">
            <text:p>74.3</text:p>
          </table:table-cell>
          <table:table-cell office:value-type="float" office:value="1.10868" calcext:value-type="float">
            <text:p>1.10868</text:p>
          </table:table-cell>
        </table:table-row>
        <table:table-row table:style-name="ro1">
          <table:table-cell office:value-type="float" office:value="86.9151" calcext:value-type="float">
            <text:p>86.9151</text:p>
          </table:table-cell>
          <table:table-cell office:value-type="float" office:value="27206.1" calcext:value-type="float">
            <text:p>27206.1</text:p>
          </table:table-cell>
          <table:table-cell office:value-type="float" office:value="1283.36" calcext:value-type="float">
            <text:p>1283.36</text:p>
          </table:table-cell>
          <table:table-cell office:value-type="float" office:value="461.3" calcext:value-type="float">
            <text:p>461.3</text:p>
          </table:table-cell>
          <table:table-cell office:value-type="float" office:value="30032" calcext:value-type="float">
            <text:p>30032</text:p>
          </table:table-cell>
          <table:table-cell office:value-type="float" office:value="6474.79" calcext:value-type="float">
            <text:p>6474.79</text:p>
          </table:table-cell>
          <table:table-cell office:value-type="float" office:value="461.2" calcext:value-type="float">
            <text:p>461.2</text:p>
          </table:table-cell>
          <table:table-cell office:value-type="float" office:value="2291.42" calcext:value-type="float">
            <text:p>2291.42</text:p>
          </table:table-cell>
          <table:table-cell office:value-type="float" office:value="302.2" calcext:value-type="float">
            <text:p>302.2</text:p>
          </table:table-cell>
          <table:table-cell office:value-type="float" office:value="7.47866" calcext:value-type="float">
            <text:p>7.47866</text:p>
          </table:table-cell>
        </table:table-row>
        <table:table-row table:style-name="ro1">
          <table:table-cell office:value-type="float" office:value="8.63439" calcext:value-type="float">
            <text:p>8.63439</text:p>
          </table:table-cell>
          <table:table-cell office:value-type="float" office:value="6274" calcext:value-type="float">
            <text:p>6274</text:p>
          </table:table-cell>
          <table:table-cell office:value-type="float" office:value="380.815" calcext:value-type="float">
            <text:p>380.815</text:p>
          </table:table-cell>
          <table:table-cell office:value-type="float" office:value="207.5" calcext:value-type="float">
            <text:p>207.5</text:p>
          </table:table-cell>
          <table:table-cell office:value-type="float" office:value="29802" calcext:value-type="float">
            <text:p>29802</text:p>
          </table:table-cell>
          <table:table-cell office:value-type="float" office:value="28457.9" calcext:value-type="float">
            <text:p>28457.9</text:p>
          </table:table-cell>
          <table:table-cell office:value-type="float" office:value="206.2" calcext:value-type="float">
            <text:p>206.2</text:p>
          </table:table-cell>
          <table:table-cell office:value-type="float" office:value="805.549" calcext:value-type="float">
            <text:p>805.549</text:p>
          </table:table-cell>
          <table:table-cell office:value-type="float" office:value="62.6" calcext:value-type="float">
            <text:p>62.6</text:p>
          </table:table-cell>
          <table:table-cell office:value-type="float" office:value="2.25008" calcext:value-type="float">
            <text:p>2.25008</text:p>
          </table:table-cell>
        </table:table-row>
        <table:table-row table:style-name="ro1">
          <table:table-cell office:value-type="float" office:value="12.7359" calcext:value-type="float">
            <text:p>12.7359</text:p>
          </table:table-cell>
          <table:table-cell office:value-type="float" office:value="4603.17" calcext:value-type="float">
            <text:p>4603.17</text:p>
          </table:table-cell>
          <table:table-cell office:value-type="float" office:value="129.847" calcext:value-type="float">
            <text:p>129.847</text:p>
          </table:table-cell>
          <table:table-cell office:value-type="float" office:value="51" calcext:value-type="float">
            <text:p>51</text:p>
          </table:table-cell>
          <table:table-cell office:value-type="float" office:value="29877" calcext:value-type="float">
            <text:p>29877</text:p>
          </table:table-cell>
          <table:table-cell office:value-type="float" office:value="10540.2" calcext:value-type="float">
            <text:p>10540.2</text:p>
          </table:table-cell>
          <table:table-cell office:value-type="float" office:value="50.9" calcext:value-type="float">
            <text:p>50.9</text:p>
          </table:table-cell>
          <table:table-cell office:value-type="float" office:value="327.682" calcext:value-type="float">
            <text:p>327.682</text:p>
          </table:table-cell>
          <table:table-cell office:value-type="float" office:value="34.6" calcext:value-type="float">
            <text:p>34.6</text:p>
          </table:table-cell>
          <table:table-cell office:value-type="float" office:value="2.09645" calcext:value-type="float">
            <text:p>2.09645</text:p>
          </table:table-cell>
        </table:table-row>
        <table:table-row table:style-name="ro1">
          <table:table-cell office:value-type="float" office:value="29.9025" calcext:value-type="float">
            <text:p>29.9025</text:p>
          </table:table-cell>
          <table:table-cell office:value-type="float" office:value="1442.47" calcext:value-type="float">
            <text:p>1442.47</text:p>
          </table:table-cell>
          <table:table-cell office:value-type="float" office:value="3243.6" calcext:value-type="float">
            <text:p>3243.6</text:p>
          </table:table-cell>
          <table:table-cell office:value-type="float" office:value="540.4" calcext:value-type="float">
            <text:p>540.4</text:p>
          </table:table-cell>
          <table:table-cell office:value-type="float" office:value="29752" calcext:value-type="float">
            <text:p>29752</text:p>
          </table:table-cell>
          <table:table-cell office:value-type="float" office:value="138149" calcext:value-type="float">
            <text:p>138149</text:p>
          </table:table-cell>
          <table:table-cell office:value-type="float" office:value="540.1" calcext:value-type="float">
            <text:p>540.1</text:p>
          </table:table-cell>
          <table:table-cell office:value-type="float" office:value="6419.64" calcext:value-type="float">
            <text:p>6419.64</text:p>
          </table:table-cell>
          <table:table-cell office:value-type="float" office:value="97.8" calcext:value-type="float">
            <text:p>97.8</text:p>
          </table:table-cell>
          <table:table-cell office:value-type="float" office:value="1.19285" calcext:value-type="float">
            <text:p>1.19285</text:p>
          </table:table-cell>
        </table:table-row>
        <table:table-row table:style-name="ro1">
          <table:table-cell office:value-type="float" office:value="9.08083" calcext:value-type="float">
            <text:p>9.08083</text:p>
          </table:table-cell>
          <table:table-cell office:value-type="float" office:value="12013" calcext:value-type="float">
            <text:p>12013</text:p>
          </table:table-cell>
          <table:table-cell office:value-type="float" office:value="5.10445" calcext:value-type="float">
            <text:p>5.10445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305.854" calcext:value-type="float">
            <text:p>305.854</text:p>
          </table:table-cell>
          <table:table-cell office:value-type="float" office:value="12.6" calcext:value-type="float">
            <text:p>12.6</text:p>
          </table:table-cell>
          <table:table-cell office:value-type="float" office:value="8.35081" calcext:value-type="float">
            <text:p>8.35081</text:p>
          </table:table-cell>
          <table:table-cell office:value-type="float" office:value="6.1" calcext:value-type="float">
            <text:p>6.1</text:p>
          </table:table-cell>
          <table:table-cell office:value-type="float" office:value="3.8477" calcext:value-type="float">
            <text:p>3.8477</text:p>
          </table:table-cell>
        </table:table-row>
        <table:table-row table:style-name="ro1">
          <table:table-cell office:value-type="float" office:value="5.14177" calcext:value-type="float">
            <text:p>5.14177</text:p>
          </table:table-cell>
          <table:table-cell office:value-type="float" office:value="5810.95" calcext:value-type="float">
            <text:p>5810.95</text:p>
          </table:table-cell>
          <table:table-cell office:value-type="float" office:value="2.94447" calcext:value-type="float">
            <text:p>2.94447</text:p>
          </table:table-cell>
          <table:table-cell office:value-type="float" office:value="12.5" calcext:value-type="float">
            <text:p>12.5</text:p>
          </table:table-cell>
          <table:table-cell office:value-type="float" office:value="30111" calcext:value-type="float">
            <text:p>30111</text:p>
          </table:table-cell>
          <table:table-cell office:value-type="float" office:value="308.389" calcext:value-type="float">
            <text:p>308.389</text:p>
          </table:table-cell>
          <table:table-cell office:value-type="float" office:value="12.5" calcext:value-type="float">
            <text:p>12.5</text:p>
          </table:table-cell>
          <table:table-cell office:value-type="float" office:value="5.29886" calcext:value-type="float">
            <text:p>5.29886</text:p>
          </table:table-cell>
          <table:table-cell office:value-type="float" office:value="5.7" calcext:value-type="float">
            <text:p>5.7</text:p>
          </table:table-cell>
          <table:table-cell office:value-type="float" office:value="2.35814" calcext:value-type="float">
            <text:p>2.35814</text:p>
          </table:table-cell>
        </table:table-row>
        <table:table-row table:style-name="ro1">
          <table:table-cell office:value-type="float" office:value="7.09538" calcext:value-type="float">
            <text:p>7.09538</text:p>
          </table:table-cell>
          <table:table-cell office:value-type="float" office:value="7934.27" calcext:value-type="float">
            <text:p>7934.27</text:p>
          </table:table-cell>
          <table:table-cell office:value-type="float" office:value="3.66284" calcext:value-type="float">
            <text:p>3.66284</text:p>
          </table:table-cell>
          <table:table-cell office:value-type="float" office:value="12.5" calcext:value-type="float">
            <text:p>12.5</text:p>
          </table:table-cell>
          <table:table-cell office:value-type="float" office:value="30013" calcext:value-type="float">
            <text:p>30013</text:p>
          </table:table-cell>
          <table:table-cell office:value-type="float" office:value="306.18" calcext:value-type="float">
            <text:p>306.18</text:p>
          </table:table-cell>
          <table:table-cell office:value-type="float" office:value="12.4" calcext:value-type="float">
            <text:p>12.4</text:p>
          </table:table-cell>
          <table:table-cell office:value-type="float" office:value="6.30992" calcext:value-type="float">
            <text:p>6.30992</text:p>
          </table:table-cell>
          <table:table-cell office:value-type="float" office:value="5.7" calcext:value-type="float">
            <text:p>5.7</text:p>
          </table:table-cell>
          <table:table-cell office:value-type="float" office:value="2.85315" calcext:value-type="float">
            <text:p>2.85315</text:p>
          </table:table-cell>
        </table:table-row>
        <table:table-row table:style-name="ro1">
          <table:table-cell office:value-type="float" office:value="60.7151" calcext:value-type="float">
            <text:p>60.7151</text:p>
          </table:table-cell>
          <table:table-cell office:value-type="float" office:value="9647.65" calcext:value-type="float">
            <text:p>9647.65</text:p>
          </table:table-cell>
          <table:table-cell office:value-type="float" office:value="448.655" calcext:value-type="float">
            <text:p>448.655</text:p>
          </table:table-cell>
          <table:table-cell office:value-type="float" office:value="180.8" calcext:value-type="float">
            <text:p>180.8</text:p>
          </table:table-cell>
          <table:table-cell office:value-type="float" office:value="29963" calcext:value-type="float">
            <text:p>29963</text:p>
          </table:table-cell>
          <table:table-cell office:value-type="float" office:value="5134.15" calcext:value-type="float">
            <text:p>5134.15</text:p>
          </table:table-cell>
          <table:table-cell office:value-type="float" office:value="180.7" calcext:value-type="float">
            <text:p>180.7</text:p>
          </table:table-cell>
          <table:table-cell office:value-type="float" office:value="716.658" calcext:value-type="float">
            <text:p>716.658</text:p>
          </table:table-cell>
          <table:table-cell office:value-type="float" office:value="49.2" calcext:value-type="float">
            <text:p>49.2</text:p>
          </table:table-cell>
          <table:table-cell office:value-type="float" office:value="3.18277" calcext:value-type="float">
            <text:p>3.18277</text:p>
          </table:table-cell>
        </table:table-row>
        <table:table-row table:style-name="ro1">
          <table:table-cell office:value-type="float" office:value="3.28664" calcext:value-type="float">
            <text:p>3.28664</text:p>
          </table:table-cell>
          <table:table-cell office:value-type="float" office:value="19.7359" calcext:value-type="float">
            <text:p>19.7359</text:p>
          </table:table-cell>
          <table:table-cell office:value-type="float" office:value="136.065" calcext:value-type="float">
            <text:p>136.065</text:p>
          </table:table-cell>
          <table:table-cell office:value-type="float" office:value="213.7" calcext:value-type="float">
            <text:p>213.7</text:p>
          </table:table-cell>
          <table:table-cell office:value-type="float" office:value="30164" calcext:value-type="float">
            <text:p>30164</text:p>
          </table:table-cell>
          <table:table-cell office:value-type="float" office:value="8629.41" calcext:value-type="float">
            <text:p>8629.41</text:p>
          </table:table-cell>
          <table:table-cell office:value-type="float" office:value="211.9" calcext:value-type="float">
            <text:p>211.9</text:p>
          </table:table-cell>
          <table:table-cell office:value-type="float" office:value="294.465" calcext:value-type="float">
            <text:p>294.465</text:p>
          </table:table-cell>
          <table:table-cell office:value-type="float" office:value="67.3" calcext:value-type="float">
            <text:p>67.3</text:p>
          </table:table-cell>
          <table:table-cell office:value-type="float" office:value="0.24223" calcext:value-type="float">
            <text:p>0.24223</text:p>
          </table:table-cell>
        </table:table-row>
        <table:table-row table:style-name="ro1">
          <table:table-cell office:value-type="float" office:value="16.8008" calcext:value-type="float">
            <text:p>16.8008</text:p>
          </table:table-cell>
          <table:table-cell office:value-type="float" office:value="3012.3" calcext:value-type="float">
            <text:p>3012.3</text:p>
          </table:table-cell>
          <table:table-cell office:value-type="float" office:value="2242.77" calcext:value-type="float">
            <text:p>2242.77</text:p>
          </table:table-cell>
          <table:table-cell office:value-type="float" office:value="236.4" calcext:value-type="float">
            <text:p>236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0173" calcext:value-type="float">
            <text:p>230173</text:p>
          </table:table-cell>
          <table:table-cell office:value-type="float" office:value="235.9" calcext:value-type="float">
            <text:p>235.9</text:p>
          </table:table-cell>
          <table:table-cell office:value-type="float" office:value="4467.9" calcext:value-type="float">
            <text:p>4467.9</text:p>
          </table:table-cell>
          <table:table-cell office:value-type="float" office:value="160.1" calcext:value-type="float">
            <text:p>160.1</text:p>
          </table:table-cell>
          <table:table-cell office:value-type="float" office:value="1.56429" calcext:value-type="float">
            <text:p>1.56429</text:p>
          </table:table-cell>
        </table:table-row>
        <table:table-row table:style-name="ro1">
          <table:table-cell office:value-type="float" office:value="13.8805" calcext:value-type="float">
            <text:p>13.8805</text:p>
          </table:table-cell>
          <table:table-cell office:value-type="float" office:value="15054.6" calcext:value-type="float">
            <text:p>15054.6</text:p>
          </table:table-cell>
          <table:table-cell office:value-type="float" office:value="1499.43" calcext:value-type="float">
            <text:p>1499.43</text:p>
          </table:table-cell>
          <table:table-cell office:value-type="float" office:value="411.5" calcext:value-type="float">
            <text:p>411.5</text:p>
          </table:table-cell>
          <table:table-cell office:value-type="float" office:value="29806" calcext:value-type="float">
            <text:p>29806</text:p>
          </table:table-cell>
          <table:table-cell office:value-type="float" office:value="156354" calcext:value-type="float">
            <text:p>156354</text:p>
          </table:table-cell>
          <table:table-cell office:value-type="float" office:value="409.8" calcext:value-type="float">
            <text:p>409.8</text:p>
          </table:table-cell>
          <table:table-cell office:value-type="float" office:value="3444.95" calcext:value-type="float">
            <text:p>3444.95</text:p>
          </table:table-cell>
          <table:table-cell office:value-type="float" office:value="120.5" calcext:value-type="float">
            <text:p>120.5</text:p>
          </table:table-cell>
          <table:table-cell office:value-type="float" office:value="4.45565" calcext:value-type="float">
            <text:p>4.45565</text:p>
          </table:table-cell>
        </table:table-row>
      </table:table>
      <table:table table:name="Incr 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7705" calcext:value-type="float">
            <text:p>3.67705</text:p>
          </table:table-cell>
          <table:table-cell office:value-type="float" office:value="2419.24" calcext:value-type="float">
            <text:p>2419.24</text:p>
          </table:table-cell>
          <table:table-cell office:value-type="float" office:value="6.23986" calcext:value-type="float">
            <text:p>6.23986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25.71" calcext:value-type="float">
            <text:p>1025.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14.1251" calcext:value-type="float">
            <text:p>14.1251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.55815" calcext:value-type="float">
            <text:p>1.55815</text:p>
          </table:table-cell>
        </table:table-row>
        <table:table-row table:style-name="ro1">
          <table:table-cell office:value-type="float" office:value="28.2464" calcext:value-type="float">
            <text:p>28.2464</text:p>
          </table:table-cell>
          <table:table-cell office:value-type="float" office:value="10073.8" calcext:value-type="float">
            <text:p>10073.8</text:p>
          </table:table-cell>
          <table:table-cell office:value-type="float" office:value="1897.94" calcext:value-type="float">
            <text:p>1897.9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29724" calcext:value-type="float">
            <text:p>29724</text:p>
          </table:table-cell>
          <table:table-cell office:value-type="float" office:value="387508" calcext:value-type="float">
            <text:p>387508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3572.3" calcext:value-type="float">
            <text:p>3572.3</text:p>
          </table:table-cell>
          <table:table-cell office:value-type="float" office:value="98.8" calcext:value-type="float">
            <text:p>98.8</text:p>
          </table:table-cell>
          <table:table-cell office:value-type="float" office:value="95" calcext:value-type="float">
            <text:p>95</text:p>
          </table:table-cell>
          <table:table-cell office:value-type="float" office:value="3.10898" calcext:value-type="float">
            <text:p>3.10898</text:p>
          </table:table-cell>
        </table:table-row>
        <table:table-row table:style-name="ro1">
          <table:table-cell office:value-type="float" office:value="3.13061" calcext:value-type="float">
            <text:p>3.13061</text:p>
          </table:table-cell>
          <table:table-cell office:value-type="float" office:value="1228.44" calcext:value-type="float">
            <text:p>1228.44</text:p>
          </table:table-cell>
          <table:table-cell office:value-type="float" office:value="17.2031" calcext:value-type="float">
            <text:p>17.2031</text:p>
          </table:table-cell>
          <table:table-cell table:number-columns-repeated="2" office:value-type="float" office:value="104.5" calcext:value-type="float">
            <text:p>104.5</text:p>
          </table:table-cell>
          <table:table-cell office:value-type="float" office:value="30122" calcext:value-type="float">
            <text:p>30122</text:p>
          </table:table-cell>
          <table:table-cell office:value-type="float" office:value="2685.79" calcext:value-type="float">
            <text:p>2685.7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5.3" calcext:value-type="float">
            <text:p>105.3</text:p>
          </table:table-cell>
          <table:table-cell office:value-type="float" office:value="45.6619" calcext:value-type="float">
            <text:p>45.6619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1.18009" calcext:value-type="float">
            <text:p>1.18009</text:p>
          </table:table-cell>
        </table:table-row>
        <table:table-row table:style-name="ro1">
          <table:table-cell office:value-type="float" office:value="95.6721" calcext:value-type="float">
            <text:p>95.6721</text:p>
          </table:table-cell>
          <table:table-cell office:value-type="float" office:value="27195" calcext:value-type="float">
            <text:p>27195</text:p>
          </table:table-cell>
          <table:table-cell office:value-type="float" office:value="1247.98" calcext:value-type="float">
            <text:p>1247.98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30032" calcext:value-type="float">
            <text:p>30032</text:p>
          </table:table-cell>
          <table:table-cell office:value-type="float" office:value="16533.6" calcext:value-type="float">
            <text:p>16533.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2278.75" calcext:value-type="float">
            <text:p>2278.75</text:p>
          </table:table-cell>
          <table:table-cell office:value-type="float" office:value="328.1" calcext:value-type="float">
            <text:p>328.1</text:p>
          </table:table-cell>
          <table:table-cell office:value-type="float" office:value="323.2" calcext:value-type="float">
            <text:p>323.2</text:p>
          </table:table-cell>
          <table:table-cell office:value-type="float" office:value="7.20812" calcext:value-type="float">
            <text:p>7.20812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6.98" calcext:value-type="float">
            <text:p>6286.98</text:p>
          </table:table-cell>
          <table:table-cell office:value-type="float" office:value="368.719" calcext:value-type="float">
            <text:p>368.719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29802" calcext:value-type="float">
            <text:p>29802</text:p>
          </table:table-cell>
          <table:table-cell office:value-type="float" office:value="72630.7" calcext:value-type="float">
            <text:p>72630.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824.102" calcext:value-type="float">
            <text:p>824.102</text:p>
          </table:table-cell>
          <table:table-cell office:value-type="float" office:value="56.5" calcext:value-type="float">
            <text:p>56.5</text:p>
          </table:table-cell>
          <table:table-cell office:value-type="float" office:value="54.7" calcext:value-type="float">
            <text:p>54.7</text:p>
          </table:table-cell>
          <table:table-cell office:value-type="float" office:value="2.19627" calcext:value-type="float">
            <text:p>2.19627</text:p>
          </table:table-cell>
        </table:table-row>
        <table:table-row table:style-name="ro1">
          <table:table-cell office:value-type="float" office:value="15.0793" calcext:value-type="float">
            <text:p>15.0793</text:p>
          </table:table-cell>
          <table:table-cell office:value-type="float" office:value="4612.64" calcext:value-type="float">
            <text:p>4612.64</text:p>
          </table:table-cell>
          <table:table-cell office:value-type="float" office:value="126.724" calcext:value-type="float">
            <text:p>126.724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29877" calcext:value-type="float">
            <text:p>29877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321.127" calcext:value-type="float">
            <text:p>321.127</text:p>
          </table:table-cell>
          <table:table-cell office:value-type="float" office:value="33.9" calcext:value-type="float">
            <text:p>33.9</text:p>
          </table:table-cell>
          <table:table-cell office:value-type="float" office:value="33.7" calcext:value-type="float">
            <text:p>33.7</text:p>
          </table:table-cell>
          <table:table-cell office:value-type="float" office:value="1.99448" calcext:value-type="float">
            <text:p>1.99448</text:p>
          </table:table-cell>
        </table:table-row>
        <table:table-row table:style-name="ro1">
          <table:table-cell office:value-type="float" office:value="40.8514" calcext:value-type="float">
            <text:p>40.8514</text:p>
          </table:table-cell>
          <table:table-cell office:value-type="float" office:value="1442.09" calcext:value-type="float">
            <text:p>1442.09</text:p>
          </table:table-cell>
          <table:table-cell office:value-type="float" office:value="3264.6" calcext:value-type="float">
            <text:p>3264.6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29752" calcext:value-type="float">
            <text:p>29752</text:p>
          </table:table-cell>
          <table:table-cell office:value-type="float" office:value="403776" calcext:value-type="float">
            <text:p>403776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6536.02" calcext:value-type="float">
            <text:p>6536.02</text:p>
          </table:table-cell>
          <table:table-cell office:value-type="float" office:value="94.5" calcext:value-type="float">
            <text:p>94.5</text:p>
          </table:table-cell>
          <table:table-cell office:value-type="float" office:value="91.8" calcext:value-type="float">
            <text:p>91.8</text:p>
          </table:table-cell>
          <table:table-cell office:value-type="float" office:value="1.13074" calcext:value-type="float">
            <text:p>1.13074</text:p>
          </table:table-cell>
        </table:table-row>
        <table:table-row table:style-name="ro1">
          <table:table-cell office:value-type="float" office:value="11.9937" calcext:value-type="float">
            <text:p>11.9937</text:p>
          </table:table-cell>
          <table:table-cell office:value-type="float" office:value="12023.8" calcext:value-type="float">
            <text:p>12023.8</text:p>
          </table:table-cell>
          <table:table-cell office:value-type="float" office:value="5.11453" calcext:value-type="float">
            <text:p>5.11453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430.201" calcext:value-type="float">
            <text:p>430.20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52362" calcext:value-type="float">
            <text:p>8.5236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90852" calcext:value-type="float">
            <text:p>3.90852</text:p>
          </table:table-cell>
        </table:table-row>
        <table:table-row table:style-name="ro1">
          <table:table-cell office:value-type="float" office:value="6.0823" calcext:value-type="float">
            <text:p>6.0823</text:p>
          </table:table-cell>
          <table:table-cell office:value-type="float" office:value="5819.52" calcext:value-type="float">
            <text:p>5819.52</text:p>
          </table:table-cell>
          <table:table-cell office:value-type="float" office:value="2.96173" calcext:value-type="float">
            <text:p>2.96173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30111" calcext:value-type="float">
            <text:p>30111</text:p>
          </table:table-cell>
          <table:table-cell office:value-type="float" office:value="453.186" calcext:value-type="float">
            <text:p>453.18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5.39015" calcext:value-type="float">
            <text:p>5.39015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41452" calcext:value-type="float">
            <text:p>2.41452</text:p>
          </table:table-cell>
        </table:table-row>
        <table:table-row table:style-name="ro1">
          <table:table-cell office:value-type="float" office:value="8.09592" calcext:value-type="float">
            <text:p>8.09592</text:p>
          </table:table-cell>
          <table:table-cell office:value-type="float" office:value="7942.37" calcext:value-type="float">
            <text:p>7942.37</text:p>
          </table:table-cell>
          <table:table-cell office:value-type="float" office:value="3.67268" calcext:value-type="float">
            <text:p>3.67268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465.335" calcext:value-type="float">
            <text:p>465.3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4466" calcext:value-type="float">
            <text:p>6.4466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.0544" calcext:value-type="float">
            <text:p>3.0544</text:p>
          </table:table-cell>
        </table:table-row>
        <table:table-row table:style-name="ro1">
          <table:table-cell office:value-type="float" office:value="80.079" calcext:value-type="float">
            <text:p>80.079</text:p>
          </table:table-cell>
          <table:table-cell office:value-type="float" office:value="9642.35" calcext:value-type="float">
            <text:p>9642.35</text:p>
          </table:table-cell>
          <table:table-cell office:value-type="float" office:value="445.291" calcext:value-type="float">
            <text:p>445.291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29963" calcext:value-type="float">
            <text:p>29963</text:p>
          </table:table-cell>
          <table:table-cell office:value-type="float" office:value="8473.3" calcext:value-type="float">
            <text:p>8473.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719.68" calcext:value-type="float">
            <text:p>719.68</text:p>
          </table:table-cell>
          <table:table-cell office:value-type="float" office:value="50.3" calcext:value-type="float">
            <text:p>50.3</text:p>
          </table:table-cell>
          <table:table-cell office:value-type="float" office:value="49.5" calcext:value-type="float">
            <text:p>49.5</text:p>
          </table:table-cell>
          <table:table-cell office:value-type="float" office:value="3.10577" calcext:value-type="float">
            <text:p>3.10577</text:p>
          </table:table-cell>
        </table:table-row>
        <table:table-row table:style-name="ro1">
          <table:table-cell office:value-type="float" office:value="3.95164" calcext:value-type="float">
            <text:p>3.95164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9.471" calcext:value-type="float">
            <text:p>129.471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30164" calcext:value-type="float">
            <text:p>30164</text:p>
          </table:table-cell>
          <table:table-cell office:value-type="float" office:value="61850.7" calcext:value-type="float">
            <text:p>61850.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299.002" calcext:value-type="float">
            <text:p>299.002</text:p>
          </table:table-cell>
          <table:table-cell office:value-type="float" office:value="83.3" calcext:value-type="float">
            <text:p>83.3</text:p>
          </table:table-cell>
          <table:table-cell office:value-type="float" office:value="81.2" calcext:value-type="float">
            <text:p>81.2</text:p>
          </table:table-cell>
          <table:table-cell office:value-type="float" office:value="0.235203" calcext:value-type="float">
            <text:p>0.235203</text:p>
          </table:table-cell>
        </table:table-row>
        <table:table-row table:style-name="ro1">
          <table:table-cell office:value-type="float" office:value="18.5515" calcext:value-type="float">
            <text:p>18.5515</text:p>
          </table:table-cell>
          <table:table-cell office:value-type="float" office:value="3017.89" calcext:value-type="float">
            <text:p>3017.89</text:p>
          </table:table-cell>
          <table:table-cell office:value-type="float" office:value="2351.98" calcext:value-type="float">
            <text:p>2351.98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638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5091.07" calcext:value-type="float">
            <text:p>5091.07</text:p>
          </table:table-cell>
          <table:table-cell office:value-type="float" office:value="195.6" calcext:value-type="float">
            <text:p>195.6</text:p>
          </table:table-cell>
          <table:table-cell office:value-type="float" office:value="195.4" calcext:value-type="float">
            <text:p>195.4</text:p>
          </table:table-cell>
          <table:table-cell office:value-type="float" office:value="1.64503" calcext:value-type="float">
            <text:p>1.64503</text:p>
          </table:table-cell>
        </table:table-row>
        <table:table-row table:style-name="ro1">
          <table:table-cell office:value-type="float" office:value="15.4125" calcext:value-type="float">
            <text:p>15.4125</text:p>
          </table:table-cell>
          <table:table-cell office:value-type="float" office:value="15021.3" calcext:value-type="float">
            <text:p>15021.3</text:p>
          </table:table-cell>
          <table:table-cell office:value-type="float" office:value="1463.24" calcext:value-type="float">
            <text:p>1463.2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508447" calcext:value-type="float">
            <text:p>508447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3475.89" calcext:value-type="float">
            <text:p>3475.89</text:p>
          </table:table-cell>
          <table:table-cell office:value-type="float" office:value="109.2" calcext:value-type="float">
            <text:p>109.2</text:p>
          </table:table-cell>
          <table:table-cell office:value-type="float" office:value="105.6" calcext:value-type="float">
            <text:p>105.6</text:p>
          </table:table-cell>
          <table:table-cell office:value-type="float" office:value="4.23864" calcext:value-type="float">
            <text:p>4.23864</text:p>
          </table:table-cell>
        </table:table-row>
      </table:table>
      <table:table table:name="Decr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732" calcext:value-type="float">
            <text:p>3.3732</text:p>
          </table:table-cell>
          <table:table-cell office:value-type="float" office:value="2420.04" calcext:value-type="float">
            <text:p>2420.04</text:p>
          </table:table-cell>
          <table:table-cell office:value-type="float" office:value="6.61275" calcext:value-type="float">
            <text:p>6.61275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583" calcext:value-type="float">
            <text:p>0.45583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13.7132" calcext:value-type="float">
            <text:p>13.7132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.46782" calcext:value-type="float">
            <text:p>1.46782</text:p>
          </table:table-cell>
        </table:table-row>
        <table:table-row table:style-name="ro1">
          <table:table-cell office:value-type="float" office:value="34.6965" calcext:value-type="float">
            <text:p>34.6965</text:p>
          </table:table-cell>
          <table:table-cell office:value-type="float" office:value="10074.1" calcext:value-type="float">
            <text:p>10074.1</text:p>
          </table:table-cell>
          <table:table-cell office:value-type="float" office:value="1872.95" calcext:value-type="float">
            <text:p>1872.9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29724" calcext:value-type="float">
            <text:p>29724</text:p>
          </table:table-cell>
          <table:table-cell office:value-type="float" office:value="14.2905" calcext:value-type="float">
            <text:p>14.290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3579.32" calcext:value-type="float">
            <text:p>3579.32</text:p>
          </table:table-cell>
          <table:table-cell office:value-type="float" office:value="101.6" calcext:value-type="float">
            <text:p>101.6</text:p>
          </table:table-cell>
          <table:table-cell office:value-type="float" office:value="95.2" calcext:value-type="float">
            <text:p>95.2</text:p>
          </table:table-cell>
          <table:table-cell office:value-type="float" office:value="3.11261" calcext:value-type="float">
            <text:p>3.11261</text:p>
          </table:table-cell>
        </table:table-row>
        <table:table-row table:style-name="ro1">
          <table:table-cell office:value-type="float" office:value="3.13084" calcext:value-type="float">
            <text:p>3.13084</text:p>
          </table:table-cell>
          <table:table-cell office:value-type="float" office:value="1234.55" calcext:value-type="float">
            <text:p>1234.55</text:p>
          </table:table-cell>
          <table:table-cell office:value-type="float" office:value="17.7674" calcext:value-type="float">
            <text:p>17.7674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848" calcext:value-type="float">
            <text:p>0.36848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44.4253" calcext:value-type="float">
            <text:p>44.4253</text:p>
          </table:table-cell>
          <table:table-cell office:value-type="float" office:value="79.2" calcext:value-type="float">
            <text:p>79.2</text:p>
          </table:table-cell>
          <table:table-cell office:value-type="float" office:value="76.5" calcext:value-type="float">
            <text:p>76.5</text:p>
          </table:table-cell>
          <table:table-cell office:value-type="float" office:value="1.10833" calcext:value-type="float">
            <text:p>1.10833</text:p>
          </table:table-cell>
        </table:table-row>
        <table:table-row table:style-name="ro1">
          <table:table-cell office:value-type="float" office:value="91.1092" calcext:value-type="float">
            <text:p>91.1092</text:p>
          </table:table-cell>
          <table:table-cell office:value-type="float" office:value="27177.3" calcext:value-type="float">
            <text:p>27177.3</text:p>
          </table:table-cell>
          <table:table-cell office:value-type="float" office:value="1265.04" calcext:value-type="float">
            <text:p>1265.0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984" calcext:value-type="float">
            <text:p>5.8698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2284.2" calcext:value-type="float">
            <text:p>2284.2</text:p>
          </table:table-cell>
          <table:table-cell office:value-type="float" office:value="309.8" calcext:value-type="float">
            <text:p>309.8</text:p>
          </table:table-cell>
          <table:table-cell office:value-type="float" office:value="303.5" calcext:value-type="float">
            <text:p>303.5</text:p>
          </table:table-cell>
          <table:table-cell office:value-type="float" office:value="7.12528" calcext:value-type="float">
            <text:p>7.12528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8.31" calcext:value-type="float">
            <text:p>6288.31</text:p>
          </table:table-cell>
          <table:table-cell office:value-type="float" office:value="378.211" calcext:value-type="float">
            <text:p>378.211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77" calcext:value-type="float">
            <text:p>11.7877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815.501" calcext:value-type="float">
            <text:p>815.501</text:p>
          </table:table-cell>
          <table:table-cell office:value-type="float" office:value="56.3" calcext:value-type="float">
            <text:p>56.3</text:p>
          </table:table-cell>
          <table:table-cell office:value-type="float" office:value="53.9" calcext:value-type="float">
            <text:p>53.9</text:p>
          </table:table-cell>
          <table:table-cell office:value-type="float" office:value="2.35058" calcext:value-type="float">
            <text:p>2.35058</text:p>
          </table:table-cell>
        </table:table-row>
        <table:table-row table:style-name="ro1">
          <table:table-cell office:value-type="float" office:value="12.674" calcext:value-type="float">
            <text:p>12.674</text:p>
          </table:table-cell>
          <table:table-cell office:value-type="float" office:value="4612.85" calcext:value-type="float">
            <text:p>4612.85</text:p>
          </table:table-cell>
          <table:table-cell office:value-type="float" office:value="128.077" calcext:value-type="float">
            <text:p>128.077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29877" calcext:value-type="float">
            <text:p>29877</text:p>
          </table:table-cell>
          <table:table-cell office:value-type="float" office:value="3.70431" calcext:value-type="float">
            <text:p>3.70431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319.638" calcext:value-type="float">
            <text:p>319.638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.04708" calcext:value-type="float">
            <text:p>2.04708</text:p>
          </table:table-cell>
        </table:table-row>
        <table:table-row table:style-name="ro1">
          <table:table-cell office:value-type="float" office:value="33.261" calcext:value-type="float">
            <text:p>33.261</text:p>
          </table:table-cell>
          <table:table-cell office:value-type="float" office:value="1444.06" calcext:value-type="float">
            <text:p>1444.06</text:p>
          </table:table-cell>
          <table:table-cell office:value-type="float" office:value="3211.32" calcext:value-type="float">
            <text:p>3211.32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29752" calcext:value-type="float">
            <text:p>29752</text:p>
          </table:table-cell>
          <table:table-cell office:value-type="float" office:value="34.3439" calcext:value-type="float">
            <text:p>34.3439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6411.26" calcext:value-type="float">
            <text:p>6411.26</text:p>
          </table:table-cell>
          <table:table-cell office:value-type="float" office:value="93.6" calcext:value-type="float">
            <text:p>93.6</text:p>
          </table:table-cell>
          <table:table-cell office:value-type="float" office:value="91.4" calcext:value-type="float">
            <text:p>91.4</text:p>
          </table:table-cell>
          <table:table-cell office:value-type="float" office:value="0.951603" calcext:value-type="float">
            <text:p>0.951603</text:p>
          </table:table-cell>
        </table:table-row>
        <table:table-row table:style-name="ro1">
          <table:table-cell office:value-type="float" office:value="9.09767" calcext:value-type="float">
            <text:p>9.09767</text:p>
          </table:table-cell>
          <table:table-cell office:value-type="float" office:value="12009.3" calcext:value-type="float">
            <text:p>12009.3</text:p>
          </table:table-cell>
          <table:table-cell office:value-type="float" office:value="5.10961" calcext:value-type="float">
            <text:p>5.10961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0.220867" calcext:value-type="float">
            <text:p>0.220867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39237" calcext:value-type="float">
            <text:p>8.39237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71481" calcext:value-type="float">
            <text:p>3.71481</text:p>
          </table:table-cell>
        </table:table-row>
        <table:table-row table:style-name="ro1">
          <table:table-cell office:value-type="float" office:value="5.11416" calcext:value-type="float">
            <text:p>5.11416</text:p>
          </table:table-cell>
          <table:table-cell office:value-type="float" office:value="5819.22" calcext:value-type="float">
            <text:p>5819.22</text:p>
          </table:table-cell>
          <table:table-cell office:value-type="float" office:value="2.95228" calcext:value-type="float">
            <text:p>2.95228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30111" calcext:value-type="float">
            <text:p>30111</text:p>
          </table:table-cell>
          <table:table-cell office:value-type="float" office:value="0.200272" calcext:value-type="float">
            <text:p>0.200272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5.26312" calcext:value-type="float">
            <text:p>5.26312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30437" calcext:value-type="float">
            <text:p>2.30437</text:p>
          </table:table-cell>
        </table:table-row>
        <table:table-row table:style-name="ro1">
          <table:table-cell office:value-type="float" office:value="6.37344" calcext:value-type="float">
            <text:p>6.37344</text:p>
          </table:table-cell>
          <table:table-cell office:value-type="float" office:value="7935.97" calcext:value-type="float">
            <text:p>7935.97</text:p>
          </table:table-cell>
          <table:table-cell office:value-type="float" office:value="3.66126" calcext:value-type="float">
            <text:p>3.6612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0.21336" calcext:value-type="float">
            <text:p>0.2133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73806" calcext:value-type="float">
            <text:p>2.73806</text:p>
          </table:table-cell>
        </table:table-row>
        <table:table-row table:style-name="ro1">
          <table:table-cell office:value-type="float" office:value="54.4548" calcext:value-type="float">
            <text:p>54.4548</text:p>
          </table:table-cell>
          <table:table-cell office:value-type="float" office:value="9638.96" calcext:value-type="float">
            <text:p>9638.96</text:p>
          </table:table-cell>
          <table:table-cell office:value-type="float" office:value="454.516" calcext:value-type="float">
            <text:p>454.516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29963" calcext:value-type="float">
            <text:p>29963</text:p>
          </table:table-cell>
          <table:table-cell office:value-type="float" office:value="6.36514" calcext:value-type="float">
            <text:p>6.36514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714.579" calcext:value-type="float">
            <text:p>714.579</text:p>
          </table:table-cell>
          <table:table-cell office:value-type="float" office:value="49.5" calcext:value-type="float">
            <text:p>49.5</text:p>
          </table:table-cell>
          <table:table-cell office:value-type="float" office:value="49.1" calcext:value-type="float">
            <text:p>49.1</text:p>
          </table:table-cell>
          <table:table-cell office:value-type="float" office:value="3.17508" calcext:value-type="float">
            <text:p>3.17508</text:p>
          </table:table-cell>
        </table:table-row>
        <table:table-row table:style-name="ro1">
          <table:table-cell office:value-type="float" office:value="3.28038" calcext:value-type="float">
            <text:p>3.28038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135.075" calcext:value-type="float">
            <text:p>135.07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30164" calcext:value-type="float">
            <text:p>30164</text:p>
          </table:table-cell>
          <table:table-cell office:value-type="float" office:value="2.41511" calcext:value-type="float">
            <text:p>2.4151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99.065" calcext:value-type="float">
            <text:p>299.065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6.7414" calcext:value-type="float">
            <text:p>16.7414</text:p>
          </table:table-cell>
          <table:table-cell office:value-type="float" office:value="3021.05" calcext:value-type="float">
            <text:p>3021.05</text:p>
          </table:table-cell>
          <table:table-cell office:value-type="float" office:value="2280.46" calcext:value-type="float">
            <text:p>2280.46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29922" calcext:value-type="float">
            <text:p>29922</text:p>
          </table:table-cell>
          <table:table-cell office:value-type="float" office:value="46.4539" calcext:value-type="float">
            <text:p>46.4539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4459.76" calcext:value-type="float">
            <text:p>4459.76</text:p>
          </table:table-cell>
          <table:table-cell office:value-type="float" office:value="167.9" calcext:value-type="float">
            <text:p>167.9</text:p>
          </table:table-cell>
          <table:table-cell office:value-type="float" office:value="166.9" calcext:value-type="float">
            <text:p>166.9</text:p>
          </table:table-cell>
          <table:table-cell office:value-type="float" office:value="1.38378" calcext:value-type="float">
            <text:p>1.38378</text:p>
          </table:table-cell>
        </table:table-row>
        <table:table-row table:style-name="ro1">
          <table:table-cell office:value-type="float" office:value="15.5889" calcext:value-type="float">
            <text:p>15.5889</text:p>
          </table:table-cell>
          <table:table-cell office:value-type="float" office:value="15022.9" calcext:value-type="float">
            <text:p>15022.9</text:p>
          </table:table-cell>
          <table:table-cell office:value-type="float" office:value="1488.97" calcext:value-type="float">
            <text:p>1488.97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39" calcext:value-type="float">
            <text:p>40.43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3447.82" calcext:value-type="float">
            <text:p>3447.82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7" calcext:value-type="float">
            <text:p>104.7</text:p>
          </table:table-cell>
          <table:table-cell office:value-type="float" office:value="4.23831" calcext:value-type="float">
            <text:p>4.2383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formula="of:=[.G3]/[.F3]*1000" office:value-type="float" office:value="0.0151852222000133" calcext:value-type="float">
            <text:p>0.01518522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4]/[.F4]*1000" office:value-type="float" office:value="0.480773112636254" calcext:value-type="float">
            <text:p>0.4807731126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5]/[.F5]*1000" office:value-type="float" office:value="0.0122329194608592" calcext:value-type="float">
            <text:p>0.012232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6]/[.F6]*1000" office:value-type="float" office:value="0.195452850293021" calcext:value-type="float">
            <text:p>0.1954528503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7]/[.F7]*1000" office:value-type="float" office:value="0.395533856788135" calcext:value-type="float">
            <text:p>0.395533856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8]/[.F8]*1000" office:value-type="float" office:value="0.123985339893564" calcext:value-type="float">
            <text:p>0.123985339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9]/[.F9]*1000" office:value-type="float" office:value="1.15433920408712" calcext:value-type="float">
            <text:p>1.154339204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0]/[.F10]*1000" office:value-type="float" office:value="0.00740692176129313" calcext:value-type="float">
            <text:p>0.007406921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1]/[.F11]*1000" office:value-type="float" office:value="0.00665112417388994" calcext:value-type="float">
            <text:p>0.006651124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2]/[.F12]*1000" office:value-type="float" office:value="0.00710891946823043" calcext:value-type="float">
            <text:p>0.007108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3]/[.F13]*1000" office:value-type="float" office:value="0.212433334445817" calcext:value-type="float">
            <text:p>0.212433334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4]/[.F14]*1000" office:value-type="float" office:value="0.0800659726826681" calcext:value-type="float">
            <text:p>0.0800659727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5]/[.F15]*1000" office:value-type="float" office:value="1.55249983289887" calcext:value-type="float">
            <text:p>1.55249983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6]/[.F16]*1000" office:value-type="float" office:value="1.35674025364021" calcext:value-type="float">
            <text:p>1.3567402536</text:p>
          </table:table-cell>
          <table:table-cell table:number-columns-repeated="8"/>
        </table:table-row>
      </table:table>
      <table:table table:name="Rand 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11067" calcext:value-type="float">
            <text:p>3.11067</text:p>
          </table:table-cell>
          <table:table-cell office:value-type="float" office:value="3.26589" calcext:value-type="float">
            <text:p>3.26589</text:p>
          </table:table-cell>
          <table:table-cell office:value-type="float" office:value="2416.1" calcext:value-type="float">
            <text:p>2416.1</text:p>
          </table:table-cell>
          <table:table-cell office:value-type="float" office:value="2.817" calcext:value-type="float">
            <text:p>2.817</text:p>
          </table:table-cell>
          <table:table-cell office:value-type="float" office:value="4.48758" calcext:value-type="float">
            <text:p>4.48758</text:p>
          </table:table-cell>
          <table:table-cell office:value-type="float" office:value="549" calcext:value-type="float">
            <text:p>549</text:p>
          </table:table-cell>
          <table:table-cell office:value-type="float" office:value="1681" calcext:value-type="float">
            <text:p>1681</text:p>
          </table:table-cell>
          <table:table-cell office:value-type="float" office:value="550" calcext:value-type="float">
            <text:p>550</text:p>
          </table:table-cell>
          <table:table-cell table:style-name="ce2" office:value-type="float" office:value="550" calcext:value-type="float">
            <text:p>55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2819" calcext:value-type="float">
            <text:p>28.2819</text:p>
          </table:table-cell>
          <table:table-cell office:value-type="float" office:value="5.35216" calcext:value-type="float">
            <text:p>5.35216</text:p>
          </table:table-cell>
          <table:table-cell office:value-type="float" office:value="10055" calcext:value-type="float">
            <text:p>10055</text:p>
          </table:table-cell>
          <table:table-cell office:value-type="float" office:value="40.4506" calcext:value-type="float">
            <text:p>40.4506</text:p>
          </table:table-cell>
          <table:table-cell office:value-type="float" office:value="32.1028" calcext:value-type="float">
            <text:p>32.1028</text:p>
          </table:table-cell>
          <table:table-cell office:value-type="float" office:value="35455" calcext:value-type="float">
            <text:p>35455</text:p>
          </table:table-cell>
          <table:table-cell office:value-type="float" office:value="299.6" calcext:value-type="float">
            <text:p>300</text:p>
          </table:table-cell>
          <table:table-cell office:value-type="float" office:value="35456" calcext:value-type="float">
            <text:p>35456</text:p>
          </table:table-cell>
          <table:table-cell table:style-name="ce2" office:value-type="float" office:value="35456" calcext:value-type="float">
            <text:p>35456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43" calcext:value-type="float">
            <text:p>3.2143</text:p>
          </table:table-cell>
          <table:table-cell office:value-type="float" office:value="2.68732" calcext:value-type="float">
            <text:p>2.68732</text:p>
          </table:table-cell>
          <table:table-cell office:value-type="float" office:value="1228.98" calcext:value-type="float">
            <text:p>1228.98</text:p>
          </table:table-cell>
          <table:table-cell office:value-type="float" office:value="2.06274" calcext:value-type="float">
            <text:p>2.06274</text:p>
          </table:table-cell>
          <table:table-cell office:value-type="float" office:value="4.78049" calcext:value-type="float">
            <text:p>4.78049</text:p>
          </table:table-cell>
          <table:table-cell office:value-type="float" office:value="343" calcext:value-type="float">
            <text:p>343</text:p>
          </table:table-cell>
          <table:table-cell office:value-type="float" office:value="2979.2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4" calcext:value-type="float">
            <text:p>344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05" calcext:value-type="float">
            <text:p>86.305</text:p>
          </table:table-cell>
          <table:table-cell office:value-type="float" office:value="9.25931" calcext:value-type="float">
            <text:p>9.25931</text:p>
          </table:table-cell>
          <table:table-cell office:value-type="float" office:value="27202" calcext:value-type="float">
            <text:p>27202</text:p>
          </table:table-cell>
          <table:table-cell office:value-type="float" office:value="47.3563" calcext:value-type="float">
            <text:p>47.3563</text:p>
          </table:table-cell>
          <table:table-cell office:value-type="float" office:value="95.2686" calcext:value-type="float">
            <text:p>95.2686</text:p>
          </table:table-cell>
          <table:table-cell office:value-type="float" office:value="14815" calcext:value-type="float">
            <text:p>14815</text:p>
          </table:table-cell>
          <table:table-cell office:value-type="float" office:value="2297.6" calcext:value-type="float">
            <text:p>2298</text:p>
          </table:table-cell>
          <table:table-cell office:value-type="float" office:value="14816" calcext:value-type="float">
            <text:p>14816</text:p>
          </table:table-cell>
          <table:table-cell table:style-name="ce2" office:value-type="float" office:value="14816" calcext:value-type="float">
            <text:p>14816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71517" calcext:value-type="float">
            <text:p>8.71517</text:p>
          </table:table-cell>
          <table:table-cell office:value-type="float" office:value="4.42248" calcext:value-type="float">
            <text:p>4.42248</text:p>
          </table:table-cell>
          <table:table-cell office:value-type="float" office:value="6281.39" calcext:value-type="float">
            <text:p>6281.39</text:p>
          </table:table-cell>
          <table:table-cell office:value-type="float" office:value="24.6656" calcext:value-type="float">
            <text:p>24.6656</text:p>
          </table:table-cell>
          <table:table-cell office:value-type="float" office:value="10.6238" calcext:value-type="float">
            <text:p>10.6238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6" calcext:value-type="float">
            <text:p>107</text:p>
          </table:table-cell>
          <table:table-cell office:value-type="float" office:value="28755" calcext:value-type="float">
            <text:p>28755</text:p>
          </table:table-cell>
          <table:table-cell table:style-name="ce2" office:value-type="float" office:value="28755" calcext:value-type="float">
            <text:p>28755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631" calcext:value-type="float">
            <text:p>11.5631</text:p>
          </table:table-cell>
          <table:table-cell office:value-type="float" office:value="4.8717" calcext:value-type="float">
            <text:p>4.8717</text:p>
          </table:table-cell>
          <table:table-cell office:value-type="float" office:value="4607.35" calcext:value-type="float">
            <text:p>4607.35</text:p>
          </table:table-cell>
          <table:table-cell office:value-type="float" office:value="11.0132" calcext:value-type="float">
            <text:p>11.0132</text:p>
          </table:table-cell>
          <table:table-cell office:value-type="float" office:value="14.572" calcext:value-type="float">
            <text:p>14.572</text:p>
          </table:table-cell>
          <table:table-cell office:value-type="float" office:value="6332" calcext:value-type="float">
            <text:p>6332</text:p>
          </table:table-cell>
          <table:table-cell office:value-type="float" office:value="670.8" calcext:value-type="float">
            <text:p>671</text:p>
          </table:table-cell>
          <table:table-cell office:value-type="float" office:value="6333" calcext:value-type="float">
            <text:p>6333</text:p>
          </table:table-cell>
          <table:table-cell table:style-name="ce2" office:value-type="float" office:value="6333" calcext:value-type="float">
            <text:p>6333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404" calcext:value-type="float">
            <text:p>30.1404</text:p>
          </table:table-cell>
          <table:table-cell office:value-type="float" office:value="3.09104" calcext:value-type="float">
            <text:p>3.09104</text:p>
          </table:table-cell>
          <table:table-cell office:value-type="float" office:value="1446.94" calcext:value-type="float">
            <text:p>1446.94</text:p>
          </table:table-cell>
          <table:table-cell office:value-type="float" office:value="50.1085" calcext:value-type="float">
            <text:p>50.1085</text:p>
          </table:table-cell>
          <table:table-cell office:value-type="float" office:value="33.7656" calcext:value-type="float">
            <text:p>33.7656</text:p>
          </table:table-cell>
          <table:table-cell office:value-type="float" office:value="51386" calcext:value-type="float">
            <text:p>51386</text:p>
          </table:table-cell>
          <table:table-cell office:value-type="float" office:value="231.6" calcext:value-type="float">
            <text:p>232</text:p>
          </table:table-cell>
          <table:table-cell office:value-type="float" office:value="51387" calcext:value-type="float">
            <text:p>51387</text:p>
          </table:table-cell>
          <table:table-cell table:style-name="ce2" office:value-type="float" office:value="51379" calcext:value-type="float">
            <text:p>51379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269" calcext:value-type="float">
            <text:p>9.10269</text:p>
          </table:table-cell>
          <table:table-cell office:value-type="float" office:value="5.6641" calcext:value-type="float">
            <text:p>5.6641</text:p>
          </table:table-cell>
          <table:table-cell office:value-type="float" office:value="12013.7" calcext:value-type="float">
            <text:p>12013.7</text:p>
          </table:table-cell>
          <table:table-cell office:value-type="float" office:value="4.56001" calcext:value-type="float">
            <text:p>4.56001</text:p>
          </table:table-cell>
          <table:table-cell office:value-type="float" office:value="22.6136" calcext:value-type="float">
            <text:p>22.6136</text:p>
          </table:table-cell>
          <table:table-cell office:value-type="float" office:value="12" calcext:value-type="float">
            <text:p>12</text:p>
          </table:table-cell>
          <table:table-cell office:value-type="float" office:value="203154" calcext:value-type="float">
            <text:p>20315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73" calcext:value-type="float">
            <text:p>5.17173</text:p>
          </table:table-cell>
          <table:table-cell office:value-type="float" office:value="3.93836" calcext:value-type="float">
            <text:p>3.93836</text:p>
          </table:table-cell>
          <table:table-cell office:value-type="float" office:value="5828.28" calcext:value-type="float">
            <text:p>5828.28</text:p>
          </table:table-cell>
          <table:table-cell office:value-type="float" office:value="2.73653" calcext:value-type="float">
            <text:p>2.73653</text:p>
          </table:table-cell>
          <table:table-cell office:value-type="float" office:value="14.2692" calcext:value-type="float">
            <text:p>14.2692</text:p>
          </table:table-cell>
          <table:table-cell office:value-type="float" office:value="9" calcext:value-type="float">
            <text:p>9</text:p>
          </table:table-cell>
          <table:table-cell office:value-type="float" office:value="144647" calcext:value-type="float">
            <text:p>14464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8653" calcext:value-type="float">
            <text:p>6.38653</text:p>
          </table:table-cell>
          <table:table-cell office:value-type="float" office:value="4.6762" calcext:value-type="float">
            <text:p>4.6762</text:p>
          </table:table-cell>
          <table:table-cell office:value-type="float" office:value="7942.25" calcext:value-type="float">
            <text:p>7942.25</text:p>
          </table:table-cell>
          <table:table-cell office:value-type="float" office:value="3.14994" calcext:value-type="float">
            <text:p>3.14994</text:p>
          </table:table-cell>
          <table:table-cell office:value-type="float" office:value="16.0442" calcext:value-type="float">
            <text:p>16.0442</text:p>
          </table:table-cell>
          <table:table-cell office:value-type="float" office:value="12" calcext:value-type="float">
            <text:p>12</text:p>
          </table:table-cell>
          <table:table-cell office:value-type="float" office:value="141028" calcext:value-type="float">
            <text:p>141028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429" calcext:value-type="float">
            <text:p>54.429</text:p>
          </table:table-cell>
          <table:table-cell office:value-type="float" office:value="5.13319" calcext:value-type="float">
            <text:p>5.13319</text:p>
          </table:table-cell>
          <table:table-cell office:value-type="float" office:value="9619.98" calcext:value-type="float">
            <text:p>9619.98</text:p>
          </table:table-cell>
          <table:table-cell office:value-type="float" office:value="38.0128" calcext:value-type="float">
            <text:p>38.0128</text:p>
          </table:table-cell>
          <table:table-cell office:value-type="float" office:value="59.8321" calcext:value-type="float">
            <text:p>59.8321</text:p>
          </table:table-cell>
          <table:table-cell office:value-type="float" office:value="14854" calcext:value-type="float">
            <text:p>14854</text:p>
          </table:table-cell>
          <table:table-cell office:value-type="float" office:value="1485.4" calcext:value-type="float">
            <text:p>1485</text:p>
          </table:table-cell>
          <table:table-cell office:value-type="float" office:value="14855" calcext:value-type="float">
            <text:p>14855</text:p>
          </table:table-cell>
          <table:table-cell table:style-name="ce2" office:value-type="float" office:value="14855" calcext:value-type="float">
            <text:p>14855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6458" calcext:value-type="float">
            <text:p>3.46458</text:p>
          </table:table-cell>
          <table:table-cell office:value-type="float" office:value="1.83215" calcext:value-type="float">
            <text:p>1.83215</text:p>
          </table:table-cell>
          <table:table-cell office:value-type="float" office:value="19.8458" calcext:value-type="float">
            <text:p>19.8458</text:p>
          </table:table-cell>
          <table:table-cell office:value-type="float" office:value="3.39181" calcext:value-type="float">
            <text:p>3.39181</text:p>
          </table:table-cell>
          <table:table-cell office:value-type="float" office:value="3.78096" calcext:value-type="float">
            <text:p>3.78096</text:p>
          </table:table-cell>
          <table:table-cell office:value-type="float" office:value="3383" calcext:value-type="float">
            <text:p>3383</text:p>
          </table:table-cell>
          <table:table-cell office:value-type="float" office:value="388" calcext:value-type="float">
            <text:p>388</text:p>
          </table:table-cell>
          <table:table-cell office:value-type="float" office:value="3384" calcext:value-type="float">
            <text:p>3384</text:p>
          </table:table-cell>
          <table:table-cell table:style-name="ce2" office:value-type="float" office:value="3384" calcext:value-type="float">
            <text:p>3384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0.4268" calcext:value-type="float">
            <text:p>20.4268</text:p>
          </table:table-cell>
          <table:table-cell office:value-type="float" office:value="3.17032" calcext:value-type="float">
            <text:p>3.17032</text:p>
          </table:table-cell>
          <table:table-cell office:value-type="float" office:value="3017.02" calcext:value-type="float">
            <text:p>3017.02</text:p>
          </table:table-cell>
          <table:table-cell office:value-type="float" office:value="63.349" calcext:value-type="float">
            <text:p>63.349</text:p>
          </table:table-cell>
          <table:table-cell office:value-type="float" office:value="18.1073" calcext:value-type="float">
            <text:p>18.1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5.6" calcext:value-type="float">
            <text:p>76</text:p>
          </table:table-cell>
          <table:table-cell office:value-type="float" office:value="84231" calcext:value-type="float">
            <text:p>84231</text:p>
          </table:table-cell>
          <table:table-cell table:style-name="ce2" office:value-type="float" office:value="84203.4" calcext:value-type="float">
            <text:p>84203.4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6.7848" calcext:value-type="float">
            <text:p>16.7848</text:p>
          </table:table-cell>
          <table:table-cell office:value-type="float" office:value="6.37303" calcext:value-type="float">
            <text:p>6.37303</text:p>
          </table:table-cell>
          <table:table-cell office:value-type="float" office:value="15070.4" calcext:value-type="float">
            <text:p>15070.4</text:p>
          </table:table-cell>
          <table:table-cell office:value-type="float" office:value="82.4179" calcext:value-type="float">
            <text:p>82.4179</text:p>
          </table:table-cell>
          <table:table-cell office:value-type="float" office:value="17.8623" calcext:value-type="float">
            <text:p>17.8623</text:p>
          </table:table-cell>
          <table:table-cell office:value-type="float" office:value="100029" calcext:value-type="float">
            <text:p>100029</text:p>
          </table:table-cell>
          <table:table-cell office:value-type="float" office:value="43.6" calcext:value-type="float">
            <text:p>44</text:p>
          </table:table-cell>
          <table:table-cell office:value-type="float" office:value="100030" calcext:value-type="float">
            <text:p>100030</text:p>
          </table:table-cell>
          <table:table-cell table:style-name="ce2" office:value-type="float" office:value="100030" calcext:value-type="float">
            <text:p>100030.0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 2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ax New</text:p>
          </table:table-cell>
          <table:table-cell office:value-type="string" calcext:value-type="string">
            <text:p>Colour C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64" calcext:value-type="float">
            <text:p>3.09264</text:p>
          </table:table-cell>
          <table:table-cell office:value-type="float" office:value="2418.93" calcext:value-type="float">
            <text:p>2418.93</text:p>
          </table:table-cell>
          <table:table-cell office:value-type="float" office:value="8.47027" calcext:value-type="float">
            <text:p>8.47027</text:p>
          </table:table-cell>
          <table:table-cell office:value-type="float" office:value="19.8" calcext:value-type="float">
            <text:p>20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3149" calcext:value-type="float">
            <text:p>14.3149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1.37707" calcext:value-type="float">
            <text:p>1.37707</text:p>
          </table:table-cell>
          <table:table-cell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798" calcext:value-type="float">
            <text:p>28.1798</text:p>
          </table:table-cell>
          <table:table-cell office:value-type="float" office:value="10071.5" calcext:value-type="float">
            <text:p>10071.5</text:p>
          </table:table-cell>
          <table:table-cell office:value-type="float" office:value="2131.9" calcext:value-type="float">
            <text:p>2131.9</text:p>
          </table:table-cell>
          <table:table-cell office:value-type="float" office:value="313.4" calcext:value-type="float">
            <text:p>313</text:p>
          </table:table-cell>
          <table:table-cell table:number-columns-repeated="2" office:value-type="float" office:value="313.4" calcext:value-type="float">
            <text:p>313.4</text:p>
          </table:table-cell>
          <table:table-cell office:value-type="float" office:value="3560.14" calcext:value-type="float">
            <text:p>3560.14</text:p>
          </table:table-cell>
          <table:table-cell table:number-columns-repeated="2" office:value-type="float" office:value="82" calcext:value-type="float">
            <text:p>82.0</text:p>
          </table:table-cell>
          <table:table-cell office:value-type="float" office:value="3.54894" calcext:value-type="float">
            <text:p>3.54894</text:p>
          </table:table-cell>
          <table:table-cell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4271" calcext:value-type="float">
            <text:p>3.24271</text:p>
          </table:table-cell>
          <table:table-cell office:value-type="float" office:value="1231.75" calcext:value-type="float">
            <text:p>1231.75</text:p>
          </table:table-cell>
          <table:table-cell office:value-type="float" office:value="28.1163" calcext:value-type="float">
            <text:p>28.1163</text:p>
          </table:table-cell>
          <table:table-cell office:value-type="float" office:value="112.4" calcext:value-type="float">
            <text:p>112</text:p>
          </table:table-cell>
          <table:table-cell table:number-columns-repeated="2" office:value-type="float" office:value="112.4" calcext:value-type="float">
            <text:p>112.4</text:p>
          </table:table-cell>
          <table:table-cell office:value-type="float" office:value="46.5558" calcext:value-type="float">
            <text:p>46.5558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1.20845" calcext:value-type="float">
            <text:p>1.20845</text:p>
          </table:table-cell>
          <table:table-cell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5.8694" calcext:value-type="float">
            <text:p>85.8694</text:p>
          </table:table-cell>
          <table:table-cell office:value-type="float" office:value="27186.6" calcext:value-type="float">
            <text:p>27186.6</text:p>
          </table:table-cell>
          <table:table-cell office:value-type="float" office:value="1691.93" calcext:value-type="float">
            <text:p>1691.93</text:p>
          </table:table-cell>
          <table:table-cell office:value-type="float" office:value="448.8" calcext:value-type="float">
            <text:p>449</text:p>
          </table:table-cell>
          <table:table-cell table:number-columns-repeated="2" office:value-type="float" office:value="448.8" calcext:value-type="float">
            <text:p>448.8</text:p>
          </table:table-cell>
          <table:table-cell office:value-type="float" office:value="2279.08" calcext:value-type="float">
            <text:p>2279.08</text:p>
          </table:table-cell>
          <table:table-cell table:number-columns-repeated="2" office:value-type="float" office:value="324" calcext:value-type="float">
            <text:p>324.0</text:p>
          </table:table-cell>
          <table:table-cell office:value-type="float" office:value="6.94136" calcext:value-type="float">
            <text:p>6.94136</text:p>
          </table:table-cell>
          <table:table-cell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6517" calcext:value-type="float">
            <text:p>8.66517</text:p>
          </table:table-cell>
          <table:table-cell office:value-type="float" office:value="6286.82" calcext:value-type="float">
            <text:p>6286.82</text:p>
          </table:table-cell>
          <table:table-cell office:value-type="float" office:value="461.461" calcext:value-type="float">
            <text:p>461.461</text:p>
          </table:table-cell>
          <table:table-cell office:value-type="float" office:value="202.6" calcext:value-type="float">
            <text:p>203</text:p>
          </table:table-cell>
          <table:table-cell table:number-columns-repeated="2" office:value-type="float" office:value="202.6" calcext:value-type="float">
            <text:p>202.6</text:p>
          </table:table-cell>
          <table:table-cell office:value-type="float" office:value="808.282" calcext:value-type="float">
            <text:p>808.282</text:p>
          </table:table-cell>
          <table:table-cell table:number-columns-repeated="2" office:value-type="float" office:value="43.2" calcext:value-type="float">
            <text:p>43.2</text:p>
          </table:table-cell>
          <table:table-cell office:value-type="float" office:value="2.44586" calcext:value-type="float">
            <text:p>2.44586</text:p>
          </table:table-cell>
          <table:table-cell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306" calcext:value-type="float">
            <text:p>11.5306</text:p>
          </table:table-cell>
          <table:table-cell office:value-type="float" office:value="4607.99" calcext:value-type="float">
            <text:p>4607.99</text:p>
          </table:table-cell>
          <table:table-cell office:value-type="float" office:value="188.109" calcext:value-type="float">
            <text:p>188.109</text:p>
          </table:table-cell>
          <table:table-cell office:value-type="float" office:value="49.2" calcext:value-type="float">
            <text:p>49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313.646" calcext:value-type="float">
            <text:p>313.646</text:p>
          </table:table-cell>
          <table:table-cell table:number-columns-repeated="2" office:value-type="float" office:value="34.6" calcext:value-type="float">
            <text:p>34.6</text:p>
          </table:table-cell>
          <table:table-cell office:value-type="float" office:value="2.13605" calcext:value-type="float">
            <text:p>2.13605</text:p>
          </table:table-cell>
          <table:table-cell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602" calcext:value-type="float">
            <text:p>30.1602</text:p>
          </table:table-cell>
          <table:table-cell office:value-type="float" office:value="1445.22" calcext:value-type="float">
            <text:p>1445.22</text:p>
          </table:table-cell>
          <table:table-cell office:value-type="float" office:value="3682.62" calcext:value-type="float">
            <text:p>3682.62</text:p>
          </table:table-cell>
          <table:table-cell office:value-type="float" office:value="530.4" calcext:value-type="float">
            <text:p>530</text:p>
          </table:table-cell>
          <table:table-cell table:number-columns-repeated="2" office:value-type="float" office:value="530.4" calcext:value-type="float">
            <text:p>530.4</text:p>
          </table:table-cell>
          <table:table-cell office:value-type="float" office:value="6412.79" calcext:value-type="float">
            <text:p>6412.79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1.08676" calcext:value-type="float">
            <text:p>1.08676</text:p>
          </table:table-cell>
          <table:table-cell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1356" calcext:value-type="float">
            <text:p>9.11356</text:p>
          </table:table-cell>
          <table:table-cell office:value-type="float" office:value="12012.8" calcext:value-type="float">
            <text:p>12012.8</text:p>
          </table:table-cell>
          <table:table-cell office:value-type="float" office:value="5.62559" calcext:value-type="float">
            <text:p>5.625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.37004" calcext:value-type="float">
            <text:p>8.37004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3.67939" calcext:value-type="float">
            <text:p>3.67939</text:p>
          </table:table-cell>
          <table:table-cell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054" calcext:value-type="float">
            <text:p>5.16054</text:p>
          </table:table-cell>
          <table:table-cell office:value-type="float" office:value="5821" calcext:value-type="float">
            <text:p>5821</text:p>
          </table:table-cell>
          <table:table-cell office:value-type="float" office:value="3.29859" calcext:value-type="float">
            <text:p>3.298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.29426" calcext:value-type="float">
            <text:p>5.29426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2.31826" calcext:value-type="float">
            <text:p>2.31826</text:p>
          </table:table-cell>
          <table:table-cell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2646" calcext:value-type="float">
            <text:p>6.42646</text:p>
          </table:table-cell>
          <table:table-cell office:value-type="float" office:value="7936.93" calcext:value-type="float">
            <text:p>7936.93</text:p>
          </table:table-cell>
          <table:table-cell office:value-type="float" office:value="4.07131" calcext:value-type="float">
            <text:p>4.07131</text:p>
          </table:table-cell>
          <table:table-cell office:value-type="float" office:value="12.8" calcext:value-type="float">
            <text:p>13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27804" calcext:value-type="float">
            <text:p>6.27804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2.77008" calcext:value-type="float">
            <text:p>2.77008</text:p>
          </table:table-cell>
          <table:table-cell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982" calcext:value-type="float">
            <text:p>54.5982</text:p>
          </table:table-cell>
          <table:table-cell office:value-type="float" office:value="9648.94" calcext:value-type="float">
            <text:p>9648.94</text:p>
          </table:table-cell>
          <table:table-cell office:value-type="float" office:value="543.96" calcext:value-type="float">
            <text:p>543.96</text:p>
          </table:table-cell>
          <table:table-cell office:value-type="float" office:value="193.6" calcext:value-type="float">
            <text:p>194</text:p>
          </table:table-cell>
          <table:table-cell table:number-columns-repeated="2" office:value-type="float" office:value="193.6" calcext:value-type="float">
            <text:p>193.6</text:p>
          </table:table-cell>
          <table:table-cell office:value-type="float" office:value="698.836" calcext:value-type="float">
            <text:p>698.836</text:p>
          </table:table-cell>
          <table:table-cell table:number-columns-repeated="2" office:value-type="float" office:value="42.4" calcext:value-type="float">
            <text:p>42.4</text:p>
          </table:table-cell>
          <table:table-cell office:value-type="float" office:value="3.07563" calcext:value-type="float">
            <text:p>3.07563</text:p>
          </table:table-cell>
          <table:table-cell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419" calcext:value-type="float">
            <text:p>3.43419</text:p>
          </table:table-cell>
          <table:table-cell office:value-type="float" office:value="19.8063" calcext:value-type="float">
            <text:p>19.8063</text:p>
          </table:table-cell>
          <table:table-cell office:value-type="float" office:value="168.604" calcext:value-type="float">
            <text:p>168.604</text:p>
          </table:table-cell>
          <table:table-cell office:value-type="float" office:value="213.8" calcext:value-type="float">
            <text:p>214</text:p>
          </table:table-cell>
          <table:table-cell table:number-columns-repeated="2" office:value-type="float" office:value="213.8" calcext:value-type="float">
            <text:p>213.8</text:p>
          </table:table-cell>
          <table:table-cell office:value-type="float" office:value="301.713" calcext:value-type="float">
            <text:p>301.713</text:p>
          </table:table-cell>
          <table:table-cell table:number-columns-repeated="2" office:value-type="float" office:value="77" calcext:value-type="float">
            <text:p>77.0</text:p>
          </table:table-cell>
          <table:table-cell office:value-type="float" office:value="0.257715" calcext:value-type="float">
            <text:p>0.257715</text:p>
          </table:table-cell>
          <table:table-cell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605" calcext:value-type="float">
            <text:p>16.7605</text:p>
          </table:table-cell>
          <table:table-cell office:value-type="float" office:value="3019.77" calcext:value-type="float">
            <text:p>3019.77</text:p>
          </table:table-cell>
          <table:table-cell office:value-type="float" office:value="3038.64" calcext:value-type="float">
            <text:p>3038.64</text:p>
          </table:table-cell>
          <table:table-cell office:value-type="float" office:value="233.6" calcext:value-type="float">
            <text:p>234</text:p>
          </table:table-cell>
          <table:table-cell table:number-columns-repeated="2" office:value-type="float" office:value="233.6" calcext:value-type="float">
            <text:p>233.6</text:p>
          </table:table-cell>
          <table:table-cell office:value-type="float" office:value="3981.84" calcext:value-type="float">
            <text:p>3981.84</text:p>
          </table:table-cell>
          <table:table-cell table:number-columns-repeated="2" office:value-type="float" office:value="200.8" calcext:value-type="float">
            <text:p>200.8</text:p>
          </table:table-cell>
          <table:table-cell office:value-type="float" office:value="1.86599" calcext:value-type="float">
            <text:p>1.86599</text:p>
          </table:table-cell>
          <table:table-cell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0705" calcext:value-type="float">
            <text:p>17.0705</text:p>
          </table:table-cell>
          <table:table-cell office:value-type="float" office:value="15043" calcext:value-type="float">
            <text:p>15043</text:p>
          </table:table-cell>
          <table:table-cell office:value-type="float" office:value="1943.2" calcext:value-type="float">
            <text:p>1943.2</text:p>
          </table:table-cell>
          <table:table-cell office:value-type="float" office:value="430.2" calcext:value-type="float">
            <text:p>430</text:p>
          </table:table-cell>
          <table:table-cell table:number-columns-repeated="2" office:value-type="float" office:value="430.2" calcext:value-type="float">
            <text:p>430.2</text:p>
          </table:table-cell>
          <table:table-cell office:value-type="float" office:value="3474.53" calcext:value-type="float">
            <text:p>3474.53</text:p>
          </table:table-cell>
          <table:table-cell table:number-columns-repeated="2" office:value-type="float" office:value="83.2" calcext:value-type="float">
            <text:p>83.2</text:p>
          </table:table-cell>
          <table:table-cell office:value-type="float" office:value="4.31088" calcext:value-type="float">
            <text:p>4.31088</text:p>
          </table:table-cell>
          <table:table-cell/>
        </table:table-row>
      </table:table>
      <table:table table:name="Min Max 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table:style-name="Default"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ax New</text:p>
          </table:table-cell>
          <table:table-cell table:style-name="Default" office:value-type="string" calcext:value-type="string">
            <text:p>Colour Copy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335" calcext:value-type="float">
            <text:p>3.09335</text:p>
          </table:table-cell>
          <table:table-cell office:value-type="float" office:value="2416.51" calcext:value-type="float">
            <text:p>2416.51</text:p>
          </table:table-cell>
          <table:table-cell office:value-type="float" office:value="6.12398" calcext:value-type="float">
            <text:p>6.12398</text:p>
          </table:table-cell>
          <table:table-cell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  <table:table-cell office:value-type="float" office:value="19.2" calcext:value-type="float">
            <text:p>19</text:p>
          </table:table-cell>
          <table:table-cell office:value-type="float" office:value="14.0538" calcext:value-type="float">
            <text:p>14.0538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percentage" office:value="1.3765" calcext:value-type="percentage">
            <text:p>137.65%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.5815" calcext:value-type="float">
            <text:p>34.5815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1662.08" calcext:value-type="float">
            <text:p>1662.08</text:p>
          </table:table-cell>
          <table:table-cell office:value-type="float" office:value="157.4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office:value-type="float" office:value="314" calcext:value-type="float">
            <text:p>314</text:p>
          </table:table-cell>
          <table:table-cell office:value-type="float" office:value="3570.25" calcext:value-type="float">
            <text:p>3570.25</text:p>
          </table:table-cell>
          <table:table-cell office:value-type="float" office:value="100.4" calcext:value-type="float">
            <text:p>100.4</text:p>
          </table:table-cell>
          <table:table-cell office:value-type="float" office:value="96.2" calcext:value-type="float">
            <text:p>96.2</text:p>
          </table:table-cell>
          <table:table-cell office:value-type="percentage" office:value="3.32926" calcext:value-type="percentage">
            <text:p>332.93%</text:p>
          </table:table-cell>
          <table:table-cell/>
          <table:table-cell office:value-type="float" office:value="315.1" calcext:value-type="float">
            <text:p>315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6637" calcext:value-type="float">
            <text:p>3.56637</text:p>
          </table:table-cell>
          <table:table-cell office:value-type="float" office:value="1234.13" calcext:value-type="float">
            <text:p>1234.13</text:p>
          </table:table-cell>
          <table:table-cell office:value-type="float" office:value="16.3007" calcext:value-type="float">
            <text:p>16.3007</text:p>
          </table:table-cell>
          <table:table-cell office:value-type="float" office:value="52.2" calcext:value-type="float">
            <text:p>52</text:p>
          </table:table-cell>
          <table:table-cell office:value-type="float" office:value="103.8" calcext:value-type="float">
            <text:p>103.8</text:p>
          </table:table-cell>
          <table:table-cell office:value-type="float" office:value="103.8" calcext:value-type="float">
            <text:p>104</text:p>
          </table:table-cell>
          <table:table-cell office:value-type="float" office:value="44.7482" calcext:value-type="float">
            <text:p>44.7482</text:p>
          </table:table-cell>
          <table:table-cell table:number-columns-repeated="2" office:value-type="float" office:value="103.2" calcext:value-type="float">
            <text:p>103.2</text:p>
          </table:table-cell>
          <table:table-cell office:value-type="percentage" office:value="0.989248" calcext:value-type="percentage">
            <text:p>98.92%</text:p>
          </table:table-cell>
          <table:table-cell/>
          <table:table-cell office:value-type="float" office:value="105.7" calcext:value-type="float">
            <text:p>105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96" calcext:value-type="float">
            <text:p>86.3996</text:p>
          </table:table-cell>
          <table:table-cell office:value-type="float" office:value="27202.5" calcext:value-type="float">
            <text:p>27202.5</text:p>
          </table:table-cell>
          <table:table-cell office:value-type="float" office:value="1171.55" calcext:value-type="float">
            <text:p>1171.55</text:p>
          </table:table-cell>
          <table:table-cell office:value-type="float" office:value="225.2" calcext:value-type="float">
            <text:p>225</text:p>
          </table:table-cell>
          <table:table-cell office:value-type="float" office:value="450.2" calcext:value-type="float">
            <text:p>450.2</text:p>
          </table:table-cell>
          <table:table-cell office:value-type="float" office:value="450.2" calcext:value-type="float">
            <text:p>450</text:p>
          </table:table-cell>
          <table:table-cell office:value-type="float" office:value="2263.97" calcext:value-type="float">
            <text:p>2263.97</text:p>
          </table:table-cell>
          <table:table-cell office:value-type="float" office:value="324.4" calcext:value-type="float">
            <text:p>324.4</text:p>
          </table:table-cell>
          <table:table-cell office:value-type="float" office:value="321" calcext:value-type="float">
            <text:p>321.0</text:p>
          </table:table-cell>
          <table:table-cell office:value-type="percentage" office:value="7.22789" calcext:value-type="percentage">
            <text:p>722.79%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9.53939" calcext:value-type="float">
            <text:p>9.53939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37.952" calcext:value-type="float">
            <text:p>337.952</text:p>
          </table:table-cell>
          <table:table-cell office:value-type="float" office:value="100.8" calcext:value-type="float">
            <text:p>1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1.6" calcext:value-type="float">
            <text:p>202</text:p>
          </table:table-cell>
          <table:table-cell office:value-type="float" office:value="808.508" calcext:value-type="float">
            <text:p>808.508</text:p>
          </table:table-cell>
          <table:table-cell office:value-type="float" office:value="56.6" calcext:value-type="float">
            <text:p>56.6</text:p>
          </table:table-cell>
          <table:table-cell office:value-type="float" office:value="54" calcext:value-type="float">
            <text:p>54.0</text:p>
          </table:table-cell>
          <table:table-cell office:value-type="percentage" office:value="2.15809" calcext:value-type="percentage">
            <text:p>215.81%</text:p>
          </table:table-cell>
          <table:table-cell/>
          <table:table-cell office:value-type="float" office:value="203.6" calcext:value-type="float">
            <text:p>203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83" calcext:value-type="float">
            <text:p>11.5783</text:p>
          </table:table-cell>
          <table:table-cell office:value-type="float" office:value="4612.4" calcext:value-type="float">
            <text:p>4612.4</text:p>
          </table:table-cell>
          <table:table-cell office:value-type="float" office:value="116.477" calcext:value-type="float">
            <text:p>116.477</text:p>
          </table:table-cell>
          <table:table-cell office:value-type="float" office:value="26.8" calcext:value-type="float">
            <text:p>27</text:p>
          </table:table-cell>
          <table:table-cell office:value-type="float" office:value="52.8" calcext:value-type="float">
            <text:p>52.8</text:p>
          </table:table-cell>
          <table:table-cell office:value-type="float" office:value="52.8" calcext:value-type="float">
            <text:p>53</text:p>
          </table:table-cell>
          <table:table-cell office:value-type="float" office:value="330.061" calcext:value-type="float">
            <text:p>330.061</text:p>
          </table:table-cell>
          <table:table-cell office:value-type="float" office:value="34.4" calcext:value-type="float">
            <text:p>34.4</text:p>
          </table:table-cell>
          <table:table-cell office:value-type="float" office:value="34.2" calcext:value-type="float">
            <text:p>34.2</text:p>
          </table:table-cell>
          <table:table-cell office:value-type="percentage" office:value="2.08495" calcext:value-type="percentage">
            <text:p>208.50%</text:p>
          </table:table-cell>
          <table:table-cell/>
          <table:table-cell office:value-type="float" office:value="50.9" calcext:value-type="float">
            <text:p>5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0674" calcext:value-type="float">
            <text:p>30.0674</text:p>
          </table:table-cell>
          <table:table-cell office:value-type="float" office:value="1445.03" calcext:value-type="float">
            <text:p>1445.03</text:p>
          </table:table-cell>
          <table:table-cell office:value-type="float" office:value="3000.45" calcext:value-type="float">
            <text:p>3000.45</text:p>
          </table:table-cell>
          <table:table-cell office:value-type="float" office:value="271.4" calcext:value-type="float">
            <text:p>271</text:p>
          </table:table-cell>
          <table:table-cell office:value-type="float" office:value="541.8" calcext:value-type="float">
            <text:p>541.8</text:p>
          </table:table-cell>
          <table:table-cell office:value-type="float" office:value="541.8" calcext:value-type="float">
            <text:p>542</text:p>
          </table:table-cell>
          <table:table-cell office:value-type="float" office:value="6437.09" calcext:value-type="float">
            <text:p>6437.09</text:p>
          </table:table-cell>
          <table:table-cell office:value-type="float" office:value="93.4" calcext:value-type="float">
            <text:p>93.4</text:p>
          </table:table-cell>
          <table:table-cell office:value-type="float" office:value="91.4" calcext:value-type="float">
            <text:p>91.4</text:p>
          </table:table-cell>
          <table:table-cell office:value-type="percentage" office:value="1.18388" calcext:value-type="percentage">
            <text:p>118.39%</text:p>
          </table:table-cell>
          <table:table-cell/>
          <table:table-cell office:value-type="float" office:value="546.2" calcext:value-type="float">
            <text:p>54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617" calcext:value-type="float">
            <text:p>9.0617</text:p>
          </table:table-cell>
          <table:table-cell office:value-type="float" office:value="12020.3" calcext:value-type="float">
            <text:p>12020.3</text:p>
          </table:table-cell>
          <table:table-cell office:value-type="float" office:value="5.0902" calcext:value-type="float">
            <text:p>5.0902</text:p>
          </table:table-cell>
          <table:table-cell office:value-type="float" office:value="6.8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8.30251" calcext:value-type="float">
            <text:p>8.3025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percentage" office:value="3.40146" calcext:value-type="percentage">
            <text:p>340.15%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661" calcext:value-type="float">
            <text:p>5.16661</text:p>
          </table:table-cell>
          <table:table-cell office:value-type="float" office:value="5815.24" calcext:value-type="float">
            <text:p>5815.24</text:p>
          </table:table-cell>
          <table:table-cell office:value-type="float" office:value="2.92264" calcext:value-type="float">
            <text:p>2.92264</text:p>
          </table:table-cell>
          <table:table-cell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office:value-type="float" office:value="12.4" calcext:value-type="float">
            <text:p>12</text:p>
          </table:table-cell>
          <table:table-cell office:value-type="float" office:value="5.33147" calcext:value-type="float">
            <text:p>5.3314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percentage" office:value="2.30792" calcext:value-type="percentage">
            <text:p>230.79%</text:p>
          </table:table-cell>
          <table:table-cell/>
          <table:table-cell office:value-type="float" office:value="12.7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7655" calcext:value-type="float">
            <text:p>6.37655</text:p>
          </table:table-cell>
          <table:table-cell office:value-type="float" office:value="7937.2" calcext:value-type="float">
            <text:p>7937.2</text:p>
          </table:table-cell>
          <table:table-cell office:value-type="float" office:value="3.65121" calcext:value-type="float">
            <text:p>3.65121</text:p>
          </table:table-cell>
          <table:table-cell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office:value-type="float" office:value="12.4" calcext:value-type="float">
            <text:p>12</text:p>
          </table:table-cell>
          <table:table-cell office:value-type="float" office:value="6.31997" calcext:value-type="float">
            <text:p>6.3199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percentage" office:value="2.99292" calcext:value-type="percentage">
            <text:p>299.29%</text:p>
          </table:table-cell>
          <table:table-cell/>
          <table:table-cell office:value-type="float" office:value="13.2" calcext:value-type="float">
            <text:p>1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3591" calcext:value-type="float">
            <text:p>54.3591</text:p>
          </table:table-cell>
          <table:table-cell office:value-type="float" office:value="9633.33" calcext:value-type="float">
            <text:p>9633.33</text:p>
          </table:table-cell>
          <table:table-cell office:value-type="float" office:value="404.37" calcext:value-type="float">
            <text:p>404.37</text:p>
          </table:table-cell>
          <table:table-cell office:value-type="float" office:value="89.4" calcext:value-type="float">
            <text:p>89</text:p>
          </table:table-cell>
          <table:table-cell office:value-type="float" office:value="178.4" calcext:value-type="float">
            <text:p>178.4</text:p>
          </table:table-cell>
          <table:table-cell office:value-type="float" office:value="178.4" calcext:value-type="float">
            <text:p>178</text:p>
          </table:table-cell>
          <table:table-cell office:value-type="float" office:value="690.053" calcext:value-type="float">
            <text:p>690.053</text:p>
          </table:table-cell>
          <table:table-cell office:value-type="float" office:value="49.8" calcext:value-type="float">
            <text:p>49.8</text:p>
          </table:table-cell>
          <table:table-cell office:value-type="float" office:value="49.6" calcext:value-type="float">
            <text:p>49.6</text:p>
          </table:table-cell>
          <table:table-cell office:value-type="percentage" office:value="3.25573" calcext:value-type="percentage">
            <text:p>325.57%</text:p>
          </table:table-cell>
          <table:table-cell/>
          <table:table-cell office:value-type="float" office:value="179.1" calcext:value-type="float">
            <text:p>179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022" calcext:value-type="float">
            <text:p>3.43022</text:p>
          </table:table-cell>
          <table:table-cell office:value-type="float" office:value="19.8022" calcext:value-type="float">
            <text:p>19.8022</text:p>
          </table:table-cell>
          <table:table-cell office:value-type="float" office:value="121.206" calcext:value-type="float">
            <text:p>121.206</text:p>
          </table:table-cell>
          <table:table-cell office:value-type="float" office:value="106" calcext:value-type="float">
            <text:p>106</text:p>
          </table:table-cell>
          <table:table-cell office:value-type="float" office:value="211.6" calcext:value-type="float">
            <text:p>211.6</text:p>
          </table:table-cell>
          <table:table-cell office:value-type="float" office:value="211.6" calcext:value-type="float">
            <text:p>212</text:p>
          </table:table-cell>
          <table:table-cell office:value-type="float" office:value="301.136" calcext:value-type="float">
            <text:p>301.136</text:p>
          </table:table-cell>
          <table:table-cell office:value-type="float" office:value="81" calcext:value-type="float">
            <text:p>81.0</text:p>
          </table:table-cell>
          <table:table-cell office:value-type="float" office:value="79.6" calcext:value-type="float">
            <text:p>79.6</text:p>
          </table:table-cell>
          <table:table-cell office:value-type="percentage" office:value="0.232397" calcext:value-type="percentage">
            <text:p>23.24%</text:p>
          </table:table-cell>
          <table:table-cell/>
          <table:table-cell office:value-type="float" office:value="209.7" calcext:value-type="float">
            <text:p>209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6.0127" calcext:value-type="float">
            <text:p>26.0127</text:p>
          </table:table-cell>
          <table:table-cell office:value-type="float" office:value="3018.69" calcext:value-type="float">
            <text:p>3018.69</text:p>
          </table:table-cell>
          <table:table-cell office:value-type="float" office:value="2067.15" calcext:value-type="float">
            <text:p>2067.15</text:p>
          </table:table-cell>
          <table:table-cell office:value-type="float" office:value="119.8" calcext:value-type="float">
            <text:p>120</text:p>
          </table:table-cell>
          <table:table-cell office:value-type="float" office:value="238.6" calcext:value-type="float">
            <text:p>238.6</text:p>
          </table:table-cell>
          <table:table-cell office:value-type="float" office:value="238.6" calcext:value-type="float">
            <text:p>239</text:p>
          </table:table-cell>
          <table:table-cell office:value-type="float" office:value="5482.7" calcext:value-type="float">
            <text:p>5482.7</text:p>
          </table:table-cell>
          <table:table-cell table:number-columns-repeated="2" office:value-type="float" office:value="195.4" calcext:value-type="float">
            <text:p>195.4</text:p>
          </table:table-cell>
          <table:table-cell office:value-type="percentage" office:value="1.47318" calcext:value-type="percentage">
            <text:p>147.32%</text:p>
          </table:table-cell>
          <table:table-cell/>
          <table:table-cell office:value-type="float" office:value="237.9" calcext:value-type="float">
            <text:p>23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4.1599" calcext:value-type="float">
            <text:p>14.1599</text:p>
          </table:table-cell>
          <table:table-cell office:value-type="float" office:value="15036.4" calcext:value-type="float">
            <text:p>15036.4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208.8" calcext:value-type="float">
            <text:p>209</text:p>
          </table:table-cell>
          <table:table-cell office:value-type="float" office:value="417.4" calcext:value-type="float">
            <text:p>417.4</text:p>
          </table:table-cell>
          <table:table-cell office:value-type="float" office:value="417.4" calcext:value-type="float">
            <text:p>417</text:p>
          </table:table-cell>
          <table:table-cell office:value-type="float" office:value="3450.68" calcext:value-type="float">
            <text:p>3450.68</text:p>
          </table:table-cell>
          <table:table-cell office:value-type="float" office:value="109" calcext:value-type="float">
            <text:p>109.0</text:p>
          </table:table-cell>
          <table:table-cell office:value-type="float" office:value="103.2" calcext:value-type="float">
            <text:p>103.2</text:p>
          </table:table-cell>
          <table:table-cell office:value-type="percentage" office:value="4.64149" calcext:value-type="percentage">
            <text:p>464.15%</text:p>
          </table:table-cell>
          <table:table-cell/>
          <table:table-cell office:value-type="float" office:value="425.9" calcext:value-type="float">
            <text:p>425.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3" table:number-columns-repeated="5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</table:table-row>
      </table:table>
      <table:table table:name="Incr2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8367" calcext:value-type="float">
            <text:p>3.68367</text:p>
          </table:table-cell>
          <table:table-cell office:value-type="float" office:value="2418.49" calcext:value-type="float">
            <text:p>2418.49</text:p>
          </table:table-cell>
          <table:table-cell office:value-type="float" office:value="6.15468" calcext:value-type="float">
            <text:p>6.1546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.6362" calcext:value-type="float">
            <text:p>13.6362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13.0295" calcext:value-type="float">
            <text:p>13.0295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6516" calcext:value-type="float">
            <text:p>1.46516</text:p>
          </table:table-cell>
        </table:table-row>
        <table:table-row table:style-name="ro1">
          <table:table-cell office:value-type="float" office:value="28.3376" calcext:value-type="float">
            <text:p>28.3376</text:p>
          </table:table-cell>
          <table:table-cell office:value-type="float" office:value="10066.2" calcext:value-type="float">
            <text:p>10066.2</text:p>
          </table:table-cell>
          <table:table-cell office:value-type="float" office:value="1886.69" calcext:value-type="float">
            <text:p>1886.69</text:p>
          </table:table-cell>
          <table:table-cell table:number-columns-repeated="2" office:value-type="float" office:value="321.2" calcext:value-type="float">
            <text:p>321.2</text:p>
          </table:table-cell>
          <table:table-cell office:value-type="float" office:value="3583.04" calcext:value-type="float">
            <text:p>3583.0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6" calcext:value-type="float">
            <text:p>95.6</text:p>
          </table:table-cell>
          <table:table-cell office:value-type="float" office:value="29724" calcext:value-type="float">
            <text:p>29724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8" calcext:value-type="float">
            <text:p>95.8</text:p>
          </table:table-cell>
          <table:table-cell office:value-type="float" office:value="3606.96" calcext:value-type="float">
            <text:p>3606.96</text:p>
          </table:table-cell>
          <table:table-cell office:value-type="float" office:value="91.2" calcext:value-type="float">
            <text:p>91.2</text:p>
          </table:table-cell>
          <table:table-cell office:value-type="float" office:value="90.8" calcext:value-type="float">
            <text:p>90.8</text:p>
          </table:table-cell>
          <table:table-cell office:value-type="float" office:value="3.01064" calcext:value-type="float">
            <text:p>3.01064</text:p>
          </table:table-cell>
        </table:table-row>
        <table:table-row table:style-name="ro1">
          <table:table-cell office:value-type="float" office:value="3.84392" calcext:value-type="float">
            <text:p>3.84392</text:p>
          </table:table-cell>
          <table:table-cell office:value-type="float" office:value="1233.61" calcext:value-type="float">
            <text:p>1233.61</text:p>
          </table:table-cell>
          <table:table-cell office:value-type="float" office:value="17.2486" calcext:value-type="float">
            <text:p>17.248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44.0728" calcext:value-type="float">
            <text:p>44.0728</text:p>
          </table:table-cell>
          <table:table-cell office:value-type="float" office:value="77.8" calcext:value-type="float">
            <text:p>77.8</text:p>
          </table:table-cell>
          <table:table-cell office:value-type="float" office:value="75.2" calcext:value-type="float">
            <text:p>75.2</text:p>
          </table:table-cell>
          <table:table-cell office:value-type="float" office:value="30122" calcext:value-type="float">
            <text:p>30122</text:p>
          </table:table-cell>
          <table:table-cell office:value-type="float" office:value="1057.09" calcext:value-type="float">
            <text:p>1057.09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4.5292" calcext:value-type="float">
            <text:p>44.5292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23097" calcext:value-type="float">
            <text:p>1.23097</text:p>
          </table:table-cell>
        </table:table-row>
        <table:table-row table:style-name="ro1">
          <table:table-cell office:value-type="float" office:value="86.0545" calcext:value-type="float">
            <text:p>86.0545</text:p>
          </table:table-cell>
          <table:table-cell office:value-type="float" office:value="27188.1" calcext:value-type="float">
            <text:p>27188.1</text:p>
          </table:table-cell>
          <table:table-cell office:value-type="float" office:value="1235.25" calcext:value-type="float">
            <text:p>1235.25</text:p>
          </table:table-cell>
          <table:table-cell table:number-columns-repeated="2" office:value-type="float" office:value="444.6" calcext:value-type="float">
            <text:p>444.6</text:p>
          </table:table-cell>
          <table:table-cell office:value-type="float" office:value="2256.4" calcext:value-type="float">
            <text:p>2256.4</text:p>
          </table:table-cell>
          <table:table-cell office:value-type="float" office:value="307.6" calcext:value-type="float">
            <text:p>307.6</text:p>
          </table:table-cell>
          <table:table-cell office:value-type="float" office:value="300.8" calcext:value-type="float">
            <text:p>300.8</text:p>
          </table:table-cell>
          <table:table-cell office:value-type="float" office:value="30032" calcext:value-type="float">
            <text:p>30032</text:p>
          </table:table-cell>
          <table:table-cell office:value-type="float" office:value="2919.95" calcext:value-type="float">
            <text:p>2919.95</text:p>
          </table:table-cell>
          <table:table-cell table:number-columns-repeated="2" office:value-type="float" office:value="319.2" calcext:value-type="float">
            <text:p>319.2</text:p>
          </table:table-cell>
          <table:table-cell office:value-type="float" office:value="2202.79" calcext:value-type="float">
            <text:p>2202.79</text:p>
          </table:table-cell>
          <table:table-cell office:value-type="float" office:value="318.6" calcext:value-type="float">
            <text:p>318.6</text:p>
          </table:table-cell>
          <table:table-cell office:value-type="float" office:value="318.4" calcext:value-type="float">
            <text:p>318.4</text:p>
          </table:table-cell>
          <table:table-cell office:value-type="float" office:value="7.25368" calcext:value-type="float">
            <text:p>7.25368</text:p>
          </table:table-cell>
        </table:table-row>
        <table:table-row table:style-name="ro1">
          <table:table-cell office:value-type="float" office:value="8.59068" calcext:value-type="float">
            <text:p>8.59068</text:p>
          </table:table-cell>
          <table:table-cell office:value-type="float" office:value="6284.64" calcext:value-type="float">
            <text:p>6284.64</text:p>
          </table:table-cell>
          <table:table-cell office:value-type="float" office:value="361.046" calcext:value-type="float">
            <text:p>361.046</text:p>
          </table:table-cell>
          <table:table-cell table:number-columns-repeated="2" office:value-type="float" office:value="199.2" calcext:value-type="float">
            <text:p>199.2</text:p>
          </table:table-cell>
          <table:table-cell office:value-type="float" office:value="798.492" calcext:value-type="float">
            <text:p>798.492</text:p>
          </table:table-cell>
          <table:table-cell office:value-type="float" office:value="56.2" calcext:value-type="float">
            <text:p>56.2</text:p>
          </table:table-cell>
          <table:table-cell office:value-type="float" office:value="54.2" calcext:value-type="float">
            <text:p>54.2</text:p>
          </table:table-cell>
          <table:table-cell office:value-type="float" office:value="29802" calcext:value-type="float">
            <text:p>29802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56.2" calcext:value-type="float">
            <text:p>56.2</text:p>
          </table:table-cell>
          <table:table-cell office:value-type="float" office:value="54.4" calcext:value-type="float">
            <text:p>54.4</text:p>
          </table:table-cell>
          <table:table-cell office:value-type="float" office:value="799.175" calcext:value-type="float">
            <text:p>799.175</text:p>
          </table:table-cell>
          <table:table-cell office:value-type="float" office:value="50.6" calcext:value-type="float">
            <text:p>50.6</text:p>
          </table:table-cell>
          <table:table-cell office:value-type="float" office:value="50.4" calcext:value-type="float">
            <text:p>50.4</text:p>
          </table:table-cell>
          <table:table-cell office:value-type="float" office:value="2.42723" calcext:value-type="float">
            <text:p>2.42723</text:p>
          </table:table-cell>
        </table:table-row>
        <table:table-row table:style-name="ro1">
          <table:table-cell office:value-type="float" office:value="11.3618" calcext:value-type="float">
            <text:p>11.3618</text:p>
          </table:table-cell>
          <table:table-cell office:value-type="float" office:value="4607.21" calcext:value-type="float">
            <text:p>4607.21</text:p>
          </table:table-cell>
          <table:table-cell office:value-type="float" office:value="134.616" calcext:value-type="float">
            <text:p>134.616</text:p>
          </table:table-cell>
          <table:table-cell table:number-columns-repeated="2" office:value-type="float" office:value="54.2" calcext:value-type="float">
            <text:p>54.2</text:p>
          </table:table-cell>
          <table:table-cell office:value-type="float" office:value="325.803" calcext:value-type="float">
            <text:p>325.803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9877" calcext:value-type="float">
            <text:p>29877</text:p>
          </table:table-cell>
          <table:table-cell office:value-type="float" office:value="4739.38" calcext:value-type="float">
            <text:p>4739.38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325.797" calcext:value-type="float">
            <text:p>325.797</text:p>
          </table:table-cell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  <table:table-cell office:value-type="float" office:value="1.73889" calcext:value-type="float">
            <text:p>1.73889</text:p>
          </table:table-cell>
        </table:table-row>
        <table:table-row table:style-name="ro1">
          <table:table-cell office:value-type="float" office:value="30.0371" calcext:value-type="float">
            <text:p>30.0371</text:p>
          </table:table-cell>
          <table:table-cell office:value-type="float" office:value="1444.34" calcext:value-type="float">
            <text:p>1444.34</text:p>
          </table:table-cell>
          <table:table-cell office:value-type="float" office:value="3215.28" calcext:value-type="float">
            <text:p>3215.28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39.69" calcext:value-type="float">
            <text:p>6439.69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29752" calcext:value-type="float">
            <text:p>29752</text:p>
          </table:table-cell>
          <table:table-cell office:value-type="float" office:value="55435.4" calcext:value-type="float">
            <text:p>55435.4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6438.08" calcext:value-type="float">
            <text:p>6438.08</text:p>
          </table:table-cell>
          <table:table-cell table:number-columns-repeated="2" office:value-type="float" office:value="88.2" calcext:value-type="float">
            <text:p>88.2</text:p>
          </table:table-cell>
          <table:table-cell office:value-type="float" office:value="1.15311" calcext:value-type="float">
            <text:p>1.15311</text:p>
          </table:table-cell>
        </table:table-row>
        <table:table-row table:style-name="ro1">
          <table:table-cell office:value-type="float" office:value="9.08408" calcext:value-type="float">
            <text:p>9.08408</text:p>
          </table:table-cell>
          <table:table-cell office:value-type="float" office:value="12005.1" calcext:value-type="float">
            <text:p>12005.1</text:p>
          </table:table-cell>
          <table:table-cell office:value-type="float" office:value="5.11407" calcext:value-type="float">
            <text:p>5.1140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23367" calcext:value-type="float">
            <text:p>8.233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772.53" calcext:value-type="float">
            <text:p>772.53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5884" calcext:value-type="float">
            <text:p>7.45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235" calcext:value-type="float">
            <text:p>3.7235</text:p>
          </table:table-cell>
        </table:table-row>
        <table:table-row table:style-name="ro1">
          <table:table-cell office:value-type="float" office:value="5.11934" calcext:value-type="float">
            <text:p>5.11934</text:p>
          </table:table-cell>
          <table:table-cell office:value-type="float" office:value="5814.64" calcext:value-type="float">
            <text:p>5814.64</text:p>
          </table:table-cell>
          <table:table-cell office:value-type="float" office:value="2.94899" calcext:value-type="float">
            <text:p>2.94899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25034" calcext:value-type="float">
            <text:p>5.2503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785.715" calcext:value-type="float">
            <text:p>785.71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8868" calcext:value-type="float">
            <text:p>4.38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45185" calcext:value-type="float">
            <text:p>2.45185</text:p>
          </table:table-cell>
        </table:table-row>
        <table:table-row table:style-name="ro1">
          <table:table-cell office:value-type="float" office:value="6.39485" calcext:value-type="float">
            <text:p>6.39485</text:p>
          </table:table-cell>
          <table:table-cell office:value-type="float" office:value="7938.53" calcext:value-type="float">
            <text:p>7938.53</text:p>
          </table:table-cell>
          <table:table-cell office:value-type="float" office:value="3.6755" calcext:value-type="float">
            <text:p>3.675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30897" calcext:value-type="float">
            <text:p>6.3089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782.084" calcext:value-type="float">
            <text:p>782.08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37544" calcext:value-type="float">
            <text:p>5.3754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66.6374" calcext:value-type="float">
            <text:p>66.6374</text:p>
          </table:table-cell>
          <table:table-cell office:value-type="float" office:value="9631.9" calcext:value-type="float">
            <text:p>9631.9</text:p>
          </table:table-cell>
          <table:table-cell office:value-type="float" office:value="445.482" calcext:value-type="float">
            <text:p>445.482</text:p>
          </table:table-cell>
          <table:table-cell table:number-columns-repeated="2" office:value-type="float" office:value="183.4" calcext:value-type="float">
            <text:p>183.4</text:p>
          </table:table-cell>
          <table:table-cell office:value-type="float" office:value="717.096" calcext:value-type="float">
            <text:p>717.096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29963" calcext:value-type="float">
            <text:p>29963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694.386" calcext:value-type="float">
            <text:p>694.38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.09371" calcext:value-type="float">
            <text:p>3.09371</text:p>
          </table:table-cell>
        </table:table-row>
        <table:table-row table:style-name="ro1">
          <table:table-cell office:value-type="float" office:value="3.28279" calcext:value-type="float">
            <text:p>3.28279</text:p>
          </table:table-cell>
          <table:table-cell office:value-type="float" office:value="19.8531" calcext:value-type="float">
            <text:p>19.8531</text:p>
          </table:table-cell>
          <table:table-cell office:value-type="float" office:value="129.203" calcext:value-type="float">
            <text:p>129.203</text:p>
          </table:table-cell>
          <table:table-cell table:number-columns-repeated="2" office:value-type="float" office:value="202.4" calcext:value-type="float">
            <text:p>202.4</text:p>
          </table:table-cell>
          <table:table-cell office:value-type="float" office:value="293.385" calcext:value-type="float">
            <text:p>293.385</text:p>
          </table:table-cell>
          <table:table-cell office:value-type="float" office:value="73" calcext:value-type="float">
            <text:p>73</text:p>
          </table:table-cell>
          <table:table-cell office:value-type="float" office:value="71.2" calcext:value-type="float">
            <text:p>71.2</text:p>
          </table:table-cell>
          <table:table-cell office:value-type="float" office:value="30164" calcext:value-type="float">
            <text:p>30164</text:p>
          </table:table-cell>
          <table:table-cell office:value-type="float" office:value="3926.37" calcext:value-type="float">
            <text:p>3926.37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293.529" calcext:value-type="float">
            <text:p>293.529</text:p>
          </table:table-cell>
          <table:table-cell office:value-type="float" office:value="79" calcext:value-type="float">
            <text:p>79</text:p>
          </table:table-cell>
          <table:table-cell office:value-type="float" office:value="78.4" calcext:value-type="float">
            <text:p>78.4</text:p>
          </table:table-cell>
          <table:table-cell office:value-type="float" office:value="0.231642" calcext:value-type="float">
            <text:p>0.231642</text:p>
          </table:table-cell>
        </table:table-row>
        <table:table-row table:style-name="ro1">
          <table:table-cell office:value-type="float" office:value="20.6748" calcext:value-type="float">
            <text:p>20.6748</text:p>
          </table:table-cell>
          <table:table-cell office:value-type="float" office:value="3018.52" calcext:value-type="float">
            <text:p>3018.52</text:p>
          </table:table-cell>
          <table:table-cell office:value-type="float" office:value="2387.97" calcext:value-type="float">
            <text:p>2387.97</text:p>
          </table:table-cell>
          <table:table-cell table:number-columns-repeated="2" office:value-type="float" office:value="234.6" calcext:value-type="float">
            <text:p>234.6</text:p>
          </table:table-cell>
          <table:table-cell office:value-type="float" office:value="4571.33" calcext:value-type="float">
            <text:p>4571.33</text:p>
          </table:table-cell>
          <table:table-cell office:value-type="float" office:value="170.4" calcext:value-type="float">
            <text:p>170.4</text:p>
          </table:table-cell>
          <table:table-cell office:value-type="float" office:value="168.4" calcext:value-type="float">
            <text:p>168.4</text:p>
          </table:table-cell>
          <table:table-cell office:value-type="float" office:value="29922" calcext:value-type="float">
            <text:p>29922</text:p>
          </table:table-cell>
          <table:table-cell office:value-type="float" office:value="101566" calcext:value-type="float">
            <text:p>101566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4603.45" calcext:value-type="float">
            <text:p>4603.45</text:p>
          </table:table-cell>
          <table:table-cell table:number-columns-repeated="2" office:value-type="float" office:value="198.6" calcext:value-type="float">
            <text:p>198.6</text:p>
          </table:table-cell>
          <table:table-cell office:value-type="float" office:value="1.3117" calcext:value-type="float">
            <text:p>1.3117</text:p>
          </table:table-cell>
        </table:table-row>
        <table:table-row table:style-name="ro1">
          <table:table-cell office:value-type="float" office:value="13.9031" calcext:value-type="float">
            <text:p>13.9031</text:p>
          </table:table-cell>
          <table:table-cell office:value-type="float" office:value="15042.5" calcext:value-type="float">
            <text:p>15042.5</text:p>
          </table:table-cell>
          <table:table-cell office:value-type="float" office:value="1474.45" calcext:value-type="float">
            <text:p>1474.45</text:p>
          </table:table-cell>
          <table:table-cell table:number-columns-repeated="2" office:value-type="float" office:value="416.6" calcext:value-type="float">
            <text:p>416.6</text:p>
          </table:table-cell>
          <table:table-cell office:value-type="float" office:value="3466.37" calcext:value-type="float">
            <text:p>3466.3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138.7" calcext:value-type="float">
            <text:p>61138.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3471.81" calcext:value-type="float">
            <text:p>3471.81</text:p>
          </table:table-cell>
          <table:table-cell office:value-type="float" office:value="100.2" calcext:value-type="float">
            <text:p>100.2</text:p>
          </table:table-cell>
          <table:table-cell office:value-type="float" office:value="98" calcext:value-type="float">
            <text:p>98</text:p>
          </table:table-cell>
          <table:table-cell office:value-type="float" office:value="4.27229" calcext:value-type="float">
            <text:p>4.27229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9"/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  <table:table-cell/>
          <table:table-cell office:value-type="float" office:value="95.8" calcext:value-type="float">
            <text:p>95.8</text:p>
          </table:table-cell>
          <table:table-cell office:value-type="float" office:value="90.8" calcext:value-type="float">
            <text:p>90.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  <table:table-cell/>
          <table:table-cell table:number-columns-repeated="2" office:value-type="float" office:value="109.6" calcext:value-type="float">
            <text:p>109.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  <table:table-cell/>
          <table:table-cell office:value-type="float" office:value="319.2" calcext:value-type="float">
            <text:p>319.2</text:p>
          </table:table-cell>
          <table:table-cell office:value-type="float" office:value="318.4" calcext:value-type="float">
            <text:p>318.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50.4" calcext:value-type="float">
            <text:p>50.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5435.4" calcext:value-type="float">
            <text:p>55435.4</text:p>
          </table:table-cell>
          <table:table-cell office:value-type="float" office:value="6438.08" calcext:value-type="float">
            <text:p>6438.08</text:p>
          </table:table-cell>
          <table:table-cell/>
          <table:table-cell office:value-type="float" office:value="92.2" calcext:value-type="float">
            <text:p>92.2</text:p>
          </table:table-cell>
          <table:table-cell office:value-type="float" office:value="88.2" calcext:value-type="float">
            <text:p>88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1566" calcext:value-type="float">
            <text:p>101566</text:p>
          </table:table-cell>
          <table:table-cell office:value-type="float" office:value="4603.45" calcext:value-type="float">
            <text:p>4603.4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1138.7" calcext:value-type="float">
            <text:p>61138.7</text:p>
          </table:table-cell>
          <table:table-cell office:value-type="float" office:value="3471.81" calcext:value-type="float">
            <text:p>3471.81</text:p>
          </table:table-cell>
          <table:table-cell/>
          <table:table-cell office:value-type="float" office:value="104.4" calcext:value-type="float">
            <text:p>104.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</table:table>
      <table:table table:name="Decr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0559" calcext:value-type="float">
            <text:p>3.00559</text:p>
          </table:table-cell>
          <table:table-cell office:value-type="float" office:value="2416.47" calcext:value-type="float">
            <text:p>2416.47</text:p>
          </table:table-cell>
          <table:table-cell office:value-type="float" office:value="6.43669" calcext:value-type="float">
            <text:p>6.43669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1144" calcext:value-type="float">
            <text:p>14.1144</text:p>
          </table:table-cell>
          <table:table-cell office:value-type="float" office:value="11.8" calcext:value-type="float">
            <text:p>11.8</text:p>
          </table:table-cell>
          <table:table-cell office:value-type="float" office:value="11.6" calcext:value-type="float">
            <text:p>11.6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47" calcext:value-type="float">
            <text:p>771.47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12.934" calcext:value-type="float">
            <text:p>12.934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56386" calcext:value-type="float">
            <text:p>1.56386</text:p>
          </table:table-cell>
        </table:table-row>
        <table:table-row table:style-name="ro1">
          <table:table-cell office:value-type="float" office:value="28.2492" calcext:value-type="float">
            <text:p>28.2492</text:p>
          </table:table-cell>
          <table:table-cell office:value-type="float" office:value="10064.6" calcext:value-type="float">
            <text:p>10064.6</text:p>
          </table:table-cell>
          <table:table-cell office:value-type="float" office:value="1846.08" calcext:value-type="float">
            <text:p>1846.08</text:p>
          </table:table-cell>
          <table:table-cell table:number-columns-repeated="2" office:value-type="float" office:value="315.2" calcext:value-type="float">
            <text:p>315.2</text:p>
          </table:table-cell>
          <table:table-cell office:value-type="float" office:value="3563.47" calcext:value-type="float">
            <text:p>3563.47</text:p>
          </table:table-cell>
          <table:table-cell office:value-type="float" office:value="101.6" calcext:value-type="float">
            <text:p>101.6</text:p>
          </table:table-cell>
          <table:table-cell office:value-type="float" office:value="96.6" calcext:value-type="float">
            <text:p>96.6</text:p>
          </table:table-cell>
          <table:table-cell office:value-type="float" office:value="29724" calcext:value-type="float">
            <text:p>29724</text:p>
          </table:table-cell>
          <table:table-cell office:value-type="float" office:value="82801.7" calcext:value-type="float">
            <text:p>82801.7</text:p>
          </table:table-cell>
          <table:table-cell office:value-type="float" office:value="93.2" calcext:value-type="float">
            <text:p>93.2</text:p>
          </table:table-cell>
          <table:table-cell office:value-type="float" office:value="91.2" calcext:value-type="float">
            <text:p>91.2</text:p>
          </table:table-cell>
          <table:table-cell office:value-type="float" office:value="3566.74" calcext:value-type="float">
            <text:p>3566.74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04208" calcext:value-type="float">
            <text:p>3.04208</text:p>
          </table:table-cell>
        </table:table-row>
        <table:table-row table:style-name="ro1">
          <table:table-cell office:value-type="float" office:value="3.80642" calcext:value-type="float">
            <text:p>3.80642</text:p>
          </table:table-cell>
          <table:table-cell office:value-type="float" office:value="1232.87" calcext:value-type="float">
            <text:p>1232.87</text:p>
          </table:table-cell>
          <table:table-cell office:value-type="float" office:value="17.3695" calcext:value-type="float">
            <text:p>17.3695</text:p>
          </table:table-cell>
          <table:table-cell table:number-columns-repeated="2" office:value-type="float" office:value="104.4" calcext:value-type="float">
            <text:p>104.4</text:p>
          </table:table-cell>
          <table:table-cell office:value-type="float" office:value="45.653" calcext:value-type="float">
            <text:p>45.653</text:p>
          </table:table-cell>
          <table:table-cell office:value-type="float" office:value="103" calcext:value-type="float">
            <text:p>103</text:p>
          </table:table-cell>
          <table:table-cell office:value-type="float" office:value="102.8" calcext:value-type="float">
            <text:p>102.8</text:p>
          </table:table-cell>
          <table:table-cell office:value-type="float" office:value="30122" calcext:value-type="float">
            <text:p>30122</text:p>
          </table:table-cell>
          <table:table-cell office:value-type="float" office:value="1215.35" calcext:value-type="float">
            <text:p>1215.35</text:p>
          </table:table-cell>
          <table:table-cell office:value-type="float" office:value="95.2" calcext:value-type="float">
            <text:p>95.2</text:p>
          </table:table-cell>
          <table:table-cell office:value-type="float" office:value="76.6" calcext:value-type="float">
            <text:p>76.6</text:p>
          </table:table-cell>
          <table:table-cell office:value-type="float" office:value="43.0076" calcext:value-type="float">
            <text:p>43.0076</text:p>
          </table:table-cell>
          <table:table-cell office:value-type="float" office:value="74.6" calcext:value-type="float">
            <text:p>74.6</text:p>
          </table:table-cell>
          <table:table-cell office:value-type="float" office:value="73.8" calcext:value-type="float">
            <text:p>73.8</text:p>
          </table:table-cell>
          <table:table-cell office:value-type="float" office:value="1.11969" calcext:value-type="float">
            <text:p>1.11969</text:p>
          </table:table-cell>
        </table:table-row>
        <table:table-row table:style-name="ro1">
          <table:table-cell office:value-type="float" office:value="105.483" calcext:value-type="float">
            <text:p>105.483</text:p>
          </table:table-cell>
          <table:table-cell office:value-type="float" office:value="27179.4" calcext:value-type="float">
            <text:p>27179.4</text:p>
          </table:table-cell>
          <table:table-cell office:value-type="float" office:value="1259.43" calcext:value-type="float">
            <text:p>1259.43</text:p>
          </table:table-cell>
          <table:table-cell table:number-columns-repeated="2" office:value-type="float" office:value="456.2" calcext:value-type="float">
            <text:p>456.2</text:p>
          </table:table-cell>
          <table:table-cell office:value-type="float" office:value="2252.14" calcext:value-type="float">
            <text:p>2252.14</text:p>
          </table:table-cell>
          <table:table-cell office:value-type="float" office:value="326.4" calcext:value-type="float">
            <text:p>326.4</text:p>
          </table:table-cell>
          <table:table-cell office:value-type="float" office:value="322.8" calcext:value-type="float">
            <text:p>322.8</text:p>
          </table:table-cell>
          <table:table-cell office:value-type="float" office:value="30032" calcext:value-type="float">
            <text:p>30032</text:p>
          </table:table-cell>
          <table:table-cell office:value-type="float" office:value="6378.97" calcext:value-type="float">
            <text:p>6378.97</text:p>
          </table:table-cell>
          <table:table-cell office:value-type="float" office:value="325.6" calcext:value-type="float">
            <text:p>325.6</text:p>
          </table:table-cell>
          <table:table-cell office:value-type="float" office:value="305.2" calcext:value-type="float">
            <text:p>305.2</text:p>
          </table:table-cell>
          <table:table-cell office:value-type="float" office:value="2191.93" calcext:value-type="float">
            <text:p>2191.93</text:p>
          </table:table-cell>
          <table:table-cell office:value-type="float" office:value="297.6" calcext:value-type="float">
            <text:p>297.6</text:p>
          </table:table-cell>
          <table:table-cell office:value-type="float" office:value="297.2" calcext:value-type="float">
            <text:p>297.2</text:p>
          </table:table-cell>
          <table:table-cell office:value-type="float" office:value="7.12078" calcext:value-type="float">
            <text:p>7.12078</text:p>
          </table:table-cell>
        </table:table-row>
        <table:table-row table:style-name="ro1">
          <table:table-cell office:value-type="float" office:value="8.57645" calcext:value-type="float">
            <text:p>8.57645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70.604" calcext:value-type="float">
            <text:p>370.604</text:p>
          </table:table-cell>
          <table:table-cell table:number-columns-repeated="2" office:value-type="float" office:value="200.8" calcext:value-type="float">
            <text:p>200.8</text:p>
          </table:table-cell>
          <table:table-cell office:value-type="float" office:value="819.193" calcext:value-type="float">
            <text:p>819.193</text:p>
          </table:table-cell>
          <table:table-cell office:value-type="float" office:value="56.2" calcext:value-type="float">
            <text:p>56.2</text:p>
          </table:table-cell>
          <table:table-cell office:value-type="float" office:value="53.8" calcext:value-type="float">
            <text:p>53.8</text:p>
          </table:table-cell>
          <table:table-cell office:value-type="float" office:value="29802" calcext:value-type="float">
            <text:p>29802</text:p>
          </table:table-cell>
          <table:table-cell office:value-type="float" office:value="28674.6" calcext:value-type="float">
            <text:p>28674.6</text:p>
          </table:table-cell>
          <table:table-cell office:value-type="float" office:value="51.2" calcext:value-type="float">
            <text:p>51.2</text:p>
          </table:table-cell>
          <table:table-cell office:value-type="float" office:value="51" calcext:value-type="float">
            <text:p>51</text:p>
          </table:table-cell>
          <table:table-cell office:value-type="float" office:value="810.785" calcext:value-type="float">
            <text:p>810.78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2.52368" calcext:value-type="float">
            <text:p>2.52368</text:p>
          </table:table-cell>
        </table:table-row>
        <table:table-row table:style-name="ro1">
          <table:table-cell office:value-type="float" office:value="11.3676" calcext:value-type="float">
            <text:p>11.3676</text:p>
          </table:table-cell>
          <table:table-cell office:value-type="float" office:value="4611.59" calcext:value-type="float">
            <text:p>4611.59</text:p>
          </table:table-cell>
          <table:table-cell office:value-type="float" office:value="126.699" calcext:value-type="float">
            <text:p>126.699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319.195" calcext:value-type="float">
            <text:p>319.195</text:p>
          </table:table-cell>
          <table:table-cell office:value-type="float" office:value="34.8" calcext:value-type="float">
            <text:p>34.8</text:p>
          </table:table-cell>
          <table:table-cell office:value-type="float" office:value="34.4" calcext:value-type="float">
            <text:p>34.4</text:p>
          </table:table-cell>
          <table:table-cell office:value-type="float" office:value="29877" calcext:value-type="float">
            <text:p>29877</text:p>
          </table:table-cell>
          <table:table-cell office:value-type="float" office:value="10598.1" calcext:value-type="float">
            <text:p>10598.1</text:p>
          </table:table-cell>
          <table:table-cell office:value-type="float" office:value="34.2" calcext:value-type="float">
            <text:p>34.2</text:p>
          </table:table-cell>
          <table:table-cell office:value-type="float" office:value="33.6" calcext:value-type="float">
            <text:p>33.6</text:p>
          </table:table-cell>
          <table:table-cell office:value-type="float" office:value="317.205" calcext:value-type="float">
            <text:p>317.205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04561" calcext:value-type="float">
            <text:p>2.04561</text:p>
          </table:table-cell>
        </table:table-row>
        <table:table-row table:style-name="ro1">
          <table:table-cell office:value-type="float" office:value="29.9127" calcext:value-type="float">
            <text:p>29.9127</text:p>
          </table:table-cell>
          <table:table-cell office:value-type="float" office:value="1445.12" calcext:value-type="float">
            <text:p>1445.12</text:p>
          </table:table-cell>
          <table:table-cell office:value-type="float" office:value="3215.91" calcext:value-type="float">
            <text:p>3215.91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4.42" calcext:value-type="float">
            <text:p>6484.42</text:p>
          </table:table-cell>
          <table:table-cell office:value-type="float" office:value="95" calcext:value-type="float">
            <text:p>95</text:p>
          </table:table-cell>
          <table:table-cell office:value-type="float" office:value="92.6" calcext:value-type="float">
            <text:p>92.6</text:p>
          </table:table-cell>
          <table:table-cell office:value-type="float" office:value="29752" calcext:value-type="float">
            <text:p>29752</text:p>
          </table:table-cell>
          <table:table-cell office:value-type="float" office:value="139029" calcext:value-type="float">
            <text:p>139029</text:p>
          </table:table-cell>
          <table:table-cell office:value-type="float" office:value="89.4" calcext:value-type="float">
            <text:p>89.4</text:p>
          </table:table-cell>
          <table:table-cell office:value-type="float" office:value="89.2" calcext:value-type="float">
            <text:p>89.2</text:p>
          </table:table-cell>
          <table:table-cell office:value-type="float" office:value="6479.96" calcext:value-type="float">
            <text:p>6479.96</text:p>
          </table:table-cell>
          <table:table-cell office:value-type="float" office:value="88.2" calcext:value-type="float">
            <text:p>88.2</text:p>
          </table:table-cell>
          <table:table-cell office:value-type="float" office:value="88" calcext:value-type="float">
            <text:p>88</text:p>
          </table:table-cell>
          <table:table-cell office:value-type="float" office:value="0.974847" calcext:value-type="float">
            <text:p>0.974847</text:p>
          </table:table-cell>
        </table:table-row>
        <table:table-row table:style-name="ro1">
          <table:table-cell office:value-type="float" office:value="9.11365" calcext:value-type="float">
            <text:p>9.11365</text:p>
          </table:table-cell>
          <table:table-cell office:value-type="float" office:value="12025.9" calcext:value-type="float">
            <text:p>12025.9</text:p>
          </table:table-cell>
          <table:table-cell office:value-type="float" office:value="5.11259" calcext:value-type="float">
            <text:p>5.1125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42589" calcext:value-type="float">
            <text:p>8.4258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303.67" calcext:value-type="float">
            <text:p>303.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4592" calcext:value-type="float">
            <text:p>7.445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63743" calcext:value-type="float">
            <text:p>3.63743</text:p>
          </table:table-cell>
        </table:table-row>
        <table:table-row table:style-name="ro1">
          <table:table-cell office:value-type="float" office:value="5.11885" calcext:value-type="float">
            <text:p>5.11885</text:p>
          </table:table-cell>
          <table:table-cell office:value-type="float" office:value="5821.52" calcext:value-type="float">
            <text:p>5821.52</text:p>
          </table:table-cell>
          <table:table-cell office:value-type="float" office:value="2.96718" calcext:value-type="float">
            <text:p>2.9671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38698" calcext:value-type="float">
            <text:p>5.3869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06.489" calcext:value-type="float">
            <text:p>306.489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7457" calcext:value-type="float">
            <text:p>4.374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25986" calcext:value-type="float">
            <text:p>2.25986</text:p>
          </table:table-cell>
        </table:table-row>
        <table:table-row table:style-name="ro1">
          <table:table-cell office:value-type="float" office:value="6.40708" calcext:value-type="float">
            <text:p>6.40708</text:p>
          </table:table-cell>
          <table:table-cell office:value-type="float" office:value="7939.16" calcext:value-type="float">
            <text:p>7939.16</text:p>
          </table:table-cell>
          <table:table-cell office:value-type="float" office:value="3.6791" calcext:value-type="float">
            <text:p>3.6791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36989" calcext:value-type="float">
            <text:p>6.3698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04.555" calcext:value-type="float">
            <text:p>304.55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31706" calcext:value-type="float">
            <text:p>5.317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73039" calcext:value-type="float">
            <text:p>2.73039</text:p>
          </table:table-cell>
        </table:table-row>
        <table:table-row table:style-name="ro1">
          <table:table-cell office:value-type="float" office:value="54.2807" calcext:value-type="float">
            <text:p>54.2807</text:p>
          </table:table-cell>
          <table:table-cell office:value-type="float" office:value="9632.43" calcext:value-type="float">
            <text:p>9632.43</text:p>
          </table:table-cell>
          <table:table-cell office:value-type="float" office:value="446.757" calcext:value-type="float">
            <text:p>446.757</text:p>
          </table:table-cell>
          <table:table-cell table:number-columns-repeated="2" office:value-type="float" office:value="180.4" calcext:value-type="float">
            <text:p>180.4</text:p>
          </table:table-cell>
          <table:table-cell office:value-type="float" office:value="715.943" calcext:value-type="float">
            <text:p>715.943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29963" calcext:value-type="float">
            <text:p>29963</text:p>
          </table:table-cell>
          <table:table-cell office:value-type="float" office:value="5117.94" calcext:value-type="float">
            <text:p>5117.94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691.752" calcext:value-type="float">
            <text:p>691.752</text:p>
          </table:table-cell>
          <table:table-cell table:number-columns-repeated="2" office:value-type="float" office:value="46.2" calcext:value-type="float">
            <text:p>46.2</text:p>
          </table:table-cell>
          <table:table-cell office:value-type="float" office:value="3.30607" calcext:value-type="float">
            <text:p>3.30607</text:p>
          </table:table-cell>
        </table:table-row>
        <table:table-row table:style-name="ro1">
          <table:table-cell office:value-type="float" office:value="3.27649" calcext:value-type="float">
            <text:p>3.27649</text:p>
          </table:table-cell>
          <table:table-cell office:value-type="float" office:value="20.0675" calcext:value-type="float">
            <text:p>20.0675</text:p>
          </table:table-cell>
          <table:table-cell office:value-type="float" office:value="131.998" calcext:value-type="float">
            <text:p>131.998</text:p>
          </table:table-cell>
          <table:table-cell table:number-columns-repeated="2" office:value-type="float" office:value="211.2" calcext:value-type="float">
            <text:p>211.2</text:p>
          </table:table-cell>
          <table:table-cell office:value-type="float" office:value="298.004" calcext:value-type="float">
            <text:p>298.004</text:p>
          </table:table-cell>
          <table:table-cell office:value-type="float" office:value="83.2" calcext:value-type="float">
            <text:p>83.2</text:p>
          </table:table-cell>
          <table:table-cell office:value-type="float" office:value="81.6" calcext:value-type="float">
            <text:p>81.6</text:p>
          </table:table-cell>
          <table:table-cell office:value-type="float" office:value="30164" calcext:value-type="float">
            <text:p>30164</text:p>
          </table:table-cell>
          <table:table-cell office:value-type="float" office:value="8654.66" calcext:value-type="float">
            <text:p>8654.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90.553" calcext:value-type="float">
            <text:p>290.553</text:p>
          </table:table-cell>
          <table:table-cell table:number-columns-repeated="2" office:value-type="float" office:value="67.2" calcext:value-type="float">
            <text:p>67.2</text:p>
          </table:table-cell>
          <table:table-cell office:value-type="float" office:value="0.278618" calcext:value-type="float">
            <text:p>0.278618</text:p>
          </table:table-cell>
        </table:table-row>
        <table:table-row table:style-name="ro1">
          <table:table-cell office:value-type="float" office:value="16.7516" calcext:value-type="float">
            <text:p>16.7516</text:p>
          </table:table-cell>
          <table:table-cell office:value-type="float" office:value="3018.01" calcext:value-type="float">
            <text:p>3018.01</text:p>
          </table:table-cell>
          <table:table-cell office:value-type="float" office:value="2700.16" calcext:value-type="float">
            <text:p>2700.16</text:p>
          </table:table-cell>
          <table:table-cell table:number-columns-repeated="2" office:value-type="float" office:value="235.6" calcext:value-type="float">
            <text:p>235.6</text:p>
          </table:table-cell>
          <table:table-cell office:value-type="float" office:value="4462.68" calcext:value-type="float">
            <text:p>4462.68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4" calcext:value-type="float">
            <text:p>194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3072" calcext:value-type="float">
            <text:p>233072</text:p>
          </table:table-cell>
          <table:table-cell office:value-type="float" office:value="192.8" calcext:value-type="float">
            <text:p>192.8</text:p>
          </table:table-cell>
          <table:table-cell office:value-type="float" office:value="176" calcext:value-type="float">
            <text:p>176</text:p>
          </table:table-cell>
          <table:table-cell office:value-type="float" office:value="4451.29" calcext:value-type="float">
            <text:p>4451.29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.84132" calcext:value-type="float">
            <text:p>1.84132</text:p>
          </table:table-cell>
        </table:table-row>
        <table:table-row table:style-name="ro1">
          <table:table-cell office:value-type="float" office:value="13.8832" calcext:value-type="float">
            <text:p>13.8832</text:p>
          </table:table-cell>
          <table:table-cell office:value-type="float" office:value="15041.7" calcext:value-type="float">
            <text:p>15041.7</text:p>
          </table:table-cell>
          <table:table-cell office:value-type="float" office:value="1476.03" calcext:value-type="float">
            <text:p>1476.03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3501.5" calcext:value-type="float">
            <text:p>3501.5</text:p>
          </table:table-cell>
          <table:table-cell office:value-type="float" office:value="109.4" calcext:value-type="float">
            <text:p>109.4</text:p>
          </table:table-cell>
          <table:table-cell office:value-type="float" office:value="103.4" calcext:value-type="float">
            <text:p>103.4</text:p>
          </table:table-cell>
          <table:table-cell office:value-type="float" office:value="29806" calcext:value-type="float">
            <text:p>29806</text:p>
          </table:table-cell>
          <table:table-cell office:value-type="float" office:value="157034" calcext:value-type="float">
            <text:p>157034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3476.69" calcext:value-type="float">
            <text:p>3476.69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office:value-type="float" office:value="4.39022" calcext:value-type="float">
            <text:p>4.39022</text:p>
          </table:table-cell>
        </table:table-row>
      </table:table>
      <table:table table:name="IncrNew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2494" calcext:value-type="float">
            <text:p>3.02494</text:p>
          </table:table-cell>
          <table:table-cell office:value-type="float" office:value="2417.57" calcext:value-type="float">
            <text:p>2417.57</text:p>
          </table:table-cell>
          <table:table-cell office:value-type="float" office:value="6.284" calcext:value-type="float">
            <text:p>6.284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float" office:value="13.6342" calcext:value-type="float">
            <text:p>13.6342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30018" calcext:value-type="float">
            <text:p>30018</text:p>
          </table:table-cell>
          <table:table-cell office:value-type="float" office:value="1030.13" calcext:value-type="float">
            <text:p>1030.13</text:p>
          </table:table-cell>
          <table:table-cell office:value-type="float" office:value="63" calcext:value-type="float">
            <text:p>63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12.9819" calcext:value-type="float">
            <text:p>12.9819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41222" calcext:value-type="float">
            <text:p>1.41222</text:p>
          </table:table-cell>
        </table:table-row>
        <table:table-row table:style-name="ro1">
          <table:table-cell office:value-type="float" office:value="28.1595" calcext:value-type="float">
            <text:p>28.1595</text:p>
          </table:table-cell>
          <table:table-cell office:value-type="float" office:value="10071.9" calcext:value-type="float">
            <text:p>10071.9</text:p>
          </table:table-cell>
          <table:table-cell office:value-type="float" office:value="1870.63" calcext:value-type="float">
            <text:p>1870.63</text:p>
          </table:table-cell>
          <table:table-cell table:number-columns-repeated="2" office:value-type="float" office:value="318.8" calcext:value-type="float">
            <text:p>318.8</text:p>
          </table:table-cell>
          <table:table-cell office:value-type="float" office:value="3591.89" calcext:value-type="float">
            <text:p>3591.89</text:p>
          </table:table-cell>
          <table:table-cell office:value-type="float" office:value="99.8" calcext:value-type="float">
            <text:p>99.8</text:p>
          </table:table-cell>
          <table:table-cell office:value-type="float" office:value="95.8" calcext:value-type="float">
            <text:p>95.8</text:p>
          </table:table-cell>
          <table:table-cell office:value-type="float" office:value="29724" calcext:value-type="float">
            <text:p>29724</text:p>
          </table:table-cell>
          <table:table-cell office:value-type="float" office:value="387355" calcext:value-type="float">
            <text:p>387355</text:p>
          </table:table-cell>
          <table:table-cell office:value-type="float" office:value="1244" calcext:value-type="float">
            <text:p>1244</text:p>
          </table:table-cell>
          <table:table-cell office:value-type="float" office:value="99.8" calcext:value-type="float">
            <text:p>99.8</text:p>
          </table:table-cell>
          <table:table-cell office:value-type="float" office:value="96.4" calcext:value-type="float">
            <text:p>96.4</text:p>
          </table:table-cell>
          <table:table-cell office:value-type="float" office:value="3588.68" calcext:value-type="float">
            <text:p>3588.68</text:p>
          </table:table-cell>
          <table:table-cell office:value-type="float" office:value="91.8" calcext:value-type="float">
            <text:p>91.8</text:p>
          </table:table-cell>
          <table:table-cell office:value-type="float" office:value="90.8" calcext:value-type="float">
            <text:p>90.8</text:p>
          </table:table-cell>
          <table:table-cell office:value-type="float" office:value="3.12885" calcext:value-type="float">
            <text:p>3.12885</text:p>
          </table:table-cell>
        </table:table-row>
        <table:table-row table:style-name="ro1">
          <table:table-cell office:value-type="float" office:value="3.19227" calcext:value-type="float">
            <text:p>3.19227</text:p>
          </table:table-cell>
          <table:table-cell office:value-type="float" office:value="1231.04" calcext:value-type="float">
            <text:p>1231.04</text:p>
          </table:table-cell>
          <table:table-cell office:value-type="float" office:value="17.1049" calcext:value-type="float">
            <text:p>17.1049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44.0891" calcext:value-type="float">
            <text:p>44.0891</text:p>
          </table:table-cell>
          <table:table-cell office:value-type="float" office:value="76.4" calcext:value-type="float">
            <text:p>76.4</text:p>
          </table:table-cell>
          <table:table-cell office:value-type="float" office:value="74" calcext:value-type="float">
            <text:p>74</text:p>
          </table:table-cell>
          <table:table-cell office:value-type="float" office:value="30122" calcext:value-type="float">
            <text:p>30122</text:p>
          </table:table-cell>
          <table:table-cell office:value-type="float" office:value="2688.64" calcext:value-type="float">
            <text:p>2688.6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44.4045" calcext:value-type="float">
            <text:p>44.4045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1.00673" calcext:value-type="float">
            <text:p>1.00673</text:p>
          </table:table-cell>
        </table:table-row>
        <table:table-row table:style-name="ro1">
          <table:table-cell office:value-type="float" office:value="107.007" calcext:value-type="float">
            <text:p>107.007</text:p>
          </table:table-cell>
          <table:table-cell office:value-type="float" office:value="27168.5" calcext:value-type="float">
            <text:p>27168.5</text:p>
          </table:table-cell>
          <table:table-cell office:value-type="float" office:value="1257.56" calcext:value-type="float">
            <text:p>1257.56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73.73" calcext:value-type="float">
            <text:p>2273.73</text:p>
          </table:table-cell>
          <table:table-cell office:value-type="float" office:value="306.8" calcext:value-type="float">
            <text:p>306.8</text:p>
          </table:table-cell>
          <table:table-cell office:value-type="float" office:value="301.4" calcext:value-type="float">
            <text:p>301.4</text:p>
          </table:table-cell>
          <table:table-cell office:value-type="float" office:value="30032" calcext:value-type="float">
            <text:p>30032</text:p>
          </table:table-cell>
          <table:table-cell office:value-type="float" office:value="16552.4" calcext:value-type="float">
            <text:p>16552.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318.2" calcext:value-type="float">
            <text:p>318.2</text:p>
          </table:table-cell>
          <table:table-cell office:value-type="float" office:value="2222.85" calcext:value-type="float">
            <text:p>2222.85</text:p>
          </table:table-cell>
          <table:table-cell office:value-type="float" office:value="317.6" calcext:value-type="float">
            <text:p>317.6</text:p>
          </table:table-cell>
          <table:table-cell office:value-type="float" office:value="316.6" calcext:value-type="float">
            <text:p>316.6</text:p>
          </table:table-cell>
          <table:table-cell office:value-type="float" office:value="7.10787" calcext:value-type="float">
            <text:p>7.10787</text:p>
          </table:table-cell>
        </table:table-row>
        <table:table-row table:style-name="ro1">
          <table:table-cell office:value-type="float" office:value="8.62605" calcext:value-type="float">
            <text:p>8.62605</text:p>
          </table:table-cell>
          <table:table-cell office:value-type="float" office:value="6291.83" calcext:value-type="float">
            <text:p>6291.83</text:p>
          </table:table-cell>
          <table:table-cell office:value-type="float" office:value="357.989" calcext:value-type="float">
            <text:p>357.989</text:p>
          </table:table-cell>
          <table:table-cell table:number-columns-repeated="2" office:value-type="float" office:value="204.2" calcext:value-type="float">
            <text:p>204.2</text:p>
          </table:table-cell>
          <table:table-cell office:value-type="float" office:value="817.683" calcext:value-type="float">
            <text:p>817.683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29802" calcext:value-type="float">
            <text:p>29802</text:p>
          </table:table-cell>
          <table:table-cell office:value-type="float" office:value="72534.6" calcext:value-type="float">
            <text:p>72534.6</text:p>
          </table:table-cell>
          <table:table-cell office:value-type="float" office:value="932" calcext:value-type="float">
            <text:p>932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819.116" calcext:value-type="float">
            <text:p>819.116</text:p>
          </table:table-cell>
          <table:table-cell office:value-type="float" office:value="51.6" calcext:value-type="float">
            <text:p>51.6</text:p>
          </table:table-cell>
          <table:table-cell office:value-type="float" office:value="51" calcext:value-type="float">
            <text:p>51</text:p>
          </table:table-cell>
          <table:table-cell office:value-type="float" office:value="2.51783" calcext:value-type="float">
            <text:p>2.51783</text:p>
          </table:table-cell>
        </table:table-row>
        <table:table-row table:style-name="ro1">
          <table:table-cell office:value-type="float" office:value="14.0427" calcext:value-type="float">
            <text:p>14.0427</text:p>
          </table:table-cell>
          <table:table-cell office:value-type="float" office:value="4607.73" calcext:value-type="float">
            <text:p>4607.73</text:p>
          </table:table-cell>
          <table:table-cell office:value-type="float" office:value="134.591" calcext:value-type="float">
            <text:p>134.591</text:p>
          </table:table-cell>
          <table:table-cell table:number-columns-repeated="2" office:value-type="float" office:value="53.6" calcext:value-type="float">
            <text:p>53.6</text:p>
          </table:table-cell>
          <table:table-cell office:value-type="float" office:value="324.304" calcext:value-type="float">
            <text:p>324.304</text:p>
          </table:table-cell>
          <table:table-cell office:value-type="float" office:value="35.6" calcext:value-type="float">
            <text:p>35.6</text:p>
          </table:table-cell>
          <table:table-cell office:value-type="float" office:value="34.8" calcext:value-type="float">
            <text:p>34.8</text:p>
          </table:table-cell>
          <table:table-cell office:value-type="float" office:value="29877" calcext:value-type="float">
            <text:p>29877</text:p>
          </table:table-cell>
          <table:table-cell office:value-type="float" office:value="15921.5" calcext:value-type="float">
            <text:p>15921.5</text:p>
          </table:table-cell>
          <table:table-cell office:value-type="float" office:value="127" calcext:value-type="float">
            <text:p>127</text:p>
          </table:table-cell>
          <table:table-cell office:value-type="float" office:value="35.8" calcext:value-type="float">
            <text:p>35.8</text:p>
          </table:table-cell>
          <table:table-cell office:value-type="float" office:value="35.4" calcext:value-type="float">
            <text:p>35.4</text:p>
          </table:table-cell>
          <table:table-cell office:value-type="float" office:value="323.619" calcext:value-type="float">
            <text:p>323.6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16327" calcext:value-type="float">
            <text:p>2.16327</text:p>
          </table:table-cell>
        </table:table-row>
        <table:table-row table:style-name="ro1">
          <table:table-cell office:value-type="float" office:value="30.0224" calcext:value-type="float">
            <text:p>30.0224</text:p>
          </table:table-cell>
          <table:table-cell office:value-type="float" office:value="1446.79" calcext:value-type="float">
            <text:p>1446.79</text:p>
          </table:table-cell>
          <table:table-cell office:value-type="float" office:value="3282.59" calcext:value-type="float">
            <text:p>3282.59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8.68" calcext:value-type="float">
            <text:p>6488.68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29752" calcext:value-type="float">
            <text:p>29752</text:p>
          </table:table-cell>
          <table:table-cell office:value-type="float" office:value="392153" calcext:value-type="float">
            <text:p>392153</text:p>
          </table:table-cell>
          <table:table-cell office:value-type="float" office:value="873" calcext:value-type="float">
            <text:p>873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6478.69" calcext:value-type="float">
            <text:p>6478.6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.0124" calcext:value-type="float">
            <text:p>1.0124</text:p>
          </table:table-cell>
        </table:table-row>
        <table:table-row table:style-name="ro1">
          <table:table-cell office:value-type="float" office:value="9.07328" calcext:value-type="float">
            <text:p>9.07328</text:p>
          </table:table-cell>
          <table:table-cell office:value-type="float" office:value="12026.9" calcext:value-type="float">
            <text:p>12026.9</text:p>
          </table:table-cell>
          <table:table-cell office:value-type="float" office:value="5.08968" calcext:value-type="float">
            <text:p>5.0896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8.24945" calcext:value-type="float">
            <text:p>8.2494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9819" calcext:value-type="float">
            <text:p>29819</text:p>
          </table:table-cell>
          <table:table-cell office:value-type="float" office:value="386.815" calcext:value-type="float">
            <text:p>386.8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7.4451" calcext:value-type="float">
            <text:p>7.44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1111" calcext:value-type="float">
            <text:p>3.81111</text:p>
          </table:table-cell>
        </table:table-row>
        <table:table-row table:style-name="ro1">
          <table:table-cell office:value-type="float" office:value="5.13201" calcext:value-type="float">
            <text:p>5.13201</text:p>
          </table:table-cell>
          <table:table-cell office:value-type="float" office:value="5814.97" calcext:value-type="float">
            <text:p>5814.97</text:p>
          </table:table-cell>
          <table:table-cell office:value-type="float" office:value="2.9516" calcext:value-type="float">
            <text:p>2.9516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9456" calcext:value-type="float">
            <text:p>5.2945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99.699" calcext:value-type="float">
            <text:p>399.69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40826" calcext:value-type="float">
            <text:p>4.408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9285" calcext:value-type="float">
            <text:p>2.39285</text:p>
          </table:table-cell>
        </table:table-row>
        <table:table-row table:style-name="ro1">
          <table:table-cell office:value-type="float" office:value="6.38145" calcext:value-type="float">
            <text:p>6.38145</text:p>
          </table:table-cell>
          <table:table-cell office:value-type="float" office:value="7945.67" calcext:value-type="float">
            <text:p>7945.67</text:p>
          </table:table-cell>
          <table:table-cell office:value-type="float" office:value="3.65389" calcext:value-type="float">
            <text:p>3.65389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6.22139" calcext:value-type="float">
            <text:p>6.2213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88.675" calcext:value-type="float">
            <text:p>388.6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34633" calcext:value-type="float">
            <text:p>5.346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9031" calcext:value-type="float">
            <text:p>3.29031</text:p>
          </table:table-cell>
        </table:table-row>
        <table:table-row table:style-name="ro1">
          <table:table-cell office:value-type="float" office:value="54.4222" calcext:value-type="float">
            <text:p>54.4222</text:p>
          </table:table-cell>
          <table:table-cell office:value-type="float" office:value="9634.76" calcext:value-type="float">
            <text:p>9634.76</text:p>
          </table:table-cell>
          <table:table-cell office:value-type="float" office:value="446.796" calcext:value-type="float">
            <text:p>446.796</text:p>
          </table:table-cell>
          <table:table-cell table:number-columns-repeated="2" office:value-type="float" office:value="180.8" calcext:value-type="float">
            <text:p>180.8</text:p>
          </table:table-cell>
          <table:table-cell office:value-type="float" office:value="701.873" calcext:value-type="float">
            <text:p>701.873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29963" calcext:value-type="float">
            <text:p>29963</text:p>
          </table:table-cell>
          <table:table-cell office:value-type="float" office:value="8345.85" calcext:value-type="float">
            <text:p>8345.85</text:p>
          </table:table-cell>
          <table:table-cell office:value-type="float" office:value="60" calcext:value-type="float">
            <text:p>60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682.129" calcext:value-type="float">
            <text:p>682.129</text:p>
          </table:table-cell>
          <table:table-cell office:value-type="float" office:value="47.6" calcext:value-type="float">
            <text:p>47.6</text:p>
          </table:table-cell>
          <table:table-cell office:value-type="float" office:value="47.4" calcext:value-type="float">
            <text:p>47.4</text:p>
          </table:table-cell>
          <table:table-cell office:value-type="float" office:value="2.90004" calcext:value-type="float">
            <text:p>2.90004</text:p>
          </table:table-cell>
        </table:table-row>
        <table:table-row table:style-name="ro1">
          <table:table-cell office:value-type="float" office:value="3.2722" calcext:value-type="float">
            <text:p>3.2722</text:p>
          </table:table-cell>
          <table:table-cell office:value-type="float" office:value="20.0239" calcext:value-type="float">
            <text:p>20.0239</text:p>
          </table:table-cell>
          <table:table-cell office:value-type="float" office:value="128.607" calcext:value-type="float">
            <text:p>128.607</text:p>
          </table:table-cell>
          <table:table-cell table:number-columns-repeated="2" office:value-type="float" office:value="210.2" calcext:value-type="float">
            <text:p>210.2</text:p>
          </table:table-cell>
          <table:table-cell office:value-type="float" office:value="296.072" calcext:value-type="float">
            <text:p>296.072</text:p>
          </table:table-cell>
          <table:table-cell office:value-type="float" office:value="69.4" calcext:value-type="float">
            <text:p>69.4</text:p>
          </table:table-cell>
          <table:table-cell office:value-type="float" office:value="69" calcext:value-type="float">
            <text:p>69</text:p>
          </table:table-cell>
          <table:table-cell office:value-type="float" office:value="30164" calcext:value-type="float">
            <text:p>30164</text:p>
          </table:table-cell>
          <table:table-cell office:value-type="float" office:value="59531.6" calcext:value-type="float">
            <text:p>59531.6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94.76" calcext:value-type="float">
            <text:p>294.76</text:p>
          </table:table-cell>
          <table:table-cell office:value-type="float" office:value="80" calcext:value-type="float">
            <text:p>80</text:p>
          </table:table-cell>
          <table:table-cell office:value-type="float" office:value="79.8" calcext:value-type="float">
            <text:p>79.8</text:p>
          </table:table-cell>
          <table:table-cell office:value-type="float" office:value="0.264966" calcext:value-type="float">
            <text:p>0.264966</text:p>
          </table:table-cell>
        </table:table-row>
        <table:table-row table:style-name="ro1">
          <table:table-cell office:value-type="float" office:value="16.7911" calcext:value-type="float">
            <text:p>16.7911</text:p>
          </table:table-cell>
          <table:table-cell office:value-type="float" office:value="3019.51" calcext:value-type="float">
            <text:p>3019.51</text:p>
          </table:table-cell>
          <table:table-cell office:value-type="float" office:value="2497.95" calcext:value-type="float">
            <text:p>2497.95</text:p>
          </table:table-cell>
          <table:table-cell table:number-columns-repeated="2" office:value-type="float" office:value="238.8" calcext:value-type="float">
            <text:p>238.8</text:p>
          </table:table-cell>
          <table:table-cell office:value-type="float" office:value="5009.8" calcext:value-type="float">
            <text:p>5009.8</text:p>
          </table:table-cell>
          <table:table-cell office:value-type="float" office:value="168.2" calcext:value-type="float">
            <text:p>168.2</text:p>
          </table:table-cell>
          <table:table-cell office:value-type="float" office:value="166.8" calcext:value-type="float">
            <text:p>166.8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516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5007.12" calcext:value-type="float">
            <text:p>5007.12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1.16863" calcext:value-type="float">
            <text:p>1.16863</text:p>
          </table:table-cell>
        </table:table-row>
        <table:table-row table:style-name="ro1">
          <table:table-cell office:value-type="float" office:value="13.9103" calcext:value-type="float">
            <text:p>13.9103</text:p>
          </table:table-cell>
          <table:table-cell office:value-type="float" office:value="15026.2" calcext:value-type="float">
            <text:p>15026.2</text:p>
          </table:table-cell>
          <table:table-cell office:value-type="float" office:value="1476.7" calcext:value-type="float">
            <text:p>1476.7</text:p>
          </table:table-cell>
          <table:table-cell table:number-columns-repeated="2" office:value-type="float" office:value="410.8" calcext:value-type="float">
            <text:p>410.8</text:p>
          </table:table-cell>
          <table:table-cell office:value-type="float" office:value="3440.16" calcext:value-type="float">
            <text:p>3440.16</text:p>
          </table:table-cell>
          <table:table-cell office:value-type="float" office:value="109.8" calcext:value-type="float">
            <text:p>109.8</text:p>
          </table:table-cell>
          <table:table-cell office:value-type="float" office:value="105.6" calcext:value-type="float">
            <text:p>105.6</text:p>
          </table:table-cell>
          <table:table-cell office:value-type="float" office:value="29806" calcext:value-type="float">
            <text:p>29806</text:p>
          </table:table-cell>
          <table:table-cell office:value-type="float" office:value="508009" calcext:value-type="float">
            <text:p>508009</text:p>
          </table:table-cell>
          <table:table-cell office:value-type="float" office:value="1934" calcext:value-type="float">
            <text:p>1934</text:p>
          </table:table-cell>
          <table:table-cell office:value-type="float" office:value="109.8" calcext:value-type="float">
            <text:p>109.8</text:p>
          </table:table-cell>
          <table:table-cell office:value-type="float" office:value="106" calcext:value-type="float">
            <text:p>106</text:p>
          </table:table-cell>
          <table:table-cell office:value-type="float" office:value="3450.56" calcext:value-type="float">
            <text:p>3450.56</text:p>
          </table:table-cell>
          <table:table-cell table:number-columns-repeated="2" office:value-type="float" office:value="97.6" calcext:value-type="float">
            <text:p>97.6</text:p>
          </table:table-cell>
          <table:table-cell office:value-type="float" office:value="4.39093" calcext:value-type="float">
            <text:p>4.39093</text:p>
          </table:table-cell>
        </table:table-row>
      </table:table>
      <table:table table:name="DecrNew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4578" calcext:value-type="float">
            <text:p>3.04578</text:p>
          </table:table-cell>
          <table:table-cell office:value-type="float" office:value="2418.06" calcext:value-type="float">
            <text:p>2418.06</text:p>
          </table:table-cell>
          <table:table-cell office:value-type="float" office:value="6.49089" calcext:value-type="float">
            <text:p>6.4908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.1616" calcext:value-type="float">
            <text:p>14.1616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3472" calcext:value-type="float">
            <text:p>0.453472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12.9259" calcext:value-type="float">
            <text:p>12.9259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3042" calcext:value-type="float">
            <text:p>1.43042</text:p>
          </table:table-cell>
        </table:table-row>
        <table:table-row table:style-name="ro1">
          <table:table-cell office:value-type="float" office:value="28.1843" calcext:value-type="float">
            <text:p>28.1843</text:p>
          </table:table-cell>
          <table:table-cell office:value-type="float" office:value="10068.2" calcext:value-type="float">
            <text:p>10068.2</text:p>
          </table:table-cell>
          <table:table-cell office:value-type="float" office:value="1851.93" calcext:value-type="float">
            <text:p>1851.93</text:p>
          </table:table-cell>
          <table:table-cell table:number-columns-repeated="2" office:value-type="float" office:value="312.6" calcext:value-type="float">
            <text:p>312.6</text:p>
          </table:table-cell>
          <table:table-cell office:value-type="float" office:value="3554.4" calcext:value-type="float">
            <text:p>3554.4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29724" calcext:value-type="float">
            <text:p>29724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3539.12" calcext:value-type="float">
            <text:p>3539.12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31022" calcext:value-type="float">
            <text:p>3.31022</text:p>
          </table:table-cell>
        </table:table-row>
        <table:table-row table:style-name="ro1">
          <table:table-cell office:value-type="float" office:value="3.14132" calcext:value-type="float">
            <text:p>3.14132</text:p>
          </table:table-cell>
          <table:table-cell office:value-type="float" office:value="1234.35" calcext:value-type="float">
            <text:p>1234.35</text:p>
          </table:table-cell>
          <table:table-cell office:value-type="float" office:value="17.4179" calcext:value-type="float">
            <text:p>17.4179</text:p>
          </table:table-cell>
          <table:table-cell table:number-columns-repeated="2" office:value-type="float" office:value="106.4" calcext:value-type="float">
            <text:p>106.4</text:p>
          </table:table-cell>
          <table:table-cell office:value-type="float" office:value="46.0566" calcext:value-type="float">
            <text:p>46.0566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7872" calcext:value-type="float">
            <text:p>0.367872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43.7777" calcext:value-type="float">
            <text:p>43.7777</text:p>
          </table:table-cell>
          <table:table-cell office:value-type="float" office:value="79.2" calcext:value-type="float">
            <text:p>79.2</text:p>
          </table:table-cell>
          <table:table-cell office:value-type="float" office:value="76.6" calcext:value-type="float">
            <text:p>76.6</text:p>
          </table:table-cell>
          <table:table-cell office:value-type="float" office:value="1.20089" calcext:value-type="float">
            <text:p>1.20089</text:p>
          </table:table-cell>
        </table:table-row>
        <table:table-row table:style-name="ro1">
          <table:table-cell office:value-type="float" office:value="85.9014" calcext:value-type="float">
            <text:p>85.9014</text:p>
          </table:table-cell>
          <table:table-cell office:value-type="float" office:value="27172" calcext:value-type="float">
            <text:p>27172</text:p>
          </table:table-cell>
          <table:table-cell office:value-type="float" office:value="1264.65" calcext:value-type="float">
            <text:p>1264.65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94.83" calcext:value-type="float">
            <text:p>2294.83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849" calcext:value-type="float">
            <text:p>5.86849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2232.74" calcext:value-type="float">
            <text:p>2232.74</text:p>
          </table:table-cell>
          <table:table-cell office:value-type="float" office:value="305.8" calcext:value-type="float">
            <text:p>305.8</text:p>
          </table:table-cell>
          <table:table-cell office:value-type="float" office:value="302.2" calcext:value-type="float">
            <text:p>302.2</text:p>
          </table:table-cell>
          <table:table-cell office:value-type="float" office:value="6.97494" calcext:value-type="float">
            <text:p>6.97494</text:p>
          </table:table-cell>
        </table:table-row>
        <table:table-row table:style-name="ro1">
          <table:table-cell office:value-type="float" office:value="8.61185" calcext:value-type="float">
            <text:p>8.61185</text:p>
          </table:table-cell>
          <table:table-cell office:value-type="float" office:value="6287.06" calcext:value-type="float">
            <text:p>6287.06</text:p>
          </table:table-cell>
          <table:table-cell office:value-type="float" office:value="372.086" calcext:value-type="float">
            <text:p>372.08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812.71" calcext:value-type="float">
            <text:p>812.71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68" calcext:value-type="float">
            <text:p>11.7868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801.72" calcext:value-type="float">
            <text:p>801.72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.33253" calcext:value-type="float">
            <text:p>2.33253</text:p>
          </table:table-cell>
        </table:table-row>
        <table:table-row table:style-name="ro1">
          <table:table-cell office:value-type="float" office:value="11.3759" calcext:value-type="float">
            <text:p>11.3759</text:p>
          </table:table-cell>
          <table:table-cell office:value-type="float" office:value="4610.5" calcext:value-type="float">
            <text:p>4610.5</text:p>
          </table:table-cell>
          <table:table-cell office:value-type="float" office:value="129.595" calcext:value-type="float">
            <text:p>129.595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320.642" calcext:value-type="float">
            <text:p>320.642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9877" calcext:value-type="float">
            <text:p>29877</text:p>
          </table:table-cell>
          <table:table-cell office:value-type="float" office:value="3.67845" calcext:value-type="float">
            <text:p>3.67845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321.507" calcext:value-type="float">
            <text:p>321.507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33661" calcext:value-type="float">
            <text:p>2.33661</text:p>
          </table:table-cell>
        </table:table-row>
        <table:table-row table:style-name="ro1">
          <table:table-cell office:value-type="float" office:value="37.0102" calcext:value-type="float">
            <text:p>37.0102</text:p>
          </table:table-cell>
          <table:table-cell office:value-type="float" office:value="1443.42" calcext:value-type="float">
            <text:p>1443.42</text:p>
          </table:table-cell>
          <table:table-cell office:value-type="float" office:value="3252.91" calcext:value-type="float">
            <text:p>3252.91</text:p>
          </table:table-cell>
          <table:table-cell table:number-columns-repeated="2" office:value-type="float" office:value="544.4" calcext:value-type="float">
            <text:p>544.4</text:p>
          </table:table-cell>
          <table:table-cell office:value-type="float" office:value="6475.28" calcext:value-type="float">
            <text:p>6475.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29752" calcext:value-type="float">
            <text:p>29752</text:p>
          </table:table-cell>
          <table:table-cell office:value-type="float" office:value="34.5728" calcext:value-type="float">
            <text:p>34.57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6473.65" calcext:value-type="float">
            <text:p>6473.65</text:p>
          </table:table-cell>
          <table:table-cell office:value-type="float" office:value="88.2" calcext:value-type="float">
            <text:p>88.2</text:p>
          </table:table-cell>
          <table:table-cell office:value-type="float" office:value="87.6" calcext:value-type="float">
            <text:p>87.6</text:p>
          </table:table-cell>
          <table:table-cell office:value-type="float" office:value="1.05389" calcext:value-type="float">
            <text:p>1.05389</text:p>
          </table:table-cell>
        </table:table-row>
        <table:table-row table:style-name="ro1">
          <table:table-cell office:value-type="float" office:value="9.08186" calcext:value-type="float">
            <text:p>9.08186</text:p>
          </table:table-cell>
          <table:table-cell office:value-type="float" office:value="12031.7" calcext:value-type="float">
            <text:p>12031.7</text:p>
          </table:table-cell>
          <table:table-cell office:value-type="float" office:value="5.12701" calcext:value-type="float">
            <text:p>5.12701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8.4682" calcext:value-type="float">
            <text:p>8.468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239488" calcext:value-type="float">
            <text:p>0.23948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5168" calcext:value-type="float">
            <text:p>7.5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91356" calcext:value-type="float">
            <text:p>3.91356</text:p>
          </table:table-cell>
        </table:table-row>
        <table:table-row table:style-name="ro1">
          <table:table-cell office:value-type="float" office:value="5.14117" calcext:value-type="float">
            <text:p>5.14117</text:p>
          </table:table-cell>
          <table:table-cell office:value-type="float" office:value="5822.15" calcext:value-type="float">
            <text:p>5822.15</text:p>
          </table:table-cell>
          <table:table-cell office:value-type="float" office:value="2.95589" calcext:value-type="float">
            <text:p>2.9558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1526" calcext:value-type="float">
            <text:p>5.2152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0.218394" calcext:value-type="float">
            <text:p>0.21839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4.32627" calcext:value-type="float">
            <text:p>4.326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5666" calcext:value-type="float">
            <text:p>2.35666</text:p>
          </table:table-cell>
        </table:table-row>
        <table:table-row table:style-name="ro1">
          <table:table-cell office:value-type="float" office:value="7.85001" calcext:value-type="float">
            <text:p>7.85001</text:p>
          </table:table-cell>
          <table:table-cell office:value-type="float" office:value="7929.98" calcext:value-type="float">
            <text:p>7929.98</text:p>
          </table:table-cell>
          <table:table-cell office:value-type="float" office:value="3.66275" calcext:value-type="float">
            <text:p>3.6627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23999" calcext:value-type="float">
            <text:p>6.23999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0.227565" calcext:value-type="float">
            <text:p>0.227565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31046" calcext:value-type="float">
            <text:p>5.310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9373" calcext:value-type="float">
            <text:p>2.59373</text:p>
          </table:table-cell>
        </table:table-row>
        <table:table-row table:style-name="ro1">
          <table:table-cell office:value-type="float" office:value="54.3041" calcext:value-type="float">
            <text:p>54.3041</text:p>
          </table:table-cell>
          <table:table-cell office:value-type="float" office:value="9634.97" calcext:value-type="float">
            <text:p>9634.97</text:p>
          </table:table-cell>
          <table:table-cell office:value-type="float" office:value="447.297" calcext:value-type="float">
            <text:p>447.297</text:p>
          </table:table-cell>
          <table:table-cell table:number-columns-repeated="2" office:value-type="float" office:value="181.6" calcext:value-type="float">
            <text:p>181.6</text:p>
          </table:table-cell>
          <table:table-cell office:value-type="float" office:value="715.496" calcext:value-type="float">
            <text:p>715.4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9963" calcext:value-type="float">
            <text:p>29963</text:p>
          </table:table-cell>
          <table:table-cell office:value-type="float" office:value="6.34896" calcext:value-type="float">
            <text:p>6.348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692.284" calcext:value-type="float">
            <text:p>692.284</text:p>
          </table:table-cell>
          <table:table-cell office:value-type="float" office:value="48" calcext:value-type="float">
            <text:p>48</text:p>
          </table:table-cell>
          <table:table-cell office:value-type="float" office:value="47.8" calcext:value-type="float">
            <text:p>47.8</text:p>
          </table:table-cell>
          <table:table-cell office:value-type="float" office:value="3.15177" calcext:value-type="float">
            <text:p>3.15177</text:p>
          </table:table-cell>
        </table:table-row>
        <table:table-row table:style-name="ro1">
          <table:table-cell office:value-type="float" office:value="4.05713" calcext:value-type="float">
            <text:p>4.05713</text:p>
          </table:table-cell>
          <table:table-cell office:value-type="float" office:value="19.9466" calcext:value-type="float">
            <text:p>19.9466</text:p>
          </table:table-cell>
          <table:table-cell office:value-type="float" office:value="134.863" calcext:value-type="float">
            <text:p>134.863</text:p>
          </table:table-cell>
          <table:table-cell table:number-columns-repeated="2" office:value-type="float" office:value="213.4" calcext:value-type="float">
            <text:p>213.4</text:p>
          </table:table-cell>
          <table:table-cell office:value-type="float" office:value="298.931" calcext:value-type="float">
            <text:p>298.931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2.43524" calcext:value-type="float">
            <text:p>2.43524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292.49" calcext:value-type="float">
            <text:p>292.49</text:p>
          </table:table-cell>
          <table:table-cell table:number-columns-repeated="2" office:value-type="float" office:value="68.4" calcext:value-type="float">
            <text:p>68.4</text:p>
          </table:table-cell>
          <table:table-cell office:value-type="float" office:value="0.239706" calcext:value-type="float">
            <text:p>0.239706</text:p>
          </table:table-cell>
        </table:table-row>
        <table:table-row table:style-name="ro1">
          <table:table-cell office:value-type="float" office:value="16.7826" calcext:value-type="float">
            <text:p>16.7826</text:p>
          </table:table-cell>
          <table:table-cell office:value-type="float" office:value="3019.75" calcext:value-type="float">
            <text:p>3019.75</text:p>
          </table:table-cell>
          <table:table-cell office:value-type="float" office:value="2136.17" calcext:value-type="float">
            <text:p>2136.17</text:p>
          </table:table-cell>
          <table:table-cell table:number-columns-repeated="2" office:value-type="float" office:value="235.2" calcext:value-type="float">
            <text:p>235.2</text:p>
          </table:table-cell>
          <table:table-cell office:value-type="float" office:value="4743.42" calcext:value-type="float">
            <text:p>4743.42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29922" calcext:value-type="float">
            <text:p>29922</text:p>
          </table:table-cell>
          <table:table-cell office:value-type="float" office:value="46.3531" calcext:value-type="float">
            <text:p>46.3531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4766.41" calcext:value-type="float">
            <text:p>4766.41</text:p>
          </table:table-cell>
          <table:table-cell office:value-type="float" office:value="169.6" calcext:value-type="float">
            <text:p>169.6</text:p>
          </table:table-cell>
          <table:table-cell office:value-type="float" office:value="168" calcext:value-type="float">
            <text:p>168</text:p>
          </table:table-cell>
          <table:table-cell office:value-type="float" office:value="1.60199" calcext:value-type="float">
            <text:p>1.60199</text:p>
          </table:table-cell>
        </table:table-row>
        <table:table-row table:style-name="ro1">
          <table:table-cell office:value-type="float" office:value="13.8896" calcext:value-type="float">
            <text:p>13.8896</text:p>
          </table:table-cell>
          <table:table-cell office:value-type="float" office:value="15045.8" calcext:value-type="float">
            <text:p>15045.8</text:p>
          </table:table-cell>
          <table:table-cell office:value-type="float" office:value="1454.05" calcext:value-type="float">
            <text:p>1454.05</text:p>
          </table:table-cell>
          <table:table-cell table:number-columns-repeated="2" office:value-type="float" office:value="413.2" calcext:value-type="float">
            <text:p>413.2</text:p>
          </table:table-cell>
          <table:table-cell office:value-type="float" office:value="3469.82" calcext:value-type="float">
            <text:p>3469.8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695" calcext:value-type="float">
            <text:p>40.469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3451.05" calcext:value-type="float">
            <text:p>3451.05</text:p>
          </table:table-cell>
          <table:table-cell office:value-type="float" office:value="98" calcext:value-type="float">
            <text:p>98</text:p>
          </table:table-cell>
          <table:table-cell office:value-type="float" office:value="96.8" calcext:value-type="float">
            <text:p>96.8</text:p>
          </table:table-cell>
          <table:table-cell office:value-type="float" office:value="4.29754" calcext:value-type="float">
            <text:p>4.29754</text:p>
          </table:table-cell>
        </table:table-row>
      </table:table>
      <table:table table:name="Sheet20" table:style-name="ta1">
        <table:shapes>
          <draw:frame draw:z-index="0" draw:style-name="gr1" draw:text-style-name="P1" svg:width="40.365cm" svg:height="21.86cm" svg:x="6.883cm" svg:y="0.106cm">
            <draw:object draw:notify-on-update-of-ranges="Sheet20.A1:Sheet20.A1 Sheet20.A2:Sheet20.A15 Sheet20.B1:Sheet20.B1 Sheet20.B2:Sheet20.B15 Sheet20.C1:Sheet20.C1 Sheet20.C2:Sheet20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Graph</text:p>
          </table:table-cell>
          <table:table-cell table:style-name="Default" office:value-type="string" calcext:value-type="string">
            <text:p>2-Thread</text:p>
          </table:table-cell>
          <table:table-cell table:style-name="Default" office:value-type="string" calcext:value-type="string">
            <text:p>Many Thread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0.6" calcext:value-type="float">
            <text:p>11</text:p>
          </table:table-cell>
          <table:table-cell office:value-type="float" office:value="10.4" calcext:value-type="float">
            <text:p>1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table:number-columns-repeated="2" office:value-type="float" office:value="90.8" calcext:value-type="float">
            <text:p>91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09.6" calcext:value-type="float">
            <text:p>110</text:p>
          </table:table-cell>
          <table:table-cell office:value-type="float" office:value="110.2" calcext:value-type="float">
            <text:p>11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18.4" calcext:value-type="float">
            <text:p>318</text:p>
          </table:table-cell>
          <table:table-cell office:value-type="float" office:value="316.6" calcext:value-type="float">
            <text:p>317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50.4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34.6" calcext:value-type="float">
            <text:p>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88.2" calcext:value-type="float">
            <text:p>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5.4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47" calcext:value-type="float">
            <text:p>47</text:p>
          </table:table-cell>
          <table:table-cell office:value-type="float" office:value="47.4" calcext:value-type="float">
            <text:p>47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78.4" calcext:value-type="float">
            <text:p>78</text:p>
          </table:table-cell>
          <table:table-cell office:value-type="float" office:value="79.8" calcext:value-type="float">
            <text:p>8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98.6" calcext:value-type="float">
            <text:p>199</text:p>
          </table:table-cell>
          <table:table-cell office:value-type="float" office:value="197.2" calcext:value-type="float">
            <text:p>197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98" calcext:value-type="float">
            <text:p>98</text:p>
          </table:table-cell>
          <table:table-cell office:value-type="float" office:value="97.6" calcext:value-type="float">
            <text:p>98</text:p>
          </table:table-cell>
        </table:table-row>
      </table:table>
      <table:table table:name="Sheet21" table:style-name="ta1">
        <table:shapes>
          <draw:frame draw:z-index="0" draw:style-name="gr1" draw:text-style-name="P1" svg:width="37.942cm" svg:height="21.887cm" svg:x="6.883cm" svg:y="0.106cm">
            <draw:object draw:notify-on-update-of-ranges="Sheet21.A1:Sheet21.A1 Sheet21.A2:Sheet21.A15 Sheet21.B1:Sheet21.B1 Sheet21.B2:Sheet21.B15 Sheet21.C1:Sheet21.C1 Sheet21.C2:Sheet21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2-Thread</text:p>
          </table:table-cell>
          <table:table-cell office:value-type="string" calcext:value-type="string">
            <text:p>Many Thread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9922" calcext:value-type="float">
            <text:p>2992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office:value-type="float" office:value="1934" calcext:value-type="float">
            <text:p>1934</text:p>
          </table:table-cell>
        </table:table-row>
      </table:table>
      <table:table table:name="Sheet22" table:style-name="ta1">
        <table:shapes>
          <draw:frame draw:z-index="0" draw:style-name="gr1" draw:text-style-name="P1" svg:width="33.839cm" svg:height="21.356cm" svg:x="6.883cm" svg:y="0.106cm">
            <draw:object draw:notify-on-update-of-ranges="Sheet22.A1:Sheet22.A1 Sheet22.A2:Sheet22.A14 Sheet22.B1:Sheet22.B1 Sheet22.B2:Sheet22.B14 Sheet22.C1:Sheet22.C1 Sheet22.C2:Sheet22.C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crementation</text:p>
          </table:table-cell>
          <table:table-cell office:value-type="string" calcext:value-type="string">
            <text:p>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55435.4" calcext:value-type="float">
            <text:p>55435.4</text:p>
          </table:table-cell>
          <table:table-cell office:value-type="float" office:value="6438.08" calcext:value-type="float">
            <text:p>6438.08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61138.7" calcext:value-type="float">
            <text:p>61138.7</text:p>
          </table:table-cell>
          <table:table-cell office:value-type="float" office:value="3471.81" calcext:value-type="float">
            <text:p>3471.81</text:p>
          </table:table-cell>
        </table:table-row>
      </table:table>
      <table:table table:name="Sheet23" table:style-name="ta1">
        <table:shapes>
          <draw:frame draw:z-index="0" draw:style-name="gr1" draw:text-style-name="P1" svg:width="39.346cm" svg:height="20.453cm" svg:x="6.883cm" svg:y="0.106cm">
            <draw:object draw:notify-on-update-of-ranges="Sheet23.A1:Sheet23.A1 Sheet23.A2:Sheet23.A15 Sheet23.B1:Sheet23.B1 Sheet23.B2:Sheet23.B15 Sheet23.C1:Sheet23.C1 Sheet23.C2:Sheet23.C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After Incrementation</text:p>
          </table:table-cell>
          <table:table-cell office:value-type="string" calcext:value-type="string">
            <text:p>After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1.4" calcext:value-type="float">
            <text:p>11.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95.8" calcext:value-type="float">
            <text:p>95.8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table:number-columns-repeated="2" office:value-type="float" office:value="109.6" calcext:value-type="float">
            <text:p>109.6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19.2" calcext:value-type="float">
            <text:p>319.2</text:p>
          </table:table-cell>
          <table:table-cell office:value-type="float" office:value="318.4" calcext:value-type="float">
            <text:p>318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54.4" calcext:value-type="float">
            <text:p>54.4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92.2" calcext:value-type="float">
            <text:p>92.2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49.6" calcext:value-type="float">
            <text:p>49.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99" calcext:value-type="float">
            <text:p>199</text:p>
          </table:table-cell>
          <table:table-cell office:value-type="float" office:value="198.6" calcext:value-type="float">
            <text:p>198.6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04.4" calcext:value-type="float">
            <text:p>104.4</text:p>
          </table:table-cell>
          <table:table-cell office:value-type="float" office:value="98" calcext:value-type="float">
            <text:p>98</text:p>
          </table:table-cell>
        </table:table-row>
      </table:table>
      <table:table table:name="Incr3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/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5.69468" calcext:value-type="float">
            <text:p>5.69468</text:p>
          </table:table-cell>
          <table:table-cell office:value-type="float" office:value="2426.7" calcext:value-type="float">
            <text:p>2426.7</text:p>
          </table:table-cell>
          <table:table-cell office:value-type="float" office:value="17.3685" calcext:value-type="float">
            <text:p>17.3685</text:p>
          </table:table-cell>
          <table:table-cell table:number-columns-repeated="2" office:value-type="float" office:value="21.2" calcext:value-type="float">
            <text:p>21.2</text:p>
          </table:table-cell>
          <table:table-cell office:value-type="float" office:value="35.4369" calcext:value-type="float">
            <text:p>35.4369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455.8" calcext:value-type="float">
            <text:p>1455.8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74.914" calcext:value-type="float">
            <text:p>74.91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84659" calcext:value-type="float">
            <text:p>1.84659</text:p>
          </table:table-cell>
        </table:table-row>
        <table:table-row table:style-name="ro1">
          <table:table-cell office:value-type="float" office:value="5.71112" calcext:value-type="float">
            <text:p>5.71112</text:p>
          </table:table-cell>
          <table:table-cell office:value-type="float" office:value="1227.09" calcext:value-type="float">
            <text:p>1227.09</text:p>
          </table:table-cell>
          <table:table-cell office:value-type="float" office:value="61.4813" calcext:value-type="float">
            <text:p>61.4813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77.6" calcext:value-type="float">
            <text:p>77.6</text:p>
          </table:table-cell>
          <table:table-cell office:value-type="float" office:value="73.8" calcext:value-type="float">
            <text:p>73.8</text:p>
          </table:table-cell>
          <table:table-cell office:value-type="float" office:value="30122" calcext:value-type="float">
            <text:p>30122</text:p>
          </table:table-cell>
          <table:table-cell office:value-type="float" office:value="1916.94" calcext:value-type="float">
            <text:p>1916.94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73.894" calcext:value-type="float">
            <text:p>473.894</text:p>
          </table:table-cell>
          <table:table-cell office:value-type="float" office:value="377.8" calcext:value-type="float">
            <text:p>377.8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47429" calcext:value-type="float">
            <text:p>1.47429</text:p>
          </table:table-cell>
        </table:table-row>
        <table:table-row table:style-name="ro1">
          <table:table-cell office:value-type="float" office:value="1.79796" calcext:value-type="float">
            <text:p>1.79796</text:p>
          </table:table-cell>
          <table:table-cell office:value-type="float" office:value="3.63022" calcext:value-type="float">
            <text:p>3.63022</text:p>
          </table:table-cell>
          <table:table-cell office:value-type="float" office:value="65.4739" calcext:value-type="float">
            <text:p>65.4739</text:p>
          </table:table-cell>
          <table:table-cell table:number-columns-repeated="2" office:value-type="float" office:value="116.4" calcext:value-type="float">
            <text:p>116.4</text:p>
          </table:table-cell>
          <table:table-cell office:value-type="float" office:value="147.923" calcext:value-type="float">
            <text:p>147.923</text:p>
          </table:table-cell>
          <table:table-cell office:value-type="float" office:value="42.2" calcext:value-type="float">
            <text:p>42.2</text:p>
          </table:table-cell>
          <table:table-cell office:value-type="float" office:value="41.4" calcext:value-type="float">
            <text:p>41.4</text:p>
          </table:table-cell>
          <table:table-cell office:value-type="float" office:value="29879" calcext:value-type="float">
            <text:p>29879</text:p>
          </table:table-cell>
          <table:table-cell office:value-type="float" office:value="3463.95" calcext:value-type="float">
            <text:p>3463.95</text:p>
          </table:table-cell>
          <table:table-cell table:number-columns-repeated="2" office:value-type="float" office:value="87.4" calcext:value-type="float">
            <text:p>87.4</text:p>
          </table:table-cell>
          <table:table-cell office:value-type="float" office:value="3912.05" calcext:value-type="float">
            <text:p>3912.05</text:p>
          </table:table-cell>
          <table:table-cell office:value-type="float" office:value="2867" calcext:value-type="float">
            <text:p>2867</text:p>
          </table:table-cell>
          <table:table-cell table:number-columns-repeated="2" office:value-type="float" office:value="85.4" calcext:value-type="float">
            <text:p>85.4</text:p>
          </table:table-cell>
          <table:table-cell office:value-type="float" office:value="0.864678" calcext:value-type="float">
            <text:p>0.864678</text:p>
          </table:table-cell>
        </table:table-row>
        <table:table-row table:style-name="ro1">
          <table:table-cell office:value-type="float" office:value="18.5191" calcext:value-type="float">
            <text:p>18.5191</text:p>
          </table:table-cell>
          <table:table-cell office:value-type="float" office:value="4573.96" calcext:value-type="float">
            <text:p>4573.96</text:p>
          </table:table-cell>
          <table:table-cell office:value-type="float" office:value="195.796" calcext:value-type="float">
            <text:p>195.796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float" office:value="412.497" calcext:value-type="float">
            <text:p>412.497</text:p>
          </table:table-cell>
          <table:table-cell office:value-type="float" office:value="33.2" calcext:value-type="float">
            <text:p>33.2</text:p>
          </table:table-cell>
          <table:table-cell office:value-type="float" office:value="33" calcext:value-type="float">
            <text:p>33</text:p>
          </table:table-cell>
          <table:table-cell office:value-type="float" office:value="29877" calcext:value-type="float">
            <text:p>29877</text:p>
          </table:table-cell>
          <table:table-cell office:value-type="float" office:value="7202.53" calcext:value-type="float">
            <text:p>7202.53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10760.9" calcext:value-type="float">
            <text:p>10760.9</text:p>
          </table:table-cell>
          <table:table-cell office:value-type="float" office:value="1508" calcext:value-type="float">
            <text:p>1508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office:value-type="float" office:value="2.563" calcext:value-type="float">
            <text:p>2.563</text:p>
          </table:table-cell>
        </table:table-row>
        <table:table-row table:style-name="ro1">
          <table:table-cell office:value-type="float" office:value="14.5786" calcext:value-type="float">
            <text:p>14.5786</text:p>
          </table:table-cell>
          <table:table-cell office:value-type="float" office:value="11824.5" calcext:value-type="float">
            <text:p>11824.5</text:p>
          </table:table-cell>
          <table:table-cell office:value-type="float" office:value="12.5449" calcext:value-type="float">
            <text:p>12.544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2.026" calcext:value-type="float">
            <text:p>22.0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819" calcext:value-type="float">
            <text:p>29819</text:p>
          </table:table-cell>
          <table:table-cell office:value-type="float" office:value="1396.82" calcext:value-type="float">
            <text:p>1396.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.5932" calcext:value-type="float">
            <text:p>12.5932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99636" calcext:value-type="float">
            <text:p>4.99636</text:p>
          </table:table-cell>
        </table:table-row>
        <table:table-row table:style-name="ro1">
          <table:table-cell office:value-type="float" office:value="8.71208" calcext:value-type="float">
            <text:p>8.71208</text:p>
          </table:table-cell>
          <table:table-cell office:value-type="float" office:value="5765.25" calcext:value-type="float">
            <text:p>5765.25</text:p>
          </table:table-cell>
          <table:table-cell office:value-type="float" office:value="8.96111" calcext:value-type="float">
            <text:p>8.96111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7333" calcext:value-type="float">
            <text:p>15.733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1396.24" calcext:value-type="float">
            <text:p>1396.2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0.396" calcext:value-type="float">
            <text:p>10.396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.27452" calcext:value-type="float">
            <text:p>3.27452</text:p>
          </table:table-cell>
        </table:table-row>
        <table:table-row table:style-name="ro1">
          <table:table-cell office:value-type="float" office:value="10.6173" calcext:value-type="float">
            <text:p>10.6173</text:p>
          </table:table-cell>
          <table:table-cell office:value-type="float" office:value="7832.81" calcext:value-type="float">
            <text:p>7832.81</text:p>
          </table:table-cell>
          <table:table-cell office:value-type="float" office:value="9.87613" calcext:value-type="float">
            <text:p>9.8761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9137" calcext:value-type="float">
            <text:p>16.913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1411.84" calcext:value-type="float">
            <text:p>1411.8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0.2638" calcext:value-type="float">
            <text:p>10.2638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.70037" calcext:value-type="float">
            <text:p>3.70037</text:p>
          </table:table-cell>
        </table:table-row>
        <table:table-row table:style-name="ro1">
          <table:table-cell office:value-type="float" office:value="2.9891" calcext:value-type="float">
            <text:p>2.9891</text:p>
          </table:table-cell>
          <table:table-cell office:value-type="float" office:value="25.8384" calcext:value-type="float">
            <text:p>25.8384</text:p>
          </table:table-cell>
          <table:table-cell office:value-type="float" office:value="141.556" calcext:value-type="float">
            <text:p>141.556</text:p>
          </table:table-cell>
          <table:table-cell table:number-columns-repeated="2" office:value-type="float" office:value="166.4" calcext:value-type="float">
            <text:p>166.4</text:p>
          </table:table-cell>
          <table:table-cell office:value-type="float" office:value="308.657" calcext:value-type="float">
            <text:p>308.657</text:p>
          </table:table-cell>
          <table:table-cell office:value-type="float" office:value="49.6" calcext:value-type="float">
            <text:p>49.6</text:p>
          </table:table-cell>
          <table:table-cell office:value-type="float" office:value="48.2" calcext:value-type="float">
            <text:p>48.2</text:p>
          </table:table-cell>
          <table:table-cell office:value-type="float" office:value="29956" calcext:value-type="float">
            <text:p>29956</text:p>
          </table:table-cell>
          <table:table-cell office:value-type="float" office:value="5679.77" calcext:value-type="float">
            <text:p>5679.77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float" office:value="9990.32" calcext:value-type="float">
            <text:p>9990.32</text:p>
          </table:table-cell>
          <table:table-cell office:value-type="float" office:value="4234.8" calcext:value-type="float">
            <text:p>4234.8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0.867187" calcext:value-type="float">
            <text:p>0.867187</text:p>
          </table:table-cell>
        </table:table-row>
        <table:table-row table:style-name="ro1">
          <table:table-cell office:value-type="float" office:value="2.85747" calcext:value-type="float">
            <text:p>2.85747</text:p>
          </table:table-cell>
          <table:table-cell office:value-type="float" office:value="26.3009" calcext:value-type="float">
            <text:p>26.3009</text:p>
          </table:table-cell>
          <table:table-cell office:value-type="float" office:value="145.285" calcext:value-type="float">
            <text:p>145.285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85.8476" calcext:value-type="float">
            <text:p>85.8476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29883" calcext:value-type="float">
            <text:p>29883</text:p>
          </table:table-cell>
          <table:table-cell office:value-type="float" office:value="5577.22" calcext:value-type="float">
            <text:p>5577.22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59534.9" calcext:value-type="float">
            <text:p>59534.9</text:p>
          </table:table-cell>
          <table:table-cell office:value-type="float" office:value="24226" calcext:value-type="float">
            <text:p>24226</text:p>
          </table:table-cell>
          <table:table-cell office:value-type="float" office:value="91.6" calcext:value-type="float">
            <text:p>91.6</text:p>
          </table:table-cell>
          <table:table-cell office:value-type="float" office:value="53.2" calcext:value-type="float">
            <text:p>53.2</text:p>
          </table:table-cell>
          <table:table-cell office:value-type="float" office:value="0.863936" calcext:value-type="float">
            <text:p>0.863936</text:p>
          </table:table-cell>
        </table:table-row>
        <table:table-row table:style-name="ro1">
          <table:table-cell office:value-type="float" office:value="6.59318" calcext:value-type="float">
            <text:p>6.59318</text:p>
          </table:table-cell>
          <table:table-cell office:value-type="float" office:value="26.0657" calcext:value-type="float">
            <text:p>26.0657</text:p>
          </table:table-cell>
          <table:table-cell office:value-type="float" office:value="268.447" calcext:value-type="float">
            <text:p>268.447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583.357" calcext:value-type="float">
            <text:p>583.357</text:p>
          </table:table-cell>
          <table:table-cell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office:value-type="float" office:value="30164" calcext:value-type="float">
            <text:p>30164</text:p>
          </table:table-cell>
          <table:table-cell office:value-type="float" office:value="6767.84" calcext:value-type="float">
            <text:p>6767.84</text:p>
          </table:table-cell>
          <table:table-cell table:number-columns-repeated="2" office:value-type="float" office:value="80.4" calcext:value-type="float">
            <text:p>80.4</text:p>
          </table:table-cell>
          <table:table-cell office:value-type="float" office:value="32868.9" calcext:value-type="float">
            <text:p>32868.9</text:p>
          </table:table-cell>
          <table:table-cell office:value-type="float" office:value="13324" calcext:value-type="float">
            <text:p>13324</text:p>
          </table:table-cell>
          <table:table-cell table:number-columns-repeated="2" office:value-type="float" office:value="78.4" calcext:value-type="float">
            <text:p>78.4</text:p>
          </table:table-cell>
          <table:table-cell office:value-type="float" office:value="0.865779" calcext:value-type="float">
            <text:p>0.86577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.70468" calcext:value-type="float">
            <text:p>5.70468</text:p>
          </table:table-cell>
          <table:table-cell office:value-type="float" office:value="2427.18" calcext:value-type="float">
            <text:p>2427.18</text:p>
          </table:table-cell>
          <table:table-cell office:value-type="float" office:value="16.3195" calcext:value-type="float">
            <text:p>16.3195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2.7094" calcext:value-type="float">
            <text:p>32.7094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458.67" calcext:value-type="float">
            <text:p>1458.67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2.5472" calcext:value-type="float">
            <text:p>32.54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84578" calcext:value-type="float">
            <text:p>1.84578</text:p>
          </table:table-cell>
          <table:table-cell/>
        </table:table-row>
        <table:table-row table:style-name="ro1">
          <table:table-cell office:value-type="float" office:value="5.71121" calcext:value-type="float">
            <text:p>5.71121</text:p>
          </table:table-cell>
          <table:table-cell office:value-type="float" office:value="1227.02" calcext:value-type="float">
            <text:p>1227.02</text:p>
          </table:table-cell>
          <table:table-cell office:value-type="float" office:value="61.9518" calcext:value-type="float">
            <text:p>61.9518</text:p>
          </table:table-cell>
          <table:table-cell table:number-columns-repeated="2" office:value-type="float" office:value="104.8" calcext:value-type="float">
            <text:p>104.8</text:p>
          </table:table-cell>
          <table:table-cell office:value-type="float" office:value="136.181" calcext:value-type="float">
            <text:p>136.181</text:p>
          </table:table-cell>
          <table:table-cell office:value-type="float" office:value="80.2" calcext:value-type="float">
            <text:p>80.2</text:p>
          </table:table-cell>
          <table:table-cell office:value-type="float" office:value="76.4" calcext:value-type="float">
            <text:p>76.4</text:p>
          </table:table-cell>
          <table:table-cell office:value-type="float" office:value="30122" calcext:value-type="float">
            <text:p>30122</text:p>
          </table:table-cell>
          <table:table-cell office:value-type="float" office:value="1915.22" calcext:value-type="float">
            <text:p>1915.2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40.039" calcext:value-type="float">
            <text:p>140.03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.47268" calcext:value-type="float">
            <text:p>1.47268</text:p>
          </table:table-cell>
          <table:table-cell/>
        </table:table-row>
        <table:table-row table:style-name="ro1">
          <table:table-cell office:value-type="float" office:value="1.79547" calcext:value-type="float">
            <text:p>1.79547</text:p>
          </table:table-cell>
          <table:table-cell office:value-type="float" office:value="3.63982" calcext:value-type="float">
            <text:p>3.63982</text:p>
          </table:table-cell>
          <table:table-cell office:value-type="float" office:value="66.7456" calcext:value-type="float">
            <text:p>66.7456</text:p>
          </table:table-cell>
          <table:table-cell table:number-columns-repeated="2" office:value-type="float" office:value="117.6" calcext:value-type="float">
            <text:p>117.6</text:p>
          </table:table-cell>
          <table:table-cell office:value-type="float" office:value="147.104" calcext:value-type="float">
            <text:p>147.104</text:p>
          </table:table-cell>
          <table:table-cell office:value-type="float" office:value="42.2" calcext:value-type="float">
            <text:p>42.2</text:p>
          </table:table-cell>
          <table:table-cell office:value-type="float" office:value="41.6" calcext:value-type="float">
            <text:p>41.6</text:p>
          </table:table-cell>
          <table:table-cell office:value-type="float" office:value="29879" calcext:value-type="float">
            <text:p>29879</text:p>
          </table:table-cell>
          <table:table-cell office:value-type="float" office:value="3449.41" calcext:value-type="float">
            <text:p>3449.41</text:p>
          </table:table-cell>
          <table:table-cell table:number-columns-repeated="2" office:value-type="float" office:value="87.6" calcext:value-type="float">
            <text:p>87.6</text:p>
          </table:table-cell>
          <table:table-cell office:value-type="float" office:value="191.841" calcext:value-type="float">
            <text:p>191.841</text:p>
          </table:table-cell>
          <table:table-cell office:value-type="float" office:value="87.2" calcext:value-type="float">
            <text:p>87.2</text:p>
          </table:table-cell>
          <table:table-cell office:value-type="float" office:value="86.8" calcext:value-type="float">
            <text:p>86.8</text:p>
          </table:table-cell>
          <table:table-cell office:value-type="float" office:value="0.86256" calcext:value-type="float">
            <text:p>0.86256</text:p>
          </table:table-cell>
          <table:table-cell/>
        </table:table-row>
        <table:table-row table:style-name="ro1">
          <table:table-cell office:value-type="float" office:value="18.5074" calcext:value-type="float">
            <text:p>18.5074</text:p>
          </table:table-cell>
          <table:table-cell office:value-type="float" office:value="4560.65" calcext:value-type="float">
            <text:p>4560.65</text:p>
          </table:table-cell>
          <table:table-cell office:value-type="float" office:value="193.069" calcext:value-type="float">
            <text:p>193.069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427.178" calcext:value-type="float">
            <text:p>427.178</text:p>
          </table:table-cell>
          <table:table-cell office:value-type="float" office:value="33.6" calcext:value-type="float">
            <text:p>33.6</text:p>
          </table:table-cell>
          <table:table-cell office:value-type="float" office:value="32.8" calcext:value-type="float">
            <text:p>32.8</text:p>
          </table:table-cell>
          <table:table-cell office:value-type="float" office:value="29877" calcext:value-type="float">
            <text:p>29877</text:p>
          </table:table-cell>
          <table:table-cell office:value-type="float" office:value="7182.61" calcext:value-type="float">
            <text:p>7182.6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6.754" calcext:value-type="float">
            <text:p>426.754</text:p>
          </table:table-cell>
          <table:table-cell table:number-columns-repeated="2" office:value-type="float" office:value="33.8" calcext:value-type="float">
            <text:p>33.8</text:p>
          </table:table-cell>
          <table:table-cell office:value-type="float" office:value="2.58544" calcext:value-type="float">
            <text:p>2.58544</text:p>
          </table:table-cell>
          <table:table-cell/>
        </table:table-row>
        <table:table-row table:style-name="ro1">
          <table:table-cell office:value-type="float" office:value="14.6165" calcext:value-type="float">
            <text:p>14.6165</text:p>
          </table:table-cell>
          <table:table-cell office:value-type="float" office:value="11825.8" calcext:value-type="float">
            <text:p>11825.8</text:p>
          </table:table-cell>
          <table:table-cell office:value-type="float" office:value="12.5382" calcext:value-type="float">
            <text:p>12.5382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4874" calcext:value-type="float">
            <text:p>21.48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819" calcext:value-type="float">
            <text:p>29819</text:p>
          </table:table-cell>
          <table:table-cell office:value-type="float" office:value="1396.81" calcext:value-type="float">
            <text:p>1396.8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.5466" calcext:value-type="float">
            <text:p>20.54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3356" calcext:value-type="float">
            <text:p>4.53356</text:p>
          </table:table-cell>
          <table:table-cell/>
        </table:table-row>
        <table:table-row table:style-name="ro1">
          <table:table-cell office:value-type="float" office:value="8.6958" calcext:value-type="float">
            <text:p>8.6958</text:p>
          </table:table-cell>
          <table:table-cell office:value-type="float" office:value="5764.83" calcext:value-type="float">
            <text:p>5764.83</text:p>
          </table:table-cell>
          <table:table-cell office:value-type="float" office:value="8.79732" calcext:value-type="float">
            <text:p>8.797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.3903" calcext:value-type="float">
            <text:p>15.390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1403.51" calcext:value-type="float">
            <text:p>1403.5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4.5302" calcext:value-type="float">
            <text:p>14.53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8599" calcext:value-type="float">
            <text:p>3.28599</text:p>
          </table:table-cell>
          <table:table-cell/>
        </table:table-row>
        <table:table-row table:style-name="ro1">
          <table:table-cell office:value-type="float" office:value="10.6339" calcext:value-type="float">
            <text:p>10.6339</text:p>
          </table:table-cell>
          <table:table-cell office:value-type="float" office:value="7833.21" calcext:value-type="float">
            <text:p>7833.21</text:p>
          </table:table-cell>
          <table:table-cell office:value-type="float" office:value="9.68625" calcext:value-type="float">
            <text:p>9.68625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6.7431" calcext:value-type="float">
            <text:p>16.743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013" calcext:value-type="float">
            <text:p>30013</text:p>
          </table:table-cell>
          <table:table-cell office:value-type="float" office:value="1410.08" calcext:value-type="float">
            <text:p>1410.0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6.5924" calcext:value-type="float">
            <text:p>16.59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6799" calcext:value-type="float">
            <text:p>3.86799</text:p>
          </table:table-cell>
          <table:table-cell/>
        </table:table-row>
        <table:table-row table:style-name="ro1">
          <table:table-cell office:value-type="float" office:value="2.82353" calcext:value-type="float">
            <text:p>2.82353</text:p>
          </table:table-cell>
          <table:table-cell office:value-type="float" office:value="25.6498" calcext:value-type="float">
            <text:p>25.6498</text:p>
          </table:table-cell>
          <table:table-cell office:value-type="float" office:value="145.126" calcext:value-type="float">
            <text:p>145.126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312.97" calcext:value-type="float">
            <text:p>312.97</text:p>
          </table:table-cell>
          <table:table-cell office:value-type="float" office:value="49.6" calcext:value-type="float">
            <text:p>49.6</text:p>
          </table:table-cell>
          <table:table-cell office:value-type="float" office:value="48.4" calcext:value-type="float">
            <text:p>48.4</text:p>
          </table:table-cell>
          <table:table-cell office:value-type="float" office:value="29956" calcext:value-type="float">
            <text:p>29956</text:p>
          </table:table-cell>
          <table:table-cell office:value-type="float" office:value="5663.28" calcext:value-type="float">
            <text:p>5663.28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323.91" calcext:value-type="float">
            <text:p>323.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86807" calcext:value-type="float">
            <text:p>0.86807</text:p>
          </table:table-cell>
          <table:table-cell/>
        </table:table-row>
        <table:table-row table:style-name="ro1">
          <table:table-cell office:value-type="float" office:value="2.8469" calcext:value-type="float">
            <text:p>2.8469</text:p>
          </table:table-cell>
          <table:table-cell office:value-type="float" office:value="26.1911" calcext:value-type="float">
            <text:p>26.1911</text:p>
          </table:table-cell>
          <table:table-cell office:value-type="float" office:value="155.683" calcext:value-type="float">
            <text:p>155.683</text:p>
          </table:table-cell>
          <table:table-cell table:number-columns-repeated="2" office:value-type="float" office:value="173.2" calcext:value-type="float">
            <text:p>173.2</text:p>
          </table:table-cell>
          <table:table-cell office:value-type="float" office:value="336.329" calcext:value-type="float">
            <text:p>336.329</text:p>
          </table:table-cell>
          <table:table-cell office:value-type="float" office:value="51" calcext:value-type="float">
            <text:p>51</text:p>
          </table:table-cell>
          <table:table-cell office:value-type="float" office:value="49.4" calcext:value-type="float">
            <text:p>49.4</text:p>
          </table:table-cell>
          <table:table-cell office:value-type="float" office:value="29883" calcext:value-type="float">
            <text:p>29883</text:p>
          </table:table-cell>
          <table:table-cell office:value-type="float" office:value="5802.41" calcext:value-type="float">
            <text:p>5802.41</text:p>
          </table:table-cell>
          <table:table-cell table:number-columns-repeated="2" office:value-type="float" office:value="51.6" calcext:value-type="float">
            <text:p>51.6</text:p>
          </table:table-cell>
          <table:table-cell office:value-type="float" office:value="350.915" calcext:value-type="float">
            <text:p>350.915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0.86775" calcext:value-type="float">
            <text:p>0.86775</text:p>
          </table:table-cell>
          <table:table-cell/>
        </table:table-row>
        <table:table-row table:style-name="ro1">
          <table:table-cell office:value-type="float" office:value="6.58226" calcext:value-type="float">
            <text:p>6.58226</text:p>
          </table:table-cell>
          <table:table-cell office:value-type="float" office:value="26.0421" calcext:value-type="float">
            <text:p>26.0421</text:p>
          </table:table-cell>
          <table:table-cell office:value-type="float" office:value="263.379" calcext:value-type="float">
            <text:p>263.379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569.541" calcext:value-type="float">
            <text:p>569.541</text:p>
          </table:table-cell>
          <table:table-cell office:value-type="float" office:value="72.4" calcext:value-type="float">
            <text:p>72.4</text:p>
          </table:table-cell>
          <table:table-cell office:value-type="float" office:value="70.8" calcext:value-type="float">
            <text:p>70.8</text:p>
          </table:table-cell>
          <table:table-cell office:value-type="float" office:value="30164" calcext:value-type="float">
            <text:p>30164</text:p>
          </table:table-cell>
          <table:table-cell office:value-type="float" office:value="6765.42" calcext:value-type="float">
            <text:p>6765.42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572.083" calcext:value-type="float">
            <text:p>572.08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0.865235" calcext:value-type="float">
            <text:p>0.865235</text:p>
          </table:table-cell>
          <table:table-cell/>
        </table:table-row>
      </table:table>
      <table:table table:name="IncrNew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/>
        </table:table-row>
        <table:table-row table:style-name="ro1">
          <table:table-cell office:value-type="float" office:value="5.69701" calcext:value-type="float">
            <text:p>5.69701</text:p>
          </table:table-cell>
          <table:table-cell office:value-type="float" office:value="2428" calcext:value-type="float">
            <text:p>2428</text:p>
          </table:table-cell>
          <table:table-cell office:value-type="float" office:value="15.6831" calcext:value-type="float">
            <text:p>15.6831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33.1496" calcext:value-type="float">
            <text:p>33.1496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062.29" calcext:value-type="float">
            <text:p>1062.29</text:p>
          </table:table-cell>
          <table:table-cell office:value-type="float" office:value="63" calcext:value-type="float">
            <text:p>63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79.3205" calcext:value-type="float">
            <text:p>79.3205</text:p>
          </table:table-cell>
          <table:table-cell office:value-type="float" office:value="50.8" calcext:value-type="float">
            <text:p>50.8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8453" calcext:value-type="float">
            <text:p>1.8453</text:p>
          </table:table-cell>
        </table:table-row>
        <table:table-row table:style-name="ro1">
          <table:table-cell office:value-type="float" office:value="5.69485" calcext:value-type="float">
            <text:p>5.69485</text:p>
          </table:table-cell>
          <table:table-cell office:value-type="float" office:value="1226.99" calcext:value-type="float">
            <text:p>1226.99</text:p>
          </table:table-cell>
          <table:table-cell office:value-type="float" office:value="60.7674" calcext:value-type="float">
            <text:p>60.7674</text:p>
          </table:table-cell>
          <table:table-cell table:number-columns-repeated="2" office:value-type="float" office:value="101.8" calcext:value-type="float">
            <text:p>101.8</text:p>
          </table:table-cell>
          <table:table-cell office:value-type="float" office:value="136.385" calcext:value-type="float">
            <text:p>136.385</text:p>
          </table:table-cell>
          <table:table-cell office:value-type="float" office:value="78" calcext:value-type="float">
            <text:p>78</text:p>
          </table:table-cell>
          <table:table-cell office:value-type="float" office:value="75.8" calcext:value-type="float">
            <text:p>75.8</text:p>
          </table:table-cell>
          <table:table-cell office:value-type="float" office:value="30122" calcext:value-type="float">
            <text:p>30122</text:p>
          </table:table-cell>
          <table:table-cell office:value-type="float" office:value="2879.3" calcext:value-type="float">
            <text:p>2879.3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71.237" calcext:value-type="float">
            <text:p>471.237</text:p>
          </table:table-cell>
          <table:table-cell office:value-type="float" office:value="378.6" calcext:value-type="float">
            <text:p>378.6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63331" calcext:value-type="float">
            <text:p>1.63331</text:p>
          </table:table-cell>
        </table:table-row>
        <table:table-row table:style-name="ro1">
          <table:table-cell office:value-type="float" office:value="1.79301" calcext:value-type="float">
            <text:p>1.79301</text:p>
          </table:table-cell>
          <table:table-cell office:value-type="float" office:value="3.6438" calcext:value-type="float">
            <text:p>3.6438</text:p>
          </table:table-cell>
          <table:table-cell office:value-type="float" office:value="68.1292" calcext:value-type="float">
            <text:p>68.1292</text:p>
          </table:table-cell>
          <table:table-cell table:number-columns-repeated="2" office:value-type="float" office:value="121.2" calcext:value-type="float">
            <text:p>121.2</text:p>
          </table:table-cell>
          <table:table-cell office:value-type="float" office:value="150.771" calcext:value-type="float">
            <text:p>150.771</text:p>
          </table:table-cell>
          <table:table-cell office:value-type="float" office:value="42.4" calcext:value-type="float">
            <text:p>42.4</text:p>
          </table:table-cell>
          <table:table-cell office:value-type="float" office:value="41" calcext:value-type="float">
            <text:p>41</text:p>
          </table:table-cell>
          <table:table-cell office:value-type="float" office:value="29879" calcext:value-type="float">
            <text:p>29879</text:p>
          </table:table-cell>
          <table:table-cell office:value-type="float" office:value="96941.9" calcext:value-type="float">
            <text:p>96941.9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90.8" calcext:value-type="float">
            <text:p>90.8</text:p>
          </table:table-cell>
          <table:table-cell office:value-type="float" office:value="7028.02" calcext:value-type="float">
            <text:p>7028.02</text:p>
          </table:table-cell>
          <table:table-cell office:value-type="float" office:value="5122.8" calcext:value-type="float">
            <text:p>5122.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0.861869" calcext:value-type="float">
            <text:p>0.861869</text:p>
          </table:table-cell>
        </table:table-row>
        <table:table-row table:style-name="ro1">
          <table:table-cell office:value-type="float" office:value="18.4958" calcext:value-type="float">
            <text:p>18.4958</text:p>
          </table:table-cell>
          <table:table-cell office:value-type="float" office:value="4561.36" calcext:value-type="float">
            <text:p>4561.36</text:p>
          </table:table-cell>
          <table:table-cell office:value-type="float" office:value="195.084" calcext:value-type="float">
            <text:p>195.08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30.151" calcext:value-type="float">
            <text:p>430.151</text:p>
          </table:table-cell>
          <table:table-cell office:value-type="float" office:value="32.6" calcext:value-type="float">
            <text:p>32.6</text:p>
          </table:table-cell>
          <table:table-cell office:value-type="float" office:value="32.4" calcext:value-type="float">
            <text:p>32.4</text:p>
          </table:table-cell>
          <table:table-cell office:value-type="float" office:value="29877" calcext:value-type="float">
            <text:p>29877</text:p>
          </table:table-cell>
          <table:table-cell office:value-type="float" office:value="16562.2" calcext:value-type="float">
            <text:p>16562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2835.3" calcext:value-type="float">
            <text:p>12835.3</text:p>
          </table:table-cell>
          <table:table-cell office:value-type="float" office:value="1719.2" calcext:value-type="float">
            <text:p>1719.2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2.5787" calcext:value-type="float">
            <text:p>2.5787</text:p>
          </table:table-cell>
        </table:table-row>
        <table:table-row table:style-name="ro1">
          <table:table-cell office:value-type="float" office:value="14.5881" calcext:value-type="float">
            <text:p>14.5881</text:p>
          </table:table-cell>
          <table:table-cell office:value-type="float" office:value="11826.1" calcext:value-type="float">
            <text:p>11826.1</text:p>
          </table:table-cell>
          <table:table-cell office:value-type="float" office:value="12.5422" calcext:value-type="float">
            <text:p>12.5422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8406" calcext:value-type="float">
            <text:p>21.840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401.066" calcext:value-type="float">
            <text:p>401.06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1.7593" calcext:value-type="float">
            <text:p>11.759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00342" calcext:value-type="float">
            <text:p>5.00342</text:p>
          </table:table-cell>
        </table:table-row>
        <table:table-row table:style-name="ro1">
          <table:table-cell office:value-type="float" office:value="8.70283" calcext:value-type="float">
            <text:p>8.70283</text:p>
          </table:table-cell>
          <table:table-cell office:value-type="float" office:value="5765.41" calcext:value-type="float">
            <text:p>5765.41</text:p>
          </table:table-cell>
          <table:table-cell office:value-type="float" office:value="8.79004" calcext:value-type="float">
            <text:p>8.7900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.555" calcext:value-type="float">
            <text:p>15.55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418.056" calcext:value-type="float">
            <text:p>418.05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0.8446" calcext:value-type="float">
            <text:p>10.8446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.28497" calcext:value-type="float">
            <text:p>3.28497</text:p>
          </table:table-cell>
        </table:table-row>
        <table:table-row table:style-name="ro1">
          <table:table-cell office:value-type="float" office:value="10.6128" calcext:value-type="float">
            <text:p>10.6128</text:p>
          </table:table-cell>
          <table:table-cell office:value-type="float" office:value="7835.08" calcext:value-type="float">
            <text:p>7835.08</text:p>
          </table:table-cell>
          <table:table-cell office:value-type="float" office:value="9.8792" calcext:value-type="float">
            <text:p>9.8792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8975" calcext:value-type="float">
            <text:p>16.897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405.417" calcext:value-type="float">
            <text:p>405.4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0.4931" calcext:value-type="float">
            <text:p>10.49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4.19582" calcext:value-type="float">
            <text:p>4.19582</text:p>
          </table:table-cell>
        </table:table-row>
        <table:table-row table:style-name="ro1">
          <table:table-cell office:value-type="float" office:value="2.81622" calcext:value-type="float">
            <text:p>2.81622</text:p>
          </table:table-cell>
          <table:table-cell office:value-type="float" office:value="25.6229" calcext:value-type="float">
            <text:p>25.6229</text:p>
          </table:table-cell>
          <table:table-cell office:value-type="float" office:value="144.092" calcext:value-type="float">
            <text:p>144.092</text:p>
          </table:table-cell>
          <table:table-cell table:number-columns-repeated="2" office:value-type="float" office:value="168.2" calcext:value-type="float">
            <text:p>168.2</text:p>
          </table:table-cell>
          <table:table-cell office:value-type="float" office:value="320.282" calcext:value-type="float">
            <text:p>320.282</text:p>
          </table:table-cell>
          <table:table-cell office:value-type="float" office:value="49.4" calcext:value-type="float">
            <text:p>49.4</text:p>
          </table:table-cell>
          <table:table-cell office:value-type="float" office:value="47.4" calcext:value-type="float">
            <text:p>47.4</text:p>
          </table:table-cell>
          <table:table-cell office:value-type="float" office:value="29956" calcext:value-type="float">
            <text:p>29956</text:p>
          </table:table-cell>
          <table:table-cell office:value-type="float" office:value="42085.5" calcext:value-type="float">
            <text:p>42085.5</text:p>
          </table:table-cell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10236" calcext:value-type="float">
            <text:p>10236</text:p>
          </table:table-cell>
          <table:table-cell office:value-type="float" office:value="4171.2" calcext:value-type="float">
            <text:p>4171.2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float" office:value="0.864749" calcext:value-type="float">
            <text:p>0.864749</text:p>
          </table:table-cell>
        </table:table-row>
        <table:table-row table:style-name="ro1">
          <table:table-cell office:value-type="float" office:value="2.8514" calcext:value-type="float">
            <text:p>2.8514</text:p>
          </table:table-cell>
          <table:table-cell office:value-type="float" office:value="26.2566" calcext:value-type="float">
            <text:p>26.2566</text:p>
          </table:table-cell>
          <table:table-cell office:value-type="float" office:value="147.835" calcext:value-type="float">
            <text:p>147.835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87.1635" calcext:value-type="float">
            <text:p>87.1635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29883" calcext:value-type="float">
            <text:p>29883</text:p>
          </table:table-cell>
          <table:table-cell office:value-type="float" office:value="41344.9" calcext:value-type="float">
            <text:p>41344.9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59958.8" calcext:value-type="float">
            <text:p>59958.8</text:p>
          </table:table-cell>
          <table:table-cell office:value-type="float" office:value="24353.6" calcext:value-type="float">
            <text:p>24353.6</text:p>
          </table:table-cell>
          <table:table-cell office:value-type="float" office:value="94.6" calcext:value-type="float">
            <text:p>94.6</text:p>
          </table:table-cell>
          <table:table-cell office:value-type="float" office:value="53.4" calcext:value-type="float">
            <text:p>53.4</text:p>
          </table:table-cell>
          <table:table-cell office:value-type="float" office:value="0.867328" calcext:value-type="float">
            <text:p>0.867328</text:p>
          </table:table-cell>
        </table:table-row>
        <table:table-row table:style-name="ro1">
          <table:table-cell office:value-type="float" office:value="6.58327" calcext:value-type="float">
            <text:p>6.58327</text:p>
          </table:table-cell>
          <table:table-cell office:value-type="float" office:value="26.0947" calcext:value-type="float">
            <text:p>26.0947</text:p>
          </table:table-cell>
          <table:table-cell office:value-type="float" office:value="258.43" calcext:value-type="float">
            <text:p>258.43</text:p>
          </table:table-cell>
          <table:table-cell table:number-columns-repeated="2" office:value-type="float" office:value="205.6" calcext:value-type="float">
            <text:p>205.6</text:p>
          </table:table-cell>
          <table:table-cell office:value-type="float" office:value="558.185" calcext:value-type="float">
            <text:p>558.185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30164" calcext:value-type="float">
            <text:p>30164</text:p>
          </table:table-cell>
          <table:table-cell office:value-type="float" office:value="61596.2" calcext:value-type="float">
            <text:p>61596.2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79.2" calcext:value-type="float">
            <text:p>79.2</text:p>
          </table:table-cell>
          <table:table-cell office:value-type="float" office:value="38618.1" calcext:value-type="float">
            <text:p>38618.1</text:p>
          </table:table-cell>
          <table:table-cell office:value-type="float" office:value="15137.8" calcext:value-type="float">
            <text:p>15137.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.867117" calcext:value-type="float">
            <text:p>0.86711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69809" calcext:value-type="float">
            <text:p>5.69809</text:p>
          </table:table-cell>
          <table:table-cell office:value-type="float" office:value="2427.77" calcext:value-type="float">
            <text:p>2427.77</text:p>
          </table:table-cell>
          <table:table-cell office:value-type="float" office:value="16.0277" calcext:value-type="float">
            <text:p>16.0277</text:p>
          </table:table-cell>
          <table:table-cell table:number-columns-repeated="2" office:value-type="float" office:value="18.4" calcext:value-type="float">
            <text:p>18.4</text:p>
          </table:table-cell>
          <table:table-cell office:value-type="float" office:value="33.4669" calcext:value-type="float">
            <text:p>33.4669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66.57" calcext:value-type="float">
            <text:p>1066.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32.7173" calcext:value-type="float">
            <text:p>32.7173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83864" calcext:value-type="float">
            <text:p>1.83864</text:p>
          </table:table-cell>
          <table:table-cell/>
        </table:table-row>
        <table:table-row table:style-name="ro1">
          <table:table-cell office:value-type="float" office:value="5.70291" calcext:value-type="float">
            <text:p>5.70291</text:p>
          </table:table-cell>
          <table:table-cell office:value-type="float" office:value="1227.62" calcext:value-type="float">
            <text:p>1227.62</text:p>
          </table:table-cell>
          <table:table-cell office:value-type="float" office:value="60.3044" calcext:value-type="float">
            <text:p>60.3044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131.665" calcext:value-type="float">
            <text:p>131.665</text:p>
          </table:table-cell>
          <table:table-cell office:value-type="float" office:value="77.6" calcext:value-type="float">
            <text:p>77.6</text:p>
          </table:table-cell>
          <table:table-cell office:value-type="float" office:value="74.8" calcext:value-type="float">
            <text:p>74.8</text:p>
          </table:table-cell>
          <table:table-cell office:value-type="float" office:value="30122" calcext:value-type="float">
            <text:p>30122</text:p>
          </table:table-cell>
          <table:table-cell office:value-type="float" office:value="2927.56" calcext:value-type="float">
            <text:p>2927.5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8.8" calcext:value-type="float">
            <text:p>108.8</text:p>
          </table:table-cell>
          <table:table-cell office:value-type="float" office:value="133.738" calcext:value-type="float">
            <text:p>133.738</text:p>
          </table:table-cell>
          <table:table-cell table:number-columns-repeated="2" office:value-type="float" office:value="108.8" calcext:value-type="float">
            <text:p>108.8</text:p>
          </table:table-cell>
          <table:table-cell office:value-type="float" office:value="1.79277" calcext:value-type="float">
            <text:p>1.79277</text:p>
          </table:table-cell>
          <table:table-cell/>
        </table:table-row>
        <table:table-row table:style-name="ro1">
          <table:table-cell office:value-type="float" office:value="1.79017" calcext:value-type="float">
            <text:p>1.79017</text:p>
          </table:table-cell>
          <table:table-cell office:value-type="float" office:value="3.64531" calcext:value-type="float">
            <text:p>3.64531</text:p>
          </table:table-cell>
          <table:table-cell office:value-type="float" office:value="66.1634" calcext:value-type="float">
            <text:p>66.163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.2" calcext:value-type="float">
            <text:p>41.2</text:p>
          </table:table-cell>
          <table:table-cell office:value-type="float" office:value="40.2" calcext:value-type="float">
            <text:p>40.2</text:p>
          </table:table-cell>
          <table:table-cell office:value-type="float" office:value="29879" calcext:value-type="float">
            <text:p>29879</text:p>
          </table:table-cell>
          <table:table-cell office:value-type="float" office:value="97423.8" calcext:value-type="float">
            <text:p>97423.8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88.8" calcext:value-type="float">
            <text:p>88.8</text:p>
          </table:table-cell>
          <table:table-cell office:value-type="float" office:value="189.698" calcext:value-type="float">
            <text:p>189.698</text:p>
          </table:table-cell>
          <table:table-cell office:value-type="float" office:value="88.2" calcext:value-type="float">
            <text:p>88.2</text:p>
          </table:table-cell>
          <table:table-cell office:value-type="float" office:value="87.8" calcext:value-type="float">
            <text:p>87.8</text:p>
          </table:table-cell>
          <table:table-cell office:value-type="float" office:value="0.864301" calcext:value-type="float">
            <text:p>0.864301</text:p>
          </table:table-cell>
          <table:table-cell/>
        </table:table-row>
        <table:table-row table:style-name="ro1">
          <table:table-cell office:value-type="float" office:value="18.4372" calcext:value-type="float">
            <text:p>18.4372</text:p>
          </table:table-cell>
          <table:table-cell office:value-type="float" office:value="4560.06" calcext:value-type="float">
            <text:p>4560.06</text:p>
          </table:table-cell>
          <table:table-cell office:value-type="float" office:value="192.989" calcext:value-type="float">
            <text:p>192.98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31.105" calcext:value-type="float">
            <text:p>431.105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9877" calcext:value-type="float">
            <text:p>29877</text:p>
          </table:table-cell>
          <table:table-cell office:value-type="float" office:value="16467.6" calcext:value-type="float">
            <text:p>16467.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5.2" calcext:value-type="float">
            <text:p>35.2</text:p>
          </table:table-cell>
          <table:table-cell office:value-type="float" office:value="430.551" calcext:value-type="float">
            <text:p>430.551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2.41393" calcext:value-type="float">
            <text:p>2.41393</text:p>
          </table:table-cell>
          <table:table-cell/>
        </table:table-row>
        <table:table-row table:style-name="ro1">
          <table:table-cell office:value-type="float" office:value="14.577" calcext:value-type="float">
            <text:p>14.577</text:p>
          </table:table-cell>
          <table:table-cell office:value-type="float" office:value="11825.7" calcext:value-type="float">
            <text:p>11825.7</text:p>
          </table:table-cell>
          <table:table-cell office:value-type="float" office:value="11.959" calcext:value-type="float">
            <text:p>11.959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21.6475" calcext:value-type="float">
            <text:p>21.647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400.688" calcext:value-type="float">
            <text:p>400.6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0.9064" calcext:value-type="float">
            <text:p>20.90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8165" calcext:value-type="float">
            <text:p>4.8165</text:p>
          </table:table-cell>
          <table:table-cell/>
        </table:table-row>
        <table:table-row table:style-name="ro1">
          <table:table-cell office:value-type="float" office:value="8.68273" calcext:value-type="float">
            <text:p>8.68273</text:p>
          </table:table-cell>
          <table:table-cell office:value-type="float" office:value="5765.5" calcext:value-type="float">
            <text:p>5765.5</text:p>
          </table:table-cell>
          <table:table-cell office:value-type="float" office:value="9.33539" calcext:value-type="float">
            <text:p>9.33539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6.114" calcext:value-type="float">
            <text:p>16.1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111" calcext:value-type="float">
            <text:p>30111</text:p>
          </table:table-cell>
          <table:table-cell office:value-type="float" office:value="416.506" calcext:value-type="float">
            <text:p>416.50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.5786" calcext:value-type="float">
            <text:p>15.57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4335" calcext:value-type="float">
            <text:p>2.94335</text:p>
          </table:table-cell>
          <table:table-cell/>
        </table:table-row>
        <table:table-row table:style-name="ro1">
          <table:table-cell office:value-type="float" office:value="10.593" calcext:value-type="float">
            <text:p>10.593</text:p>
          </table:table-cell>
          <table:table-cell office:value-type="float" office:value="7833.57" calcext:value-type="float">
            <text:p>7833.57</text:p>
          </table:table-cell>
          <table:table-cell office:value-type="float" office:value="9.68823" calcext:value-type="float">
            <text:p>9.6882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9049" calcext:value-type="float">
            <text:p>16.904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405.107" calcext:value-type="float">
            <text:p>405.10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6.2046" calcext:value-type="float">
            <text:p>16.20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5354" calcext:value-type="float">
            <text:p>3.85354</text:p>
          </table:table-cell>
          <table:table-cell/>
        </table:table-row>
        <table:table-row table:style-name="ro1">
          <table:table-cell office:value-type="float" office:value="2.83237" calcext:value-type="float">
            <text:p>2.83237</text:p>
          </table:table-cell>
          <table:table-cell office:value-type="float" office:value="25.6465" calcext:value-type="float">
            <text:p>25.6465</text:p>
          </table:table-cell>
          <table:table-cell office:value-type="float" office:value="142.722" calcext:value-type="float">
            <text:p>142.72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308.697" calcext:value-type="float">
            <text:p>308.697</text:p>
          </table:table-cell>
          <table:table-cell office:value-type="float" office:value="49.4" calcext:value-type="float">
            <text:p>49.4</text:p>
          </table:table-cell>
          <table:table-cell office:value-type="float" office:value="48.2" calcext:value-type="float">
            <text:p>48.2</text:p>
          </table:table-cell>
          <table:table-cell office:value-type="float" office:value="29956" calcext:value-type="float">
            <text:p>29956</text:p>
          </table:table-cell>
          <table:table-cell office:value-type="float" office:value="41939.7" calcext:value-type="float">
            <text:p>41939.7</text:p>
          </table:table-cell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318.831" calcext:value-type="float">
            <text:p>318.831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float" office:value="0.862771" calcext:value-type="float">
            <text:p>0.862771</text:p>
          </table:table-cell>
          <table:table-cell/>
        </table:table-row>
        <table:table-row table:style-name="ro1">
          <table:table-cell office:value-type="float" office:value="2.84813" calcext:value-type="float">
            <text:p>2.84813</text:p>
          </table:table-cell>
          <table:table-cell office:value-type="float" office:value="26.3028" calcext:value-type="float">
            <text:p>26.3028</text:p>
          </table:table-cell>
          <table:table-cell office:value-type="float" office:value="148.838" calcext:value-type="float">
            <text:p>148.838</text:p>
          </table:table-cell>
          <table:table-cell table:number-columns-repeated="2" office:value-type="float" office:value="167.6" calcext:value-type="float">
            <text:p>167.6</text:p>
          </table:table-cell>
          <table:table-cell office:value-type="float" office:value="327.968" calcext:value-type="float">
            <text:p>327.968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29883" calcext:value-type="float">
            <text:p>29883</text:p>
          </table:table-cell>
          <table:table-cell office:value-type="float" office:value="41273" calcext:value-type="float">
            <text:p>41273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51.6" calcext:value-type="float">
            <text:p>51.6</text:p>
          </table:table-cell>
          <table:table-cell office:value-type="float" office:value="50.8" calcext:value-type="float">
            <text:p>50.8</text:p>
          </table:table-cell>
          <table:table-cell office:value-type="float" office:value="0.867501" calcext:value-type="float">
            <text:p>0.867501</text:p>
          </table:table-cell>
          <table:table-cell/>
        </table:table-row>
        <table:table-row table:style-name="ro1">
          <table:table-cell office:value-type="float" office:value="6.58622" calcext:value-type="float">
            <text:p>6.58622</text:p>
          </table:table-cell>
          <table:table-cell office:value-type="float" office:value="26.0653" calcext:value-type="float">
            <text:p>26.0653</text:p>
          </table:table-cell>
          <table:table-cell office:value-type="float" office:value="261.744" calcext:value-type="float">
            <text:p>261.744</text:p>
          </table:table-cell>
          <table:table-cell table:number-columns-repeated="2" office:value-type="float" office:value="208.6" calcext:value-type="float">
            <text:p>208.6</text:p>
          </table:table-cell>
          <table:table-cell office:value-type="float" office:value="563.728" calcext:value-type="float">
            <text:p>563.728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30164" calcext:value-type="float">
            <text:p>30164</text:p>
          </table:table-cell>
          <table:table-cell office:value-type="float" office:value="61760.9" calcext:value-type="float">
            <text:p>61760.9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0.003" calcext:value-type="float">
            <text:p>570.003</text:p>
          </table:table-cell>
          <table:table-cell office:value-type="float" office:value="78.6" calcext:value-type="float">
            <text:p>78.6</text:p>
          </table:table-cell>
          <table:table-cell office:value-type="float" office:value="78.2" calcext:value-type="float">
            <text:p>78.2</text:p>
          </table:table-cell>
          <table:table-cell office:value-type="float" office:value="0.863802" calcext:value-type="float">
            <text:p>0.863802</text:p>
          </table:table-cell>
          <table:table-cell/>
        </table:table-row>
      </table:table>
      <table:table table:name="Decr3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/>
        </table:table-row>
        <table:table-row table:style-name="ro1">
          <table:table-cell office:value-type="float" office:value="5.69401" calcext:value-type="float">
            <text:p>5.69401</text:p>
          </table:table-cell>
          <table:table-cell office:value-type="float" office:value="2427.52" calcext:value-type="float">
            <text:p>2427.52</text:p>
          </table:table-cell>
          <table:table-cell office:value-type="float" office:value="16.6912" calcext:value-type="float">
            <text:p>16.6912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35.5417" calcext:value-type="float">
            <text:p>35.5417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30018" calcext:value-type="float">
            <text:p>30018</text:p>
          </table:table-cell>
          <table:table-cell office:value-type="float" office:value="1413.09" calcext:value-type="float">
            <text:p>1413.0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1.8315" calcext:value-type="float">
            <text:p>41.8315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84166" calcext:value-type="float">
            <text:p>1.84166</text:p>
          </table:table-cell>
        </table:table-row>
        <table:table-row table:style-name="ro1">
          <table:table-cell office:value-type="float" office:value="5.69715" calcext:value-type="float">
            <text:p>5.69715</text:p>
          </table:table-cell>
          <table:table-cell office:value-type="float" office:value="1227.32" calcext:value-type="float">
            <text:p>1227.32</text:p>
          </table:table-cell>
          <table:table-cell office:value-type="float" office:value="62.5027" calcext:value-type="float">
            <text:p>62.5027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135.424" calcext:value-type="float">
            <text:p>135.424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30122" calcext:value-type="float">
            <text:p>30122</text:p>
          </table:table-cell>
          <table:table-cell office:value-type="float" office:value="2252.87" calcext:value-type="float">
            <text:p>2252.87</text:p>
          </table:table-cell>
          <table:table-cell office:value-type="float" office:value="91.6" calcext:value-type="float">
            <text:p>91.6</text:p>
          </table:table-cell>
          <table:table-cell office:value-type="float" office:value="76.4" calcext:value-type="float">
            <text:p>76.4</text:p>
          </table:table-cell>
          <table:table-cell office:value-type="float" office:value="1675.9" calcext:value-type="float">
            <text:p>1675.9</text:p>
          </table:table-cell>
          <table:table-cell office:value-type="float" office:value="1385" calcext:value-type="float">
            <text:p>138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.14392" calcext:value-type="float">
            <text:p>1.14392</text:p>
          </table:table-cell>
        </table:table-row>
        <table:table-row table:style-name="ro1">
          <table:table-cell office:value-type="float" office:value="1.79932" calcext:value-type="float">
            <text:p>1.79932</text:p>
          </table:table-cell>
          <table:table-cell office:value-type="float" office:value="3.64363" calcext:value-type="float">
            <text:p>3.64363</text:p>
          </table:table-cell>
          <table:table-cell office:value-type="float" office:value="86.4793" calcext:value-type="float">
            <text:p>86.4793</text:p>
          </table:table-cell>
          <table:table-cell table:number-columns-repeated="2" office:value-type="float" office:value="147.4" calcext:value-type="float">
            <text:p>147.4</text:p>
          </table:table-cell>
          <table:table-cell office:value-type="float" office:value="190.73" calcext:value-type="float">
            <text:p>190.73</text:p>
          </table:table-cell>
          <table:table-cell office:value-type="float" office:value="92.6" calcext:value-type="float">
            <text:p>92.6</text:p>
          </table:table-cell>
          <table:table-cell office:value-type="float" office:value="89.2" calcext:value-type="float">
            <text:p>89.2</text:p>
          </table:table-cell>
          <table:table-cell office:value-type="float" office:value="29879" calcext:value-type="float">
            <text:p>29879</text:p>
          </table:table-cell>
          <table:table-cell office:value-type="float" office:value="7872.05" calcext:value-type="float">
            <text:p>7872.05</text:p>
          </table:table-cell>
          <table:table-cell office:value-type="float" office:value="48.8" calcext:value-type="float">
            <text:p>48.8</text:p>
          </table:table-cell>
          <table:table-cell office:value-type="float" office:value="45.2" calcext:value-type="float">
            <text:p>45.2</text:p>
          </table:table-cell>
          <table:table-cell office:value-type="float" office:value="2142.38" calcext:value-type="float">
            <text:p>2142.38</text:p>
          </table:table-cell>
          <table:table-cell office:value-type="float" office:value="1691.8" calcext:value-type="float">
            <text:p>1691.8</text:p>
          </table:table-cell>
          <table:table-cell table:number-columns-repeated="2" office:value-type="float" office:value="40.4" calcext:value-type="float">
            <text:p>40.4</text:p>
          </table:table-cell>
          <table:table-cell office:value-type="float" office:value="0.86128" calcext:value-type="float">
            <text:p>0.86128</text:p>
          </table:table-cell>
        </table:table-row>
        <table:table-row table:style-name="ro1">
          <table:table-cell office:value-type="float" office:value="18.4729" calcext:value-type="float">
            <text:p>18.4729</text:p>
          </table:table-cell>
          <table:table-cell office:value-type="float" office:value="4560.39" calcext:value-type="float">
            <text:p>4560.39</text:p>
          </table:table-cell>
          <table:table-cell office:value-type="float" office:value="200.193" calcext:value-type="float">
            <text:p>200.193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428.086" calcext:value-type="float">
            <text:p>428.086</text:p>
          </table:table-cell>
          <table:table-cell office:value-type="float" office:value="33.6" calcext:value-type="float">
            <text:p>33.6</text:p>
          </table:table-cell>
          <table:table-cell office:value-type="float" office:value="33.2" calcext:value-type="float">
            <text:p>33.2</text:p>
          </table:table-cell>
          <table:table-cell office:value-type="float" office:value="29877" calcext:value-type="float">
            <text:p>29877</text:p>
          </table:table-cell>
          <table:table-cell office:value-type="float" office:value="14183.8" calcext:value-type="float">
            <text:p>14183.8</text:p>
          </table:table-cell>
          <table:table-cell office:value-type="float" office:value="33.2" calcext:value-type="float">
            <text:p>33.2</text:p>
          </table:table-cell>
          <table:table-cell office:value-type="float" office:value="32.2" calcext:value-type="float">
            <text:p>32.2</text:p>
          </table:table-cell>
          <table:table-cell office:value-type="float" office:value="3939.77" calcext:value-type="float">
            <text:p>3939.77</text:p>
          </table:table-cell>
          <table:table-cell office:value-type="float" office:value="628.6" calcext:value-type="float">
            <text:p>628.6</text:p>
          </table:table-cell>
          <table:table-cell office:value-type="float" office:value="32.8" calcext:value-type="float">
            <text:p>32.8</text:p>
          </table:table-cell>
          <table:table-cell office:value-type="float" office:value="32" calcext:value-type="float">
            <text:p>32</text:p>
          </table:table-cell>
          <table:table-cell office:value-type="float" office:value="2.5771" calcext:value-type="float">
            <text:p>2.5771</text:p>
          </table:table-cell>
        </table:table-row>
        <table:table-row table:style-name="ro1">
          <table:table-cell office:value-type="float" office:value="14.5639" calcext:value-type="float">
            <text:p>14.5639</text:p>
          </table:table-cell>
          <table:table-cell office:value-type="float" office:value="11825.7" calcext:value-type="float">
            <text:p>11825.7</text:p>
          </table:table-cell>
          <table:table-cell office:value-type="float" office:value="12.5548" calcext:value-type="float">
            <text:p>12.5548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8744" calcext:value-type="float">
            <text:p>21.874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560.939" calcext:value-type="float">
            <text:p>560.93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7.87635" calcext:value-type="float">
            <text:p>7.87635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4.20917" calcext:value-type="float">
            <text:p>4.20917</text:p>
          </table:table-cell>
        </table:table-row>
        <table:table-row table:style-name="ro1">
          <table:table-cell office:value-type="float" office:value="8.69737" calcext:value-type="float">
            <text:p>8.69737</text:p>
          </table:table-cell>
          <table:table-cell office:value-type="float" office:value="5765.44" calcext:value-type="float">
            <text:p>5765.44</text:p>
          </table:table-cell>
          <table:table-cell office:value-type="float" office:value="9.53467" calcext:value-type="float">
            <text:p>9.5346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6.3453" calcext:value-type="float">
            <text:p>16.3453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111" calcext:value-type="float">
            <text:p>30111</text:p>
          </table:table-cell>
          <table:table-cell office:value-type="float" office:value="567.033" calcext:value-type="float">
            <text:p>567.03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6.32034" calcext:value-type="float">
            <text:p>6.3203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95193" calcext:value-type="float">
            <text:p>2.95193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7833.15" calcext:value-type="float">
            <text:p>7833.15</text:p>
          </table:table-cell>
          <table:table-cell office:value-type="float" office:value="9.70945" calcext:value-type="float">
            <text:p>9.70945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7.1332" calcext:value-type="float">
            <text:p>17.13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13" calcext:value-type="float">
            <text:p>30013</text:p>
          </table:table-cell>
          <table:table-cell office:value-type="float" office:value="562.261" calcext:value-type="float">
            <text:p>562.2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83521" calcext:value-type="float">
            <text:p>6.835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4011" calcext:value-type="float">
            <text:p>3.54011</text:p>
          </table:table-cell>
        </table:table-row>
        <table:table-row table:style-name="ro1">
          <table:table-cell office:value-type="float" office:value="2.83139" calcext:value-type="float">
            <text:p>2.83139</text:p>
          </table:table-cell>
          <table:table-cell office:value-type="float" office:value="25.6637" calcext:value-type="float">
            <text:p>25.6637</text:p>
          </table:table-cell>
          <table:table-cell office:value-type="float" office:value="154.893" calcext:value-type="float">
            <text:p>154.89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333.837" calcext:value-type="float">
            <text:p>333.837</text:p>
          </table:table-cell>
          <table:table-cell office:value-type="float" office:value="53.2" calcext:value-type="float">
            <text:p>53.2</text:p>
          </table:table-cell>
          <table:table-cell office:value-type="float" office:value="51.2" calcext:value-type="float">
            <text:p>51.2</text:p>
          </table:table-cell>
          <table:table-cell office:value-type="float" office:value="29956" calcext:value-type="float">
            <text:p>29956</text:p>
          </table:table-cell>
          <table:table-cell office:value-type="float" office:value="13088.1" calcext:value-type="float">
            <text:p>13088.1</text:p>
          </table:table-cell>
          <table:table-cell office:value-type="float" office:value="48" calcext:value-type="float">
            <text:p>48</text:p>
          </table:table-cell>
          <table:table-cell office:value-type="float" office:value="47.4" calcext:value-type="float">
            <text:p>47.4</text:p>
          </table:table-cell>
          <table:table-cell office:value-type="float" office:value="2764.67" calcext:value-type="float">
            <text:p>2764.67</text:p>
          </table:table-cell>
          <table:table-cell office:value-type="float" office:value="1252.8" calcext:value-type="float">
            <text:p>1252.8</text:p>
          </table:table-cell>
          <table:table-cell table:number-columns-repeated="2" office:value-type="float" office:value="46.4" calcext:value-type="float">
            <text:p>46.4</text:p>
          </table:table-cell>
          <table:table-cell office:value-type="float" office:value="0.869158" calcext:value-type="float">
            <text:p>0.869158</text:p>
          </table:table-cell>
        </table:table-row>
        <table:table-row table:style-name="ro1">
          <table:table-cell office:value-type="float" office:value="2.85617" calcext:value-type="float">
            <text:p>2.85617</text:p>
          </table:table-cell>
          <table:table-cell office:value-type="float" office:value="26.2921" calcext:value-type="float">
            <text:p>26.2921</text:p>
          </table:table-cell>
          <table:table-cell office:value-type="float" office:value="161.246" calcext:value-type="float">
            <text:p>161.246</text:p>
          </table:table-cell>
          <table:table-cell table:number-columns-repeated="2" office:value-type="float" office:value="175.8" calcext:value-type="float">
            <text:p>175.8</text:p>
          </table:table-cell>
          <table:table-cell office:value-type="float" office:value="345.549" calcext:value-type="float">
            <text:p>345.549</text:p>
          </table:table-cell>
          <table:table-cell office:value-type="float" office:value="56.6" calcext:value-type="float">
            <text:p>56.6</text:p>
          </table:table-cell>
          <table:table-cell office:value-type="float" office:value="54.8" calcext:value-type="float">
            <text:p>54.8</text:p>
          </table:table-cell>
          <table:table-cell office:value-type="float" office:value="29883" calcext:value-type="float">
            <text:p>29883</text:p>
          </table:table-cell>
          <table:table-cell office:value-type="float" office:value="13372.4" calcext:value-type="float">
            <text:p>13372.4</text:p>
          </table:table-cell>
          <table:table-cell table:number-columns-repeated="2" office:value-type="float" office:value="49.6" calcext:value-type="float">
            <text:p>49.6</text:p>
          </table:table-cell>
          <table:table-cell office:value-type="float" office:value="3368.8" calcext:value-type="float">
            <text:p>3368.8</text:p>
          </table:table-cell>
          <table:table-cell office:value-type="float" office:value="1480.6" calcext:value-type="float">
            <text:p>1480.6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float" office:value="0.863693" calcext:value-type="float">
            <text:p>0.863693</text:p>
          </table:table-cell>
        </table:table-row>
        <table:table-row table:style-name="ro1">
          <table:table-cell office:value-type="float" office:value="6.60506" calcext:value-type="float">
            <text:p>6.60506</text:p>
          </table:table-cell>
          <table:table-cell office:value-type="float" office:value="30.8586" calcext:value-type="float">
            <text:p>30.8586</text:p>
          </table:table-cell>
          <table:table-cell office:value-type="float" office:value="267.333" calcext:value-type="float">
            <text:p>267.333</text:p>
          </table:table-cell>
          <table:table-cell table:number-columns-repeated="2" office:value-type="float" office:value="210.6" calcext:value-type="float">
            <text:p>210.6</text:p>
          </table:table-cell>
          <table:table-cell office:value-type="float" office:value="568.477" calcext:value-type="float">
            <text:p>568.477</text:p>
          </table:table-cell>
          <table:table-cell office:value-type="float" office:value="83.2" calcext:value-type="float">
            <text:p>83.2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14430.4" calcext:value-type="float">
            <text:p>14430.4</text:p>
          </table:table-cell>
          <table:table-cell office:value-type="float" office:value="72.2" calcext:value-type="float">
            <text:p>72.2</text:p>
          </table:table-cell>
          <table:table-cell office:value-type="float" office:value="69.8" calcext:value-type="float">
            <text:p>69.8</text:p>
          </table:table-cell>
          <table:table-cell office:value-type="float" office:value="12975" calcext:value-type="float">
            <text:p>12975</text:p>
          </table:table-cell>
          <table:table-cell office:value-type="float" office:value="5665.4" calcext:value-type="float">
            <text:p>5665.4</text:p>
          </table:table-cell>
          <table:table-cell table:number-columns-repeated="2" office:value-type="float" office:value="68.4" calcext:value-type="float">
            <text:p>68.4</text:p>
          </table:table-cell>
          <table:table-cell office:value-type="float" office:value="0.863699" calcext:value-type="float">
            <text:p>0.86369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.69618" calcext:value-type="float">
            <text:p>5.69618</text:p>
          </table:table-cell>
          <table:table-cell office:value-type="float" office:value="2427.1" calcext:value-type="float">
            <text:p>2427.1</text:p>
          </table:table-cell>
          <table:table-cell office:value-type="float" office:value="17.0533" calcext:value-type="float">
            <text:p>17.0533</text:p>
          </table:table-cell>
          <table:table-cell table:number-columns-repeated="2" office:value-type="float" office:value="19.6" calcext:value-type="float">
            <text:p>19.6</text:p>
          </table:table-cell>
          <table:table-cell office:value-type="float" office:value="33.7022" calcext:value-type="float">
            <text:p>33.7022</text:p>
          </table:table-cell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30018" calcext:value-type="float">
            <text:p>30018</text:p>
          </table:table-cell>
          <table:table-cell office:value-type="float" office:value="1414.72" calcext:value-type="float">
            <text:p>1414.72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32.5419" calcext:value-type="float">
            <text:p>32.54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84554" calcext:value-type="float">
            <text:p>1.84554</text:p>
          </table:table-cell>
          <table:table-cell/>
        </table:table-row>
        <table:table-row table:style-name="ro1">
          <table:table-cell office:value-type="float" office:value="5.72472" calcext:value-type="float">
            <text:p>5.72472</text:p>
          </table:table-cell>
          <table:table-cell office:value-type="float" office:value="1226.9" calcext:value-type="float">
            <text:p>1226.9</text:p>
          </table:table-cell>
          <table:table-cell office:value-type="float" office:value="62.0191" calcext:value-type="float">
            <text:p>62.0191</text:p>
          </table:table-cell>
          <table:table-cell table:number-columns-repeated="2" office:value-type="float" office:value="103.4" calcext:value-type="float">
            <text:p>103.4</text:p>
          </table:table-cell>
          <table:table-cell office:value-type="float" office:value="135.744" calcext:value-type="float">
            <text:p>135.74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30122" calcext:value-type="float">
            <text:p>30122</text:p>
          </table:table-cell>
          <table:table-cell office:value-type="float" office:value="2252.68" calcext:value-type="float">
            <text:p>2252.68</text:p>
          </table:table-cell>
          <table:table-cell office:value-type="float" office:value="92.2" calcext:value-type="float">
            <text:p>92.2</text:p>
          </table:table-cell>
          <table:table-cell office:value-type="float" office:value="76.4" calcext:value-type="float">
            <text:p>76.4</text:p>
          </table:table-cell>
          <table:table-cell office:value-type="float" office:value="129.381" calcext:value-type="float">
            <text:p>129.381</text:p>
          </table:table-cell>
          <table:table-cell office:value-type="float" office:value="74.2" calcext:value-type="float">
            <text:p>74.2</text:p>
          </table:table-cell>
          <table:table-cell office:value-type="float" office:value="73.4" calcext:value-type="float">
            <text:p>73.4</text:p>
          </table:table-cell>
          <table:table-cell office:value-type="float" office:value="1.46989" calcext:value-type="float">
            <text:p>1.46989</text:p>
          </table:table-cell>
          <table:table-cell/>
        </table:table-row>
        <table:table-row table:style-name="ro1">
          <table:table-cell office:value-type="float" office:value="1.79655" calcext:value-type="float">
            <text:p>1.79655</text:p>
          </table:table-cell>
          <table:table-cell office:value-type="float" office:value="3.64121" calcext:value-type="float">
            <text:p>3.64121</text:p>
          </table:table-cell>
          <table:table-cell office:value-type="float" office:value="89.3947" calcext:value-type="float">
            <text:p>89.3947</text:p>
          </table:table-cell>
          <table:table-cell table:number-columns-repeated="2" office:value-type="float" office:value="150.6" calcext:value-type="float">
            <text:p>150.6</text:p>
          </table:table-cell>
          <table:table-cell office:value-type="float" office:value="188.169" calcext:value-type="float">
            <text:p>188.169</text:p>
          </table:table-cell>
          <table:table-cell office:value-type="float" office:value="93.8" calcext:value-type="float">
            <text:p>93.8</text:p>
          </table:table-cell>
          <table:table-cell office:value-type="float" office:value="90.2" calcext:value-type="float">
            <text:p>90.2</text:p>
          </table:table-cell>
          <table:table-cell office:value-type="float" office:value="44035" calcext:value-type="float">
            <text:p>44035</text:p>
          </table:table-cell>
          <table:table-cell office:value-type="float" office:value="11316.5" calcext:value-type="float">
            <text:p>11316.5</text:p>
          </table:table-cell>
          <table:table-cell office:value-type="float" office:value="36.6" calcext:value-type="float">
            <text:p>36.6</text:p>
          </table:table-cell>
          <table:table-cell office:value-type="float" office:value="34.6" calcext:value-type="float">
            <text:p>34.6</text:p>
          </table:table-cell>
          <table:table-cell office:value-type="float" office:value="111.823" calcext:value-type="float">
            <text:p>111.823</text:p>
          </table:table-cell>
          <table:table-cell table:number-columns-repeated="2" office:value-type="float" office:value="32.4" calcext:value-type="float">
            <text:p>32.4</text:p>
          </table:table-cell>
          <table:table-cell office:value-type="float" office:value="0.863693" calcext:value-type="float">
            <text:p>0.863693</text:p>
          </table:table-cell>
          <table:table-cell/>
        </table:table-row>
        <table:table-row table:style-name="ro1">
          <table:table-cell office:value-type="float" office:value="18.4742" calcext:value-type="float">
            <text:p>18.4742</text:p>
          </table:table-cell>
          <table:table-cell office:value-type="float" office:value="4560.24" calcext:value-type="float">
            <text:p>4560.24</text:p>
          </table:table-cell>
          <table:table-cell office:value-type="float" office:value="189.516" calcext:value-type="float">
            <text:p>189.516</text:p>
          </table:table-cell>
          <table:table-cell table:number-columns-repeated="2" office:value-type="float" office:value="52.2" calcext:value-type="float">
            <text:p>52.2</text:p>
          </table:table-cell>
          <table:table-cell office:value-type="float" office:value="430.161" calcext:value-type="float">
            <text:p>430.161</text:p>
          </table:table-cell>
          <table:table-cell office:value-type="float" office:value="33.4" calcext:value-type="float">
            <text:p>33.4</text:p>
          </table:table-cell>
          <table:table-cell office:value-type="float" office:value="33.2" calcext:value-type="float">
            <text:p>33.2</text:p>
          </table:table-cell>
          <table:table-cell office:value-type="float" office:value="29877" calcext:value-type="float">
            <text:p>29877</text:p>
          </table:table-cell>
          <table:table-cell office:value-type="float" office:value="14186.5" calcext:value-type="float">
            <text:p>14186.5</text:p>
          </table:table-cell>
          <table:table-cell office:value-type="float" office:value="33.4" calcext:value-type="float">
            <text:p>33.4</text:p>
          </table:table-cell>
          <table:table-cell office:value-type="float" office:value="32.6" calcext:value-type="float">
            <text:p>32.6</text:p>
          </table:table-cell>
          <table:table-cell office:value-type="float" office:value="421.164" calcext:value-type="float">
            <text:p>421.164</text:p>
          </table:table-cell>
          <table:table-cell table:number-columns-repeated="2" office:value-type="float" office:value="31.4" calcext:value-type="float">
            <text:p>31.4</text:p>
          </table:table-cell>
          <table:table-cell office:value-type="float" office:value="2.25293" calcext:value-type="float">
            <text:p>2.25293</text:p>
          </table:table-cell>
          <table:table-cell/>
        </table:table-row>
        <table:table-row table:style-name="ro1">
          <table:table-cell office:value-type="float" office:value="14.5721" calcext:value-type="float">
            <text:p>14.5721</text:p>
          </table:table-cell>
          <table:table-cell office:value-type="float" office:value="11825.4" calcext:value-type="float">
            <text:p>11825.4</text:p>
          </table:table-cell>
          <table:table-cell office:value-type="float" office:value="12.7345" calcext:value-type="float">
            <text:p>12.7345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22.0449" calcext:value-type="float">
            <text:p>22.0449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9819" calcext:value-type="float">
            <text:p>29819</text:p>
          </table:table-cell>
          <table:table-cell office:value-type="float" office:value="558.113" calcext:value-type="float">
            <text:p>558.11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1.072" calcext:value-type="float">
            <text:p>21.0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84253" calcext:value-type="float">
            <text:p>4.84253</text:p>
          </table:table-cell>
          <table:table-cell/>
        </table:table-row>
        <table:table-row table:style-name="ro1">
          <table:table-cell office:value-type="float" office:value="8.70436" calcext:value-type="float">
            <text:p>8.70436</text:p>
          </table:table-cell>
          <table:table-cell office:value-type="float" office:value="5764.8" calcext:value-type="float">
            <text:p>5764.8</text:p>
          </table:table-cell>
          <table:table-cell office:value-type="float" office:value="9.33179" calcext:value-type="float">
            <text:p>9.3317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5.9677" calcext:value-type="float">
            <text:p>15.967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564.176" calcext:value-type="float">
            <text:p>564.17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5.0051" calcext:value-type="float">
            <text:p>15.00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7919" calcext:value-type="float">
            <text:p>3.27919</text:p>
          </table:table-cell>
          <table:table-cell/>
        </table:table-row>
        <table:table-row table:style-name="ro1">
          <table:table-cell office:value-type="float" office:value="10.6125" calcext:value-type="float">
            <text:p>10.6125</text:p>
          </table:table-cell>
          <table:table-cell office:value-type="float" office:value="7833.77" calcext:value-type="float">
            <text:p>7833.77</text:p>
          </table:table-cell>
          <table:table-cell office:value-type="float" office:value="9.51857" calcext:value-type="float">
            <text:p>9.518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.5557" calcext:value-type="float">
            <text:p>16.555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013" calcext:value-type="float">
            <text:p>30013</text:p>
          </table:table-cell>
          <table:table-cell office:value-type="float" office:value="559.741" calcext:value-type="float">
            <text:p>559.74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5.9493" calcext:value-type="float">
            <text:p>15.949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00925" calcext:value-type="float">
            <text:p>4.00925</text:p>
          </table:table-cell>
          <table:table-cell/>
        </table:table-row>
        <table:table-row table:style-name="ro1">
          <table:table-cell office:value-type="float" office:value="2.82278" calcext:value-type="float">
            <text:p>2.82278</text:p>
          </table:table-cell>
          <table:table-cell office:value-type="float" office:value="25.6698" calcext:value-type="float">
            <text:p>25.6698</text:p>
          </table:table-cell>
          <table:table-cell office:value-type="float" office:value="152.33" calcext:value-type="float">
            <text:p>152.33</text:p>
          </table:table-cell>
          <table:table-cell table:number-columns-repeated="2" office:value-type="float" office:value="174.8" calcext:value-type="float">
            <text:p>174.8</text:p>
          </table:table-cell>
          <table:table-cell office:value-type="float" office:value="328.506" calcext:value-type="float">
            <text:p>328.50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34827" calcext:value-type="float">
            <text:p>234827</text:p>
          </table:table-cell>
          <table:table-cell office:value-type="float" office:value="95701.5" calcext:value-type="float">
            <text:p>95701.5</text:p>
          </table:table-cell>
          <table:table-cell office:value-type="float" office:value="35.4" calcext:value-type="float">
            <text:p>35.4</text:p>
          </table:table-cell>
          <table:table-cell office:value-type="float" office:value="33" calcext:value-type="float">
            <text:p>33</text:p>
          </table:table-cell>
          <table:table-cell office:value-type="float" office:value="182.672" calcext:value-type="float">
            <text:p>182.672</text:p>
          </table:table-cell>
          <table:table-cell table:number-columns-repeated="2" office:value-type="float" office:value="30.2" calcext:value-type="float">
            <text:p>30.2</text:p>
          </table:table-cell>
          <table:table-cell office:value-type="float" office:value="0.86663" calcext:value-type="float">
            <text:p>0.86663</text:p>
          </table:table-cell>
          <table:table-cell/>
        </table:table-row>
        <table:table-row table:style-name="ro1">
          <table:table-cell office:value-type="float" office:value="2.85492" calcext:value-type="float">
            <text:p>2.85492</text:p>
          </table:table-cell>
          <table:table-cell office:value-type="float" office:value="26.2587" calcext:value-type="float">
            <text:p>26.2587</text:p>
          </table:table-cell>
          <table:table-cell office:value-type="float" office:value="155.545" calcext:value-type="float">
            <text:p>155.545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340.053" calcext:value-type="float">
            <text:p>340.053</text:p>
          </table:table-cell>
          <table:table-cell office:value-type="float" office:value="57" calcext:value-type="float">
            <text:p>57</text:p>
          </table:table-cell>
          <table:table-cell office:value-type="float" office:value="54.2" calcext:value-type="float">
            <text:p>54.2</text:p>
          </table:table-cell>
          <table:table-cell office:value-type="float" office:value="252461" calcext:value-type="float">
            <text:p>252461</text:p>
          </table:table-cell>
          <table:table-cell office:value-type="float" office:value="104635" calcext:value-type="float">
            <text:p>104635</text:p>
          </table:table-cell>
          <table:table-cell office:value-type="float" office:value="31.4" calcext:value-type="float">
            <text:p>31.4</text:p>
          </table:table-cell>
          <table:table-cell office:value-type="float" office:value="31" calcext:value-type="float">
            <text:p>31</text:p>
          </table:table-cell>
          <table:table-cell office:value-type="float" office:value="190.508" calcext:value-type="float">
            <text:p>190.508</text:p>
          </table:table-cell>
          <table:table-cell office:value-type="float" office:value="30.4" calcext:value-type="float">
            <text:p>30.4</text:p>
          </table:table-cell>
          <table:table-cell office:value-type="float" office:value="30.2" calcext:value-type="float">
            <text:p>30.2</text:p>
          </table:table-cell>
          <table:table-cell office:value-type="float" office:value="0.864166" calcext:value-type="float">
            <text:p>0.864166</text:p>
          </table:table-cell>
          <table:table-cell/>
        </table:table-row>
        <table:table-row table:style-name="ro1">
          <table:table-cell office:value-type="float" office:value="6.59069" calcext:value-type="float">
            <text:p>6.59069</text:p>
          </table:table-cell>
          <table:table-cell office:value-type="float" office:value="26.0808" calcext:value-type="float">
            <text:p>26.0808</text:p>
          </table:table-cell>
          <table:table-cell office:value-type="float" office:value="261.646" calcext:value-type="float">
            <text:p>261.646</text:p>
          </table:table-cell>
          <table:table-cell table:number-columns-repeated="2" office:value-type="float" office:value="210.8" calcext:value-type="float">
            <text:p>210.8</text:p>
          </table:table-cell>
          <table:table-cell office:value-type="float" office:value="569.125" calcext:value-type="float">
            <text:p>569.125</text:p>
          </table:table-cell>
          <table:table-cell office:value-type="float" office:value="81" calcext:value-type="float">
            <text:p>81</text:p>
          </table:table-cell>
          <table:table-cell office:value-type="float" office:value="80.2" calcext:value-type="float">
            <text:p>80.2</text:p>
          </table:table-cell>
          <table:table-cell office:value-type="float" office:value="30164" calcext:value-type="float">
            <text:p>30164</text:p>
          </table:table-cell>
          <table:table-cell office:value-type="float" office:value="14426.2" calcext:value-type="float">
            <text:p>14426.2</text:p>
          </table:table-cell>
          <table:table-cell office:value-type="float" office:value="71.2" calcext:value-type="float">
            <text:p>71.2</text:p>
          </table:table-cell>
          <table:table-cell office:value-type="float" office:value="68.6" calcext:value-type="float">
            <text:p>68.6</text:p>
          </table:table-cell>
          <table:table-cell office:value-type="float" office:value="554.506" calcext:value-type="float">
            <text:p>554.506</text:p>
          </table:table-cell>
          <table:table-cell office:value-type="float" office:value="67.8" calcext:value-type="float">
            <text:p>67.8</text:p>
          </table:table-cell>
          <table:table-cell office:value-type="float" office:value="67.6" calcext:value-type="float">
            <text:p>67.6</text:p>
          </table:table-cell>
          <table:table-cell office:value-type="float" office:value="0.866189" calcext:value-type="float">
            <text:p>0.866189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1.79765" calcext:value-type="float">
            <text:p>1.79765</text:p>
          </table:table-cell>
          <table:table-cell office:value-type="float" office:value="3.6347" calcext:value-type="float">
            <text:p>3.6347</text:p>
          </table:table-cell>
          <table:table-cell office:value-type="float" office:value="89.8533" calcext:value-type="float">
            <text:p>89.8533</text:p>
          </table:table-cell>
          <table:table-cell table:number-columns-repeated="2" office:value-type="float" office:value="152.6" calcext:value-type="float">
            <text:p>152.6</text:p>
          </table:table-cell>
          <table:table-cell office:value-type="float" office:value="190.568" calcext:value-type="float">
            <text:p>190.568</text:p>
          </table:table-cell>
          <table:table-cell office:value-type="float" office:value="94" calcext:value-type="float">
            <text:p>94</text:p>
          </table:table-cell>
          <table:table-cell office:value-type="float" office:value="90.4" calcext:value-type="float">
            <text:p>90.4</text:p>
          </table:table-cell>
          <table:table-cell office:value-type="float" office:value="29879" calcext:value-type="float">
            <text:p>29879</text:p>
          </table:table-cell>
          <table:table-cell office:value-type="float" office:value="7870.32" calcext:value-type="float">
            <text:p>7870.32</text:p>
          </table:table-cell>
          <table:table-cell office:value-type="float" office:value="47.6" calcext:value-type="float">
            <text:p>47.6</text:p>
          </table:table-cell>
          <table:table-cell office:value-type="float" office:value="45.4" calcext:value-type="float">
            <text:p>45.4</text:p>
          </table:table-cell>
          <table:table-cell office:value-type="float" office:value="140.905" calcext:value-type="float">
            <text:p>140.905</text:p>
          </table:table-cell>
          <table:table-cell office:value-type="float" office:value="43.2" calcext:value-type="float">
            <text:p>43.2</text:p>
          </table:table-cell>
          <table:table-cell office:value-type="float" office:value="42.4" calcext:value-type="float">
            <text:p>42.4</text:p>
          </table:table-cell>
          <table:table-cell office:value-type="float" office:value="0.862682" calcext:value-type="float">
            <text:p>0.862682</text:p>
          </table:table-cell>
          <table:table-cell/>
        </table:table-row>
        <table:table-row table:style-name="ro1">
          <table:table-cell office:value-type="float" office:value="2.82647" calcext:value-type="float">
            <text:p>2.82647</text:p>
          </table:table-cell>
          <table:table-cell office:value-type="float" office:value="25.6388" calcext:value-type="float">
            <text:p>25.6388</text:p>
          </table:table-cell>
          <table:table-cell office:value-type="float" office:value="153.639" calcext:value-type="float">
            <text:p>153.639</text:p>
          </table:table-cell>
          <table:table-cell table:number-columns-repeated="2" office:value-type="float" office:value="174.2" calcext:value-type="float">
            <text:p>174.2</text:p>
          </table:table-cell>
          <table:table-cell office:value-type="float" office:value="329.278" calcext:value-type="float">
            <text:p>329.278</text:p>
          </table:table-cell>
          <table:table-cell office:value-type="float" office:value="53.8" calcext:value-type="float">
            <text:p>53.8</text:p>
          </table:table-cell>
          <table:table-cell office:value-type="float" office:value="53" calcext:value-type="float">
            <text:p>53</text:p>
          </table:table-cell>
          <table:table-cell office:value-type="float" office:value="29956" calcext:value-type="float">
            <text:p>29956</text:p>
          </table:table-cell>
          <table:table-cell office:value-type="float" office:value="13084.1" calcext:value-type="float">
            <text:p>13084.1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310.114" calcext:value-type="float">
            <text:p>310.114</text:p>
          </table:table-cell>
          <table:table-cell office:value-type="float" office:value="48.4" calcext:value-type="float">
            <text:p>48.4</text:p>
          </table:table-cell>
          <table:table-cell office:value-type="float" office:value="47.8" calcext:value-type="float">
            <text:p>47.8</text:p>
          </table:table-cell>
          <table:table-cell office:value-type="float" office:value="0.863354" calcext:value-type="float">
            <text:p>0.863354</text:p>
          </table:table-cell>
          <table:table-cell/>
        </table:table-row>
        <table:table-row table:style-name="ro1">
          <table:table-cell office:value-type="float" office:value="2.86154" calcext:value-type="float">
            <text:p>2.86154</text:p>
          </table:table-cell>
          <table:table-cell office:value-type="float" office:value="26.2499" calcext:value-type="float">
            <text:p>26.2499</text:p>
          </table:table-cell>
          <table:table-cell office:value-type="float" office:value="161.523" calcext:value-type="float">
            <text:p>161.523</text:p>
          </table:table-cell>
          <table:table-cell table:number-columns-repeated="2" office:value-type="float" office:value="176.2" calcext:value-type="float">
            <text:p>176.2</text:p>
          </table:table-cell>
          <table:table-cell office:value-type="float" office:value="342.252" calcext:value-type="float">
            <text:p>342.252</text:p>
          </table:table-cell>
          <table:table-cell office:value-type="float" office:value="57" calcext:value-type="float">
            <text:p>57</text:p>
          </table:table-cell>
          <table:table-cell office:value-type="float" office:value="55.4" calcext:value-type="float">
            <text:p>55.4</text:p>
          </table:table-cell>
          <table:table-cell office:value-type="float" office:value="29883" calcext:value-type="float">
            <text:p>29883</text:p>
          </table:table-cell>
          <table:table-cell office:value-type="float" office:value="13371" calcext:value-type="float">
            <text:p>13371</text:p>
          </table:table-cell>
          <table:table-cell office:value-type="float" office:value="50.8" calcext:value-type="float">
            <text:p>50.8</text:p>
          </table:table-cell>
          <table:table-cell office:value-type="float" office:value="49.6" calcext:value-type="float">
            <text:p>49.6</text:p>
          </table:table-cell>
          <table:table-cell office:value-type="float" office:value="322.942" calcext:value-type="float">
            <text:p>322.942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float" office:value="0.865856" calcext:value-type="float">
            <text:p>0.865856</text:p>
          </table:table-cell>
          <table:table-cell/>
        </table:table-row>
      </table:table>
      <table:table table:name="DecrNew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485" calcext:value-type="float">
            <text:p>5.69485</text:p>
          </table:table-cell>
          <table:table-cell office:value-type="float" office:value="2427.19" calcext:value-type="float">
            <text:p>2427.19</text:p>
          </table:table-cell>
          <table:table-cell office:value-type="float" office:value="16.5895" calcext:value-type="float">
            <text:p>16.5895</text:p>
          </table:table-cell>
          <table:table-cell table:number-columns-repeated="2" office:value-type="float" office:value="19.6" calcext:value-type="float">
            <text:p>19.6</text:p>
          </table:table-cell>
          <table:table-cell office:value-type="float" office:value="34.6157" calcext:value-type="float">
            <text:p>34.6157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30018" calcext:value-type="float">
            <text:p>30018</text:p>
          </table:table-cell>
          <table:table-cell office:value-type="float" office:value="1.23154" calcext:value-type="float">
            <text:p>1.23154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95.2735" calcext:value-type="float">
            <text:p>95.2735</text:p>
          </table:table-cell>
          <table:table-cell office:value-type="float" office:value="66.6" calcext:value-type="float">
            <text:p>66.6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.84076" calcext:value-type="float">
            <text:p>1.84076</text:p>
          </table:table-cell>
          <table:table-cell table:formula="of:=([.L2]-[.P2])/[.L2]" office:value-type="float" office:value="0.120689655172414" calcext:value-type="float">
            <text:p>0.1206896552</text:p>
          </table:table-cell>
        </table:table-row>
        <table:table-row table:style-name="ro1">
          <table:table-cell office:value-type="float" office:value="5.70238" calcext:value-type="float">
            <text:p>5.70238</text:p>
          </table:table-cell>
          <table:table-cell office:value-type="float" office:value="1227.46" calcext:value-type="float">
            <text:p>1227.46</text:p>
          </table:table-cell>
          <table:table-cell office:value-type="float" office:value="62.8369" calcext:value-type="float">
            <text:p>62.8369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139.682" calcext:value-type="float">
            <text:p>139.682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30122" calcext:value-type="float">
            <text:p>30122</text:p>
          </table:table-cell>
          <table:table-cell office:value-type="float" office:value="1.14849" calcext:value-type="float">
            <text:p>1.14849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7655.85" calcext:value-type="float">
            <text:p>7655.85</text:p>
          </table:table-cell>
          <table:table-cell office:value-type="float" office:value="6303.8" calcext:value-type="float">
            <text:p>6303.8</text:p>
          </table:table-cell>
          <table:table-cell table:number-columns-repeated="2" office:value-type="float" office:value="72.6" calcext:value-type="float">
            <text:p>72.6</text:p>
          </table:table-cell>
          <table:table-cell office:value-type="float" office:value="1.14782" calcext:value-type="float">
            <text:p>1.14782</text:p>
          </table:table-cell>
          <table:table-cell table:formula="of:=([.L3]-[.P3])/[.L3]" office:value-type="float" office:value="0.309885931558935" calcext:value-type="float">
            <text:p>0.3098859316</text:p>
          </table:table-cell>
        </table:table-row>
        <table:table-row table:style-name="ro1">
          <table:table-cell office:value-type="float" office:value="1.80341" calcext:value-type="float">
            <text:p>1.80341</text:p>
          </table:table-cell>
          <table:table-cell office:value-type="float" office:value="3.63391" calcext:value-type="float">
            <text:p>3.63391</text:p>
          </table:table-cell>
          <table:table-cell office:value-type="float" office:value="89.5804" calcext:value-type="float">
            <text:p>89.5804</text:p>
          </table:table-cell>
          <table:table-cell table:number-columns-repeated="2" office:value-type="float" office:value="150.8" calcext:value-type="float">
            <text:p>150.8</text:p>
          </table:table-cell>
          <table:table-cell office:value-type="float" office:value="193.981" calcext:value-type="float">
            <text:p>193.981</text:p>
          </table:table-cell>
          <table:table-cell office:value-type="float" office:value="95.6" calcext:value-type="float">
            <text:p>95.6</text:p>
          </table:table-cell>
          <table:table-cell office:value-type="float" office:value="90.8" calcext:value-type="float">
            <text:p>90.8</text:p>
          </table:table-cell>
          <table:table-cell office:value-type="float" office:value="29879" calcext:value-type="float">
            <text:p>29879</text:p>
          </table:table-cell>
          <table:table-cell office:value-type="float" office:value="1.40277" calcext:value-type="float">
            <text:p>1.40277</text:p>
          </table:table-cell>
          <table:table-cell office:value-type="float" office:value="95.6" calcext:value-type="float">
            <text:p>95.6</text:p>
          </table:table-cell>
          <table:table-cell office:value-type="float" office:value="90.8" calcext:value-type="float">
            <text:p>90.8</text:p>
          </table:table-cell>
          <table:table-cell office:value-type="float" office:value="8592.55" calcext:value-type="float">
            <text:p>8592.55</text:p>
          </table:table-cell>
          <table:table-cell office:value-type="float" office:value="6638.4" calcext:value-type="float">
            <text:p>6638.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865152" calcext:value-type="float">
            <text:p>0.865152</text:p>
          </table:table-cell>
          <table:table-cell table:formula="of:=([.L4]-[.P4])/[.L4]" office:value-type="float" office:value="0.559471365638767" calcext:value-type="float">
            <text:p>0.5594713656</text:p>
          </table:table-cell>
        </table:table-row>
        <table:table-row table:style-name="ro1">
          <table:table-cell office:value-type="float" office:value="18.529" calcext:value-type="float">
            <text:p>18.529</text:p>
          </table:table-cell>
          <table:table-cell office:value-type="float" office:value="4560.57" calcext:value-type="float">
            <text:p>4560.57</text:p>
          </table:table-cell>
          <table:table-cell office:value-type="float" office:value="193.162" calcext:value-type="float">
            <text:p>193.162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424.27" calcext:value-type="float">
            <text:p>424.27</text:p>
          </table:table-cell>
          <table:table-cell table:number-columns-repeated="2" office:value-type="float" office:value="33.6" calcext:value-type="float">
            <text:p>33.6</text:p>
          </table:table-cell>
          <table:table-cell office:value-type="float" office:value="29877" calcext:value-type="float">
            <text:p>29877</text:p>
          </table:table-cell>
          <table:table-cell office:value-type="float" office:value="7.19897" calcext:value-type="float">
            <text:p>7.19897</text:p>
          </table:table-cell>
          <table:table-cell table:number-columns-repeated="2" office:value-type="float" office:value="33.6" calcext:value-type="float">
            <text:p>33.6</text:p>
          </table:table-cell>
          <table:table-cell office:value-type="float" office:value="20761.9" calcext:value-type="float">
            <text:p>20761.9</text:p>
          </table:table-cell>
          <table:table-cell office:value-type="float" office:value="2683.4" calcext:value-type="float">
            <text:p>2683.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.72123" calcext:value-type="float">
            <text:p>2.72123</text:p>
          </table:table-cell>
          <table:table-cell table:formula="of:=([.L5]-[.P5])/[.L5]" office:value-type="float" office:value="0.0476190476190477" calcext:value-type="float">
            <text:p>0.0476190476</text:p>
          </table:table-cell>
        </table:table-row>
        <table:table-row table:style-name="ro1">
          <table:table-cell office:value-type="float" office:value="14.578" calcext:value-type="float">
            <text:p>14.578</text:p>
          </table:table-cell>
          <table:table-cell office:value-type="float" office:value="11823.8" calcext:value-type="float">
            <text:p>11823.8</text:p>
          </table:table-cell>
          <table:table-cell office:value-type="float" office:value="11.9753" calcext:value-type="float">
            <text:p>11.975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21.3067" calcext:value-type="float">
            <text:p>21.30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999788" calcext:value-type="float">
            <text:p>0.99978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3.1709" calcext:value-type="float">
            <text:p>13.1709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4.66969" calcext:value-type="float">
            <text:p>4.66969</text:p>
          </table:table-cell>
          <table:table-cell table:formula="of:=([.L6]-[.P6])/[.L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1263" calcext:value-type="float">
            <text:p>8.71263</text:p>
          </table:table-cell>
          <table:table-cell office:value-type="float" office:value="5765.02" calcext:value-type="float">
            <text:p>5765.02</text:p>
          </table:table-cell>
          <table:table-cell office:value-type="float" office:value="9.15299" calcext:value-type="float">
            <text:p>9.15299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9457" calcext:value-type="float">
            <text:p>15.945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111" calcext:value-type="float">
            <text:p>30111</text:p>
          </table:table-cell>
          <table:table-cell office:value-type="float" office:value="0.982554" calcext:value-type="float">
            <text:p>0.982554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3.2133" calcext:value-type="float">
            <text:p>13.2133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.44825" calcext:value-type="float">
            <text:p>3.44825</text:p>
          </table:table-cell>
          <table:table-cell table:formula="of:=([.L7]-[.P7])/[.L7]" office:value-type="float" office:value="0.0357142857142856" calcext:value-type="float">
            <text:p>0.0357142857</text:p>
          </table:table-cell>
        </table:table-row>
        <table:table-row table:style-name="ro1">
          <table:table-cell office:value-type="float" office:value="10.6287" calcext:value-type="float">
            <text:p>10.6287</text:p>
          </table:table-cell>
          <table:table-cell office:value-type="float" office:value="7832.41" calcext:value-type="float">
            <text:p>7832.41</text:p>
          </table:table-cell>
          <table:table-cell office:value-type="float" office:value="10.061" calcext:value-type="float">
            <text:p>10.061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6.9388" calcext:value-type="float">
            <text:p>16.93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13" calcext:value-type="float">
            <text:p>30013</text:p>
          </table:table-cell>
          <table:table-cell office:value-type="float" office:value="0.991213" calcext:value-type="float">
            <text:p>0.9912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5184" calcext:value-type="float">
            <text:p>11.5184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4.01214" calcext:value-type="float">
            <text:p>4.01214</text:p>
          </table:table-cell>
          <table:table-cell table:formula="of:=([.L8]-[.P8])/[.L8]" office:value-type="float" office:value="0.0333333333333334" calcext:value-type="float">
            <text:p>0.0333333333</text:p>
          </table:table-cell>
        </table:table-row>
        <table:table-row table:style-name="ro1">
          <table:table-cell office:value-type="float" office:value="2.83159" calcext:value-type="float">
            <text:p>2.83159</text:p>
          </table:table-cell>
          <table:table-cell office:value-type="float" office:value="25.6204" calcext:value-type="float">
            <text:p>25.6204</text:p>
          </table:table-cell>
          <table:table-cell office:value-type="float" office:value="146.08" calcext:value-type="float">
            <text:p>146.08</text:p>
          </table:table-cell>
          <table:table-cell table:number-columns-repeated="2" office:value-type="float" office:value="168.8" calcext:value-type="float">
            <text:p>168.8</text:p>
          </table:table-cell>
          <table:table-cell office:value-type="float" office:value="322.748" calcext:value-type="float">
            <text:p>322.748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29956" calcext:value-type="float">
            <text:p>29956</text:p>
          </table:table-cell>
          <table:table-cell office:value-type="float" office:value="3.25177" calcext:value-type="float">
            <text:p>3.25177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13453.3" calcext:value-type="float">
            <text:p>13453.3</text:p>
          </table:table-cell>
          <table:table-cell office:value-type="float" office:value="6126.6" calcext:value-type="float">
            <text:p>6126.6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0.86617" calcext:value-type="float">
            <text:p>0.86617</text:p>
          </table:table-cell>
          <table:table-cell table:formula="of:=([.L9]-[.P9])/[.L9]" office:value-type="float" office:value="0.102661596958175" calcext:value-type="float">
            <text:p>0.102661597</text:p>
          </table:table-cell>
        </table:table-row>
        <table:table-row table:style-name="ro1">
          <table:table-cell office:value-type="float" office:value="2.85312" calcext:value-type="float">
            <text:p>2.85312</text:p>
          </table:table-cell>
          <table:table-cell office:value-type="float" office:value="26.3228" calcext:value-type="float">
            <text:p>26.3228</text:p>
          </table:table-cell>
          <table:table-cell office:value-type="float" office:value="159.547" calcext:value-type="float">
            <text:p>159.547</text:p>
          </table:table-cell>
          <table:table-cell table:number-columns-repeated="2" office:value-type="float" office:value="178.4" calcext:value-type="float">
            <text:p>178.4</text:p>
          </table:table-cell>
          <table:table-cell office:value-type="float" office:value="345.852" calcext:value-type="float">
            <text:p>345.852</text:p>
          </table:table-cell>
          <table:table-cell office:value-type="float" office:value="54" calcext:value-type="float">
            <text:p>54</text:p>
          </table:table-cell>
          <table:table-cell office:value-type="float" office:value="52.6" calcext:value-type="float">
            <text:p>52.6</text:p>
          </table:table-cell>
          <table:table-cell office:value-type="float" office:value="29883" calcext:value-type="float">
            <text:p>29883</text:p>
          </table:table-cell>
          <table:table-cell office:value-type="float" office:value="3.25899" calcext:value-type="float">
            <text:p>3.25899</text:p>
          </table:table-cell>
          <table:table-cell office:value-type="float" office:value="54" calcext:value-type="float">
            <text:p>54</text:p>
          </table:table-cell>
          <table:table-cell office:value-type="float" office:value="52.6" calcext:value-type="float">
            <text:p>52.6</text:p>
          </table:table-cell>
          <table:table-cell office:value-type="float" office:value="13665.8" calcext:value-type="float">
            <text:p>13665.8</text:p>
          </table:table-cell>
          <table:table-cell office:value-type="float" office:value="6095" calcext:value-type="float">
            <text:p>6095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0.868589" calcext:value-type="float">
            <text:p>0.868589</text:p>
          </table:table-cell>
          <table:table-cell table:formula="of:=([.L10]-[.P10])/[.L10]" office:value-type="float" office:value="0.102661596958175" calcext:value-type="float">
            <text:p>0.102661597</text:p>
          </table:table-cell>
        </table:table-row>
        <table:table-row table:style-name="ro1">
          <table:table-cell office:value-type="float" office:value="6.58644" calcext:value-type="float">
            <text:p>6.58644</text:p>
          </table:table-cell>
          <table:table-cell office:value-type="float" office:value="26.1282" calcext:value-type="float">
            <text:p>26.1282</text:p>
          </table:table-cell>
          <table:table-cell office:value-type="float" office:value="264.008" calcext:value-type="float">
            <text:p>264.008</text:p>
          </table:table-cell>
          <table:table-cell table:number-columns-repeated="2" office:value-type="float" office:value="210.8" calcext:value-type="float">
            <text:p>210.8</text:p>
          </table:table-cell>
          <table:table-cell office:value-type="float" office:value="567.419" calcext:value-type="float">
            <text:p>567.419</text:p>
          </table:table-cell>
          <table:table-cell office:value-type="float" office:value="82.6" calcext:value-type="float">
            <text:p>82.6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4.02118" calcext:value-type="float">
            <text:p>4.02118</text:p>
          </table:table-cell>
          <table:table-cell office:value-type="float" office:value="82.6" calcext:value-type="float">
            <text:p>82.6</text:p>
          </table:table-cell>
          <table:table-cell office:value-type="float" office:value="81" calcext:value-type="float">
            <text:p>81</text:p>
          </table:table-cell>
          <table:table-cell office:value-type="float" office:value="53189.8" calcext:value-type="float">
            <text:p>53189.8</text:p>
          </table:table-cell>
          <table:table-cell office:value-type="float" office:value="21680.4" calcext:value-type="float">
            <text:p>21680.4</text:p>
          </table:table-cell>
          <table:table-cell table:number-columns-repeated="2" office:value-type="float" office:value="66.8" calcext:value-type="float">
            <text:p>66.8</text:p>
          </table:table-cell>
          <table:table-cell office:value-type="float" office:value="0.863046" calcext:value-type="float">
            <text:p>0.863046</text:p>
          </table:table-cell>
          <table:table-cell table:formula="of:=([.L11]-[.P11])/[.L11]" office:value-type="float" office:value="0.175308641975309" calcext:value-type="float">
            <text:p>0.17530864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7112" calcext:value-type="float">
            <text:p>5.7112</text:p>
          </table:table-cell>
          <table:table-cell office:value-type="float" office:value="2427.79" calcext:value-type="float">
            <text:p>2427.79</text:p>
          </table:table-cell>
          <table:table-cell office:value-type="float" office:value="16.3713" calcext:value-type="float">
            <text:p>16.371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4.3943" calcext:value-type="float">
            <text:p>34.3943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1.22919" calcext:value-type="float">
            <text:p>1.22919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32.5501" calcext:value-type="float">
            <text:p>32.5501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1.84018" calcext:value-type="float">
            <text:p>1.84018</text:p>
          </table:table-cell>
          <table:table-cell table:number-columns-repeated="2"/>
        </table:table-row>
        <table:table-row table:style-name="ro1">
          <table:table-cell office:value-type="float" office:value="5.69772" calcext:value-type="float">
            <text:p>5.69772</text:p>
          </table:table-cell>
          <table:table-cell office:value-type="float" office:value="1227.12" calcext:value-type="float">
            <text:p>1227.12</text:p>
          </table:table-cell>
          <table:table-cell office:value-type="float" office:value="61.2666" calcext:value-type="float">
            <text:p>61.266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34.258" calcext:value-type="float">
            <text:p>134.258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30122" calcext:value-type="float">
            <text:p>30122</text:p>
          </table:table-cell>
          <table:table-cell office:value-type="float" office:value="1.14792" calcext:value-type="float">
            <text:p>1.14792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129.803" calcext:value-type="float">
            <text:p>129.803</text:p>
          </table:table-cell>
          <table:table-cell office:value-type="float" office:value="80" calcext:value-type="float">
            <text:p>80</text:p>
          </table:table-cell>
          <table:table-cell office:value-type="float" office:value="75.6" calcext:value-type="float">
            <text:p>75.6</text:p>
          </table:table-cell>
          <table:table-cell office:value-type="float" office:value="1.47138" calcext:value-type="float">
            <text:p>1.47138</text:p>
          </table:table-cell>
          <table:table-cell table:number-columns-repeated="2"/>
        </table:table-row>
        <table:table-row table:style-name="ro1">
          <table:table-cell office:value-type="float" office:value="1.79881" calcext:value-type="float">
            <text:p>1.79881</text:p>
          </table:table-cell>
          <table:table-cell office:value-type="float" office:value="3.63388" calcext:value-type="float">
            <text:p>3.63388</text:p>
          </table:table-cell>
          <table:table-cell office:value-type="float" office:value="88.1926" calcext:value-type="float">
            <text:p>88.1926</text:p>
          </table:table-cell>
          <table:table-cell table:number-columns-repeated="2" office:value-type="float" office:value="149.6" calcext:value-type="float">
            <text:p>149.6</text:p>
          </table:table-cell>
          <table:table-cell office:value-type="float" office:value="189.16" calcext:value-type="float">
            <text:p>189.16</text:p>
          </table:table-cell>
          <table:table-cell office:value-type="float" office:value="93.8" calcext:value-type="float">
            <text:p>93.8</text:p>
          </table:table-cell>
          <table:table-cell office:value-type="float" office:value="90.6" calcext:value-type="float">
            <text:p>90.6</text:p>
          </table:table-cell>
          <table:table-cell office:value-type="float" office:value="44035" calcext:value-type="float">
            <text:p>44035</text:p>
          </table:table-cell>
          <table:table-cell office:value-type="float" office:value="1.49116" calcext:value-type="float">
            <text:p>1.49116</text:p>
          </table:table-cell>
          <table:table-cell office:value-type="float" office:value="93.8" calcext:value-type="float">
            <text:p>93.8</text:p>
          </table:table-cell>
          <table:table-cell office:value-type="float" office:value="90.6" calcext:value-type="float">
            <text:p>90.6</text:p>
          </table:table-cell>
          <table:table-cell office:value-type="float" office:value="109.404" calcext:value-type="float">
            <text:p>109.40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0.868211" calcext:value-type="float">
            <text:p>0.868211</text:p>
          </table:table-cell>
          <table:table-cell table:number-columns-repeated="2"/>
        </table:table-row>
        <table:table-row table:style-name="ro1">
          <table:table-cell office:value-type="float" office:value="18.4537" calcext:value-type="float">
            <text:p>18.4537</text:p>
          </table:table-cell>
          <table:table-cell office:value-type="float" office:value="4560.09" calcext:value-type="float">
            <text:p>4560.09</text:p>
          </table:table-cell>
          <table:table-cell office:value-type="float" office:value="191.37" calcext:value-type="float">
            <text:p>191.37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float" office:value="434.494" calcext:value-type="float">
            <text:p>434.494</text:p>
          </table:table-cell>
          <table:table-cell table:number-columns-repeated="2" office:value-type="float" office:value="34.4" calcext:value-type="float">
            <text:p>34.4</text:p>
          </table:table-cell>
          <table:table-cell office:value-type="float" office:value="29877" calcext:value-type="float">
            <text:p>29877</text:p>
          </table:table-cell>
          <table:table-cell office:value-type="float" office:value="8.48111" calcext:value-type="float">
            <text:p>8.48111</text:p>
          </table:table-cell>
          <table:table-cell table:number-columns-repeated="2" office:value-type="float" office:value="34.4" calcext:value-type="float">
            <text:p>34.4</text:p>
          </table:table-cell>
          <table:table-cell office:value-type="float" office:value="430.613" calcext:value-type="float">
            <text:p>430.613</text:p>
          </table:table-cell>
          <table:table-cell office:value-type="float" office:value="32.2" calcext:value-type="float">
            <text:p>32.2</text:p>
          </table:table-cell>
          <table:table-cell office:value-type="float" office:value="32" calcext:value-type="float">
            <text:p>32</text:p>
          </table:table-cell>
          <table:table-cell office:value-type="float" office:value="2.40542" calcext:value-type="float">
            <text:p>2.40542</text:p>
          </table:table-cell>
          <table:table-cell table:number-columns-repeated="2"/>
        </table:table-row>
        <table:table-row table:style-name="ro1">
          <table:table-cell office:value-type="float" office:value="14.5659" calcext:value-type="float">
            <text:p>14.5659</text:p>
          </table:table-cell>
          <table:table-cell office:value-type="float" office:value="11825.6" calcext:value-type="float">
            <text:p>11825.6</text:p>
          </table:table-cell>
          <table:table-cell office:value-type="float" office:value="12.5525" calcext:value-type="float">
            <text:p>12.55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.2465" calcext:value-type="float">
            <text:p>22.246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998041" calcext:value-type="float">
            <text:p>0.99804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1.2687" calcext:value-type="float">
            <text:p>21.26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2019" calcext:value-type="float">
            <text:p>4.2019</text:p>
          </table:table-cell>
          <table:table-cell table:number-columns-repeated="2"/>
        </table:table-row>
        <table:table-row table:style-name="ro1">
          <table:table-cell office:value-type="float" office:value="8.68712" calcext:value-type="float">
            <text:p>8.68712</text:p>
          </table:table-cell>
          <table:table-cell office:value-type="float" office:value="5764.86" calcext:value-type="float">
            <text:p>5764.86</text:p>
          </table:table-cell>
          <table:table-cell office:value-type="float" office:value="9.15393" calcext:value-type="float">
            <text:p>9.1539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9583" calcext:value-type="float">
            <text:p>15.9583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0.985504" calcext:value-type="float">
            <text:p>0.98550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4.6589" calcext:value-type="float">
            <text:p>14.65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6375" calcext:value-type="float">
            <text:p>2.96375</text:p>
          </table:table-cell>
          <table:table-cell table:number-columns-repeated="2"/>
        </table:table-row>
        <table:table-row table:style-name="ro1">
          <table:table-cell office:value-type="float" office:value="10.614" calcext:value-type="float">
            <text:p>10.614</text:p>
          </table:table-cell>
          <table:table-cell office:value-type="float" office:value="7832.64" calcext:value-type="float">
            <text:p>7832.64</text:p>
          </table:table-cell>
          <table:table-cell office:value-type="float" office:value="10.4235" calcext:value-type="float">
            <text:p>10.4235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7.3067" calcext:value-type="float">
            <text:p>17.30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0.99017" calcext:value-type="float">
            <text:p>0.9901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6.849" calcext:value-type="float">
            <text:p>16.8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003" calcext:value-type="float">
            <text:p>3.7003</text:p>
          </table:table-cell>
          <table:table-cell table:number-columns-repeated="2"/>
        </table:table-row>
        <table:table-row table:style-name="ro1">
          <table:table-cell office:value-type="float" office:value="2.82824" calcext:value-type="float">
            <text:p>2.82824</text:p>
          </table:table-cell>
          <table:table-cell office:value-type="float" office:value="25.643" calcext:value-type="float">
            <text:p>25.643</text:p>
          </table:table-cell>
          <table:table-cell office:value-type="float" office:value="151.875" calcext:value-type="float">
            <text:p>151.875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327.764" calcext:value-type="float">
            <text:p>327.764</text:p>
          </table:table-cell>
          <table:table-cell office:value-type="float" office:value="53.4" calcext:value-type="float">
            <text:p>53.4</text:p>
          </table:table-cell>
          <table:table-cell office:value-type="float" office:value="52.6" calcext:value-type="float">
            <text:p>52.6</text:p>
          </table:table-cell>
          <table:table-cell office:value-type="float" office:value="234827" calcext:value-type="float">
            <text:p>234827</text:p>
          </table:table-cell>
          <table:table-cell office:value-type="float" office:value="11.7688" calcext:value-type="float">
            <text:p>11.7688</text:p>
          </table:table-cell>
          <table:table-cell office:value-type="float" office:value="53.4" calcext:value-type="float">
            <text:p>53.4</text:p>
          </table:table-cell>
          <table:table-cell office:value-type="float" office:value="52.6" calcext:value-type="float">
            <text:p>52.6</text:p>
          </table:table-cell>
          <table:table-cell office:value-type="float" office:value="185.698" calcext:value-type="float">
            <text:p>185.698</text:p>
          </table:table-cell>
          <table:table-cell office:value-type="float" office:value="35.8" calcext:value-type="float">
            <text:p>35.8</text:p>
          </table:table-cell>
          <table:table-cell office:value-type="float" office:value="34.6" calcext:value-type="float">
            <text:p>34.6</text:p>
          </table:table-cell>
          <table:table-cell office:value-type="float" office:value="0.866861" calcext:value-type="float">
            <text:p>0.866861</text:p>
          </table:table-cell>
          <table:table-cell table:number-columns-repeated="2"/>
        </table:table-row>
        <table:table-row table:style-name="ro1">
          <table:table-cell office:value-type="float" office:value="2.85126" calcext:value-type="float">
            <text:p>2.85126</text:p>
          </table:table-cell>
          <table:table-cell office:value-type="float" office:value="26.2824" calcext:value-type="float">
            <text:p>26.2824</text:p>
          </table:table-cell>
          <table:table-cell office:value-type="float" office:value="156.046" calcext:value-type="float">
            <text:p>156.046</text:p>
          </table:table-cell>
          <table:table-cell table:number-columns-repeated="2" office:value-type="float" office:value="173.6" calcext:value-type="float">
            <text:p>173.6</text:p>
          </table:table-cell>
          <table:table-cell office:value-type="float" office:value="338.217" calcext:value-type="float">
            <text:p>338.217</text:p>
          </table:table-cell>
          <table:table-cell office:value-type="float" office:value="56.6" calcext:value-type="float">
            <text:p>56.6</text:p>
          </table:table-cell>
          <table:table-cell office:value-type="float" office:value="54.2" calcext:value-type="float">
            <text:p>54.2</text:p>
          </table:table-cell>
          <table:table-cell office:value-type="float" office:value="252461" calcext:value-type="float">
            <text:p>252461</text:p>
          </table:table-cell>
          <table:table-cell office:value-type="float" office:value="13.1502" calcext:value-type="float">
            <text:p>13.1502</text:p>
          </table:table-cell>
          <table:table-cell office:value-type="float" office:value="56.6" calcext:value-type="float">
            <text:p>56.6</text:p>
          </table:table-cell>
          <table:table-cell office:value-type="float" office:value="54.2" calcext:value-type="float">
            <text:p>54.2</text:p>
          </table:table-cell>
          <table:table-cell office:value-type="float" office:value="196.934" calcext:value-type="float">
            <text:p>196.934</text:p>
          </table:table-cell>
          <table:table-cell office:value-type="float" office:value="36.6" calcext:value-type="float">
            <text:p>36.6</text:p>
          </table:table-cell>
          <table:table-cell office:value-type="float" office:value="35.4" calcext:value-type="float">
            <text:p>35.4</text:p>
          </table:table-cell>
          <table:table-cell office:value-type="float" office:value="0.865741" calcext:value-type="float">
            <text:p>0.865741</text:p>
          </table:table-cell>
          <table:table-cell table:number-columns-repeated="2"/>
        </table:table-row>
        <table:table-row table:style-name="ro1">
          <table:table-cell office:value-type="float" office:value="6.58931" calcext:value-type="float">
            <text:p>6.58931</text:p>
          </table:table-cell>
          <table:table-cell office:value-type="float" office:value="26.2295" calcext:value-type="float">
            <text:p>26.2295</text:p>
          </table:table-cell>
          <table:table-cell office:value-type="float" office:value="261.19" calcext:value-type="float">
            <text:p>261.19</text:p>
          </table:table-cell>
          <table:table-cell table:number-columns-repeated="2" office:value-type="float" office:value="210.4" calcext:value-type="float">
            <text:p>210.4</text:p>
          </table:table-cell>
          <table:table-cell office:value-type="float" office:value="575.894" calcext:value-type="float">
            <text:p>575.894</text:p>
          </table:table-cell>
          <table:table-cell office:value-type="float" office:value="86" calcext:value-type="float">
            <text:p>86</text:p>
          </table:table-cell>
          <table:table-cell office:value-type="float" office:value="83.8" calcext:value-type="float">
            <text:p>83.8</text:p>
          </table:table-cell>
          <table:table-cell office:value-type="float" office:value="30164" calcext:value-type="float">
            <text:p>30164</text:p>
          </table:table-cell>
          <table:table-cell office:value-type="float" office:value="4.0315" calcext:value-type="float">
            <text:p>4.0315</text:p>
          </table:table-cell>
          <table:table-cell office:value-type="float" office:value="86" calcext:value-type="float">
            <text:p>86</text:p>
          </table:table-cell>
          <table:table-cell office:value-type="float" office:value="83.8" calcext:value-type="float">
            <text:p>83.8</text:p>
          </table:table-cell>
          <table:table-cell office:value-type="float" office:value="557.644" calcext:value-type="float">
            <text:p>557.644</text:p>
          </table:table-cell>
          <table:table-cell office:value-type="float" office:value="70.4" calcext:value-type="float">
            <text:p>70.4</text:p>
          </table:table-cell>
          <table:table-cell office:value-type="float" office:value="69.6" calcext:value-type="float">
            <text:p>69.6</text:p>
          </table:table-cell>
          <table:table-cell office:value-type="float" office:value="0.865645" calcext:value-type="float">
            <text:p>0.865645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.79355" calcext:value-type="float">
            <text:p>1.79355</text:p>
          </table:table-cell>
          <table:table-cell office:value-type="float" office:value="3.63962" calcext:value-type="float">
            <text:p>3.63962</text:p>
          </table:table-cell>
          <table:table-cell office:value-type="float" office:value="87.3334" calcext:value-type="float">
            <text:p>87.333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89.947" calcext:value-type="float">
            <text:p>189.947</text:p>
          </table:table-cell>
          <table:table-cell office:value-type="float" office:value="91.6" calcext:value-type="float">
            <text:p>91.6</text:p>
          </table:table-cell>
          <table:table-cell office:value-type="float" office:value="87.6" calcext:value-type="float">
            <text:p>87.6</text:p>
          </table:table-cell>
          <table:table-cell office:value-type="float" office:value="29879" calcext:value-type="float">
            <text:p>29879</text:p>
          </table:table-cell>
          <table:table-cell office:value-type="float" office:value="1.41012" calcext:value-type="float">
            <text:p>1.41012</text:p>
          </table:table-cell>
          <table:table-cell office:value-type="float" office:value="91.6" calcext:value-type="float">
            <text:p>91.6</text:p>
          </table:table-cell>
          <table:table-cell office:value-type="float" office:value="87.6" calcext:value-type="float">
            <text:p>87.6</text:p>
          </table:table-cell>
          <table:table-cell office:value-type="float" office:value="139.863" calcext:value-type="float">
            <text:p>139.863</text:p>
          </table:table-cell>
          <table:table-cell office:value-type="float" office:value="44.6" calcext:value-type="float">
            <text:p>44.6</text:p>
          </table:table-cell>
          <table:table-cell office:value-type="float" office:value="44" calcext:value-type="float">
            <text:p>44</text:p>
          </table:table-cell>
          <table:table-cell office:value-type="float" office:value="0.865402" calcext:value-type="float">
            <text:p>0.865402</text:p>
          </table:table-cell>
          <table:table-cell table:number-columns-repeated="2"/>
        </table:table-row>
        <table:table-row table:style-name="ro1">
          <table:table-cell office:value-type="float" office:value="2.83112" calcext:value-type="float">
            <text:p>2.83112</text:p>
          </table:table-cell>
          <table:table-cell office:value-type="float" office:value="25.6088" calcext:value-type="float">
            <text:p>25.6088</text:p>
          </table:table-cell>
          <table:table-cell office:value-type="float" office:value="151.92" calcext:value-type="float">
            <text:p>151.92</text:p>
          </table:table-cell>
          <table:table-cell table:number-columns-repeated="2" office:value-type="float" office:value="176.2" calcext:value-type="float">
            <text:p>176.2</text:p>
          </table:table-cell>
          <table:table-cell office:value-type="float" office:value="329.243" calcext:value-type="float">
            <text:p>329.243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29956" calcext:value-type="float">
            <text:p>29956</text:p>
          </table:table-cell>
          <table:table-cell office:value-type="float" office:value="3.2487" calcext:value-type="float">
            <text:p>3.2487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313.335" calcext:value-type="float">
            <text:p>313.335</text:p>
          </table:table-cell>
          <table:table-cell office:value-type="float" office:value="48.4" calcext:value-type="float">
            <text:p>48.4</text:p>
          </table:table-cell>
          <table:table-cell office:value-type="float" office:value="48.2" calcext:value-type="float">
            <text:p>48.2</text:p>
          </table:table-cell>
          <table:table-cell office:value-type="float" office:value="0.865485" calcext:value-type="float">
            <text:p>0.865485</text:p>
          </table:table-cell>
          <table:table-cell table:number-columns-repeated="2"/>
        </table:table-row>
        <table:table-row table:style-name="ro1">
          <table:table-cell office:value-type="float" office:value="2.85115" calcext:value-type="float">
            <text:p>2.85115</text:p>
          </table:table-cell>
          <table:table-cell office:value-type="float" office:value="26.3416" calcext:value-type="float">
            <text:p>26.3416</text:p>
          </table:table-cell>
          <table:table-cell office:value-type="float" office:value="160.054" calcext:value-type="float">
            <text:p>160.054</text:p>
          </table:table-cell>
          <table:table-cell table:number-columns-repeated="2" office:value-type="float" office:value="177.4" calcext:value-type="float">
            <text:p>177.4</text:p>
          </table:table-cell>
          <table:table-cell office:value-type="float" office:value="343.761" calcext:value-type="float">
            <text:p>343.761</text:p>
          </table:table-cell>
          <table:table-cell office:value-type="float" office:value="55" calcext:value-type="float">
            <text:p>55</text:p>
          </table:table-cell>
          <table:table-cell office:value-type="float" office:value="54.4" calcext:value-type="float">
            <text:p>54.4</text:p>
          </table:table-cell>
          <table:table-cell office:value-type="float" office:value="29883" calcext:value-type="float">
            <text:p>29883</text:p>
          </table:table-cell>
          <table:table-cell office:value-type="float" office:value="3.25194" calcext:value-type="float">
            <text:p>3.25194</text:p>
          </table:table-cell>
          <table:table-cell office:value-type="float" office:value="55" calcext:value-type="float">
            <text:p>55</text:p>
          </table:table-cell>
          <table:table-cell office:value-type="float" office:value="54.4" calcext:value-type="float">
            <text:p>54.4</text:p>
          </table:table-cell>
          <table:table-cell office:value-type="float" office:value="321.878" calcext:value-type="float">
            <text:p>321.878</text:p>
          </table:table-cell>
          <table:table-cell office:value-type="float" office:value="50" calcext:value-type="float">
            <text:p>50</text:p>
          </table:table-cell>
          <table:table-cell office:value-type="float" office:value="49.6" calcext:value-type="float">
            <text:p>49.6</text:p>
          </table:table-cell>
          <table:table-cell office:value-type="float" office:value="0.863533" calcext:value-type="float">
            <text:p>0.863533</text:p>
          </table:table-cell>
          <table:table-cell table:number-columns-repeated="2"/>
        </table:table-row>
      </table:table>
      <table:table table:name="Sheet28" table:style-name="ta1">
        <table:table-column table:style-name="co1" table:default-cell-style-name="Default"/>
        <table:table-row table:style-name="ro1">
          <table:table-cell office:value-type="string" calcext:value-type="string">
            <text:p>amazon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</table:table-row>
        <table:table-row table:style-name="ro1">
          <table:table-cell office:value-type="string" calcext:value-type="string">
            <text:p>facebook</text:p>
          </table:table-cell>
        </table:table-row>
        <table:table-row table:style-name="ro1">
          <table:table-cell office:value-type="string" calcext:value-type="string">
            <text:p>googleGraph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</table:table-row>
      </table:table>
      <table:table table:name="Sheet2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B1:Sheet2.F4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Rand.G29:Rand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7:46:34.943165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5-04T22:43:55.518006701</dc:date>
    <meta:editing-duration>P3DT2H59M47S</meta:editing-duration>
    <meta:editing-cycles>25</meta:editing-cycles>
    <meta:generator>LibreOffice/4.2.8.2$Linux_X86_64 LibreOffice_project/420m0$Build-2</meta:generator>
    <meta:document-statistic meta:table-count="29" meta:cell-count="57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366cm" svg:height="21.861cm" xlink:href=".." xlink:type="simple" chart:class="chart:bar" chart:style-name="ch1">
        <chart:title svg:x="18.221cm" svg:y="0.572cm" chart:style-name="ch2">
          <text:p>Incremental Colouring</text:p>
        </chart:title>
        <chart:legend chart:legend-position="bottom" svg:x="17.971cm" svg:y="21.078cm" style:legend-expansion="wide" chart:style-name="ch3"/>
        <chart:plot-area chart:style-name="ch4" table:cell-range-address="Sheet20.A1:Sheet20.C15" chart:data-source-has-labels="both" svg:x="1.818cm" svg:y="1.718cm" svg:width="37.741cm" svg:height="17.942cm">
          <chartooo:coordinate-region svg:x="2.625cm" svg:y="1.917cm" svg:width="36.934cm" svg:height="16.698cm"/>
          <chart:axis chart:dimension="x" chart:name="primary-x" chart:style-name="ch5" chartooo:axis-type="auto">
            <chartooo:date-scale/>
            <chart:title svg:x="20.102cm" svg:y="20.097cm" chart:style-name="ch6">
              <text:p>Graphs</text:p>
            </chart:title>
            <chart:categories table:cell-range-address="Sheet20.A2:Sheet20.A15"/>
          </chart:axis>
          <chart:axis chart:dimension="y" chart:name="primary-y" chart:style-name="ch7">
            <chart:title svg:x="0.451cm" svg:y="11.778cm" chart:style-name="ch8">
              <text:p>No. of Colours</text:p>
            </chart:title>
            <chart:grid chart:style-name="ch9" chart:class="major"/>
          </chart:axis>
          <chart:series chart:style-name="ch10" chart:values-cell-range-address="Sheet20.B2:Sheet20.B15" chart:label-cell-address="Sheet20.B1:Sheet20.B1" chart:class="chart:bar">
            <chart:data-point chart:repeated="14"/>
          </chart:series>
          <chart:series chart:style-name="ch11" chart:values-cell-range-address="Sheet20.C2:Sheet20.C15" chart:label-cell-address="Sheet20.C1:Sheet20.C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Thread</text:p>
                <draw:g>
                  <svg:desc>Sheet20.B1:Sheet20.B1</svg:desc>
                </draw:g>
              </table:table-cell>
              <table:table-cell office:value-type="string">
                <text:p>Many Thread</text:p>
                <draw:g>
                  <svg:desc>Sheet20.C1:Sheet2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0.A2:Sheet20.A15</svg:desc>
                </draw:g>
              </table:table-cell>
              <table:table-cell office:value-type="float" office:value="10.6">
                <text:p>10.6</text:p>
                <draw:g>
                  <svg:desc>Sheet20.B2:Sheet20.B15</svg:desc>
                </draw:g>
              </table:table-cell>
              <table:table-cell office:value-type="float" office:value="10.4">
                <text:p>10.4</text:p>
                <draw:g>
                  <svg:desc>Sheet20.C2:Sheet20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90.8">
                <text:p>90.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9.6">
                <text:p>109.6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18.4">
                <text:p>318.4</text:p>
              </table:table-cell>
              <table:table-cell office:value-type="float" office:value="316.6">
                <text:p>316.6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50.4">
                <text:p>50.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34.6">
                <text:p>34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88.2">
                <text:p>88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47">
                <text:p>4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78.4">
                <text:p>78.4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198.6">
                <text:p>198.6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98">
                <text:p>98</text:p>
              </table:table-cell>
              <table:table-cell office:value-type="float" office:value="97.6">
                <text:p>9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943cm" svg:height="21.888cm" xlink:href=".." xlink:type="simple" chart:class="chart:line" chart:style-name="ch1">
        <chart:title svg:x="17.009cm" svg:y="0.572cm" chart:style-name="ch2">
          <text:p>Incremental Colouring</text:p>
        </chart:title>
        <chart:legend chart:legend-position="bottom" svg:x="16.17cm" svg:y="21.105cm" style:legend-expansion="wide" chart:style-name="ch3"/>
        <chart:plot-area chart:style-name="ch4" table:cell-range-address="Sheet21.A1:Sheet21.C15" chart:data-source-has-labels="both" svg:x="1.769cm" svg:y="1.718cm" svg:width="35.416cm" svg:height="17.969cm">
          <chartooo:coordinate-region svg:x="2.946cm" svg:y="1.917cm" svg:width="33.351cm" svg:height="16.725cm"/>
          <chart:axis chart:dimension="x" chart:name="primary-x" chart:style-name="ch5" chartooo:axis-type="auto">
            <chartooo:date-scale/>
            <chart:title svg:x="18.891cm" svg:y="20.124cm" chart:style-name="ch6">
              <text:p>Graphs</text:p>
            </chart:title>
            <chart:categories table:cell-range-address="Sheet21.A2:Sheet21.A15"/>
          </chart:axis>
          <chart:axis chart:dimension="y" chart:name="primary-y" chart:style-name="ch5">
            <chart:title svg:x="0.451cm" svg:y="12.109cm" chart:style-name="ch7">
              <text:p>No. of Kernel Calls</text:p>
            </chart:title>
            <chart:grid chart:style-name="ch8" chart:class="major"/>
          </chart:axis>
          <chart:series chart:style-name="ch9" chart:values-cell-range-address="Sheet21.B2:Sheet21.B15" chart:label-cell-address="Sheet21.B1:Sheet21.B1" chart:class="chart:line">
            <chart:data-point chart:repeated="14"/>
          </chart:series>
          <chart:series chart:style-name="ch10" chart:values-cell-range-address="Sheet21.C2:Sheet21.C15" chart:label-cell-address="Sheet21.C1:Sheet21.C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Thread</text:p>
                <draw:g>
                  <svg:desc>Sheet21.B1:Sheet21.B1</svg:desc>
                </draw:g>
              </table:table-cell>
              <table:table-cell office:value-type="string">
                <text:p>Many Thread</text:p>
                <draw:g>
                  <svg:desc>Sheet21.C1:Sheet2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1.A2:Sheet21.A15</svg:desc>
                </draw:g>
              </table:table-cell>
              <table:table-cell office:value-type="float" office:value="30018">
                <text:p>30018</text:p>
                <draw:g>
                  <svg:desc>Sheet21.B2:Sheet21.B15</svg:desc>
                </draw:g>
              </table:table-cell>
              <table:table-cell office:value-type="float" office:value="63">
                <text:p>63</text:p>
                <draw:g>
                  <svg:desc>Sheet21.C2:Sheet21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29724">
                <text:p>2972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30122">
                <text:p>3012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0032">
                <text:p>3003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29802">
                <text:p>2980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29877">
                <text:p>2987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29752">
                <text:p>2975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9819">
                <text:p>298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30111">
                <text:p>301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30013">
                <text:p>300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29963">
                <text:p>299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30164">
                <text:p>3016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29922">
                <text:p>2992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29806">
                <text:p>29806</text:p>
              </table:table-cell>
              <table:table-cell office:value-type="float" office:value="1934">
                <text:p>1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84cm" svg:height="21.357cm" xlink:href=".." xlink:type="simple" chart:class="chart:bar" chart:style-name="ch1">
        <chart:title svg:x="14.125cm" svg:y="0.562cm" chart:style-name="ch2">
          <text:p>Incremental Colouring
2-Thread Incremental Colouring</text:p>
        </chart:title>
        <chart:legend chart:legend-position="bottom" svg:x="14.324cm" svg:y="20.574cm" style:legend-expansion="wide" chart:style-name="ch3"/>
        <chart:plot-area chart:style-name="ch4" table:cell-range-address="Sheet22.A1:Sheet22.C14" chart:data-source-has-labels="both" svg:x="1.687cm" svg:y="2.174cm" svg:width="31.477cm" svg:height="16.992cm">
          <chartooo:coordinate-region svg:x="2.864cm" svg:y="2.373cm" svg:width="30.3cm" svg:height="15.748cm"/>
          <chart:axis chart:dimension="x" chart:name="primary-x" chart:style-name="ch5" chartooo:axis-type="auto">
            <chartooo:date-scale/>
            <chart:title svg:x="16.839cm" svg:y="19.593cm" chart:style-name="ch6">
              <text:p>Graphs</text:p>
            </chart:title>
            <chart:categories table:cell-range-address="Sheet22.A2:Sheet22.A14"/>
          </chart:axis>
          <chart:axis chart:dimension="y" chart:name="primary-y" chart:style-name="ch7">
            <chart:title svg:x="0.451cm" svg:y="11.693cm" chart:style-name="ch8">
              <text:p>Runtime (ms)</text:p>
            </chart:title>
            <chart:grid chart:style-name="ch9" chart:class="major"/>
          </chart:axis>
          <chart:series chart:style-name="ch10" chart:values-cell-range-address="Sheet22.B2:Sheet22.B14" chart:label-cell-address="Sheet22.B1:Sheet22.B1" chart:class="chart:bar">
            <chart:data-point chart:repeated="13"/>
          </chart:series>
          <chart:series chart:style-name="ch11" chart:values-cell-range-address="Sheet22.C2:Sheet22.C14" chart:label-cell-address="Sheet22.C1:Sheet22.C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mentation</text:p>
                <draw:g>
                  <svg:desc>Sheet22.B1:Sheet22.B1</svg:desc>
                </draw:g>
              </table:table-cell>
              <table:table-cell office:value-type="string">
                <text:p>Propagation</text:p>
                <draw:g>
                  <svg:desc>Sheet22.C1:Sheet2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2.A2:Sheet22.A14</svg:desc>
                </draw:g>
              </table:table-cell>
              <table:table-cell office:value-type="float" office:value="808.101">
                <text:p>808.101</text:p>
                <draw:g>
                  <svg:desc>Sheet22.B2:Sheet22.B14</svg:desc>
                </draw:g>
              </table:table-cell>
              <table:table-cell office:value-type="float" office:value="13.0295">
                <text:p>13.0295</text:p>
                <draw:g>
                  <svg:desc>Sheet22.C2:Sheet22.C14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34399.4">
                <text:p>34399.4</text:p>
              </table:table-cell>
              <table:table-cell office:value-type="float" office:value="3606.96">
                <text:p>3606.96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57.09">
                <text:p>1057.09</text:p>
              </table:table-cell>
              <table:table-cell office:value-type="float" office:value="44.5292">
                <text:p>44.5292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2919.95">
                <text:p>2919.95</text:p>
              </table:table-cell>
              <table:table-cell office:value-type="float" office:value="2202.79">
                <text:p>2202.79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12169.2">
                <text:p>12169.2</text:p>
              </table:table-cell>
              <table:table-cell office:value-type="float" office:value="799.175">
                <text:p>799.17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739.38">
                <text:p>4739.38</text:p>
              </table:table-cell>
              <table:table-cell office:value-type="float" office:value="325.797">
                <text:p>325.797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55435.4">
                <text:p>55435.4</text:p>
              </table:table-cell>
              <table:table-cell office:value-type="float" office:value="6438.08">
                <text:p>6438.08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772.53">
                <text:p>772.53</text:p>
              </table:table-cell>
              <table:table-cell office:value-type="float" office:value="7.45884">
                <text:p>7.45884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785.715">
                <text:p>785.715</text:p>
              </table:table-cell>
              <table:table-cell office:value-type="float" office:value="4.38868">
                <text:p>4.38868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782.084">
                <text:p>782.084</text:p>
              </table:table-cell>
              <table:table-cell office:value-type="float" office:value="5.37544">
                <text:p>5.37544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2226.85">
                <text:p>2226.85</text:p>
              </table:table-cell>
              <table:table-cell office:value-type="float" office:value="694.386">
                <text:p>694.386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3926.37">
                <text:p>3926.37</text:p>
              </table:table-cell>
              <table:table-cell office:value-type="float" office:value="293.529">
                <text:p>293.529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61138.7">
                <text:p>61138.7</text:p>
              </table:table-cell>
              <table:table-cell office:value-type="float" office:value="3471.81">
                <text:p>3471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347cm" svg:height="20.454cm" xlink:href=".." xlink:type="simple" chart:class="chart:bar" chart:style-name="ch1">
        <chart:title svg:x="17.711cm" svg:y="0.544cm" chart:style-name="ch2">
          <text:p>Incremental Colouring</text:p>
        </chart:title>
        <chart:legend chart:legend-position="bottom" svg:x="16.231cm" svg:y="19.671cm" style:legend-expansion="wide" chart:style-name="ch3"/>
        <chart:plot-area chart:style-name="ch4" table:cell-range-address="Sheet23.A1:Sheet23.C15" chart:data-source-has-labels="both" svg:x="1.797cm" svg:y="1.662cm" svg:width="36.764cm" svg:height="16.619cm">
          <chartooo:coordinate-region svg:x="2.604cm" svg:y="1.861cm" svg:width="35.957cm" svg:height="15.375cm"/>
          <chart:axis chart:dimension="x" chart:name="primary-x" chart:style-name="ch5" chartooo:axis-type="auto">
            <chartooo:date-scale/>
            <chart:title svg:x="19.593cm" svg:y="18.69cm" chart:style-name="ch6">
              <text:p>Graphs</text:p>
            </chart:title>
            <chart:categories table:cell-range-address="Sheet23.A2:Sheet23.A15"/>
          </chart:axis>
          <chart:axis chart:dimension="y" chart:name="primary-y" chart:style-name="ch7">
            <chart:title svg:x="0.451cm" svg:y="11.06cm" chart:style-name="ch8">
              <text:p>No. of Colours</text:p>
            </chart:title>
            <chart:grid chart:style-name="ch9" chart:class="major"/>
          </chart:axis>
          <chart:series chart:style-name="ch10" chart:values-cell-range-address="Sheet23.B2:Sheet23.B15" chart:label-cell-address="Sheet23.B1:Sheet23.B1" chart:class="chart:bar">
            <chart:data-point chart:repeated="14"/>
          </chart:series>
          <chart:series chart:style-name="ch11" chart:values-cell-range-address="Sheet23.C2:Sheet23.C15" chart:label-cell-address="Sheet23.C1:Sheet23.C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ter Incrementation</text:p>
                <draw:g>
                  <svg:desc>Sheet23.B1:Sheet23.B1</svg:desc>
                </draw:g>
              </table:table-cell>
              <table:table-cell office:value-type="string">
                <text:p>After Propagation</text:p>
                <draw:g>
                  <svg:desc>Sheet23.C1:Sheet2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3.A2:Sheet23.A15</svg:desc>
                </draw:g>
              </table:table-cell>
              <table:table-cell office:value-type="float" office:value="11.4">
                <text:p>11.4</text:p>
                <draw:g>
                  <svg:desc>Sheet23.B2:Sheet23.B15</svg:desc>
                </draw:g>
              </table:table-cell>
              <table:table-cell office:value-type="float" office:value="10.6">
                <text:p>10.6</text:p>
                <draw:g>
                  <svg:desc>Sheet23.C2:Sheet23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95.8">
                <text:p>95.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9.6">
                <text:p>109.6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19.2">
                <text:p>319.2</text:p>
              </table:table-cell>
              <table:table-cell office:value-type="float" office:value="318.4">
                <text:p>318.4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54.4">
                <text:p>54.4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34.8">
                <text:p>34.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92.2">
                <text:p>92.2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5.8">
                <text:p>5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49.6">
                <text:p>49.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79.6">
                <text:p>79.6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199">
                <text:p>199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104.4">
                <text:p>104.4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